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20pt" style:font-size-asian="20pt" style:font-size-complex="2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size-asian="20pt" style:font-size-complex="20pt" style:text-underline-style="solid" style:text-underline-width="auto" style:text-underline-color="font-color" style:font-weight-asian="bold" style:font-weight-complex="bold"/>
    </style:style>
    <style:style style:name="T2" style:family="text">
      <style:text-properties style:font-size-asian="20pt" style:font-size-complex="20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.413cm" svg:height="15.84cm" svg:x="10.386cm" svg:y="0.347cm">
            <draw:object draw:notify-on-update-of-ranges="Sheet1.C1:Sheet1.C1 Sheet1.C2:Sheet1.C1001 Sheet1.D1:Sheet1.D1 Sheet1.D2:Sheet1.D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Intervals</text:p>
          </table:table-cell>
          <table:table-cell/>
          <table:table-cell office:value-type="string" calcext:value-type="string">
            <text:p>Insertion</text:p>
          </table:table-cell>
          <table:table-cell office:value-type="string" calcext:value-type="string">
            <text:p>Selection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0.000036" calcext:value-type="float">
            <text:p>3.6E-05</text:p>
          </table:table-cell>
          <table:table-cell office:value-type="float" office:value="0.000064" calcext:value-type="float">
            <text:p>6.4E-05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0.000121" calcext:value-type="float">
            <text:p>0.000121</text:p>
          </table:table-cell>
          <table:table-cell office:value-type="float" office:value="0.000236" calcext:value-type="float">
            <text:p>0.000236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float" office:value="0.000265" calcext:value-type="float">
            <text:p>0.000265</text:p>
          </table:table-cell>
          <table:table-cell office:value-type="float" office:value="0.000522" calcext:value-type="float">
            <text:p>0.000522</text:p>
          </table:table-cell>
          <table:table-cell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float" office:value="0.000451" calcext:value-type="float">
            <text:p>0.000451</text:p>
          </table:table-cell>
          <table:table-cell office:value-type="float" office:value="0.000892" calcext:value-type="float">
            <text:p>0.000892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float" office:value="0.000288" calcext:value-type="float">
            <text:p>0.000288</text:p>
          </table:table-cell>
          <table:table-cell office:value-type="float" office:value="0.00057" calcext:value-type="float">
            <text:p>0.00057</text:p>
          </table:table-cell>
          <table:table-cell table:number-columns-repeated="12"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office:value-type="float" office:value="0.000628" calcext:value-type="float">
            <text:p>0.000628</text:p>
          </table:table-cell>
          <table:table-cell office:value-type="float" office:value="0.000824" calcext:value-type="float">
            <text:p>0.000824</text:p>
          </table:table-cell>
          <table:table-cell table:number-columns-repeated="12"/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office:value-type="float" office:value="0.000559" calcext:value-type="float">
            <text:p>0.000559</text:p>
          </table:table-cell>
          <table:table-cell office:value-type="float" office:value="0.001112" calcext:value-type="float">
            <text:p>0.001112</text:p>
          </table:table-cell>
          <table:table-cell table:number-columns-repeated="12"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office:value-type="float" office:value="0.000788" calcext:value-type="float">
            <text:p>0.000788</text:p>
          </table:table-cell>
          <table:table-cell office:value-type="float" office:value="0.00157" calcext:value-type="float">
            <text:p>0.00157</text:p>
          </table:table-cell>
          <table:table-cell table:number-columns-repeated="12"/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office:value-type="float" office:value="0.000921" calcext:value-type="float">
            <text:p>0.000921</text:p>
          </table:table-cell>
          <table:table-cell office:value-type="float" office:value="0.001834" calcext:value-type="float">
            <text:p>0.001834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0.001135" calcext:value-type="float">
            <text:p>0.001135</text:p>
          </table:table-cell>
          <table:table-cell office:value-type="float" office:value="0.002262" calcext:value-type="float">
            <text:p>0.002262</text:p>
          </table:table-cell>
          <table:table-cell table:number-columns-repeated="12"/>
        </table:table-row>
        <table:table-row table:style-name="ro1">
          <table:table-cell office:value-type="float" office:value="1100" calcext:value-type="float">
            <text:p>1100</text:p>
          </table:table-cell>
          <table:table-cell/>
          <table:table-cell office:value-type="float" office:value="0.001369" calcext:value-type="float">
            <text:p>0.001369</text:p>
          </table:table-cell>
          <table:table-cell office:value-type="float" office:value="0.00273" calcext:value-type="float">
            <text:p>0.00273</text:p>
          </table:table-cell>
          <table:table-cell table:number-columns-repeated="12"/>
        </table:table-row>
        <table:table-row table:style-name="ro1">
          <table:table-cell office:value-type="float" office:value="1200" calcext:value-type="float">
            <text:p>1200</text:p>
          </table:table-cell>
          <table:table-cell/>
          <table:table-cell office:value-type="float" office:value="0.001626" calcext:value-type="float">
            <text:p>0.001626</text:p>
          </table:table-cell>
          <table:table-cell office:value-type="float" office:value="0.003242" calcext:value-type="float">
            <text:p>0.003242</text:p>
          </table:table-cell>
          <table:table-cell table:number-columns-repeated="12"/>
        </table:table-row>
        <table:table-row table:style-name="ro1">
          <table:table-cell office:value-type="float" office:value="1300" calcext:value-type="float">
            <text:p>1300</text:p>
          </table:table-cell>
          <table:table-cell/>
          <table:table-cell office:value-type="float" office:value="0.001909" calcext:value-type="float">
            <text:p>0.001909</text:p>
          </table:table-cell>
          <table:table-cell office:value-type="float" office:value="0.003808" calcext:value-type="float">
            <text:p>0.003808</text:p>
          </table:table-cell>
          <table:table-cell table:number-columns-repeated="12"/>
        </table:table-row>
        <table:table-row table:style-name="ro1">
          <table:table-cell office:value-type="float" office:value="1400" calcext:value-type="float">
            <text:p>1400</text:p>
          </table:table-cell>
          <table:table-cell/>
          <table:table-cell office:value-type="float" office:value="0.002442" calcext:value-type="float">
            <text:p>0.002442</text:p>
          </table:table-cell>
          <table:table-cell office:value-type="float" office:value="0.004872" calcext:value-type="float">
            <text:p>0.004872</text:p>
          </table:table-cell>
          <table:table-cell table:number-columns-repeated="12"/>
        </table:table-row>
        <table:table-row table:style-name="ro1">
          <table:table-cell office:value-type="float" office:value="1500" calcext:value-type="float">
            <text:p>1500</text:p>
          </table:table-cell>
          <table:table-cell/>
          <table:table-cell office:value-type="float" office:value="0.002537" calcext:value-type="float">
            <text:p>0.002537</text:p>
          </table:table-cell>
          <table:table-cell office:value-type="float" office:value="0.005062" calcext:value-type="float">
            <text:p>0.005062</text:p>
          </table:table-cell>
          <table:table-cell table:number-columns-repeated="12"/>
        </table:table-row>
        <table:table-row table:style-name="ro1">
          <table:table-cell office:value-type="float" office:value="1600" calcext:value-type="float">
            <text:p>1600</text:p>
          </table:table-cell>
          <table:table-cell/>
          <table:table-cell office:value-type="float" office:value="0.00292" calcext:value-type="float">
            <text:p>0.00292</text:p>
          </table:table-cell>
          <table:table-cell office:value-type="float" office:value="0.005828" calcext:value-type="float">
            <text:p>0.005828</text:p>
          </table:table-cell>
          <table:table-cell table:number-columns-repeated="12"/>
        </table:table-row>
        <table:table-row table:style-name="ro1">
          <table:table-cell office:value-type="float" office:value="1700" calcext:value-type="float">
            <text:p>1700</text:p>
          </table:table-cell>
          <table:table-cell/>
          <table:table-cell office:value-type="float" office:value="0.003298" calcext:value-type="float">
            <text:p>0.003298</text:p>
          </table:table-cell>
          <table:table-cell office:value-type="float" office:value="0.006582" calcext:value-type="float">
            <text:p>0.006582</text:p>
          </table:table-cell>
          <table:table-cell table:number-columns-repeated="12"/>
        </table:table-row>
        <table:table-row table:style-name="ro1">
          <table:table-cell office:value-type="float" office:value="1800" calcext:value-type="float">
            <text:p>1800</text:p>
          </table:table-cell>
          <table:table-cell/>
          <table:table-cell office:value-type="float" office:value="0.003748" calcext:value-type="float">
            <text:p>0.003748</text:p>
          </table:table-cell>
          <table:table-cell office:value-type="float" office:value="0.007482" calcext:value-type="float">
            <text:p>0.007482</text:p>
          </table:table-cell>
          <table:table-cell table:number-columns-repeated="12"/>
        </table:table-row>
        <table:table-row table:style-name="ro1">
          <table:table-cell office:value-type="float" office:value="1900" calcext:value-type="float">
            <text:p>1900</text:p>
          </table:table-cell>
          <table:table-cell/>
          <table:table-cell office:value-type="float" office:value="0.004219" calcext:value-type="float">
            <text:p>0.004219</text:p>
          </table:table-cell>
          <table:table-cell office:value-type="float" office:value="0.008424" calcext:value-type="float">
            <text:p>0.008424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float" office:value="0.004533" calcext:value-type="float">
            <text:p>0.004533</text:p>
          </table:table-cell>
          <table:table-cell office:value-type="float" office:value="0.009052" calcext:value-type="float">
            <text:p>0.009052</text:p>
          </table:table-cell>
          <table:table-cell table:number-columns-repeated="12"/>
        </table:table-row>
        <table:table-row table:style-name="ro1">
          <table:table-cell office:value-type="float" office:value="2100" calcext:value-type="float">
            <text:p>2100</text:p>
          </table:table-cell>
          <table:table-cell/>
          <table:table-cell office:value-type="float" office:value="0.005174" calcext:value-type="float">
            <text:p>0.005174</text:p>
          </table:table-cell>
          <table:table-cell office:value-type="float" office:value="0.010332" calcext:value-type="float">
            <text:p>0.010332</text:p>
          </table:table-cell>
          <table:table-cell table:number-columns-repeated="12"/>
        </table:table-row>
        <table:table-row table:style-name="ro1">
          <table:table-cell office:value-type="float" office:value="2200" calcext:value-type="float">
            <text:p>2200</text:p>
          </table:table-cell>
          <table:table-cell/>
          <table:table-cell office:value-type="float" office:value="0.005539" calcext:value-type="float">
            <text:p>0.005539</text:p>
          </table:table-cell>
          <table:table-cell office:value-type="float" office:value="0.011062" calcext:value-type="float">
            <text:p>0.011062</text:p>
          </table:table-cell>
          <table:table-cell table:number-columns-repeated="12"/>
        </table:table-row>
        <table:table-row table:style-name="ro1">
          <table:table-cell office:value-type="float" office:value="2300" calcext:value-type="float">
            <text:p>2300</text:p>
          </table:table-cell>
          <table:table-cell/>
          <table:table-cell office:value-type="float" office:value="0.006099" calcext:value-type="float">
            <text:p>0.006099</text:p>
          </table:table-cell>
          <table:table-cell office:value-type="float" office:value="0.012182" calcext:value-type="float">
            <text:p>0.012182</text:p>
          </table:table-cell>
          <table:table-cell table:number-columns-repeated="12"/>
        </table:table-row>
        <table:table-row table:style-name="ro1">
          <table:table-cell office:value-type="float" office:value="2400" calcext:value-type="float">
            <text:p>2400</text:p>
          </table:table-cell>
          <table:table-cell/>
          <table:table-cell office:value-type="float" office:value="0.006654" calcext:value-type="float">
            <text:p>0.006654</text:p>
          </table:table-cell>
          <table:table-cell office:value-type="float" office:value="0.01329" calcext:value-type="float">
            <text:p>0.01329</text:p>
          </table:table-cell>
          <table:table-cell table:number-columns-repeated="12"/>
        </table:table-row>
        <table:table-row table:style-name="ro1">
          <table:table-cell office:value-type="float" office:value="2500" calcext:value-type="float">
            <text:p>2500</text:p>
          </table:table-cell>
          <table:table-cell/>
          <table:table-cell office:value-type="float" office:value="0.007138" calcext:value-type="float">
            <text:p>0.007138</text:p>
          </table:table-cell>
          <table:table-cell office:value-type="float" office:value="0.014258" calcext:value-type="float">
            <text:p>0.014258</text:p>
          </table:table-cell>
          <table:table-cell table:number-columns-repeated="12"/>
        </table:table-row>
        <table:table-row table:style-name="ro1">
          <table:table-cell office:value-type="float" office:value="2600" calcext:value-type="float">
            <text:p>2600</text:p>
          </table:table-cell>
          <table:table-cell/>
          <table:table-cell office:value-type="float" office:value="0.007966" calcext:value-type="float">
            <text:p>0.007966</text:p>
          </table:table-cell>
          <table:table-cell office:value-type="float" office:value="0.015912" calcext:value-type="float">
            <text:p>0.015912</text:p>
          </table:table-cell>
          <table:table-cell table:number-columns-repeated="12"/>
        </table:table-row>
        <table:table-row table:style-name="ro1">
          <table:table-cell office:value-type="float" office:value="2700" calcext:value-type="float">
            <text:p>2700</text:p>
          </table:table-cell>
          <table:table-cell/>
          <table:table-cell office:value-type="float" office:value="0.008303" calcext:value-type="float">
            <text:p>0.008303</text:p>
          </table:table-cell>
          <table:table-cell office:value-type="float" office:value="0.016586" calcext:value-type="float">
            <text:p>0.016586</text:p>
          </table:table-cell>
          <table:table-cell table:number-columns-repeated="12"/>
        </table:table-row>
        <table:table-row table:style-name="ro1">
          <table:table-cell office:value-type="float" office:value="2800" calcext:value-type="float">
            <text:p>2800</text:p>
          </table:table-cell>
          <table:table-cell/>
          <table:table-cell office:value-type="float" office:value="0.008936" calcext:value-type="float">
            <text:p>0.008936</text:p>
          </table:table-cell>
          <table:table-cell office:value-type="float" office:value="0.017852" calcext:value-type="float">
            <text:p>0.017852</text:p>
          </table:table-cell>
          <table:table-cell table:number-columns-repeated="12"/>
        </table:table-row>
        <table:table-row table:style-name="ro1">
          <table:table-cell office:value-type="float" office:value="2900" calcext:value-type="float">
            <text:p>2900</text:p>
          </table:table-cell>
          <table:table-cell/>
          <table:table-cell office:value-type="float" office:value="0.009863" calcext:value-type="float">
            <text:p>0.009863</text:p>
          </table:table-cell>
          <table:table-cell office:value-type="float" office:value="0.019704" calcext:value-type="float">
            <text:p>0.019704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/>
          <table:table-cell office:value-type="float" office:value="0.010333" calcext:value-type="float">
            <text:p>0.010333</text:p>
          </table:table-cell>
          <table:table-cell office:value-type="float" office:value="0.020644" calcext:value-type="float">
            <text:p>0.020644</text:p>
          </table:table-cell>
          <table:table-cell table:number-columns-repeated="12"/>
        </table:table-row>
        <table:table-row table:style-name="ro1">
          <table:table-cell office:value-type="float" office:value="3100" calcext:value-type="float">
            <text:p>3100</text:p>
          </table:table-cell>
          <table:table-cell/>
          <table:table-cell office:value-type="float" office:value="0.011323" calcext:value-type="float">
            <text:p>0.011323</text:p>
          </table:table-cell>
          <table:table-cell office:value-type="float" office:value="0.022624" calcext:value-type="float">
            <text:p>0.022624</text:p>
          </table:table-cell>
          <table:table-cell table:number-columns-repeated="12"/>
        </table:table-row>
        <table:table-row table:style-name="ro1">
          <table:table-cell office:value-type="float" office:value="3200" calcext:value-type="float">
            <text:p>3200</text:p>
          </table:table-cell>
          <table:table-cell/>
          <table:table-cell office:value-type="float" office:value="0.011699" calcext:value-type="float">
            <text:p>0.011699</text:p>
          </table:table-cell>
          <table:table-cell office:value-type="float" office:value="0.023376" calcext:value-type="float">
            <text:p>0.023376</text:p>
          </table:table-cell>
          <table:table-cell table:number-columns-repeated="12"/>
        </table:table-row>
        <table:table-row table:style-name="ro1">
          <table:table-cell office:value-type="float" office:value="3300" calcext:value-type="float">
            <text:p>3300</text:p>
          </table:table-cell>
          <table:table-cell/>
          <table:table-cell office:value-type="float" office:value="0.01267" calcext:value-type="float">
            <text:p>0.01267</text:p>
          </table:table-cell>
          <table:table-cell office:value-type="float" office:value="0.025318" calcext:value-type="float">
            <text:p>0.025318</text:p>
          </table:table-cell>
          <table:table-cell table:number-columns-repeated="12"/>
        </table:table-row>
        <table:table-row table:style-name="ro1">
          <table:table-cell office:value-type="float" office:value="3400" calcext:value-type="float">
            <text:p>3400</text:p>
          </table:table-cell>
          <table:table-cell/>
          <table:table-cell office:value-type="float" office:value="0.013173" calcext:value-type="float">
            <text:p>0.013173</text:p>
          </table:table-cell>
          <table:table-cell office:value-type="float" office:value="0.026322" calcext:value-type="float">
            <text:p>0.026322</text:p>
          </table:table-cell>
          <table:table-cell table:number-columns-repeated="12"/>
        </table:table-row>
        <table:table-row table:style-name="ro1">
          <table:table-cell office:value-type="float" office:value="3500" calcext:value-type="float">
            <text:p>3500</text:p>
          </table:table-cell>
          <table:table-cell/>
          <table:table-cell office:value-type="float" office:value="0.014153" calcext:value-type="float">
            <text:p>0.014153</text:p>
          </table:table-cell>
          <table:table-cell office:value-type="float" office:value="0.02828" calcext:value-type="float">
            <text:p>0.02828</text:p>
          </table:table-cell>
          <table:table-cell table:number-columns-repeated="12"/>
        </table:table-row>
        <table:table-row table:style-name="ro1">
          <table:table-cell office:value-type="float" office:value="3600" calcext:value-type="float">
            <text:p>3600</text:p>
          </table:table-cell>
          <table:table-cell/>
          <table:table-cell office:value-type="float" office:value="0.015058" calcext:value-type="float">
            <text:p>0.015058</text:p>
          </table:table-cell>
          <table:table-cell office:value-type="float" office:value="0.03009" calcext:value-type="float">
            <text:p>0.03009</text:p>
          </table:table-cell>
          <table:table-cell table:number-columns-repeated="12"/>
        </table:table-row>
        <table:table-row table:style-name="ro1">
          <table:table-cell office:value-type="float" office:value="3700" calcext:value-type="float">
            <text:p>3700</text:p>
          </table:table-cell>
          <table:table-cell/>
          <table:table-cell office:value-type="float" office:value="0.015736" calcext:value-type="float">
            <text:p>0.015736</text:p>
          </table:table-cell>
          <table:table-cell office:value-type="float" office:value="0.031446" calcext:value-type="float">
            <text:p>0.031446</text:p>
          </table:table-cell>
          <table:table-cell table:number-columns-repeated="12"/>
        </table:table-row>
        <table:table-row table:style-name="ro1">
          <table:table-cell office:value-type="float" office:value="3800" calcext:value-type="float">
            <text:p>3800</text:p>
          </table:table-cell>
          <table:table-cell/>
          <table:table-cell office:value-type="float" office:value="0.016782" calcext:value-type="float">
            <text:p>0.016782</text:p>
          </table:table-cell>
          <table:table-cell office:value-type="float" office:value="0.033536" calcext:value-type="float">
            <text:p>0.033536</text:p>
          </table:table-cell>
          <table:table-cell table:number-columns-repeated="12"/>
        </table:table-row>
        <table:table-row table:style-name="ro2">
          <table:table-cell office:value-type="float" office:value="3900" calcext:value-type="float">
            <text:p>3900</text:p>
          </table:table-cell>
          <table:table-cell/>
          <table:table-cell office:value-type="float" office:value="0.01781" calcext:value-type="float">
            <text:p>0.01781</text:p>
          </table:table-cell>
          <table:table-cell office:value-type="float" office:value="0.035594" calcext:value-type="float">
            <text:p>0.035594</text:p>
          </table:table-cell>
          <table:table-cell/>
          <table:table-cell table:style-name="ce1" office:value-type="string" calcext:value-type="string">
            <text:p><text:span text:style-name="T1">Observation:</text:span><text:span text:style-name="T2"> For all values the time taken by selection sort is much </text:span></text:p>
          </table:table-cell>
          <table:table-cell/>
          <table:table-cell table:style-name="ce2" table:number-columns-repeated="9"/>
        </table:table-row>
        <table:table-row table:style-name="ro3">
          <table:table-cell office:value-type="float" office:value="4000" calcext:value-type="float">
            <text:p>4000</text:p>
          </table:table-cell>
          <table:table-cell/>
          <table:table-cell office:value-type="float" office:value="0.018286" calcext:value-type="float">
            <text:p>0.018286</text:p>
          </table:table-cell>
          <table:table-cell office:value-type="float" office:value="0.036544" calcext:value-type="float">
            <text:p>0.036544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style-name="ce3" office:value-type="string" calcext:value-type="string">
            <text:p>more than the time taken by insertion sort.</text:p>
          </table:table-cell>
          <table:table-cell table:style-name="ce3" table:number-columns-repeated="3"/>
          <table:table-cell table:number-columns-repeated="5"/>
        </table:table-row>
        <table:table-row table:style-name="ro1">
          <table:table-cell office:value-type="float" office:value="4100" calcext:value-type="float">
            <text:p>4100</text:p>
          </table:table-cell>
          <table:table-cell/>
          <table:table-cell office:value-type="float" office:value="0.019262" calcext:value-type="float">
            <text:p>0.019262</text:p>
          </table:table-cell>
          <table:table-cell office:value-type="float" office:value="0.038492" calcext:value-type="float">
            <text:p>0.038492</text:p>
          </table:table-cell>
          <table:table-cell table:number-columns-repeated="12"/>
        </table:table-row>
        <table:table-row table:style-name="ro1">
          <table:table-cell office:value-type="float" office:value="4200" calcext:value-type="float">
            <text:p>4200</text:p>
          </table:table-cell>
          <table:table-cell/>
          <table:table-cell office:value-type="float" office:value="0.020408" calcext:value-type="float">
            <text:p>0.020408</text:p>
          </table:table-cell>
          <table:table-cell office:value-type="float" office:value="0.040758" calcext:value-type="float">
            <text:p>0.040758</text:p>
          </table:table-cell>
          <table:table-cell table:number-columns-repeated="12"/>
        </table:table-row>
        <table:table-row table:style-name="ro1">
          <table:table-cell office:value-type="float" office:value="4300" calcext:value-type="float">
            <text:p>4300</text:p>
          </table:table-cell>
          <table:table-cell/>
          <table:table-cell office:value-type="float" office:value="0.021274" calcext:value-type="float">
            <text:p>0.021274</text:p>
          </table:table-cell>
          <table:table-cell office:value-type="float" office:value="0.042518" calcext:value-type="float">
            <text:p>0.042518</text:p>
          </table:table-cell>
          <table:table-cell table:number-columns-repeated="12"/>
        </table:table-row>
        <table:table-row table:style-name="ro1">
          <table:table-cell office:value-type="float" office:value="4400" calcext:value-type="float">
            <text:p>4400</text:p>
          </table:table-cell>
          <table:table-cell/>
          <table:table-cell office:value-type="float" office:value="0.022513" calcext:value-type="float">
            <text:p>0.022513</text:p>
          </table:table-cell>
          <table:table-cell office:value-type="float" office:value="0.044994" calcext:value-type="float">
            <text:p>0.044994</text:p>
          </table:table-cell>
          <table:table-cell table:number-columns-repeated="12"/>
        </table:table-row>
        <table:table-row table:style-name="ro1">
          <table:table-cell office:value-type="float" office:value="4500" calcext:value-type="float">
            <text:p>4500</text:p>
          </table:table-cell>
          <table:table-cell/>
          <table:table-cell office:value-type="float" office:value="0.023331" calcext:value-type="float">
            <text:p>0.023331</text:p>
          </table:table-cell>
          <table:table-cell office:value-type="float" office:value="0.04663" calcext:value-type="float">
            <text:p>0.04663</text:p>
          </table:table-cell>
          <table:table-cell table:number-columns-repeated="12"/>
        </table:table-row>
        <table:table-row table:style-name="ro1">
          <table:table-cell office:value-type="float" office:value="4600" calcext:value-type="float">
            <text:p>4600</text:p>
          </table:table-cell>
          <table:table-cell/>
          <table:table-cell office:value-type="float" office:value="0.024281" calcext:value-type="float">
            <text:p>0.024281</text:p>
          </table:table-cell>
          <table:table-cell office:value-type="float" office:value="0.04853" calcext:value-type="float">
            <text:p>0.04853</text:p>
          </table:table-cell>
          <table:table-cell table:number-columns-repeated="12"/>
        </table:table-row>
        <table:table-row table:style-name="ro1">
          <table:table-cell office:value-type="float" office:value="4700" calcext:value-type="float">
            <text:p>4700</text:p>
          </table:table-cell>
          <table:table-cell/>
          <table:table-cell office:value-type="float" office:value="0.02539" calcext:value-type="float">
            <text:p>0.02539</text:p>
          </table:table-cell>
          <table:table-cell office:value-type="float" office:value="0.050748" calcext:value-type="float">
            <text:p>0.050748</text:p>
          </table:table-cell>
          <table:table-cell table:number-columns-repeated="12"/>
        </table:table-row>
        <table:table-row table:style-name="ro1">
          <table:table-cell office:value-type="float" office:value="4800" calcext:value-type="float">
            <text:p>4800</text:p>
          </table:table-cell>
          <table:table-cell/>
          <table:table-cell office:value-type="float" office:value="0.02662" calcext:value-type="float">
            <text:p>0.02662</text:p>
          </table:table-cell>
          <table:table-cell office:value-type="float" office:value="0.053206" calcext:value-type="float">
            <text:p>0.053206</text:p>
          </table:table-cell>
          <table:table-cell table:number-columns-repeated="12"/>
        </table:table-row>
        <table:table-row table:style-name="ro1">
          <table:table-cell office:value-type="float" office:value="4900" calcext:value-type="float">
            <text:p>4900</text:p>
          </table:table-cell>
          <table:table-cell/>
          <table:table-cell office:value-type="float" office:value="0.027756" calcext:value-type="float">
            <text:p>0.027756</text:p>
          </table:table-cell>
          <table:table-cell office:value-type="float" office:value="0.055478" calcext:value-type="float">
            <text:p>0.055478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/>
          <table:table-cell office:value-type="float" office:value="0.028673" calcext:value-type="float">
            <text:p>0.028673</text:p>
          </table:table-cell>
          <table:table-cell office:value-type="float" office:value="0.057312" calcext:value-type="float">
            <text:p>0.057312</text:p>
          </table:table-cell>
          <table:table-cell table:number-columns-repeated="12"/>
        </table:table-row>
        <table:table-row table:style-name="ro1">
          <table:table-cell office:value-type="float" office:value="5100" calcext:value-type="float">
            <text:p>5100</text:p>
          </table:table-cell>
          <table:table-cell/>
          <table:table-cell office:value-type="float" office:value="0.030081" calcext:value-type="float">
            <text:p>0.030081</text:p>
          </table:table-cell>
          <table:table-cell office:value-type="float" office:value="0.060128" calcext:value-type="float">
            <text:p>0.060128</text:p>
          </table:table-cell>
          <table:table-cell table:number-columns-repeated="12"/>
        </table:table-row>
        <table:table-row table:style-name="ro1">
          <table:table-cell office:value-type="float" office:value="5200" calcext:value-type="float">
            <text:p>5200</text:p>
          </table:table-cell>
          <table:table-cell/>
          <table:table-cell office:value-type="float" office:value="0.030932" calcext:value-type="float">
            <text:p>0.030932</text:p>
          </table:table-cell>
          <table:table-cell office:value-type="float" office:value="0.061786" calcext:value-type="float">
            <text:p>0.061786</text:p>
          </table:table-cell>
          <table:table-cell table:number-columns-repeated="12"/>
        </table:table-row>
        <table:table-row table:style-name="ro1">
          <table:table-cell office:value-type="float" office:value="5300" calcext:value-type="float">
            <text:p>5300</text:p>
          </table:table-cell>
          <table:table-cell/>
          <table:table-cell office:value-type="float" office:value="0.032604" calcext:value-type="float">
            <text:p>0.032604</text:p>
          </table:table-cell>
          <table:table-cell office:value-type="float" office:value="0.06517" calcext:value-type="float">
            <text:p>0.06517</text:p>
          </table:table-cell>
          <table:table-cell table:number-columns-repeated="12"/>
        </table:table-row>
        <table:table-row table:style-name="ro1">
          <table:table-cell office:value-type="float" office:value="5400" calcext:value-type="float">
            <text:p>5400</text:p>
          </table:table-cell>
          <table:table-cell/>
          <table:table-cell office:value-type="float" office:value="0.034231" calcext:value-type="float">
            <text:p>0.034231</text:p>
          </table:table-cell>
          <table:table-cell office:value-type="float" office:value="0.068424" calcext:value-type="float">
            <text:p>0.068424</text:p>
          </table:table-cell>
          <table:table-cell table:number-columns-repeated="12"/>
        </table:table-row>
        <table:table-row table:style-name="ro1">
          <table:table-cell office:value-type="float" office:value="5500" calcext:value-type="float">
            <text:p>5500</text:p>
          </table:table-cell>
          <table:table-cell/>
          <table:table-cell office:value-type="float" office:value="0.035352" calcext:value-type="float">
            <text:p>0.035352</text:p>
          </table:table-cell>
          <table:table-cell office:value-type="float" office:value="0.07066" calcext:value-type="float">
            <text:p>0.07066</text:p>
          </table:table-cell>
          <table:table-cell table:number-columns-repeated="12"/>
        </table:table-row>
        <table:table-row table:style-name="ro1">
          <table:table-cell office:value-type="float" office:value="5600" calcext:value-type="float">
            <text:p>5600</text:p>
          </table:table-cell>
          <table:table-cell/>
          <table:table-cell office:value-type="float" office:value="0.037159" calcext:value-type="float">
            <text:p>0.037159</text:p>
          </table:table-cell>
          <table:table-cell office:value-type="float" office:value="0.07428" calcext:value-type="float">
            <text:p>0.07428</text:p>
          </table:table-cell>
          <table:table-cell table:number-columns-repeated="12"/>
        </table:table-row>
        <table:table-row table:style-name="ro1">
          <table:table-cell office:value-type="float" office:value="5700" calcext:value-type="float">
            <text:p>5700</text:p>
          </table:table-cell>
          <table:table-cell/>
          <table:table-cell office:value-type="float" office:value="0.038187" calcext:value-type="float">
            <text:p>0.038187</text:p>
          </table:table-cell>
          <table:table-cell office:value-type="float" office:value="0.076334" calcext:value-type="float">
            <text:p>0.076334</text:p>
          </table:table-cell>
          <table:table-cell table:number-columns-repeated="12"/>
        </table:table-row>
        <table:table-row table:style-name="ro1">
          <table:table-cell office:value-type="float" office:value="5800" calcext:value-type="float">
            <text:p>5800</text:p>
          </table:table-cell>
          <table:table-cell/>
          <table:table-cell office:value-type="float" office:value="0.040219" calcext:value-type="float">
            <text:p>0.040219</text:p>
          </table:table-cell>
          <table:table-cell office:value-type="float" office:value="0.080396" calcext:value-type="float">
            <text:p>0.080396</text:p>
          </table:table-cell>
          <table:table-cell table:number-columns-repeated="12"/>
        </table:table-row>
        <table:table-row table:style-name="ro1">
          <table:table-cell office:value-type="float" office:value="5900" calcext:value-type="float">
            <text:p>5900</text:p>
          </table:table-cell>
          <table:table-cell/>
          <table:table-cell office:value-type="float" office:value="0.041289" calcext:value-type="float">
            <text:p>0.041289</text:p>
          </table:table-cell>
          <table:table-cell office:value-type="float" office:value="0.082538" calcext:value-type="float">
            <text:p>0.082538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/>
          <table:table-cell office:value-type="float" office:value="0.042547" calcext:value-type="float">
            <text:p>0.042547</text:p>
          </table:table-cell>
          <table:table-cell office:value-type="float" office:value="0.085048" calcext:value-type="float">
            <text:p>0.085048</text:p>
          </table:table-cell>
          <table:table-cell table:number-columns-repeated="12"/>
        </table:table-row>
        <table:table-row table:style-name="ro1">
          <table:table-cell office:value-type="float" office:value="6100" calcext:value-type="float">
            <text:p>6100</text:p>
          </table:table-cell>
          <table:table-cell/>
          <table:table-cell office:value-type="float" office:value="0.043929" calcext:value-type="float">
            <text:p>0.043929</text:p>
          </table:table-cell>
          <table:table-cell office:value-type="float" office:value="0.087814" calcext:value-type="float">
            <text:p>0.087814</text:p>
          </table:table-cell>
          <table:table-cell table:number-columns-repeated="12"/>
        </table:table-row>
        <table:table-row table:style-name="ro1">
          <table:table-cell office:value-type="float" office:value="6200" calcext:value-type="float">
            <text:p>6200</text:p>
          </table:table-cell>
          <table:table-cell/>
          <table:table-cell office:value-type="float" office:value="0.045386" calcext:value-type="float">
            <text:p>0.045386</text:p>
          </table:table-cell>
          <table:table-cell office:value-type="float" office:value="0.09073" calcext:value-type="float">
            <text:p>0.09073</text:p>
          </table:table-cell>
          <table:table-cell table:number-columns-repeated="12"/>
        </table:table-row>
        <table:table-row table:style-name="ro1">
          <table:table-cell office:value-type="float" office:value="6300" calcext:value-type="float">
            <text:p>6300</text:p>
          </table:table-cell>
          <table:table-cell/>
          <table:table-cell office:value-type="float" office:value="0.045761" calcext:value-type="float">
            <text:p>0.045761</text:p>
          </table:table-cell>
          <table:table-cell office:value-type="float" office:value="0.091452" calcext:value-type="float">
            <text:p>0.091452</text:p>
          </table:table-cell>
          <table:table-cell table:number-columns-repeated="12"/>
        </table:table-row>
        <table:table-row table:style-name="ro1">
          <table:table-cell office:value-type="float" office:value="6400" calcext:value-type="float">
            <text:p>6400</text:p>
          </table:table-cell>
          <table:table-cell/>
          <table:table-cell office:value-type="float" office:value="0.048075" calcext:value-type="float">
            <text:p>0.048075</text:p>
          </table:table-cell>
          <table:table-cell office:value-type="float" office:value="0.096106" calcext:value-type="float">
            <text:p>0.096106</text:p>
          </table:table-cell>
          <table:table-cell table:number-columns-repeated="12"/>
        </table:table-row>
        <table:table-row table:style-name="ro1">
          <table:table-cell office:value-type="float" office:value="6500" calcext:value-type="float">
            <text:p>6500</text:p>
          </table:table-cell>
          <table:table-cell/>
          <table:table-cell office:value-type="float" office:value="0.049622" calcext:value-type="float">
            <text:p>0.049622</text:p>
          </table:table-cell>
          <table:table-cell office:value-type="float" office:value="0.099196" calcext:value-type="float">
            <text:p>0.099196</text:p>
          </table:table-cell>
          <table:table-cell table:number-columns-repeated="12"/>
        </table:table-row>
        <table:table-row table:style-name="ro1">
          <table:table-cell office:value-type="float" office:value="6600" calcext:value-type="float">
            <text:p>6600</text:p>
          </table:table-cell>
          <table:table-cell/>
          <table:table-cell office:value-type="float" office:value="0.051252" calcext:value-type="float">
            <text:p>0.051252</text:p>
          </table:table-cell>
          <table:table-cell office:value-type="float" office:value="0.102456" calcext:value-type="float">
            <text:p>0.102456</text:p>
          </table:table-cell>
          <table:table-cell table:number-columns-repeated="12"/>
        </table:table-row>
        <table:table-row table:style-name="ro1">
          <table:table-cell office:value-type="float" office:value="6700" calcext:value-type="float">
            <text:p>6700</text:p>
          </table:table-cell>
          <table:table-cell/>
          <table:table-cell office:value-type="float" office:value="0.051994" calcext:value-type="float">
            <text:p>0.051994</text:p>
          </table:table-cell>
          <table:table-cell office:value-type="float" office:value="0.103942" calcext:value-type="float">
            <text:p>0.103942</text:p>
          </table:table-cell>
          <table:table-cell table:number-columns-repeated="12"/>
        </table:table-row>
        <table:table-row table:style-name="ro1">
          <table:table-cell office:value-type="float" office:value="6800" calcext:value-type="float">
            <text:p>6800</text:p>
          </table:table-cell>
          <table:table-cell/>
          <table:table-cell office:value-type="float" office:value="0.053904" calcext:value-type="float">
            <text:p>0.053904</text:p>
          </table:table-cell>
          <table:table-cell office:value-type="float" office:value="0.107762" calcext:value-type="float">
            <text:p>0.107762</text:p>
          </table:table-cell>
          <table:table-cell table:number-columns-repeated="12"/>
        </table:table-row>
        <table:table-row table:style-name="ro1">
          <table:table-cell office:value-type="float" office:value="6900" calcext:value-type="float">
            <text:p>6900</text:p>
          </table:table-cell>
          <table:table-cell/>
          <table:table-cell office:value-type="float" office:value="0.055207" calcext:value-type="float">
            <text:p>0.055207</text:p>
          </table:table-cell>
          <table:table-cell office:value-type="float" office:value="0.110366" calcext:value-type="float">
            <text:p>0.110366</text:p>
          </table:table-cell>
          <table:table-cell table:number-columns-repeated="12"/>
        </table:table-row>
        <table:table-row table:style-name="ro1">
          <table:table-cell office:value-type="float" office:value="7000" calcext:value-type="float">
            <text:p>7000</text:p>
          </table:table-cell>
          <table:table-cell/>
          <table:table-cell office:value-type="float" office:value="0.05798" calcext:value-type="float">
            <text:p>0.05798</text:p>
          </table:table-cell>
          <table:table-cell office:value-type="float" office:value="0.11591" calcext:value-type="float">
            <text:p>0.11591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/>
          <table:table-cell office:value-type="float" office:value="0.05931" calcext:value-type="float">
            <text:p>0.05931</text:p>
          </table:table-cell>
          <table:table-cell office:value-type="float" office:value="0.11857" calcext:value-type="float">
            <text:p>0.11857</text:p>
          </table:table-cell>
          <table:table-cell table:number-columns-repeated="12"/>
        </table:table-row>
        <table:table-row table:style-name="ro1">
          <table:table-cell office:value-type="float" office:value="7200" calcext:value-type="float">
            <text:p>7200</text:p>
          </table:table-cell>
          <table:table-cell/>
          <table:table-cell office:value-type="float" office:value="0.060215" calcext:value-type="float">
            <text:p>0.060215</text:p>
          </table:table-cell>
          <table:table-cell office:value-type="float" office:value="0.120382" calcext:value-type="float">
            <text:p>0.120382</text:p>
          </table:table-cell>
          <table:table-cell table:number-columns-repeated="12"/>
        </table:table-row>
        <table:table-row table:style-name="ro1">
          <table:table-cell office:value-type="float" office:value="7300" calcext:value-type="float">
            <text:p>7300</text:p>
          </table:table-cell>
          <table:table-cell/>
          <table:table-cell office:value-type="float" office:value="0.060767" calcext:value-type="float">
            <text:p>0.060767</text:p>
          </table:table-cell>
          <table:table-cell office:value-type="float" office:value="0.121484" calcext:value-type="float">
            <text:p>0.121484</text:p>
          </table:table-cell>
          <table:table-cell table:number-columns-repeated="12"/>
        </table:table-row>
        <table:table-row table:style-name="ro1">
          <table:table-cell office:value-type="float" office:value="7400" calcext:value-type="float">
            <text:p>7400</text:p>
          </table:table-cell>
          <table:table-cell/>
          <table:table-cell office:value-type="float" office:value="0.062778" calcext:value-type="float">
            <text:p>0.062778</text:p>
          </table:table-cell>
          <table:table-cell office:value-type="float" office:value="0.125506" calcext:value-type="float">
            <text:p>0.125506</text:p>
          </table:table-cell>
          <table:table-cell table:number-columns-repeated="12"/>
        </table:table-row>
        <table:table-row table:style-name="ro1">
          <table:table-cell office:value-type="float" office:value="7500" calcext:value-type="float">
            <text:p>7500</text:p>
          </table:table-cell>
          <table:table-cell/>
          <table:table-cell office:value-type="float" office:value="0.064467" calcext:value-type="float">
            <text:p>0.064467</text:p>
          </table:table-cell>
          <table:table-cell office:value-type="float" office:value="0.128882" calcext:value-type="float">
            <text:p>0.128882</text:p>
          </table:table-cell>
          <table:table-cell table:number-columns-repeated="12"/>
        </table:table-row>
        <table:table-row table:style-name="ro1">
          <table:table-cell office:value-type="float" office:value="7600" calcext:value-type="float">
            <text:p>7600</text:p>
          </table:table-cell>
          <table:table-cell/>
          <table:table-cell office:value-type="float" office:value="0.06694" calcext:value-type="float">
            <text:p>0.06694</text:p>
          </table:table-cell>
          <table:table-cell office:value-type="float" office:value="0.133828" calcext:value-type="float">
            <text:p>0.133828</text:p>
          </table:table-cell>
          <table:table-cell table:number-columns-repeated="12"/>
        </table:table-row>
        <table:table-row table:style-name="ro1">
          <table:table-cell office:value-type="float" office:value="7700" calcext:value-type="float">
            <text:p>7700</text:p>
          </table:table-cell>
          <table:table-cell/>
          <table:table-cell office:value-type="float" office:value="0.067938" calcext:value-type="float">
            <text:p>0.067938</text:p>
          </table:table-cell>
          <table:table-cell office:value-type="float" office:value="0.135822" calcext:value-type="float">
            <text:p>0.135822</text:p>
          </table:table-cell>
          <table:table-cell table:number-columns-repeated="12"/>
        </table:table-row>
        <table:table-row table:style-name="ro1">
          <table:table-cell office:value-type="float" office:value="7800" calcext:value-type="float">
            <text:p>7800</text:p>
          </table:table-cell>
          <table:table-cell/>
          <table:table-cell office:value-type="float" office:value="0.071185" calcext:value-type="float">
            <text:p>0.071185</text:p>
          </table:table-cell>
          <table:table-cell office:value-type="float" office:value="0.142316" calcext:value-type="float">
            <text:p>0.142316</text:p>
          </table:table-cell>
          <table:table-cell table:number-columns-repeated="12"/>
        </table:table-row>
        <table:table-row table:style-name="ro1">
          <table:table-cell office:value-type="float" office:value="7900" calcext:value-type="float">
            <text:p>7900</text:p>
          </table:table-cell>
          <table:table-cell/>
          <table:table-cell office:value-type="float" office:value="0.072892" calcext:value-type="float">
            <text:p>0.072892</text:p>
          </table:table-cell>
          <table:table-cell office:value-type="float" office:value="0.145728" calcext:value-type="float">
            <text:p>0.145728</text:p>
          </table:table-cell>
          <table:table-cell table:number-columns-repeated="12"/>
        </table:table-row>
        <table:table-row table:style-name="ro1">
          <table:table-cell office:value-type="float" office:value="8000" calcext:value-type="float">
            <text:p>8000</text:p>
          </table:table-cell>
          <table:table-cell/>
          <table:table-cell office:value-type="float" office:value="0.074555" calcext:value-type="float">
            <text:p>0.074555</text:p>
          </table:table-cell>
          <table:table-cell office:value-type="float" office:value="0.149056" calcext:value-type="float">
            <text:p>0.149056</text:p>
          </table:table-cell>
          <table:table-cell table:number-columns-repeated="12"/>
        </table:table-row>
        <table:table-row table:style-name="ro1">
          <table:table-cell office:value-type="float" office:value="8100" calcext:value-type="float">
            <text:p>8100</text:p>
          </table:table-cell>
          <table:table-cell/>
          <table:table-cell office:value-type="float" office:value="0.07578" calcext:value-type="float">
            <text:p>0.07578</text:p>
          </table:table-cell>
          <table:table-cell office:value-type="float" office:value="0.15149" calcext:value-type="float">
            <text:p>0.15149</text:p>
          </table:table-cell>
          <table:table-cell table:number-columns-repeated="12"/>
        </table:table-row>
        <table:table-row table:style-name="ro1">
          <table:table-cell office:value-type="float" office:value="8200" calcext:value-type="float">
            <text:p>8200</text:p>
          </table:table-cell>
          <table:table-cell/>
          <table:table-cell office:value-type="float" office:value="0.079237" calcext:value-type="float">
            <text:p>0.079237</text:p>
          </table:table-cell>
          <table:table-cell office:value-type="float" office:value="0.15842" calcext:value-type="float">
            <text:p>0.15842</text:p>
          </table:table-cell>
          <table:table-cell table:number-columns-repeated="12"/>
        </table:table-row>
        <table:table-row table:style-name="ro1">
          <table:table-cell office:value-type="float" office:value="8300" calcext:value-type="float">
            <text:p>8300</text:p>
          </table:table-cell>
          <table:table-cell/>
          <table:table-cell office:value-type="float" office:value="0.07992" calcext:value-type="float">
            <text:p>0.07992</text:p>
          </table:table-cell>
          <table:table-cell office:value-type="float" office:value="0.159782" calcext:value-type="float">
            <text:p>0.159782</text:p>
          </table:table-cell>
          <table:table-cell table:number-columns-repeated="12"/>
        </table:table-row>
        <table:table-row table:style-name="ro1">
          <table:table-cell office:value-type="float" office:value="8400" calcext:value-type="float">
            <text:p>8400</text:p>
          </table:table-cell>
          <table:table-cell/>
          <table:table-cell office:value-type="float" office:value="0.082676" calcext:value-type="float">
            <text:p>0.082676</text:p>
          </table:table-cell>
          <table:table-cell office:value-type="float" office:value="0.165294" calcext:value-type="float">
            <text:p>0.165294</text:p>
          </table:table-cell>
          <table:table-cell table:number-columns-repeated="12"/>
        </table:table-row>
        <table:table-row table:style-name="ro1">
          <table:table-cell office:value-type="float" office:value="8500" calcext:value-type="float">
            <text:p>8500</text:p>
          </table:table-cell>
          <table:table-cell/>
          <table:table-cell office:value-type="float" office:value="0.083583" calcext:value-type="float">
            <text:p>0.083583</text:p>
          </table:table-cell>
          <table:table-cell office:value-type="float" office:value="0.167108" calcext:value-type="float">
            <text:p>0.167108</text:p>
          </table:table-cell>
          <table:table-cell table:number-columns-repeated="12"/>
        </table:table-row>
        <table:table-row table:style-name="ro1">
          <table:table-cell office:value-type="float" office:value="8600" calcext:value-type="float">
            <text:p>8600</text:p>
          </table:table-cell>
          <table:table-cell/>
          <table:table-cell office:value-type="float" office:value="0.086929" calcext:value-type="float">
            <text:p>0.086929</text:p>
          </table:table-cell>
          <table:table-cell office:value-type="float" office:value="0.173798" calcext:value-type="float">
            <text:p>0.173798</text:p>
          </table:table-cell>
          <table:table-cell table:number-columns-repeated="12"/>
        </table:table-row>
        <table:table-row table:style-name="ro1">
          <table:table-cell office:value-type="float" office:value="8700" calcext:value-type="float">
            <text:p>8700</text:p>
          </table:table-cell>
          <table:table-cell/>
          <table:table-cell office:value-type="float" office:value="0.086992" calcext:value-type="float">
            <text:p>0.086992</text:p>
          </table:table-cell>
          <table:table-cell office:value-type="float" office:value="0.173924" calcext:value-type="float">
            <text:p>0.173924</text:p>
          </table:table-cell>
          <table:table-cell table:number-columns-repeated="12"/>
        </table:table-row>
        <table:table-row table:style-name="ro1">
          <table:table-cell office:value-type="float" office:value="8800" calcext:value-type="float">
            <text:p>8800</text:p>
          </table:table-cell>
          <table:table-cell/>
          <table:table-cell office:value-type="float" office:value="0.088333" calcext:value-type="float">
            <text:p>0.088333</text:p>
          </table:table-cell>
          <table:table-cell office:value-type="float" office:value="0.176602" calcext:value-type="float">
            <text:p>0.176602</text:p>
          </table:table-cell>
          <table:table-cell table:number-columns-repeated="12"/>
        </table:table-row>
        <table:table-row table:style-name="ro1">
          <table:table-cell office:value-type="float" office:value="8900" calcext:value-type="float">
            <text:p>8900</text:p>
          </table:table-cell>
          <table:table-cell/>
          <table:table-cell office:value-type="float" office:value="0.090132" calcext:value-type="float">
            <text:p>0.090132</text:p>
          </table:table-cell>
          <table:table-cell office:value-type="float" office:value="0.1802" calcext:value-type="float">
            <text:p>0.1802</text:p>
          </table:table-cell>
          <table:table-cell table:number-columns-repeated="12"/>
        </table:table-row>
        <table:table-row table:style-name="ro1">
          <table:table-cell office:value-type="float" office:value="9000" calcext:value-type="float">
            <text:p>9000</text:p>
          </table:table-cell>
          <table:table-cell/>
          <table:table-cell office:value-type="float" office:value="0.091956" calcext:value-type="float">
            <text:p>0.091956</text:p>
          </table:table-cell>
          <table:table-cell office:value-type="float" office:value="0.183848" calcext:value-type="float">
            <text:p>0.183848</text:p>
          </table:table-cell>
          <table:table-cell table:number-columns-repeated="12"/>
        </table:table-row>
        <table:table-row table:style-name="ro1">
          <table:table-cell office:value-type="float" office:value="9100" calcext:value-type="float">
            <text:p>9100</text:p>
          </table:table-cell>
          <table:table-cell/>
          <table:table-cell office:value-type="float" office:value="0.094501" calcext:value-type="float">
            <text:p>0.094501</text:p>
          </table:table-cell>
          <table:table-cell office:value-type="float" office:value="0.18893" calcext:value-type="float">
            <text:p>0.18893</text:p>
          </table:table-cell>
          <table:table-cell table:number-columns-repeated="12"/>
        </table:table-row>
        <table:table-row table:style-name="ro1">
          <table:table-cell office:value-type="float" office:value="9200" calcext:value-type="float">
            <text:p>9200</text:p>
          </table:table-cell>
          <table:table-cell/>
          <table:table-cell office:value-type="float" office:value="0.096324" calcext:value-type="float">
            <text:p>0.096324</text:p>
          </table:table-cell>
          <table:table-cell office:value-type="float" office:value="0.192582" calcext:value-type="float">
            <text:p>0.192582</text:p>
          </table:table-cell>
          <table:table-cell table:number-columns-repeated="12"/>
        </table:table-row>
        <table:table-row table:style-name="ro1">
          <table:table-cell office:value-type="float" office:value="9300" calcext:value-type="float">
            <text:p>9300</text:p>
          </table:table-cell>
          <table:table-cell/>
          <table:table-cell office:value-type="float" office:value="0.098538" calcext:value-type="float">
            <text:p>0.098538</text:p>
          </table:table-cell>
          <table:table-cell office:value-type="float" office:value="0.197012" calcext:value-type="float">
            <text:p>0.197012</text:p>
          </table:table-cell>
          <table:table-cell table:number-columns-repeated="12"/>
        </table:table-row>
        <table:table-row table:style-name="ro1">
          <table:table-cell office:value-type="float" office:value="9400" calcext:value-type="float">
            <text:p>9400</text:p>
          </table:table-cell>
          <table:table-cell/>
          <table:table-cell office:value-type="float" office:value="0.100506" calcext:value-type="float">
            <text:p>0.100506</text:p>
          </table:table-cell>
          <table:table-cell office:value-type="float" office:value="0.200942" calcext:value-type="float">
            <text:p>0.200942</text:p>
          </table:table-cell>
          <table:table-cell table:number-columns-repeated="12"/>
        </table:table-row>
        <table:table-row table:style-name="ro1">
          <table:table-cell office:value-type="float" office:value="9500" calcext:value-type="float">
            <text:p>9500</text:p>
          </table:table-cell>
          <table:table-cell/>
          <table:table-cell office:value-type="float" office:value="0.104138" calcext:value-type="float">
            <text:p>0.104138</text:p>
          </table:table-cell>
          <table:table-cell office:value-type="float" office:value="0.208206" calcext:value-type="float">
            <text:p>0.208206</text:p>
          </table:table-cell>
          <table:table-cell table:number-columns-repeated="12"/>
        </table:table-row>
        <table:table-row table:style-name="ro1">
          <table:table-cell office:value-type="float" office:value="9600" calcext:value-type="float">
            <text:p>9600</text:p>
          </table:table-cell>
          <table:table-cell/>
          <table:table-cell office:value-type="float" office:value="0.110047" calcext:value-type="float">
            <text:p>0.110047</text:p>
          </table:table-cell>
          <table:table-cell office:value-type="float" office:value="0.219972" calcext:value-type="float">
            <text:p>0.219972</text:p>
          </table:table-cell>
          <table:table-cell table:number-columns-repeated="12"/>
        </table:table-row>
        <table:table-row table:style-name="ro1">
          <table:table-cell office:value-type="float" office:value="9700" calcext:value-type="float">
            <text:p>9700</text:p>
          </table:table-cell>
          <table:table-cell/>
          <table:table-cell office:value-type="float" office:value="0.109802" calcext:value-type="float">
            <text:p>0.109802</text:p>
          </table:table-cell>
          <table:table-cell office:value-type="float" office:value="0.219538" calcext:value-type="float">
            <text:p>0.219538</text:p>
          </table:table-cell>
          <table:table-cell table:number-columns-repeated="12"/>
        </table:table-row>
        <table:table-row table:style-name="ro1">
          <table:table-cell office:value-type="float" office:value="9800" calcext:value-type="float">
            <text:p>9800</text:p>
          </table:table-cell>
          <table:table-cell/>
          <table:table-cell office:value-type="float" office:value="0.110336" calcext:value-type="float">
            <text:p>0.110336</text:p>
          </table:table-cell>
          <table:table-cell office:value-type="float" office:value="0.220604" calcext:value-type="float">
            <text:p>0.220604</text:p>
          </table:table-cell>
          <table:table-cell table:number-columns-repeated="12"/>
        </table:table-row>
        <table:table-row table:style-name="ro1">
          <table:table-cell office:value-type="float" office:value="9900" calcext:value-type="float">
            <text:p>9900</text:p>
          </table:table-cell>
          <table:table-cell/>
          <table:table-cell office:value-type="float" office:value="0.113674" calcext:value-type="float">
            <text:p>0.113674</text:p>
          </table:table-cell>
          <table:table-cell office:value-type="float" office:value="0.227276" calcext:value-type="float">
            <text:p>0.227276</text:p>
          </table:table-cell>
          <table:table-cell table:number-columns-repeated="12"/>
        </table:table-row>
        <table:table-row table:style-name="ro1">
          <table:table-cell office:value-type="float" office:value="10000" calcext:value-type="float">
            <text:p>10000</text:p>
          </table:table-cell>
          <table:table-cell/>
          <table:table-cell office:value-type="float" office:value="0.114681" calcext:value-type="float">
            <text:p>0.114681</text:p>
          </table:table-cell>
          <table:table-cell office:value-type="float" office:value="0.229256" calcext:value-type="float">
            <text:p>0.229256</text:p>
          </table:table-cell>
          <table:table-cell table:number-columns-repeated="12"/>
        </table:table-row>
        <table:table-row table:style-name="ro1">
          <table:table-cell office:value-type="float" office:value="10100" calcext:value-type="float">
            <text:p>10100</text:p>
          </table:table-cell>
          <table:table-cell/>
          <table:table-cell office:value-type="float" office:value="0.116627" calcext:value-type="float">
            <text:p>0.116627</text:p>
          </table:table-cell>
          <table:table-cell office:value-type="float" office:value="0.233184" calcext:value-type="float">
            <text:p>0.233184</text:p>
          </table:table-cell>
          <table:table-cell table:number-columns-repeated="12"/>
        </table:table-row>
        <table:table-row table:style-name="ro1">
          <table:table-cell office:value-type="float" office:value="10200" calcext:value-type="float">
            <text:p>10200</text:p>
          </table:table-cell>
          <table:table-cell/>
          <table:table-cell office:value-type="float" office:value="0.121363" calcext:value-type="float">
            <text:p>0.121363</text:p>
          </table:table-cell>
          <table:table-cell office:value-type="float" office:value="0.242604" calcext:value-type="float">
            <text:p>0.242604</text:p>
          </table:table-cell>
          <table:table-cell table:number-columns-repeated="12"/>
        </table:table-row>
        <table:table-row table:style-name="ro1">
          <table:table-cell office:value-type="float" office:value="10300" calcext:value-type="float">
            <text:p>10300</text:p>
          </table:table-cell>
          <table:table-cell/>
          <table:table-cell office:value-type="float" office:value="0.122056" calcext:value-type="float">
            <text:p>0.122056</text:p>
          </table:table-cell>
          <table:table-cell office:value-type="float" office:value="0.243978" calcext:value-type="float">
            <text:p>0.243978</text:p>
          </table:table-cell>
          <table:table-cell table:number-columns-repeated="12"/>
        </table:table-row>
        <table:table-row table:style-name="ro1">
          <table:table-cell office:value-type="float" office:value="10400" calcext:value-type="float">
            <text:p>10400</text:p>
          </table:table-cell>
          <table:table-cell/>
          <table:table-cell office:value-type="float" office:value="0.122533" calcext:value-type="float">
            <text:p>0.122533</text:p>
          </table:table-cell>
          <table:table-cell office:value-type="float" office:value="0.244992" calcext:value-type="float">
            <text:p>0.244992</text:p>
          </table:table-cell>
          <table:table-cell table:number-columns-repeated="12"/>
        </table:table-row>
        <table:table-row table:style-name="ro1">
          <table:table-cell office:value-type="float" office:value="10500" calcext:value-type="float">
            <text:p>10500</text:p>
          </table:table-cell>
          <table:table-cell/>
          <table:table-cell office:value-type="float" office:value="0.125571" calcext:value-type="float">
            <text:p>0.125571</text:p>
          </table:table-cell>
          <table:table-cell office:value-type="float" office:value="0.25107" calcext:value-type="float">
            <text:p>0.25107</text:p>
          </table:table-cell>
          <table:table-cell table:number-columns-repeated="12"/>
        </table:table-row>
        <table:table-row table:style-name="ro1">
          <table:table-cell office:value-type="float" office:value="10600" calcext:value-type="float">
            <text:p>10600</text:p>
          </table:table-cell>
          <table:table-cell/>
          <table:table-cell office:value-type="float" office:value="0.127412" calcext:value-type="float">
            <text:p>0.127412</text:p>
          </table:table-cell>
          <table:table-cell office:value-type="float" office:value="0.25475" calcext:value-type="float">
            <text:p>0.25475</text:p>
          </table:table-cell>
          <table:table-cell table:number-columns-repeated="12"/>
        </table:table-row>
        <table:table-row table:style-name="ro1">
          <table:table-cell office:value-type="float" office:value="10700" calcext:value-type="float">
            <text:p>10700</text:p>
          </table:table-cell>
          <table:table-cell/>
          <table:table-cell office:value-type="float" office:value="0.130469" calcext:value-type="float">
            <text:p>0.130469</text:p>
          </table:table-cell>
          <table:table-cell office:value-type="float" office:value="0.26086" calcext:value-type="float">
            <text:p>0.26086</text:p>
          </table:table-cell>
          <table:table-cell table:number-columns-repeated="12"/>
        </table:table-row>
        <table:table-row table:style-name="ro1">
          <table:table-cell office:value-type="float" office:value="10800" calcext:value-type="float">
            <text:p>10800</text:p>
          </table:table-cell>
          <table:table-cell/>
          <table:table-cell office:value-type="float" office:value="0.13219" calcext:value-type="float">
            <text:p>0.13219</text:p>
          </table:table-cell>
          <table:table-cell office:value-type="float" office:value="0.264304" calcext:value-type="float">
            <text:p>0.264304</text:p>
          </table:table-cell>
          <table:table-cell table:number-columns-repeated="12"/>
        </table:table-row>
        <table:table-row table:style-name="ro1">
          <table:table-cell office:value-type="float" office:value="10900" calcext:value-type="float">
            <text:p>10900</text:p>
          </table:table-cell>
          <table:table-cell/>
          <table:table-cell office:value-type="float" office:value="0.136282" calcext:value-type="float">
            <text:p>0.136282</text:p>
          </table:table-cell>
          <table:table-cell office:value-type="float" office:value="0.272486" calcext:value-type="float">
            <text:p>0.272486</text:p>
          </table:table-cell>
          <table:table-cell table:number-columns-repeated="12"/>
        </table:table-row>
        <table:table-row table:style-name="ro1">
          <table:table-cell office:value-type="float" office:value="11000" calcext:value-type="float">
            <text:p>11000</text:p>
          </table:table-cell>
          <table:table-cell/>
          <table:table-cell office:value-type="float" office:value="0.137814" calcext:value-type="float">
            <text:p>0.137814</text:p>
          </table:table-cell>
          <table:table-cell office:value-type="float" office:value="0.275552" calcext:value-type="float">
            <text:p>0.275552</text:p>
          </table:table-cell>
          <table:table-cell table:number-columns-repeated="12"/>
        </table:table-row>
        <table:table-row table:style-name="ro1">
          <table:table-cell office:value-type="float" office:value="11100" calcext:value-type="float">
            <text:p>11100</text:p>
          </table:table-cell>
          <table:table-cell/>
          <table:table-cell office:value-type="float" office:value="0.140665" calcext:value-type="float">
            <text:p>0.140665</text:p>
          </table:table-cell>
          <table:table-cell office:value-type="float" office:value="0.281252" calcext:value-type="float">
            <text:p>0.281252</text:p>
          </table:table-cell>
          <table:table-cell table:number-columns-repeated="12"/>
        </table:table-row>
        <table:table-row table:style-name="ro1">
          <table:table-cell office:value-type="float" office:value="11200" calcext:value-type="float">
            <text:p>11200</text:p>
          </table:table-cell>
          <table:table-cell/>
          <table:table-cell office:value-type="float" office:value="0.142681" calcext:value-type="float">
            <text:p>0.142681</text:p>
          </table:table-cell>
          <table:table-cell office:value-type="float" office:value="0.285284" calcext:value-type="float">
            <text:p>0.285284</text:p>
          </table:table-cell>
          <table:table-cell table:number-columns-repeated="12"/>
        </table:table-row>
        <table:table-row table:style-name="ro1">
          <table:table-cell office:value-type="float" office:value="11300" calcext:value-type="float">
            <text:p>11300</text:p>
          </table:table-cell>
          <table:table-cell/>
          <table:table-cell office:value-type="float" office:value="0.144677" calcext:value-type="float">
            <text:p>0.144677</text:p>
          </table:table-cell>
          <table:table-cell office:value-type="float" office:value="0.289272" calcext:value-type="float">
            <text:p>0.289272</text:p>
          </table:table-cell>
          <table:table-cell table:number-columns-repeated="12"/>
        </table:table-row>
        <table:table-row table:style-name="ro1">
          <table:table-cell office:value-type="float" office:value="11400" calcext:value-type="float">
            <text:p>11400</text:p>
          </table:table-cell>
          <table:table-cell/>
          <table:table-cell office:value-type="float" office:value="0.148072" calcext:value-type="float">
            <text:p>0.148072</text:p>
          </table:table-cell>
          <table:table-cell office:value-type="float" office:value="0.296064" calcext:value-type="float">
            <text:p>0.296064</text:p>
          </table:table-cell>
          <table:table-cell table:number-columns-repeated="12"/>
        </table:table-row>
        <table:table-row table:style-name="ro1">
          <table:table-cell office:value-type="float" office:value="11500" calcext:value-type="float">
            <text:p>11500</text:p>
          </table:table-cell>
          <table:table-cell/>
          <table:table-cell office:value-type="float" office:value="0.150469" calcext:value-type="float">
            <text:p>0.150469</text:p>
          </table:table-cell>
          <table:table-cell office:value-type="float" office:value="0.30086" calcext:value-type="float">
            <text:p>0.30086</text:p>
          </table:table-cell>
          <table:table-cell table:number-columns-repeated="12"/>
        </table:table-row>
        <table:table-row table:style-name="ro1">
          <table:table-cell office:value-type="float" office:value="11600" calcext:value-type="float">
            <text:p>11600</text:p>
          </table:table-cell>
          <table:table-cell/>
          <table:table-cell office:value-type="float" office:value="0.153601" calcext:value-type="float">
            <text:p>0.153601</text:p>
          </table:table-cell>
          <table:table-cell office:value-type="float" office:value="0.307118" calcext:value-type="float">
            <text:p>0.307118</text:p>
          </table:table-cell>
          <table:table-cell table:number-columns-repeated="12"/>
        </table:table-row>
        <table:table-row table:style-name="ro1">
          <table:table-cell office:value-type="float" office:value="11700" calcext:value-type="float">
            <text:p>11700</text:p>
          </table:table-cell>
          <table:table-cell/>
          <table:table-cell office:value-type="float" office:value="0.154753" calcext:value-type="float">
            <text:p>0.154753</text:p>
          </table:table-cell>
          <table:table-cell office:value-type="float" office:value="0.309422" calcext:value-type="float">
            <text:p>0.309422</text:p>
          </table:table-cell>
          <table:table-cell table:number-columns-repeated="12"/>
        </table:table-row>
        <table:table-row table:style-name="ro1">
          <table:table-cell office:value-type="float" office:value="11800" calcext:value-type="float">
            <text:p>11800</text:p>
          </table:table-cell>
          <table:table-cell/>
          <table:table-cell office:value-type="float" office:value="0.15887" calcext:value-type="float">
            <text:p>0.15887</text:p>
          </table:table-cell>
          <table:table-cell office:value-type="float" office:value="0.31766" calcext:value-type="float">
            <text:p>0.31766</text:p>
          </table:table-cell>
          <table:table-cell table:number-columns-repeated="12"/>
        </table:table-row>
        <table:table-row table:style-name="ro1">
          <table:table-cell office:value-type="float" office:value="11900" calcext:value-type="float">
            <text:p>11900</text:p>
          </table:table-cell>
          <table:table-cell/>
          <table:table-cell office:value-type="float" office:value="0.161115" calcext:value-type="float">
            <text:p>0.161115</text:p>
          </table:table-cell>
          <table:table-cell office:value-type="float" office:value="0.322144" calcext:value-type="float">
            <text:p>0.322144</text:p>
          </table:table-cell>
          <table:table-cell table:number-columns-repeated="12"/>
        </table:table-row>
        <table:table-row table:style-name="ro1">
          <table:table-cell office:value-type="float" office:value="12000" calcext:value-type="float">
            <text:p>12000</text:p>
          </table:table-cell>
          <table:table-cell/>
          <table:table-cell office:value-type="float" office:value="0.162947" calcext:value-type="float">
            <text:p>0.162947</text:p>
          </table:table-cell>
          <table:table-cell office:value-type="float" office:value="0.325808" calcext:value-type="float">
            <text:p>0.325808</text:p>
          </table:table-cell>
          <table:table-cell table:number-columns-repeated="12"/>
        </table:table-row>
        <table:table-row table:style-name="ro1">
          <table:table-cell office:value-type="float" office:value="12100" calcext:value-type="float">
            <text:p>12100</text:p>
          </table:table-cell>
          <table:table-cell/>
          <table:table-cell office:value-type="float" office:value="0.16626" calcext:value-type="float">
            <text:p>0.16626</text:p>
          </table:table-cell>
          <table:table-cell office:value-type="float" office:value="0.332436" calcext:value-type="float">
            <text:p>0.332436</text:p>
          </table:table-cell>
          <table:table-cell table:number-columns-repeated="12"/>
        </table:table-row>
        <table:table-row table:style-name="ro1">
          <table:table-cell office:value-type="float" office:value="12200" calcext:value-type="float">
            <text:p>12200</text:p>
          </table:table-cell>
          <table:table-cell/>
          <table:table-cell office:value-type="float" office:value="0.169049" calcext:value-type="float">
            <text:p>0.169049</text:p>
          </table:table-cell>
          <table:table-cell office:value-type="float" office:value="0.338008" calcext:value-type="float">
            <text:p>0.338008</text:p>
          </table:table-cell>
          <table:table-cell table:number-columns-repeated="12"/>
        </table:table-row>
        <table:table-row table:style-name="ro1">
          <table:table-cell office:value-type="float" office:value="12300" calcext:value-type="float">
            <text:p>12300</text:p>
          </table:table-cell>
          <table:table-cell/>
          <table:table-cell office:value-type="float" office:value="0.1723" calcext:value-type="float">
            <text:p>0.1723</text:p>
          </table:table-cell>
          <table:table-cell office:value-type="float" office:value="0.344514" calcext:value-type="float">
            <text:p>0.344514</text:p>
          </table:table-cell>
          <table:table-cell table:number-columns-repeated="12"/>
        </table:table-row>
        <table:table-row table:style-name="ro1">
          <table:table-cell office:value-type="float" office:value="12400" calcext:value-type="float">
            <text:p>12400</text:p>
          </table:table-cell>
          <table:table-cell/>
          <table:table-cell office:value-type="float" office:value="0.173961" calcext:value-type="float">
            <text:p>0.173961</text:p>
          </table:table-cell>
          <table:table-cell office:value-type="float" office:value="0.347832" calcext:value-type="float">
            <text:p>0.347832</text:p>
          </table:table-cell>
          <table:table-cell table:number-columns-repeated="12"/>
        </table:table-row>
        <table:table-row table:style-name="ro1">
          <table:table-cell office:value-type="float" office:value="12500" calcext:value-type="float">
            <text:p>12500</text:p>
          </table:table-cell>
          <table:table-cell/>
          <table:table-cell office:value-type="float" office:value="0.177034" calcext:value-type="float">
            <text:p>0.177034</text:p>
          </table:table-cell>
          <table:table-cell office:value-type="float" office:value="0.353982" calcext:value-type="float">
            <text:p>0.353982</text:p>
          </table:table-cell>
          <table:table-cell table:number-columns-repeated="12"/>
        </table:table-row>
        <table:table-row table:style-name="ro1">
          <table:table-cell office:value-type="float" office:value="12600" calcext:value-type="float">
            <text:p>12600</text:p>
          </table:table-cell>
          <table:table-cell/>
          <table:table-cell office:value-type="float" office:value="0.179912" calcext:value-type="float">
            <text:p>0.179912</text:p>
          </table:table-cell>
          <table:table-cell office:value-type="float" office:value="0.359736" calcext:value-type="float">
            <text:p>0.359736</text:p>
          </table:table-cell>
          <table:table-cell table:number-columns-repeated="12"/>
        </table:table-row>
        <table:table-row table:style-name="ro1">
          <table:table-cell office:value-type="float" office:value="12700" calcext:value-type="float">
            <text:p>12700</text:p>
          </table:table-cell>
          <table:table-cell/>
          <table:table-cell office:value-type="float" office:value="0.1822" calcext:value-type="float">
            <text:p>0.1822</text:p>
          </table:table-cell>
          <table:table-cell office:value-type="float" office:value="0.364312" calcext:value-type="float">
            <text:p>0.364312</text:p>
          </table:table-cell>
          <table:table-cell table:number-columns-repeated="12"/>
        </table:table-row>
        <table:table-row table:style-name="ro1">
          <table:table-cell office:value-type="float" office:value="12800" calcext:value-type="float">
            <text:p>12800</text:p>
          </table:table-cell>
          <table:table-cell/>
          <table:table-cell office:value-type="float" office:value="0.185865" calcext:value-type="float">
            <text:p>0.185865</text:p>
          </table:table-cell>
          <table:table-cell office:value-type="float" office:value="0.37164" calcext:value-type="float">
            <text:p>0.37164</text:p>
          </table:table-cell>
          <table:table-cell table:number-columns-repeated="12"/>
        </table:table-row>
        <table:table-row table:style-name="ro1">
          <table:table-cell office:value-type="float" office:value="12900" calcext:value-type="float">
            <text:p>12900</text:p>
          </table:table-cell>
          <table:table-cell/>
          <table:table-cell office:value-type="float" office:value="0.188137" calcext:value-type="float">
            <text:p>0.188137</text:p>
          </table:table-cell>
          <table:table-cell office:value-type="float" office:value="0.376186" calcext:value-type="float">
            <text:p>0.376186</text:p>
          </table:table-cell>
          <table:table-cell table:number-columns-repeated="12"/>
        </table:table-row>
        <table:table-row table:style-name="ro1">
          <table:table-cell office:value-type="float" office:value="13000" calcext:value-type="float">
            <text:p>13000</text:p>
          </table:table-cell>
          <table:table-cell/>
          <table:table-cell office:value-type="float" office:value="0.191921" calcext:value-type="float">
            <text:p>0.191921</text:p>
          </table:table-cell>
          <table:table-cell office:value-type="float" office:value="0.383752" calcext:value-type="float">
            <text:p>0.383752</text:p>
          </table:table-cell>
          <table:table-cell table:number-columns-repeated="12"/>
        </table:table-row>
        <table:table-row table:style-name="ro1">
          <table:table-cell office:value-type="float" office:value="13100" calcext:value-type="float">
            <text:p>13100</text:p>
          </table:table-cell>
          <table:table-cell/>
          <table:table-cell office:value-type="float" office:value="0.193645" calcext:value-type="float">
            <text:p>0.193645</text:p>
          </table:table-cell>
          <table:table-cell office:value-type="float" office:value="0.387196" calcext:value-type="float">
            <text:p>0.387196</text:p>
          </table:table-cell>
          <table:table-cell table:number-columns-repeated="12"/>
        </table:table-row>
        <table:table-row table:style-name="ro1">
          <table:table-cell office:value-type="float" office:value="13200" calcext:value-type="float">
            <text:p>13200</text:p>
          </table:table-cell>
          <table:table-cell/>
          <table:table-cell office:value-type="float" office:value="0.197441" calcext:value-type="float">
            <text:p>0.197441</text:p>
          </table:table-cell>
          <table:table-cell office:value-type="float" office:value="0.394788" calcext:value-type="float">
            <text:p>0.394788</text:p>
          </table:table-cell>
          <table:table-cell table:number-columns-repeated="12"/>
        </table:table-row>
        <table:table-row table:style-name="ro1">
          <table:table-cell office:value-type="float" office:value="13300" calcext:value-type="float">
            <text:p>13300</text:p>
          </table:table-cell>
          <table:table-cell/>
          <table:table-cell office:value-type="float" office:value="0.200962" calcext:value-type="float">
            <text:p>0.200962</text:p>
          </table:table-cell>
          <table:table-cell office:value-type="float" office:value="0.401832" calcext:value-type="float">
            <text:p>0.401832</text:p>
          </table:table-cell>
          <table:table-cell table:number-columns-repeated="12"/>
        </table:table-row>
        <table:table-row table:style-name="ro1">
          <table:table-cell office:value-type="float" office:value="13400" calcext:value-type="float">
            <text:p>13400</text:p>
          </table:table-cell>
          <table:table-cell/>
          <table:table-cell office:value-type="float" office:value="0.203134" calcext:value-type="float">
            <text:p>0.203134</text:p>
          </table:table-cell>
          <table:table-cell office:value-type="float" office:value="0.406176" calcext:value-type="float">
            <text:p>0.406176</text:p>
          </table:table-cell>
          <table:table-cell table:number-columns-repeated="12"/>
        </table:table-row>
        <table:table-row table:style-name="ro1">
          <table:table-cell office:value-type="float" office:value="13500" calcext:value-type="float">
            <text:p>13500</text:p>
          </table:table-cell>
          <table:table-cell/>
          <table:table-cell office:value-type="float" office:value="0.206302" calcext:value-type="float">
            <text:p>0.206302</text:p>
          </table:table-cell>
          <table:table-cell office:value-type="float" office:value="0.412508" calcext:value-type="float">
            <text:p>0.412508</text:p>
          </table:table-cell>
          <table:table-cell table:number-columns-repeated="12"/>
        </table:table-row>
        <table:table-row table:style-name="ro1">
          <table:table-cell office:value-type="float" office:value="13600" calcext:value-type="float">
            <text:p>13600</text:p>
          </table:table-cell>
          <table:table-cell/>
          <table:table-cell office:value-type="float" office:value="0.209205" calcext:value-type="float">
            <text:p>0.209205</text:p>
          </table:table-cell>
          <table:table-cell office:value-type="float" office:value="0.418316" calcext:value-type="float">
            <text:p>0.418316</text:p>
          </table:table-cell>
          <table:table-cell table:number-columns-repeated="12"/>
        </table:table-row>
        <table:table-row table:style-name="ro1">
          <table:table-cell office:value-type="float" office:value="13700" calcext:value-type="float">
            <text:p>13700</text:p>
          </table:table-cell>
          <table:table-cell/>
          <table:table-cell office:value-type="float" office:value="0.212131" calcext:value-type="float">
            <text:p>0.212131</text:p>
          </table:table-cell>
          <table:table-cell office:value-type="float" office:value="0.424164" calcext:value-type="float">
            <text:p>0.424164</text:p>
          </table:table-cell>
          <table:table-cell table:number-columns-repeated="12"/>
        </table:table-row>
        <table:table-row table:style-name="ro1">
          <table:table-cell office:value-type="float" office:value="13800" calcext:value-type="float">
            <text:p>13800</text:p>
          </table:table-cell>
          <table:table-cell/>
          <table:table-cell office:value-type="float" office:value="0.215124" calcext:value-type="float">
            <text:p>0.215124</text:p>
          </table:table-cell>
          <table:table-cell office:value-type="float" office:value="0.430152" calcext:value-type="float">
            <text:p>0.430152</text:p>
          </table:table-cell>
          <table:table-cell table:number-columns-repeated="12"/>
        </table:table-row>
        <table:table-row table:style-name="ro1">
          <table:table-cell office:value-type="float" office:value="13900" calcext:value-type="float">
            <text:p>13900</text:p>
          </table:table-cell>
          <table:table-cell/>
          <table:table-cell office:value-type="float" office:value="0.218595" calcext:value-type="float">
            <text:p>0.218595</text:p>
          </table:table-cell>
          <table:table-cell office:value-type="float" office:value="0.437094" calcext:value-type="float">
            <text:p>0.437094</text:p>
          </table:table-cell>
          <table:table-cell table:number-columns-repeated="12"/>
        </table:table-row>
        <table:table-row table:style-name="ro1">
          <table:table-cell office:value-type="float" office:value="14000" calcext:value-type="float">
            <text:p>14000</text:p>
          </table:table-cell>
          <table:table-cell/>
          <table:table-cell office:value-type="float" office:value="0.221752" calcext:value-type="float">
            <text:p>0.221752</text:p>
          </table:table-cell>
          <table:table-cell office:value-type="float" office:value="0.443408" calcext:value-type="float">
            <text:p>0.443408</text:p>
          </table:table-cell>
          <table:table-cell table:number-columns-repeated="12"/>
        </table:table-row>
        <table:table-row table:style-name="ro1">
          <table:table-cell office:value-type="float" office:value="14100" calcext:value-type="float">
            <text:p>14100</text:p>
          </table:table-cell>
          <table:table-cell/>
          <table:table-cell office:value-type="float" office:value="0.224884" calcext:value-type="float">
            <text:p>0.224884</text:p>
          </table:table-cell>
          <table:table-cell office:value-type="float" office:value="0.449664" calcext:value-type="float">
            <text:p>0.449664</text:p>
          </table:table-cell>
          <table:table-cell table:number-columns-repeated="12"/>
        </table:table-row>
        <table:table-row table:style-name="ro1">
          <table:table-cell office:value-type="float" office:value="14200" calcext:value-type="float">
            <text:p>14200</text:p>
          </table:table-cell>
          <table:table-cell/>
          <table:table-cell office:value-type="float" office:value="0.227739" calcext:value-type="float">
            <text:p>0.227739</text:p>
          </table:table-cell>
          <table:table-cell office:value-type="float" office:value="0.455378" calcext:value-type="float">
            <text:p>0.455378</text:p>
          </table:table-cell>
          <table:table-cell table:number-columns-repeated="12"/>
        </table:table-row>
        <table:table-row table:style-name="ro1">
          <table:table-cell office:value-type="float" office:value="14300" calcext:value-type="float">
            <text:p>14300</text:p>
          </table:table-cell>
          <table:table-cell/>
          <table:table-cell office:value-type="float" office:value="0.231403" calcext:value-type="float">
            <text:p>0.231403</text:p>
          </table:table-cell>
          <table:table-cell office:value-type="float" office:value="0.462708" calcext:value-type="float">
            <text:p>0.462708</text:p>
          </table:table-cell>
          <table:table-cell table:number-columns-repeated="12"/>
        </table:table-row>
        <table:table-row table:style-name="ro1">
          <table:table-cell office:value-type="float" office:value="14400" calcext:value-type="float">
            <text:p>14400</text:p>
          </table:table-cell>
          <table:table-cell/>
          <table:table-cell office:value-type="float" office:value="0.234954" calcext:value-type="float">
            <text:p>0.234954</text:p>
          </table:table-cell>
          <table:table-cell office:value-type="float" office:value="0.469808" calcext:value-type="float">
            <text:p>0.469808</text:p>
          </table:table-cell>
          <table:table-cell table:number-columns-repeated="12"/>
        </table:table-row>
        <table:table-row table:style-name="ro1">
          <table:table-cell office:value-type="float" office:value="14500" calcext:value-type="float">
            <text:p>14500</text:p>
          </table:table-cell>
          <table:table-cell/>
          <table:table-cell office:value-type="float" office:value="0.237148" calcext:value-type="float">
            <text:p>0.237148</text:p>
          </table:table-cell>
          <table:table-cell office:value-type="float" office:value="0.474196" calcext:value-type="float">
            <text:p>0.474196</text:p>
          </table:table-cell>
          <table:table-cell table:number-columns-repeated="12"/>
        </table:table-row>
        <table:table-row table:style-name="ro1">
          <table:table-cell office:value-type="float" office:value="14600" calcext:value-type="float">
            <text:p>14600</text:p>
          </table:table-cell>
          <table:table-cell/>
          <table:table-cell office:value-type="float" office:value="0.24132" calcext:value-type="float">
            <text:p>0.24132</text:p>
          </table:table-cell>
          <table:table-cell office:value-type="float" office:value="0.482538" calcext:value-type="float">
            <text:p>0.482538</text:p>
          </table:table-cell>
          <table:table-cell table:number-columns-repeated="12"/>
        </table:table-row>
        <table:table-row table:style-name="ro1">
          <table:table-cell office:value-type="float" office:value="14700" calcext:value-type="float">
            <text:p>14700</text:p>
          </table:table-cell>
          <table:table-cell/>
          <table:table-cell office:value-type="float" office:value="0.244316" calcext:value-type="float">
            <text:p>0.244316</text:p>
          </table:table-cell>
          <table:table-cell office:value-type="float" office:value="0.48853" calcext:value-type="float">
            <text:p>0.48853</text:p>
          </table:table-cell>
          <table:table-cell table:number-columns-repeated="12"/>
        </table:table-row>
        <table:table-row table:style-name="ro1">
          <table:table-cell office:value-type="float" office:value="14800" calcext:value-type="float">
            <text:p>14800</text:p>
          </table:table-cell>
          <table:table-cell/>
          <table:table-cell office:value-type="float" office:value="0.247761" calcext:value-type="float">
            <text:p>0.247761</text:p>
          </table:table-cell>
          <table:table-cell office:value-type="float" office:value="0.495422" calcext:value-type="float">
            <text:p>0.495422</text:p>
          </table:table-cell>
          <table:table-cell table:number-columns-repeated="12"/>
        </table:table-row>
        <table:table-row table:style-name="ro1">
          <table:table-cell office:value-type="float" office:value="14900" calcext:value-type="float">
            <text:p>14900</text:p>
          </table:table-cell>
          <table:table-cell/>
          <table:table-cell office:value-type="float" office:value="0.252345" calcext:value-type="float">
            <text:p>0.252345</text:p>
          </table:table-cell>
          <table:table-cell office:value-type="float" office:value="0.504584" calcext:value-type="float">
            <text:p>0.504584</text:p>
          </table:table-cell>
          <table:table-cell table:number-columns-repeated="12"/>
        </table:table-row>
        <table:table-row table:style-name="ro1">
          <table:table-cell office:value-type="float" office:value="15000" calcext:value-type="float">
            <text:p>15000</text:p>
          </table:table-cell>
          <table:table-cell/>
          <table:table-cell office:value-type="float" office:value="0.261199" calcext:value-type="float">
            <text:p>0.261199</text:p>
          </table:table-cell>
          <table:table-cell office:value-type="float" office:value="0.522294" calcext:value-type="float">
            <text:p>0.522294</text:p>
          </table:table-cell>
          <table:table-cell table:number-columns-repeated="12"/>
        </table:table-row>
        <table:table-row table:style-name="ro1">
          <table:table-cell office:value-type="float" office:value="15100" calcext:value-type="float">
            <text:p>15100</text:p>
          </table:table-cell>
          <table:table-cell/>
          <table:table-cell office:value-type="float" office:value="0.260626" calcext:value-type="float">
            <text:p>0.260626</text:p>
          </table:table-cell>
          <table:table-cell office:value-type="float" office:value="0.52114" calcext:value-type="float">
            <text:p>0.52114</text:p>
          </table:table-cell>
          <table:table-cell table:number-columns-repeated="12"/>
        </table:table-row>
        <table:table-row table:style-name="ro1">
          <table:table-cell office:value-type="float" office:value="15200" calcext:value-type="float">
            <text:p>15200</text:p>
          </table:table-cell>
          <table:table-cell/>
          <table:table-cell office:value-type="float" office:value="0.26139" calcext:value-type="float">
            <text:p>0.26139</text:p>
          </table:table-cell>
          <table:table-cell office:value-type="float" office:value="0.522672" calcext:value-type="float">
            <text:p>0.522672</text:p>
          </table:table-cell>
          <table:table-cell table:number-columns-repeated="12"/>
        </table:table-row>
        <table:table-row table:style-name="ro1">
          <table:table-cell office:value-type="float" office:value="15300" calcext:value-type="float">
            <text:p>15300</text:p>
          </table:table-cell>
          <table:table-cell/>
          <table:table-cell office:value-type="float" office:value="0.272363" calcext:value-type="float">
            <text:p>0.272363</text:p>
          </table:table-cell>
          <table:table-cell office:value-type="float" office:value="0.52975" calcext:value-type="float">
            <text:p>0.52975</text:p>
          </table:table-cell>
          <table:table-cell table:number-columns-repeated="12"/>
        </table:table-row>
        <table:table-row table:style-name="ro1">
          <table:table-cell office:value-type="float" office:value="15400" calcext:value-type="float">
            <text:p>15400</text:p>
          </table:table-cell>
          <table:table-cell/>
          <table:table-cell office:value-type="float" office:value="0.268497" calcext:value-type="float">
            <text:p>0.268497</text:p>
          </table:table-cell>
          <table:table-cell office:value-type="float" office:value="0.536888" calcext:value-type="float">
            <text:p>0.536888</text:p>
          </table:table-cell>
          <table:table-cell table:number-columns-repeated="12"/>
        </table:table-row>
        <table:table-row table:style-name="ro1">
          <table:table-cell office:value-type="float" office:value="15500" calcext:value-type="float">
            <text:p>15500</text:p>
          </table:table-cell>
          <table:table-cell/>
          <table:table-cell office:value-type="float" office:value="0.271938" calcext:value-type="float">
            <text:p>0.271938</text:p>
          </table:table-cell>
          <table:table-cell office:value-type="float" office:value="0.543768" calcext:value-type="float">
            <text:p>0.543768</text:p>
          </table:table-cell>
          <table:table-cell table:number-columns-repeated="12"/>
        </table:table-row>
        <table:table-row table:style-name="ro1">
          <table:table-cell office:value-type="float" office:value="15600" calcext:value-type="float">
            <text:p>15600</text:p>
          </table:table-cell>
          <table:table-cell/>
          <table:table-cell office:value-type="float" office:value="0.275291" calcext:value-type="float">
            <text:p>0.275291</text:p>
          </table:table-cell>
          <table:table-cell office:value-type="float" office:value="0.550476" calcext:value-type="float">
            <text:p>0.550476</text:p>
          </table:table-cell>
          <table:table-cell table:number-columns-repeated="12"/>
        </table:table-row>
        <table:table-row table:style-name="ro1">
          <table:table-cell office:value-type="float" office:value="15700" calcext:value-type="float">
            <text:p>15700</text:p>
          </table:table-cell>
          <table:table-cell/>
          <table:table-cell office:value-type="float" office:value="0.27835" calcext:value-type="float">
            <text:p>0.27835</text:p>
          </table:table-cell>
          <table:table-cell office:value-type="float" office:value="0.556594" calcext:value-type="float">
            <text:p>0.556594</text:p>
          </table:table-cell>
          <table:table-cell table:number-columns-repeated="12"/>
        </table:table-row>
        <table:table-row table:style-name="ro1">
          <table:table-cell office:value-type="float" office:value="15800" calcext:value-type="float">
            <text:p>15800</text:p>
          </table:table-cell>
          <table:table-cell/>
          <table:table-cell office:value-type="float" office:value="0.283031" calcext:value-type="float">
            <text:p>0.283031</text:p>
          </table:table-cell>
          <table:table-cell office:value-type="float" office:value="0.565928" calcext:value-type="float">
            <text:p>0.565928</text:p>
          </table:table-cell>
          <table:table-cell table:number-columns-repeated="12"/>
        </table:table-row>
        <table:table-row table:style-name="ro1">
          <table:table-cell office:value-type="float" office:value="15900" calcext:value-type="float">
            <text:p>15900</text:p>
          </table:table-cell>
          <table:table-cell/>
          <table:table-cell office:value-type="float" office:value="0.286317" calcext:value-type="float">
            <text:p>0.286317</text:p>
          </table:table-cell>
          <table:table-cell office:value-type="float" office:value="0.572526" calcext:value-type="float">
            <text:p>0.572526</text:p>
          </table:table-cell>
          <table:table-cell table:number-columns-repeated="12"/>
        </table:table-row>
        <table:table-row table:style-name="ro1">
          <table:table-cell office:value-type="float" office:value="16000" calcext:value-type="float">
            <text:p>16000</text:p>
          </table:table-cell>
          <table:table-cell/>
          <table:table-cell office:value-type="float" office:value="0.288995" calcext:value-type="float">
            <text:p>0.288995</text:p>
          </table:table-cell>
          <table:table-cell office:value-type="float" office:value="0.577878" calcext:value-type="float">
            <text:p>0.577878</text:p>
          </table:table-cell>
          <table:table-cell table:number-columns-repeated="12"/>
        </table:table-row>
        <table:table-row table:style-name="ro1">
          <table:table-cell office:value-type="float" office:value="16100" calcext:value-type="float">
            <text:p>16100</text:p>
          </table:table-cell>
          <table:table-cell/>
          <table:table-cell office:value-type="float" office:value="0.292848" calcext:value-type="float">
            <text:p>0.292848</text:p>
          </table:table-cell>
          <table:table-cell office:value-type="float" office:value="0.585586" calcext:value-type="float">
            <text:p>0.585586</text:p>
          </table:table-cell>
          <table:table-cell table:number-columns-repeated="12"/>
        </table:table-row>
        <table:table-row table:style-name="ro1">
          <table:table-cell office:value-type="float" office:value="16200" calcext:value-type="float">
            <text:p>16200</text:p>
          </table:table-cell>
          <table:table-cell/>
          <table:table-cell office:value-type="float" office:value="0.295978" calcext:value-type="float">
            <text:p>0.295978</text:p>
          </table:table-cell>
          <table:table-cell office:value-type="float" office:value="0.591844" calcext:value-type="float">
            <text:p>0.591844</text:p>
          </table:table-cell>
          <table:table-cell table:number-columns-repeated="12"/>
        </table:table-row>
        <table:table-row table:style-name="ro1">
          <table:table-cell office:value-type="float" office:value="16300" calcext:value-type="float">
            <text:p>16300</text:p>
          </table:table-cell>
          <table:table-cell/>
          <table:table-cell office:value-type="float" office:value="0.300692" calcext:value-type="float">
            <text:p>0.300692</text:p>
          </table:table-cell>
          <table:table-cell office:value-type="float" office:value="0.60127" calcext:value-type="float">
            <text:p>0.60127</text:p>
          </table:table-cell>
          <table:table-cell table:number-columns-repeated="12"/>
        </table:table-row>
        <table:table-row table:style-name="ro1">
          <table:table-cell office:value-type="float" office:value="16400" calcext:value-type="float">
            <text:p>16400</text:p>
          </table:table-cell>
          <table:table-cell/>
          <table:table-cell office:value-type="float" office:value="0.304236" calcext:value-type="float">
            <text:p>0.304236</text:p>
          </table:table-cell>
          <table:table-cell office:value-type="float" office:value="0.60836" calcext:value-type="float">
            <text:p>0.60836</text:p>
          </table:table-cell>
          <table:table-cell table:number-columns-repeated="12"/>
        </table:table-row>
        <table:table-row table:style-name="ro1">
          <table:table-cell office:value-type="float" office:value="16500" calcext:value-type="float">
            <text:p>16500</text:p>
          </table:table-cell>
          <table:table-cell/>
          <table:table-cell office:value-type="float" office:value="0.307329" calcext:value-type="float">
            <text:p>0.307329</text:p>
          </table:table-cell>
          <table:table-cell office:value-type="float" office:value="0.614546" calcext:value-type="float">
            <text:p>0.614546</text:p>
          </table:table-cell>
          <table:table-cell table:number-columns-repeated="12"/>
        </table:table-row>
        <table:table-row table:style-name="ro1">
          <table:table-cell office:value-type="float" office:value="16600" calcext:value-type="float">
            <text:p>16600</text:p>
          </table:table-cell>
          <table:table-cell/>
          <table:table-cell office:value-type="float" office:value="0.31203" calcext:value-type="float">
            <text:p>0.31203</text:p>
          </table:table-cell>
          <table:table-cell office:value-type="float" office:value="0.623946" calcext:value-type="float">
            <text:p>0.623946</text:p>
          </table:table-cell>
          <table:table-cell table:number-columns-repeated="12"/>
        </table:table-row>
        <table:table-row table:style-name="ro1">
          <table:table-cell office:value-type="float" office:value="16700" calcext:value-type="float">
            <text:p>16700</text:p>
          </table:table-cell>
          <table:table-cell/>
          <table:table-cell office:value-type="float" office:value="0.317289" calcext:value-type="float">
            <text:p>0.317289</text:p>
          </table:table-cell>
          <table:table-cell office:value-type="float" office:value="0.634462" calcext:value-type="float">
            <text:p>0.634462</text:p>
          </table:table-cell>
          <table:table-cell table:number-columns-repeated="12"/>
        </table:table-row>
        <table:table-row table:style-name="ro1">
          <table:table-cell office:value-type="float" office:value="16800" calcext:value-type="float">
            <text:p>16800</text:p>
          </table:table-cell>
          <table:table-cell/>
          <table:table-cell office:value-type="float" office:value="0.319255" calcext:value-type="float">
            <text:p>0.319255</text:p>
          </table:table-cell>
          <table:table-cell office:value-type="float" office:value="0.638392" calcext:value-type="float">
            <text:p>0.638392</text:p>
          </table:table-cell>
          <table:table-cell table:number-columns-repeated="12"/>
        </table:table-row>
        <table:table-row table:style-name="ro1">
          <table:table-cell office:value-type="float" office:value="16900" calcext:value-type="float">
            <text:p>16900</text:p>
          </table:table-cell>
          <table:table-cell/>
          <table:table-cell office:value-type="float" office:value="0.323565" calcext:value-type="float">
            <text:p>0.323565</text:p>
          </table:table-cell>
          <table:table-cell office:value-type="float" office:value="0.647014" calcext:value-type="float">
            <text:p>0.647014</text:p>
          </table:table-cell>
          <table:table-cell table:number-columns-repeated="12"/>
        </table:table-row>
        <table:table-row table:style-name="ro1">
          <table:table-cell office:value-type="float" office:value="17000" calcext:value-type="float">
            <text:p>17000</text:p>
          </table:table-cell>
          <table:table-cell/>
          <table:table-cell office:value-type="float" office:value="0.32603" calcext:value-type="float">
            <text:p>0.32603</text:p>
          </table:table-cell>
          <table:table-cell office:value-type="float" office:value="0.65194" calcext:value-type="float">
            <text:p>0.65194</text:p>
          </table:table-cell>
          <table:table-cell table:number-columns-repeated="12"/>
        </table:table-row>
        <table:table-row table:style-name="ro1">
          <table:table-cell office:value-type="float" office:value="17100" calcext:value-type="float">
            <text:p>17100</text:p>
          </table:table-cell>
          <table:table-cell/>
          <table:table-cell office:value-type="float" office:value="0.332294" calcext:value-type="float">
            <text:p>0.332294</text:p>
          </table:table-cell>
          <table:table-cell office:value-type="float" office:value="0.664466" calcext:value-type="float">
            <text:p>0.664466</text:p>
          </table:table-cell>
          <table:table-cell table:number-columns-repeated="12"/>
        </table:table-row>
        <table:table-row table:style-name="ro1">
          <table:table-cell office:value-type="float" office:value="17200" calcext:value-type="float">
            <text:p>17200</text:p>
          </table:table-cell>
          <table:table-cell/>
          <table:table-cell office:value-type="float" office:value="0.334808" calcext:value-type="float">
            <text:p>0.334808</text:p>
          </table:table-cell>
          <table:table-cell office:value-type="float" office:value="0.669498" calcext:value-type="float">
            <text:p>0.669498</text:p>
          </table:table-cell>
          <table:table-cell table:number-columns-repeated="12"/>
        </table:table-row>
        <table:table-row table:style-name="ro1">
          <table:table-cell office:value-type="float" office:value="17300" calcext:value-type="float">
            <text:p>17300</text:p>
          </table:table-cell>
          <table:table-cell/>
          <table:table-cell office:value-type="float" office:value="0.337804" calcext:value-type="float">
            <text:p>0.337804</text:p>
          </table:table-cell>
          <table:table-cell office:value-type="float" office:value="0.67549" calcext:value-type="float">
            <text:p>0.67549</text:p>
          </table:table-cell>
          <table:table-cell table:number-columns-repeated="12"/>
        </table:table-row>
        <table:table-row table:style-name="ro1">
          <table:table-cell office:value-type="float" office:value="17400" calcext:value-type="float">
            <text:p>17400</text:p>
          </table:table-cell>
          <table:table-cell/>
          <table:table-cell office:value-type="float" office:value="0.341878" calcext:value-type="float">
            <text:p>0.341878</text:p>
          </table:table-cell>
          <table:table-cell office:value-type="float" office:value="0.683636" calcext:value-type="float">
            <text:p>0.683636</text:p>
          </table:table-cell>
          <table:table-cell table:number-columns-repeated="12"/>
        </table:table-row>
        <table:table-row table:style-name="ro1">
          <table:table-cell office:value-type="float" office:value="17500" calcext:value-type="float">
            <text:p>17500</text:p>
          </table:table-cell>
          <table:table-cell/>
          <table:table-cell office:value-type="float" office:value="0.345711" calcext:value-type="float">
            <text:p>0.345711</text:p>
          </table:table-cell>
          <table:table-cell office:value-type="float" office:value="0.691302" calcext:value-type="float">
            <text:p>0.691302</text:p>
          </table:table-cell>
          <table:table-cell table:number-columns-repeated="12"/>
        </table:table-row>
        <table:table-row table:style-name="ro1">
          <table:table-cell office:value-type="float" office:value="17600" calcext:value-type="float">
            <text:p>17600</text:p>
          </table:table-cell>
          <table:table-cell/>
          <table:table-cell office:value-type="float" office:value="0.349199" calcext:value-type="float">
            <text:p>0.349199</text:p>
          </table:table-cell>
          <table:table-cell office:value-type="float" office:value="0.698272" calcext:value-type="float">
            <text:p>0.698272</text:p>
          </table:table-cell>
          <table:table-cell table:number-columns-repeated="12"/>
        </table:table-row>
        <table:table-row table:style-name="ro1">
          <table:table-cell office:value-type="float" office:value="17700" calcext:value-type="float">
            <text:p>17700</text:p>
          </table:table-cell>
          <table:table-cell/>
          <table:table-cell office:value-type="float" office:value="0.353617" calcext:value-type="float">
            <text:p>0.353617</text:p>
          </table:table-cell>
          <table:table-cell office:value-type="float" office:value="0.707114" calcext:value-type="float">
            <text:p>0.707114</text:p>
          </table:table-cell>
          <table:table-cell table:number-columns-repeated="12"/>
        </table:table-row>
        <table:table-row table:style-name="ro1">
          <table:table-cell office:value-type="float" office:value="17800" calcext:value-type="float">
            <text:p>17800</text:p>
          </table:table-cell>
          <table:table-cell/>
          <table:table-cell office:value-type="float" office:value="0.359204" calcext:value-type="float">
            <text:p>0.359204</text:p>
          </table:table-cell>
          <table:table-cell office:value-type="float" office:value="0.718286" calcext:value-type="float">
            <text:p>0.718286</text:p>
          </table:table-cell>
          <table:table-cell table:number-columns-repeated="12"/>
        </table:table-row>
        <table:table-row table:style-name="ro1">
          <table:table-cell office:value-type="float" office:value="17900" calcext:value-type="float">
            <text:p>17900</text:p>
          </table:table-cell>
          <table:table-cell/>
          <table:table-cell office:value-type="float" office:value="0.363118" calcext:value-type="float">
            <text:p>0.363118</text:p>
          </table:table-cell>
          <table:table-cell office:value-type="float" office:value="0.726114" calcext:value-type="float">
            <text:p>0.726114</text:p>
          </table:table-cell>
          <table:table-cell table:number-columns-repeated="12"/>
        </table:table-row>
        <table:table-row table:style-name="ro1">
          <table:table-cell office:value-type="float" office:value="18000" calcext:value-type="float">
            <text:p>18000</text:p>
          </table:table-cell>
          <table:table-cell/>
          <table:table-cell office:value-type="float" office:value="0.521992" calcext:value-type="float">
            <text:p>0.521992</text:p>
          </table:table-cell>
          <table:table-cell office:value-type="float" office:value="0.732324" calcext:value-type="float">
            <text:p>0.732324</text:p>
          </table:table-cell>
          <table:table-cell table:number-columns-repeated="12"/>
        </table:table-row>
        <table:table-row table:style-name="ro1">
          <table:table-cell office:value-type="float" office:value="18100" calcext:value-type="float">
            <text:p>18100</text:p>
          </table:table-cell>
          <table:table-cell/>
          <table:table-cell office:value-type="float" office:value="0.370186" calcext:value-type="float">
            <text:p>0.370186</text:p>
          </table:table-cell>
          <table:table-cell office:value-type="float" office:value="0.740248" calcext:value-type="float">
            <text:p>0.740248</text:p>
          </table:table-cell>
          <table:table-cell table:number-columns-repeated="12"/>
        </table:table-row>
        <table:table-row table:style-name="ro1">
          <table:table-cell office:value-type="float" office:value="18200" calcext:value-type="float">
            <text:p>18200</text:p>
          </table:table-cell>
          <table:table-cell/>
          <table:table-cell office:value-type="float" office:value="0.381699" calcext:value-type="float">
            <text:p>0.381699</text:p>
          </table:table-cell>
          <table:table-cell office:value-type="float" office:value="0.763272" calcext:value-type="float">
            <text:p>0.763272</text:p>
          </table:table-cell>
          <table:table-cell table:number-columns-repeated="12"/>
        </table:table-row>
        <table:table-row table:style-name="ro1">
          <table:table-cell office:value-type="float" office:value="18300" calcext:value-type="float">
            <text:p>18300</text:p>
          </table:table-cell>
          <table:table-cell/>
          <table:table-cell office:value-type="float" office:value="0.37826" calcext:value-type="float">
            <text:p>0.37826</text:p>
          </table:table-cell>
          <table:table-cell office:value-type="float" office:value="0.756394" calcext:value-type="float">
            <text:p>0.756394</text:p>
          </table:table-cell>
          <table:table-cell table:number-columns-repeated="12"/>
        </table:table-row>
        <table:table-row table:style-name="ro1">
          <table:table-cell office:value-type="float" office:value="18400" calcext:value-type="float">
            <text:p>18400</text:p>
          </table:table-cell>
          <table:table-cell/>
          <table:table-cell office:value-type="float" office:value="0.383205" calcext:value-type="float">
            <text:p>0.383205</text:p>
          </table:table-cell>
          <table:table-cell office:value-type="float" office:value="0.766284" calcext:value-type="float">
            <text:p>0.766284</text:p>
          </table:table-cell>
          <table:table-cell table:number-columns-repeated="12"/>
        </table:table-row>
        <table:table-row table:style-name="ro1">
          <table:table-cell office:value-type="float" office:value="18500" calcext:value-type="float">
            <text:p>18500</text:p>
          </table:table-cell>
          <table:table-cell/>
          <table:table-cell office:value-type="float" office:value="0.386713" calcext:value-type="float">
            <text:p>0.386713</text:p>
          </table:table-cell>
          <table:table-cell office:value-type="float" office:value="0.773298" calcext:value-type="float">
            <text:p>0.773298</text:p>
          </table:table-cell>
          <table:table-cell table:number-columns-repeated="12"/>
        </table:table-row>
        <table:table-row table:style-name="ro1">
          <table:table-cell office:value-type="float" office:value="18600" calcext:value-type="float">
            <text:p>18600</text:p>
          </table:table-cell>
          <table:table-cell/>
          <table:table-cell office:value-type="float" office:value="0.390006" calcext:value-type="float">
            <text:p>0.390006</text:p>
          </table:table-cell>
          <table:table-cell office:value-type="float" office:value="0.779886" calcext:value-type="float">
            <text:p>0.779886</text:p>
          </table:table-cell>
          <table:table-cell table:number-columns-repeated="12"/>
        </table:table-row>
        <table:table-row table:style-name="ro1">
          <table:table-cell office:value-type="float" office:value="18700" calcext:value-type="float">
            <text:p>18700</text:p>
          </table:table-cell>
          <table:table-cell/>
          <table:table-cell office:value-type="float" office:value="0.396491" calcext:value-type="float">
            <text:p>0.396491</text:p>
          </table:table-cell>
          <table:table-cell office:value-type="float" office:value="0.792852" calcext:value-type="float">
            <text:p>0.792852</text:p>
          </table:table-cell>
          <table:table-cell table:number-columns-repeated="12"/>
        </table:table-row>
        <table:table-row table:style-name="ro1">
          <table:table-cell office:value-type="float" office:value="18800" calcext:value-type="float">
            <text:p>18800</text:p>
          </table:table-cell>
          <table:table-cell/>
          <table:table-cell office:value-type="float" office:value="0.399035" calcext:value-type="float">
            <text:p>0.399035</text:p>
          </table:table-cell>
          <table:table-cell office:value-type="float" office:value="0.797942" calcext:value-type="float">
            <text:p>0.797942</text:p>
          </table:table-cell>
          <table:table-cell table:number-columns-repeated="12"/>
        </table:table-row>
        <table:table-row table:style-name="ro1">
          <table:table-cell office:value-type="float" office:value="18900" calcext:value-type="float">
            <text:p>18900</text:p>
          </table:table-cell>
          <table:table-cell/>
          <table:table-cell office:value-type="float" office:value="0.408049" calcext:value-type="float">
            <text:p>0.408049</text:p>
          </table:table-cell>
          <table:table-cell office:value-type="float" office:value="0.81597" calcext:value-type="float">
            <text:p>0.81597</text:p>
          </table:table-cell>
          <table:table-cell table:number-columns-repeated="12"/>
        </table:table-row>
        <table:table-row table:style-name="ro1">
          <table:table-cell office:value-type="float" office:value="19000" calcext:value-type="float">
            <text:p>19000</text:p>
          </table:table-cell>
          <table:table-cell/>
          <table:table-cell office:value-type="float" office:value="0.40915" calcext:value-type="float">
            <text:p>0.40915</text:p>
          </table:table-cell>
          <table:table-cell office:value-type="float" office:value="0.818164" calcext:value-type="float">
            <text:p>0.818164</text:p>
          </table:table-cell>
          <table:table-cell table:number-columns-repeated="12"/>
        </table:table-row>
        <table:table-row table:style-name="ro1">
          <table:table-cell office:value-type="float" office:value="19100" calcext:value-type="float">
            <text:p>19100</text:p>
          </table:table-cell>
          <table:table-cell/>
          <table:table-cell office:value-type="float" office:value="0.412036" calcext:value-type="float">
            <text:p>0.412036</text:p>
          </table:table-cell>
          <table:table-cell office:value-type="float" office:value="0.823942" calcext:value-type="float">
            <text:p>0.823942</text:p>
          </table:table-cell>
          <table:table-cell table:number-columns-repeated="12"/>
        </table:table-row>
        <table:table-row table:style-name="ro1">
          <table:table-cell office:value-type="float" office:value="19200" calcext:value-type="float">
            <text:p>19200</text:p>
          </table:table-cell>
          <table:table-cell/>
          <table:table-cell office:value-type="float" office:value="0.418246" calcext:value-type="float">
            <text:p>0.418246</text:p>
          </table:table-cell>
          <table:table-cell office:value-type="float" office:value="0.836362" calcext:value-type="float">
            <text:p>0.836362</text:p>
          </table:table-cell>
          <table:table-cell table:number-columns-repeated="12"/>
        </table:table-row>
        <table:table-row table:style-name="ro1">
          <table:table-cell office:value-type="float" office:value="19300" calcext:value-type="float">
            <text:p>19300</text:p>
          </table:table-cell>
          <table:table-cell/>
          <table:table-cell office:value-type="float" office:value="0.420399" calcext:value-type="float">
            <text:p>0.420399</text:p>
          </table:table-cell>
          <table:table-cell office:value-type="float" office:value="0.840632" calcext:value-type="float">
            <text:p>0.840632</text:p>
          </table:table-cell>
          <table:table-cell table:number-columns-repeated="12"/>
        </table:table-row>
        <table:table-row table:style-name="ro1">
          <table:table-cell office:value-type="float" office:value="19400" calcext:value-type="float">
            <text:p>19400</text:p>
          </table:table-cell>
          <table:table-cell/>
          <table:table-cell office:value-type="float" office:value="0.425652" calcext:value-type="float">
            <text:p>0.425652</text:p>
          </table:table-cell>
          <table:table-cell office:value-type="float" office:value="0.851172" calcext:value-type="float">
            <text:p>0.851172</text:p>
          </table:table-cell>
          <table:table-cell table:number-columns-repeated="12"/>
        </table:table-row>
        <table:table-row table:style-name="ro1">
          <table:table-cell office:value-type="float" office:value="19500" calcext:value-type="float">
            <text:p>19500</text:p>
          </table:table-cell>
          <table:table-cell/>
          <table:table-cell office:value-type="float" office:value="0.429371" calcext:value-type="float">
            <text:p>0.429371</text:p>
          </table:table-cell>
          <table:table-cell office:value-type="float" office:value="0.85861" calcext:value-type="float">
            <text:p>0.85861</text:p>
          </table:table-cell>
          <table:table-cell table:number-columns-repeated="12"/>
        </table:table-row>
        <table:table-row table:style-name="ro1">
          <table:table-cell office:value-type="float" office:value="19600" calcext:value-type="float">
            <text:p>19600</text:p>
          </table:table-cell>
          <table:table-cell/>
          <table:table-cell office:value-type="float" office:value="0.433554" calcext:value-type="float">
            <text:p>0.433554</text:p>
          </table:table-cell>
          <table:table-cell office:value-type="float" office:value="0.866974" calcext:value-type="float">
            <text:p>0.866974</text:p>
          </table:table-cell>
          <table:table-cell table:number-columns-repeated="12"/>
        </table:table-row>
        <table:table-row table:style-name="ro1">
          <table:table-cell office:value-type="float" office:value="19700" calcext:value-type="float">
            <text:p>19700</text:p>
          </table:table-cell>
          <table:table-cell/>
          <table:table-cell office:value-type="float" office:value="0.437142" calcext:value-type="float">
            <text:p>0.437142</text:p>
          </table:table-cell>
          <table:table-cell office:value-type="float" office:value="0.874148" calcext:value-type="float">
            <text:p>0.874148</text:p>
          </table:table-cell>
          <table:table-cell table:number-columns-repeated="12"/>
        </table:table-row>
        <table:table-row table:style-name="ro1">
          <table:table-cell office:value-type="float" office:value="19800" calcext:value-type="float">
            <text:p>19800</text:p>
          </table:table-cell>
          <table:table-cell/>
          <table:table-cell office:value-type="float" office:value="0.44235" calcext:value-type="float">
            <text:p>0.44235</text:p>
          </table:table-cell>
          <table:table-cell office:value-type="float" office:value="0.884564" calcext:value-type="float">
            <text:p>0.884564</text:p>
          </table:table-cell>
          <table:table-cell table:number-columns-repeated="12"/>
        </table:table-row>
        <table:table-row table:style-name="ro1">
          <table:table-cell office:value-type="float" office:value="19900" calcext:value-type="float">
            <text:p>19900</text:p>
          </table:table-cell>
          <table:table-cell/>
          <table:table-cell office:value-type="float" office:value="0.446523" calcext:value-type="float">
            <text:p>0.446523</text:p>
          </table:table-cell>
          <table:table-cell office:value-type="float" office:value="0.89291" calcext:value-type="float">
            <text:p>0.89291</text:p>
          </table:table-cell>
          <table:table-cell table:number-columns-repeated="12"/>
        </table:table-row>
        <table:table-row table:style-name="ro1">
          <table:table-cell office:value-type="float" office:value="20000" calcext:value-type="float">
            <text:p>20000</text:p>
          </table:table-cell>
          <table:table-cell/>
          <table:table-cell office:value-type="float" office:value="0.450479" calcext:value-type="float">
            <text:p>0.450479</text:p>
          </table:table-cell>
          <table:table-cell office:value-type="float" office:value="0.900822" calcext:value-type="float">
            <text:p>0.900822</text:p>
          </table:table-cell>
          <table:table-cell table:number-columns-repeated="12"/>
        </table:table-row>
        <table:table-row table:style-name="ro1">
          <table:table-cell office:value-type="float" office:value="20100" calcext:value-type="float">
            <text:p>20100</text:p>
          </table:table-cell>
          <table:table-cell/>
          <table:table-cell office:value-type="float" office:value="0.456074" calcext:value-type="float">
            <text:p>0.456074</text:p>
          </table:table-cell>
          <table:table-cell office:value-type="float" office:value="0.912008" calcext:value-type="float">
            <text:p>0.912008</text:p>
          </table:table-cell>
          <table:table-cell table:number-columns-repeated="12"/>
        </table:table-row>
        <table:table-row table:style-name="ro1">
          <table:table-cell office:value-type="float" office:value="20200" calcext:value-type="float">
            <text:p>20200</text:p>
          </table:table-cell>
          <table:table-cell/>
          <table:table-cell office:value-type="float" office:value="0.460402" calcext:value-type="float">
            <text:p>0.460402</text:p>
          </table:table-cell>
          <table:table-cell office:value-type="float" office:value="0.920668" calcext:value-type="float">
            <text:p>0.920668</text:p>
          </table:table-cell>
          <table:table-cell table:number-columns-repeated="12"/>
        </table:table-row>
        <table:table-row table:style-name="ro1">
          <table:table-cell office:value-type="float" office:value="20300" calcext:value-type="float">
            <text:p>20300</text:p>
          </table:table-cell>
          <table:table-cell/>
          <table:table-cell office:value-type="float" office:value="0.464507" calcext:value-type="float">
            <text:p>0.464507</text:p>
          </table:table-cell>
          <table:table-cell office:value-type="float" office:value="0.928876" calcext:value-type="float">
            <text:p>0.928876</text:p>
          </table:table-cell>
          <table:table-cell table:number-columns-repeated="12"/>
        </table:table-row>
        <table:table-row table:style-name="ro1">
          <table:table-cell office:value-type="float" office:value="20400" calcext:value-type="float">
            <text:p>20400</text:p>
          </table:table-cell>
          <table:table-cell/>
          <table:table-cell office:value-type="float" office:value="0.469299" calcext:value-type="float">
            <text:p>0.469299</text:p>
          </table:table-cell>
          <table:table-cell office:value-type="float" office:value="0.938454" calcext:value-type="float">
            <text:p>0.938454</text:p>
          </table:table-cell>
          <table:table-cell table:number-columns-repeated="12"/>
        </table:table-row>
        <table:table-row table:style-name="ro1">
          <table:table-cell office:value-type="float" office:value="20500" calcext:value-type="float">
            <text:p>20500</text:p>
          </table:table-cell>
          <table:table-cell/>
          <table:table-cell office:value-type="float" office:value="0.473631" calcext:value-type="float">
            <text:p>0.473631</text:p>
          </table:table-cell>
          <table:table-cell office:value-type="float" office:value="0.947122" calcext:value-type="float">
            <text:p>0.947122</text:p>
          </table:table-cell>
          <table:table-cell table:number-columns-repeated="12"/>
        </table:table-row>
        <table:table-row table:style-name="ro1">
          <table:table-cell office:value-type="float" office:value="20600" calcext:value-type="float">
            <text:p>20600</text:p>
          </table:table-cell>
          <table:table-cell/>
          <table:table-cell office:value-type="float" office:value="0.479541" calcext:value-type="float">
            <text:p>0.479541</text:p>
          </table:table-cell>
          <table:table-cell office:value-type="float" office:value="0.958942" calcext:value-type="float">
            <text:p>0.958942</text:p>
          </table:table-cell>
          <table:table-cell table:number-columns-repeated="12"/>
        </table:table-row>
        <table:table-row table:style-name="ro1">
          <table:table-cell office:value-type="float" office:value="20700" calcext:value-type="float">
            <text:p>20700</text:p>
          </table:table-cell>
          <table:table-cell/>
          <table:table-cell office:value-type="float" office:value="0.484277" calcext:value-type="float">
            <text:p>0.484277</text:p>
          </table:table-cell>
          <table:table-cell office:value-type="float" office:value="0.968414" calcext:value-type="float">
            <text:p>0.968414</text:p>
          </table:table-cell>
          <table:table-cell table:number-columns-repeated="12"/>
        </table:table-row>
        <table:table-row table:style-name="ro1">
          <table:table-cell office:value-type="float" office:value="20800" calcext:value-type="float">
            <text:p>20800</text:p>
          </table:table-cell>
          <table:table-cell/>
          <table:table-cell office:value-type="float" office:value="0.487338" calcext:value-type="float">
            <text:p>0.487338</text:p>
          </table:table-cell>
          <table:table-cell office:value-type="float" office:value="0.97453" calcext:value-type="float">
            <text:p>0.97453</text:p>
          </table:table-cell>
          <table:table-cell table:number-columns-repeated="12"/>
        </table:table-row>
        <table:table-row table:style-name="ro1">
          <table:table-cell office:value-type="float" office:value="20900" calcext:value-type="float">
            <text:p>20900</text:p>
          </table:table-cell>
          <table:table-cell/>
          <table:table-cell office:value-type="float" office:value="0.492823" calcext:value-type="float">
            <text:p>0.492823</text:p>
          </table:table-cell>
          <table:table-cell office:value-type="float" office:value="0.985476" calcext:value-type="float">
            <text:p>0.985476</text:p>
          </table:table-cell>
          <table:table-cell table:number-columns-repeated="12"/>
        </table:table-row>
        <table:table-row table:style-name="ro1">
          <table:table-cell office:value-type="float" office:value="21000" calcext:value-type="float">
            <text:p>21000</text:p>
          </table:table-cell>
          <table:table-cell/>
          <table:table-cell office:value-type="float" office:value="0.497933" calcext:value-type="float">
            <text:p>0.497933</text:p>
          </table:table-cell>
          <table:table-cell office:value-type="float" office:value="0.995718" calcext:value-type="float">
            <text:p>0.995718</text:p>
          </table:table-cell>
          <table:table-cell table:number-columns-repeated="12"/>
        </table:table-row>
        <table:table-row table:style-name="ro1">
          <table:table-cell office:value-type="float" office:value="21100" calcext:value-type="float">
            <text:p>21100</text:p>
          </table:table-cell>
          <table:table-cell/>
          <table:table-cell office:value-type="float" office:value="0.503229" calcext:value-type="float">
            <text:p>0.503229</text:p>
          </table:table-cell>
          <table:table-cell office:value-type="float" office:value="1.006312" calcext:value-type="float">
            <text:p>1.006312</text:p>
          </table:table-cell>
          <table:table-cell table:number-columns-repeated="12"/>
        </table:table-row>
        <table:table-row table:style-name="ro1">
          <table:table-cell office:value-type="float" office:value="21200" calcext:value-type="float">
            <text:p>21200</text:p>
          </table:table-cell>
          <table:table-cell/>
          <table:table-cell office:value-type="float" office:value="0.507624" calcext:value-type="float">
            <text:p>0.507624</text:p>
          </table:table-cell>
          <table:table-cell office:value-type="float" office:value="1.015098" calcext:value-type="float">
            <text:p>1.015098</text:p>
          </table:table-cell>
          <table:table-cell table:number-columns-repeated="12"/>
        </table:table-row>
        <table:table-row table:style-name="ro1">
          <table:table-cell office:value-type="float" office:value="21300" calcext:value-type="float">
            <text:p>21300</text:p>
          </table:table-cell>
          <table:table-cell/>
          <table:table-cell office:value-type="float" office:value="0.511212" calcext:value-type="float">
            <text:p>0.511212</text:p>
          </table:table-cell>
          <table:table-cell office:value-type="float" office:value="1.022274" calcext:value-type="float">
            <text:p>1.022274</text:p>
          </table:table-cell>
          <table:table-cell table:number-columns-repeated="12"/>
        </table:table-row>
        <table:table-row table:style-name="ro1">
          <table:table-cell office:value-type="float" office:value="21400" calcext:value-type="float">
            <text:p>21400</text:p>
          </table:table-cell>
          <table:table-cell/>
          <table:table-cell office:value-type="float" office:value="0.516859" calcext:value-type="float">
            <text:p>0.516859</text:p>
          </table:table-cell>
          <table:table-cell office:value-type="float" office:value="1.033568" calcext:value-type="float">
            <text:p>1.033568</text:p>
          </table:table-cell>
          <table:table-cell table:number-columns-repeated="12"/>
        </table:table-row>
        <table:table-row table:style-name="ro1">
          <table:table-cell office:value-type="float" office:value="21500" calcext:value-type="float">
            <text:p>21500</text:p>
          </table:table-cell>
          <table:table-cell/>
          <table:table-cell office:value-type="float" office:value="0.520717" calcext:value-type="float">
            <text:p>0.520717</text:p>
          </table:table-cell>
          <table:table-cell office:value-type="float" office:value="1.04128" calcext:value-type="float">
            <text:p>1.04128</text:p>
          </table:table-cell>
          <table:table-cell table:number-columns-repeated="12"/>
        </table:table-row>
        <table:table-row table:style-name="ro1">
          <table:table-cell office:value-type="float" office:value="21600" calcext:value-type="float">
            <text:p>21600</text:p>
          </table:table-cell>
          <table:table-cell/>
          <table:table-cell office:value-type="float" office:value="0.526281" calcext:value-type="float">
            <text:p>0.526281</text:p>
          </table:table-cell>
          <table:table-cell office:value-type="float" office:value="1.052412" calcext:value-type="float">
            <text:p>1.052412</text:p>
          </table:table-cell>
          <table:table-cell table:number-columns-repeated="12"/>
        </table:table-row>
        <table:table-row table:style-name="ro1">
          <table:table-cell office:value-type="float" office:value="21700" calcext:value-type="float">
            <text:p>21700</text:p>
          </table:table-cell>
          <table:table-cell/>
          <table:table-cell office:value-type="float" office:value="0.531394" calcext:value-type="float">
            <text:p>0.531394</text:p>
          </table:table-cell>
          <table:table-cell office:value-type="float" office:value="1.062636" calcext:value-type="float">
            <text:p>1.062636</text:p>
          </table:table-cell>
          <table:table-cell table:number-columns-repeated="12"/>
        </table:table-row>
        <table:table-row table:style-name="ro1">
          <table:table-cell office:value-type="float" office:value="21800" calcext:value-type="float">
            <text:p>21800</text:p>
          </table:table-cell>
          <table:table-cell/>
          <table:table-cell office:value-type="float" office:value="0.536662" calcext:value-type="float">
            <text:p>0.536662</text:p>
          </table:table-cell>
          <table:table-cell office:value-type="float" office:value="1.07317" calcext:value-type="float">
            <text:p>1.07317</text:p>
          </table:table-cell>
          <table:table-cell table:number-columns-repeated="12"/>
        </table:table-row>
        <table:table-row table:style-name="ro1">
          <table:table-cell office:value-type="float" office:value="21900" calcext:value-type="float">
            <text:p>21900</text:p>
          </table:table-cell>
          <table:table-cell/>
          <table:table-cell office:value-type="float" office:value="0.546154" calcext:value-type="float">
            <text:p>0.546154</text:p>
          </table:table-cell>
          <table:table-cell office:value-type="float" office:value="1.092088" calcext:value-type="float">
            <text:p>1.092088</text:p>
          </table:table-cell>
          <table:table-cell table:number-columns-repeated="12"/>
        </table:table-row>
        <table:table-row table:style-name="ro1">
          <table:table-cell office:value-type="float" office:value="22000" calcext:value-type="float">
            <text:p>22000</text:p>
          </table:table-cell>
          <table:table-cell/>
          <table:table-cell office:value-type="float" office:value="0.550937" calcext:value-type="float">
            <text:p>0.550937</text:p>
          </table:table-cell>
          <table:table-cell office:value-type="float" office:value="1.101722" calcext:value-type="float">
            <text:p>1.101722</text:p>
          </table:table-cell>
          <table:table-cell table:number-columns-repeated="12"/>
        </table:table-row>
        <table:table-row table:style-name="ro1">
          <table:table-cell office:value-type="float" office:value="22100" calcext:value-type="float">
            <text:p>22100</text:p>
          </table:table-cell>
          <table:table-cell/>
          <table:table-cell office:value-type="float" office:value="0.55976" calcext:value-type="float">
            <text:p>0.55976</text:p>
          </table:table-cell>
          <table:table-cell office:value-type="float" office:value="1.119364" calcext:value-type="float">
            <text:p>1.119364</text:p>
          </table:table-cell>
          <table:table-cell table:number-columns-repeated="12"/>
        </table:table-row>
        <table:table-row table:style-name="ro1">
          <table:table-cell office:value-type="float" office:value="22200" calcext:value-type="float">
            <text:p>22200</text:p>
          </table:table-cell>
          <table:table-cell/>
          <table:table-cell office:value-type="float" office:value="0.56221" calcext:value-type="float">
            <text:p>0.56221</text:p>
          </table:table-cell>
          <table:table-cell office:value-type="float" office:value="1.124242" calcext:value-type="float">
            <text:p>1.124242</text:p>
          </table:table-cell>
          <table:table-cell table:number-columns-repeated="12"/>
        </table:table-row>
        <table:table-row table:style-name="ro1">
          <table:table-cell office:value-type="float" office:value="22300" calcext:value-type="float">
            <text:p>22300</text:p>
          </table:table-cell>
          <table:table-cell/>
          <table:table-cell office:value-type="float" office:value="0.590205" calcext:value-type="float">
            <text:p>0.590205</text:p>
          </table:table-cell>
          <table:table-cell office:value-type="float" office:value="1.180252" calcext:value-type="float">
            <text:p>1.180252</text:p>
          </table:table-cell>
          <table:table-cell table:number-columns-repeated="12"/>
        </table:table-row>
        <table:table-row table:style-name="ro1">
          <table:table-cell office:value-type="float" office:value="22400" calcext:value-type="float">
            <text:p>22400</text:p>
          </table:table-cell>
          <table:table-cell/>
          <table:table-cell office:value-type="float" office:value="0.577855" calcext:value-type="float">
            <text:p>0.577855</text:p>
          </table:table-cell>
          <table:table-cell office:value-type="float" office:value="1.155552" calcext:value-type="float">
            <text:p>1.155552</text:p>
          </table:table-cell>
          <table:table-cell table:number-columns-repeated="12"/>
        </table:table-row>
        <table:table-row table:style-name="ro1">
          <table:table-cell office:value-type="float" office:value="22500" calcext:value-type="float">
            <text:p>22500</text:p>
          </table:table-cell>
          <table:table-cell/>
          <table:table-cell office:value-type="float" office:value="0.578345" calcext:value-type="float">
            <text:p>0.578345</text:p>
          </table:table-cell>
          <table:table-cell office:value-type="float" office:value="1.156536" calcext:value-type="float">
            <text:p>1.156536</text:p>
          </table:table-cell>
          <table:table-cell table:number-columns-repeated="12"/>
        </table:table-row>
        <table:table-row table:style-name="ro1">
          <table:table-cell office:value-type="float" office:value="22600" calcext:value-type="float">
            <text:p>22600</text:p>
          </table:table-cell>
          <table:table-cell/>
          <table:table-cell office:value-type="float" office:value="0.584523" calcext:value-type="float">
            <text:p>0.584523</text:p>
          </table:table-cell>
          <table:table-cell office:value-type="float" office:value="1.16889" calcext:value-type="float">
            <text:p>1.16889</text:p>
          </table:table-cell>
          <table:table-cell table:number-columns-repeated="12"/>
        </table:table-row>
        <table:table-row table:style-name="ro1">
          <table:table-cell office:value-type="float" office:value="22700" calcext:value-type="float">
            <text:p>22700</text:p>
          </table:table-cell>
          <table:table-cell/>
          <table:table-cell office:value-type="float" office:value="0.582881" calcext:value-type="float">
            <text:p>0.582881</text:p>
          </table:table-cell>
          <table:table-cell office:value-type="float" office:value="1.165602" calcext:value-type="float">
            <text:p>1.165602</text:p>
          </table:table-cell>
          <table:table-cell table:number-columns-repeated="12"/>
        </table:table-row>
        <table:table-row table:style-name="ro1">
          <table:table-cell office:value-type="float" office:value="22800" calcext:value-type="float">
            <text:p>22800</text:p>
          </table:table-cell>
          <table:table-cell/>
          <table:table-cell office:value-type="float" office:value="0.595937" calcext:value-type="float">
            <text:p>0.595937</text:p>
          </table:table-cell>
          <table:table-cell office:value-type="float" office:value="1.191694" calcext:value-type="float">
            <text:p>1.191694</text:p>
          </table:table-cell>
          <table:table-cell table:number-columns-repeated="12"/>
        </table:table-row>
        <table:table-row table:style-name="ro1">
          <table:table-cell office:value-type="float" office:value="22900" calcext:value-type="float">
            <text:p>22900</text:p>
          </table:table-cell>
          <table:table-cell/>
          <table:table-cell office:value-type="float" office:value="0.605646" calcext:value-type="float">
            <text:p>0.605646</text:p>
          </table:table-cell>
          <table:table-cell office:value-type="float" office:value="1.211134" calcext:value-type="float">
            <text:p>1.211134</text:p>
          </table:table-cell>
          <table:table-cell table:number-columns-repeated="12"/>
        </table:table-row>
        <table:table-row table:style-name="ro1">
          <table:table-cell office:value-type="float" office:value="23000" calcext:value-type="float">
            <text:p>23000</text:p>
          </table:table-cell>
          <table:table-cell/>
          <table:table-cell office:value-type="float" office:value="0.622918" calcext:value-type="float">
            <text:p>0.622918</text:p>
          </table:table-cell>
          <table:table-cell office:value-type="float" office:value="1.245652" calcext:value-type="float">
            <text:p>1.245652</text:p>
          </table:table-cell>
          <table:table-cell table:number-columns-repeated="12"/>
        </table:table-row>
        <table:table-row table:style-name="ro1">
          <table:table-cell office:value-type="float" office:value="23100" calcext:value-type="float">
            <text:p>23100</text:p>
          </table:table-cell>
          <table:table-cell/>
          <table:table-cell office:value-type="float" office:value="0.608868" calcext:value-type="float">
            <text:p>0.608868</text:p>
          </table:table-cell>
          <table:table-cell office:value-type="float" office:value="1.217578" calcext:value-type="float">
            <text:p>1.217578</text:p>
          </table:table-cell>
          <table:table-cell table:number-columns-repeated="12"/>
        </table:table-row>
        <table:table-row table:style-name="ro1">
          <table:table-cell office:value-type="float" office:value="23200" calcext:value-type="float">
            <text:p>23200</text:p>
          </table:table-cell>
          <table:table-cell/>
          <table:table-cell office:value-type="float" office:value="0.627417" calcext:value-type="float">
            <text:p>0.627417</text:p>
          </table:table-cell>
          <table:table-cell office:value-type="float" office:value="1.254674" calcext:value-type="float">
            <text:p>1.254674</text:p>
          </table:table-cell>
          <table:table-cell table:number-columns-repeated="12"/>
        </table:table-row>
        <table:table-row table:style-name="ro1">
          <table:table-cell office:value-type="float" office:value="23300" calcext:value-type="float">
            <text:p>23300</text:p>
          </table:table-cell>
          <table:table-cell/>
          <table:table-cell office:value-type="float" office:value="0.626077" calcext:value-type="float">
            <text:p>0.626077</text:p>
          </table:table-cell>
          <table:table-cell office:value-type="float" office:value="1.251992" calcext:value-type="float">
            <text:p>1.251992</text:p>
          </table:table-cell>
          <table:table-cell table:number-columns-repeated="12"/>
        </table:table-row>
        <table:table-row table:style-name="ro1">
          <table:table-cell office:value-type="float" office:value="23400" calcext:value-type="float">
            <text:p>23400</text:p>
          </table:table-cell>
          <table:table-cell/>
          <table:table-cell office:value-type="float" office:value="0.644964" calcext:value-type="float">
            <text:p>0.644964</text:p>
          </table:table-cell>
          <table:table-cell office:value-type="float" office:value="1.289704" calcext:value-type="float">
            <text:p>1.289704</text:p>
          </table:table-cell>
          <table:table-cell table:number-columns-repeated="12"/>
        </table:table-row>
        <table:table-row table:style-name="ro1">
          <table:table-cell office:value-type="float" office:value="23500" calcext:value-type="float">
            <text:p>23500</text:p>
          </table:table-cell>
          <table:table-cell/>
          <table:table-cell office:value-type="float" office:value="0.635045" calcext:value-type="float">
            <text:p>0.635045</text:p>
          </table:table-cell>
          <table:table-cell office:value-type="float" office:value="1.269928" calcext:value-type="float">
            <text:p>1.269928</text:p>
          </table:table-cell>
          <table:table-cell table:number-columns-repeated="12"/>
        </table:table-row>
        <table:table-row table:style-name="ro1">
          <table:table-cell office:value-type="float" office:value="23600" calcext:value-type="float">
            <text:p>23600</text:p>
          </table:table-cell>
          <table:table-cell/>
          <table:table-cell office:value-type="float" office:value="0.653064" calcext:value-type="float">
            <text:p>0.653064</text:p>
          </table:table-cell>
          <table:table-cell office:value-type="float" office:value="1.305966" calcext:value-type="float">
            <text:p>1.305966</text:p>
          </table:table-cell>
          <table:table-cell table:number-columns-repeated="12"/>
        </table:table-row>
        <table:table-row table:style-name="ro1">
          <table:table-cell office:value-type="float" office:value="23700" calcext:value-type="float">
            <text:p>23700</text:p>
          </table:table-cell>
          <table:table-cell/>
          <table:table-cell office:value-type="float" office:value="0.644178" calcext:value-type="float">
            <text:p>0.644178</text:p>
          </table:table-cell>
          <table:table-cell office:value-type="float" office:value="1.288192" calcext:value-type="float">
            <text:p>1.288192</text:p>
          </table:table-cell>
          <table:table-cell table:number-columns-repeated="12"/>
        </table:table-row>
        <table:table-row table:style-name="ro1">
          <table:table-cell office:value-type="float" office:value="23800" calcext:value-type="float">
            <text:p>23800</text:p>
          </table:table-cell>
          <table:table-cell/>
          <table:table-cell office:value-type="float" office:value="0.663046" calcext:value-type="float">
            <text:p>0.663046</text:p>
          </table:table-cell>
          <table:table-cell office:value-type="float" office:value="1.325928" calcext:value-type="float">
            <text:p>1.325928</text:p>
          </table:table-cell>
          <table:table-cell table:number-columns-repeated="12"/>
        </table:table-row>
        <table:table-row table:style-name="ro1">
          <table:table-cell office:value-type="float" office:value="23900" calcext:value-type="float">
            <text:p>23900</text:p>
          </table:table-cell>
          <table:table-cell/>
          <table:table-cell office:value-type="float" office:value="0.644338" calcext:value-type="float">
            <text:p>0.644338</text:p>
          </table:table-cell>
          <table:table-cell office:value-type="float" office:value="1.288504" calcext:value-type="float">
            <text:p>1.288504</text:p>
          </table:table-cell>
          <table:table-cell table:number-columns-repeated="12"/>
        </table:table-row>
        <table:table-row table:style-name="ro1">
          <table:table-cell office:value-type="float" office:value="24000" calcext:value-type="float">
            <text:p>24000</text:p>
          </table:table-cell>
          <table:table-cell/>
          <table:table-cell office:value-type="float" office:value="0.675106" calcext:value-type="float">
            <text:p>0.675106</text:p>
          </table:table-cell>
          <table:table-cell office:value-type="float" office:value="1.350048" calcext:value-type="float">
            <text:p>1.350048</text:p>
          </table:table-cell>
          <table:table-cell table:number-columns-repeated="12"/>
        </table:table-row>
        <table:table-row table:style-name="ro1">
          <table:table-cell office:value-type="float" office:value="24100" calcext:value-type="float">
            <text:p>24100</text:p>
          </table:table-cell>
          <table:table-cell/>
          <table:table-cell office:value-type="float" office:value="0.686362" calcext:value-type="float">
            <text:p>0.686362</text:p>
          </table:table-cell>
          <table:table-cell office:value-type="float" office:value="1.372552" calcext:value-type="float">
            <text:p>1.372552</text:p>
          </table:table-cell>
          <table:table-cell table:number-columns-repeated="12"/>
        </table:table-row>
        <table:table-row table:style-name="ro1">
          <table:table-cell office:value-type="float" office:value="24200" calcext:value-type="float">
            <text:p>24200</text:p>
          </table:table-cell>
          <table:table-cell/>
          <table:table-cell office:value-type="float" office:value="0.682974" calcext:value-type="float">
            <text:p>0.682974</text:p>
          </table:table-cell>
          <table:table-cell office:value-type="float" office:value="1.365774" calcext:value-type="float">
            <text:p>1.365774</text:p>
          </table:table-cell>
          <table:table-cell table:number-columns-repeated="12"/>
        </table:table-row>
        <table:table-row table:style-name="ro1">
          <table:table-cell office:value-type="float" office:value="24300" calcext:value-type="float">
            <text:p>24300</text:p>
          </table:table-cell>
          <table:table-cell/>
          <table:table-cell office:value-type="float" office:value="0.688734" calcext:value-type="float">
            <text:p>0.688734</text:p>
          </table:table-cell>
          <table:table-cell office:value-type="float" office:value="1.377294" calcext:value-type="float">
            <text:p>1.377294</text:p>
          </table:table-cell>
          <table:table-cell table:number-columns-repeated="12"/>
        </table:table-row>
        <table:table-row table:style-name="ro1">
          <table:table-cell office:value-type="float" office:value="24400" calcext:value-type="float">
            <text:p>24400</text:p>
          </table:table-cell>
          <table:table-cell/>
          <table:table-cell office:value-type="float" office:value="0.694771" calcext:value-type="float">
            <text:p>0.694771</text:p>
          </table:table-cell>
          <table:table-cell office:value-type="float" office:value="1.389368" calcext:value-type="float">
            <text:p>1.389368</text:p>
          </table:table-cell>
          <table:table-cell table:number-columns-repeated="12"/>
        </table:table-row>
        <table:table-row table:style-name="ro1">
          <table:table-cell office:value-type="float" office:value="24500" calcext:value-type="float">
            <text:p>24500</text:p>
          </table:table-cell>
          <table:table-cell/>
          <table:table-cell office:value-type="float" office:value="0.681534" calcext:value-type="float">
            <text:p>0.681534</text:p>
          </table:table-cell>
          <table:table-cell office:value-type="float" office:value="1.362892" calcext:value-type="float">
            <text:p>1.362892</text:p>
          </table:table-cell>
          <table:table-cell table:number-columns-repeated="12"/>
        </table:table-row>
        <table:table-row table:style-name="ro1">
          <table:table-cell office:value-type="float" office:value="24600" calcext:value-type="float">
            <text:p>24600</text:p>
          </table:table-cell>
          <table:table-cell/>
          <table:table-cell office:value-type="float" office:value="0.710594" calcext:value-type="float">
            <text:p>0.710594</text:p>
          </table:table-cell>
          <table:table-cell office:value-type="float" office:value="1.421018" calcext:value-type="float">
            <text:p>1.421018</text:p>
          </table:table-cell>
          <table:table-cell table:number-columns-repeated="12"/>
        </table:table-row>
        <table:table-row table:style-name="ro1">
          <table:table-cell office:value-type="float" office:value="24700" calcext:value-type="float">
            <text:p>24700</text:p>
          </table:table-cell>
          <table:table-cell/>
          <table:table-cell office:value-type="float" office:value="0.710418" calcext:value-type="float">
            <text:p>0.710418</text:p>
          </table:table-cell>
          <table:table-cell office:value-type="float" office:value="1.420658" calcext:value-type="float">
            <text:p>1.420658</text:p>
          </table:table-cell>
          <table:table-cell table:number-columns-repeated="12"/>
        </table:table-row>
        <table:table-row table:style-name="ro1">
          <table:table-cell office:value-type="float" office:value="24800" calcext:value-type="float">
            <text:p>24800</text:p>
          </table:table-cell>
          <table:table-cell/>
          <table:table-cell office:value-type="float" office:value="0.699421" calcext:value-type="float">
            <text:p>0.699421</text:p>
          </table:table-cell>
          <table:table-cell office:value-type="float" office:value="1.398672" calcext:value-type="float">
            <text:p>1.398672</text:p>
          </table:table-cell>
          <table:table-cell table:number-columns-repeated="12"/>
        </table:table-row>
        <table:table-row table:style-name="ro1">
          <table:table-cell office:value-type="float" office:value="24900" calcext:value-type="float">
            <text:p>24900</text:p>
          </table:table-cell>
          <table:table-cell/>
          <table:table-cell office:value-type="float" office:value="0.714786" calcext:value-type="float">
            <text:p>0.714786</text:p>
          </table:table-cell>
          <table:table-cell office:value-type="float" office:value="1.429374" calcext:value-type="float">
            <text:p>1.429374</text:p>
          </table:table-cell>
          <table:table-cell table:number-columns-repeated="12"/>
        </table:table-row>
        <table:table-row table:style-name="ro1">
          <table:table-cell office:value-type="float" office:value="25000" calcext:value-type="float">
            <text:p>25000</text:p>
          </table:table-cell>
          <table:table-cell/>
          <table:table-cell office:value-type="float" office:value="0.705786" calcext:value-type="float">
            <text:p>0.705786</text:p>
          </table:table-cell>
          <table:table-cell office:value-type="float" office:value="1.411402" calcext:value-type="float">
            <text:p>1.411402</text:p>
          </table:table-cell>
          <table:table-cell table:number-columns-repeated="12"/>
        </table:table-row>
        <table:table-row table:style-name="ro1">
          <table:table-cell office:value-type="float" office:value="25100" calcext:value-type="float">
            <text:p>25100</text:p>
          </table:table-cell>
          <table:table-cell/>
          <table:table-cell office:value-type="float" office:value="0.736022" calcext:value-type="float">
            <text:p>0.736022</text:p>
          </table:table-cell>
          <table:table-cell office:value-type="float" office:value="1.471872" calcext:value-type="float">
            <text:p>1.471872</text:p>
          </table:table-cell>
          <table:table-cell table:number-columns-repeated="12"/>
        </table:table-row>
        <table:table-row table:style-name="ro1">
          <table:table-cell office:value-type="float" office:value="25200" calcext:value-type="float">
            <text:p>25200</text:p>
          </table:table-cell>
          <table:table-cell/>
          <table:table-cell office:value-type="float" office:value="0.715475" calcext:value-type="float">
            <text:p>0.715475</text:p>
          </table:table-cell>
          <table:table-cell office:value-type="float" office:value="1.430776" calcext:value-type="float">
            <text:p>1.430776</text:p>
          </table:table-cell>
          <table:table-cell table:number-columns-repeated="12"/>
        </table:table-row>
        <table:table-row table:style-name="ro1">
          <table:table-cell office:value-type="float" office:value="25300" calcext:value-type="float">
            <text:p>25300</text:p>
          </table:table-cell>
          <table:table-cell/>
          <table:table-cell office:value-type="float" office:value="0.728903" calcext:value-type="float">
            <text:p>0.728903</text:p>
          </table:table-cell>
          <table:table-cell office:value-type="float" office:value="1.457634" calcext:value-type="float">
            <text:p>1.457634</text:p>
          </table:table-cell>
          <table:table-cell table:number-columns-repeated="12"/>
        </table:table-row>
        <table:table-row table:style-name="ro1">
          <table:table-cell office:value-type="float" office:value="25400" calcext:value-type="float">
            <text:p>25400</text:p>
          </table:table-cell>
          <table:table-cell/>
          <table:table-cell office:value-type="float" office:value="0.748022" calcext:value-type="float">
            <text:p>0.748022</text:p>
          </table:table-cell>
          <table:table-cell office:value-type="float" office:value="1.49587" calcext:value-type="float">
            <text:p>1.49587</text:p>
          </table:table-cell>
          <table:table-cell table:number-columns-repeated="12"/>
        </table:table-row>
        <table:table-row table:style-name="ro1">
          <table:table-cell office:value-type="float" office:value="25500" calcext:value-type="float">
            <text:p>25500</text:p>
          </table:table-cell>
          <table:table-cell/>
          <table:table-cell office:value-type="float" office:value="0.751436" calcext:value-type="float">
            <text:p>0.751436</text:p>
          </table:table-cell>
          <table:table-cell office:value-type="float" office:value="1.50269" calcext:value-type="float">
            <text:p>1.50269</text:p>
          </table:table-cell>
          <table:table-cell table:number-columns-repeated="12"/>
        </table:table-row>
        <table:table-row table:style-name="ro1">
          <table:table-cell office:value-type="float" office:value="25600" calcext:value-type="float">
            <text:p>25600</text:p>
          </table:table-cell>
          <table:table-cell/>
          <table:table-cell office:value-type="float" office:value="0.754099" calcext:value-type="float">
            <text:p>0.754099</text:p>
          </table:table-cell>
          <table:table-cell office:value-type="float" office:value="1.508022" calcext:value-type="float">
            <text:p>1.508022</text:p>
          </table:table-cell>
          <table:table-cell table:number-columns-repeated="12"/>
        </table:table-row>
        <table:table-row table:style-name="ro1">
          <table:table-cell office:value-type="float" office:value="25700" calcext:value-type="float">
            <text:p>25700</text:p>
          </table:table-cell>
          <table:table-cell/>
          <table:table-cell office:value-type="float" office:value="0.758395" calcext:value-type="float">
            <text:p>0.758395</text:p>
          </table:table-cell>
          <table:table-cell office:value-type="float" office:value="1.516612" calcext:value-type="float">
            <text:p>1.516612</text:p>
          </table:table-cell>
          <table:table-cell table:number-columns-repeated="12"/>
        </table:table-row>
        <table:table-row table:style-name="ro1">
          <table:table-cell office:value-type="float" office:value="25800" calcext:value-type="float">
            <text:p>25800</text:p>
          </table:table-cell>
          <table:table-cell/>
          <table:table-cell office:value-type="float" office:value="0.771949" calcext:value-type="float">
            <text:p>0.771949</text:p>
          </table:table-cell>
          <table:table-cell office:value-type="float" office:value="1.54372" calcext:value-type="float">
            <text:p>1.54372</text:p>
          </table:table-cell>
          <table:table-cell table:number-columns-repeated="12"/>
        </table:table-row>
        <table:table-row table:style-name="ro1">
          <table:table-cell office:value-type="float" office:value="25900" calcext:value-type="float">
            <text:p>25900</text:p>
          </table:table-cell>
          <table:table-cell/>
          <table:table-cell office:value-type="float" office:value="0.779433" calcext:value-type="float">
            <text:p>0.779433</text:p>
          </table:table-cell>
          <table:table-cell office:value-type="float" office:value="1.558688" calcext:value-type="float">
            <text:p>1.558688</text:p>
          </table:table-cell>
          <table:table-cell table:number-columns-repeated="12"/>
        </table:table-row>
        <table:table-row table:style-name="ro1">
          <table:table-cell office:value-type="float" office:value="26000" calcext:value-type="float">
            <text:p>26000</text:p>
          </table:table-cell>
          <table:table-cell/>
          <table:table-cell office:value-type="float" office:value="1.189218" calcext:value-type="float">
            <text:p>1.189218</text:p>
          </table:table-cell>
          <table:table-cell office:value-type="float" office:value="1.566836" calcext:value-type="float">
            <text:p>1.566836</text:p>
          </table:table-cell>
          <table:table-cell table:number-columns-repeated="12"/>
        </table:table-row>
        <table:table-row table:style-name="ro1">
          <table:table-cell office:value-type="float" office:value="26100" calcext:value-type="float">
            <text:p>26100</text:p>
          </table:table-cell>
          <table:table-cell/>
          <table:table-cell office:value-type="float" office:value="0.809674" calcext:value-type="float">
            <text:p>0.809674</text:p>
          </table:table-cell>
          <table:table-cell office:value-type="float" office:value="1.619162" calcext:value-type="float">
            <text:p>1.619162</text:p>
          </table:table-cell>
          <table:table-cell table:number-columns-repeated="12"/>
        </table:table-row>
        <table:table-row table:style-name="ro1">
          <table:table-cell office:value-type="float" office:value="26200" calcext:value-type="float">
            <text:p>26200</text:p>
          </table:table-cell>
          <table:table-cell/>
          <table:table-cell office:value-type="float" office:value="0.801503" calcext:value-type="float">
            <text:p>0.801503</text:p>
          </table:table-cell>
          <table:table-cell office:value-type="float" office:value="1.602824" calcext:value-type="float">
            <text:p>1.602824</text:p>
          </table:table-cell>
          <table:table-cell table:number-columns-repeated="12"/>
        </table:table-row>
        <table:table-row table:style-name="ro1">
          <table:table-cell office:value-type="float" office:value="26300" calcext:value-type="float">
            <text:p>26300</text:p>
          </table:table-cell>
          <table:table-cell/>
          <table:table-cell office:value-type="float" office:value="0.802177" calcext:value-type="float">
            <text:p>0.802177</text:p>
          </table:table-cell>
          <table:table-cell office:value-type="float" office:value="1.604168" calcext:value-type="float">
            <text:p>1.604168</text:p>
          </table:table-cell>
          <table:table-cell table:number-columns-repeated="12"/>
        </table:table-row>
        <table:table-row table:style-name="ro1">
          <table:table-cell office:value-type="float" office:value="26400" calcext:value-type="float">
            <text:p>26400</text:p>
          </table:table-cell>
          <table:table-cell/>
          <table:table-cell office:value-type="float" office:value="0.801254" calcext:value-type="float">
            <text:p>0.801254</text:p>
          </table:table-cell>
          <table:table-cell office:value-type="float" office:value="1.602326" calcext:value-type="float">
            <text:p>1.602326</text:p>
          </table:table-cell>
          <table:table-cell table:number-columns-repeated="12"/>
        </table:table-row>
        <table:table-row table:style-name="ro1">
          <table:table-cell office:value-type="float" office:value="26500" calcext:value-type="float">
            <text:p>26500</text:p>
          </table:table-cell>
          <table:table-cell/>
          <table:table-cell office:value-type="float" office:value="0.808167" calcext:value-type="float">
            <text:p>0.808167</text:p>
          </table:table-cell>
          <table:table-cell office:value-type="float" office:value="1.616148" calcext:value-type="float">
            <text:p>1.616148</text:p>
          </table:table-cell>
          <table:table-cell table:number-columns-repeated="12"/>
        </table:table-row>
        <table:table-row table:style-name="ro1">
          <table:table-cell office:value-type="float" office:value="26600" calcext:value-type="float">
            <text:p>26600</text:p>
          </table:table-cell>
          <table:table-cell/>
          <table:table-cell office:value-type="float" office:value="0.816445" calcext:value-type="float">
            <text:p>0.816445</text:p>
          </table:table-cell>
          <table:table-cell office:value-type="float" office:value="1.632708" calcext:value-type="float">
            <text:p>1.632708</text:p>
          </table:table-cell>
          <table:table-cell table:number-columns-repeated="12"/>
        </table:table-row>
        <table:table-row table:style-name="ro1">
          <table:table-cell office:value-type="float" office:value="26700" calcext:value-type="float">
            <text:p>26700</text:p>
          </table:table-cell>
          <table:table-cell/>
          <table:table-cell office:value-type="float" office:value="0.821949" calcext:value-type="float">
            <text:p>0.821949</text:p>
          </table:table-cell>
          <table:table-cell office:value-type="float" office:value="1.643714" calcext:value-type="float">
            <text:p>1.643714</text:p>
          </table:table-cell>
          <table:table-cell table:number-columns-repeated="12"/>
        </table:table-row>
        <table:table-row table:style-name="ro1">
          <table:table-cell office:value-type="float" office:value="26800" calcext:value-type="float">
            <text:p>26800</text:p>
          </table:table-cell>
          <table:table-cell/>
          <table:table-cell office:value-type="float" office:value="0.827495" calcext:value-type="float">
            <text:p>0.827495</text:p>
          </table:table-cell>
          <table:table-cell office:value-type="float" office:value="1.654806" calcext:value-type="float">
            <text:p>1.654806</text:p>
          </table:table-cell>
          <table:table-cell table:number-columns-repeated="12"/>
        </table:table-row>
        <table:table-row table:style-name="ro1">
          <table:table-cell office:value-type="float" office:value="26900" calcext:value-type="float">
            <text:p>26900</text:p>
          </table:table-cell>
          <table:table-cell/>
          <table:table-cell office:value-type="float" office:value="0.826939" calcext:value-type="float">
            <text:p>0.826939</text:p>
          </table:table-cell>
          <table:table-cell office:value-type="float" office:value="1.653688" calcext:value-type="float">
            <text:p>1.653688</text:p>
          </table:table-cell>
          <table:table-cell table:number-columns-repeated="12"/>
        </table:table-row>
        <table:table-row table:style-name="ro1">
          <table:table-cell office:value-type="float" office:value="27000" calcext:value-type="float">
            <text:p>27000</text:p>
          </table:table-cell>
          <table:table-cell/>
          <table:table-cell office:value-type="float" office:value="0.835551" calcext:value-type="float">
            <text:p>0.835551</text:p>
          </table:table-cell>
          <table:table-cell office:value-type="float" office:value="1.670916" calcext:value-type="float">
            <text:p>1.670916</text:p>
          </table:table-cell>
          <table:table-cell table:number-columns-repeated="12"/>
        </table:table-row>
        <table:table-row table:style-name="ro1">
          <table:table-cell office:value-type="float" office:value="27100" calcext:value-type="float">
            <text:p>27100</text:p>
          </table:table-cell>
          <table:table-cell/>
          <table:table-cell office:value-type="float" office:value="0.857019" calcext:value-type="float">
            <text:p>0.857019</text:p>
          </table:table-cell>
          <table:table-cell office:value-type="float" office:value="1.713852" calcext:value-type="float">
            <text:p>1.713852</text:p>
          </table:table-cell>
          <table:table-cell table:number-columns-repeated="12"/>
        </table:table-row>
        <table:table-row table:style-name="ro1">
          <table:table-cell office:value-type="float" office:value="27200" calcext:value-type="float">
            <text:p>27200</text:p>
          </table:table-cell>
          <table:table-cell/>
          <table:table-cell office:value-type="float" office:value="0.884891" calcext:value-type="float">
            <text:p>0.884891</text:p>
          </table:table-cell>
          <table:table-cell office:value-type="float" office:value="1.769592" calcext:value-type="float">
            <text:p>1.769592</text:p>
          </table:table-cell>
          <table:table-cell table:number-columns-repeated="12"/>
        </table:table-row>
        <table:table-row table:style-name="ro1">
          <table:table-cell office:value-type="float" office:value="27300" calcext:value-type="float">
            <text:p>27300</text:p>
          </table:table-cell>
          <table:table-cell/>
          <table:table-cell office:value-type="float" office:value="0.846687" calcext:value-type="float">
            <text:p>0.846687</text:p>
          </table:table-cell>
          <table:table-cell office:value-type="float" office:value="1.69313" calcext:value-type="float">
            <text:p>1.69313</text:p>
          </table:table-cell>
          <table:table-cell table:number-columns-repeated="12"/>
        </table:table-row>
        <table:table-row table:style-name="ro1">
          <table:table-cell office:value-type="float" office:value="27400" calcext:value-type="float">
            <text:p>27400</text:p>
          </table:table-cell>
          <table:table-cell/>
          <table:table-cell office:value-type="float" office:value="0.849498" calcext:value-type="float">
            <text:p>0.849498</text:p>
          </table:table-cell>
          <table:table-cell office:value-type="float" office:value="1.698788" calcext:value-type="float">
            <text:p>1.698788</text:p>
          </table:table-cell>
          <table:table-cell table:number-columns-repeated="12"/>
        </table:table-row>
        <table:table-row table:style-name="ro1">
          <table:table-cell office:value-type="float" office:value="27500" calcext:value-type="float">
            <text:p>27500</text:p>
          </table:table-cell>
          <table:table-cell/>
          <table:table-cell office:value-type="float" office:value="0.853345" calcext:value-type="float">
            <text:p>0.853345</text:p>
          </table:table-cell>
          <table:table-cell office:value-type="float" office:value="1.706494" calcext:value-type="float">
            <text:p>1.706494</text:p>
          </table:table-cell>
          <table:table-cell table:number-columns-repeated="12"/>
        </table:table-row>
        <table:table-row table:style-name="ro1">
          <table:table-cell office:value-type="float" office:value="27600" calcext:value-type="float">
            <text:p>27600</text:p>
          </table:table-cell>
          <table:table-cell/>
          <table:table-cell office:value-type="float" office:value="0.859067" calcext:value-type="float">
            <text:p>0.859067</text:p>
          </table:table-cell>
          <table:table-cell office:value-type="float" office:value="1.717944" calcext:value-type="float">
            <text:p>1.717944</text:p>
          </table:table-cell>
          <table:table-cell table:number-columns-repeated="12"/>
        </table:table-row>
        <table:table-row table:style-name="ro1">
          <table:table-cell office:value-type="float" office:value="27700" calcext:value-type="float">
            <text:p>27700</text:p>
          </table:table-cell>
          <table:table-cell/>
          <table:table-cell office:value-type="float" office:value="0.864005" calcext:value-type="float">
            <text:p>0.864005</text:p>
          </table:table-cell>
          <table:table-cell office:value-type="float" office:value="1.727812" calcext:value-type="float">
            <text:p>1.727812</text:p>
          </table:table-cell>
          <table:table-cell table:number-columns-repeated="12"/>
        </table:table-row>
        <table:table-row table:style-name="ro1">
          <table:table-cell office:value-type="float" office:value="27800" calcext:value-type="float">
            <text:p>27800</text:p>
          </table:table-cell>
          <table:table-cell/>
          <table:table-cell office:value-type="float" office:value="0.87128" calcext:value-type="float">
            <text:p>0.87128</text:p>
          </table:table-cell>
          <table:table-cell office:value-type="float" office:value="1.742368" calcext:value-type="float">
            <text:p>1.742368</text:p>
          </table:table-cell>
          <table:table-cell table:number-columns-repeated="12"/>
        </table:table-row>
        <table:table-row table:style-name="ro1">
          <table:table-cell office:value-type="float" office:value="27900" calcext:value-type="float">
            <text:p>27900</text:p>
          </table:table-cell>
          <table:table-cell/>
          <table:table-cell office:value-type="float" office:value="0.877055" calcext:value-type="float">
            <text:p>0.877055</text:p>
          </table:table-cell>
          <table:table-cell office:value-type="float" office:value="1.75391" calcext:value-type="float">
            <text:p>1.75391</text:p>
          </table:table-cell>
          <table:table-cell table:number-columns-repeated="12"/>
        </table:table-row>
        <table:table-row table:style-name="ro1">
          <table:table-cell office:value-type="float" office:value="28000" calcext:value-type="float">
            <text:p>28000</text:p>
          </table:table-cell>
          <table:table-cell/>
          <table:table-cell office:value-type="float" office:value="0.885007" calcext:value-type="float">
            <text:p>0.885007</text:p>
          </table:table-cell>
          <table:table-cell office:value-type="float" office:value="1.76982" calcext:value-type="float">
            <text:p>1.76982</text:p>
          </table:table-cell>
          <table:table-cell table:number-columns-repeated="12"/>
        </table:table-row>
        <table:table-row table:style-name="ro1">
          <table:table-cell office:value-type="float" office:value="28100" calcext:value-type="float">
            <text:p>28100</text:p>
          </table:table-cell>
          <table:table-cell/>
          <table:table-cell office:value-type="float" office:value="0.891871" calcext:value-type="float">
            <text:p>0.891871</text:p>
          </table:table-cell>
          <table:table-cell office:value-type="float" office:value="1.783548" calcext:value-type="float">
            <text:p>1.783548</text:p>
          </table:table-cell>
          <table:table-cell table:number-columns-repeated="12"/>
        </table:table-row>
        <table:table-row table:style-name="ro1">
          <table:table-cell office:value-type="float" office:value="28200" calcext:value-type="float">
            <text:p>28200</text:p>
          </table:table-cell>
          <table:table-cell/>
          <table:table-cell office:value-type="float" office:value="0.898107" calcext:value-type="float">
            <text:p>0.898107</text:p>
          </table:table-cell>
          <table:table-cell office:value-type="float" office:value="1.795994" calcext:value-type="float">
            <text:p>1.795994</text:p>
          </table:table-cell>
          <table:table-cell table:number-columns-repeated="12"/>
        </table:table-row>
        <table:table-row table:style-name="ro1">
          <table:table-cell office:value-type="float" office:value="28300" calcext:value-type="float">
            <text:p>28300</text:p>
          </table:table-cell>
          <table:table-cell/>
          <table:table-cell office:value-type="float" office:value="0.900506" calcext:value-type="float">
            <text:p>0.900506</text:p>
          </table:table-cell>
          <table:table-cell office:value-type="float" office:value="1.800816" calcext:value-type="float">
            <text:p>1.800816</text:p>
          </table:table-cell>
          <table:table-cell table:number-columns-repeated="12"/>
        </table:table-row>
        <table:table-row table:style-name="ro1">
          <table:table-cell office:value-type="float" office:value="28400" calcext:value-type="float">
            <text:p>28400</text:p>
          </table:table-cell>
          <table:table-cell/>
          <table:table-cell office:value-type="float" office:value="0.910091" calcext:value-type="float">
            <text:p>0.910091</text:p>
          </table:table-cell>
          <table:table-cell office:value-type="float" office:value="1.81998" calcext:value-type="float">
            <text:p>1.81998</text:p>
          </table:table-cell>
          <table:table-cell table:number-columns-repeated="12"/>
        </table:table-row>
        <table:table-row table:style-name="ro1">
          <table:table-cell office:value-type="float" office:value="28500" calcext:value-type="float">
            <text:p>28500</text:p>
          </table:table-cell>
          <table:table-cell/>
          <table:table-cell office:value-type="float" office:value="0.913979" calcext:value-type="float">
            <text:p>0.913979</text:p>
          </table:table-cell>
          <table:table-cell office:value-type="float" office:value="1.827762" calcext:value-type="float">
            <text:p>1.827762</text:p>
          </table:table-cell>
          <table:table-cell table:number-columns-repeated="12"/>
        </table:table-row>
        <table:table-row table:style-name="ro1">
          <table:table-cell office:value-type="float" office:value="28600" calcext:value-type="float">
            <text:p>28600</text:p>
          </table:table-cell>
          <table:table-cell/>
          <table:table-cell office:value-type="float" office:value="0.922728" calcext:value-type="float">
            <text:p>0.922728</text:p>
          </table:table-cell>
          <table:table-cell office:value-type="float" office:value="1.84526" calcext:value-type="float">
            <text:p>1.84526</text:p>
          </table:table-cell>
          <table:table-cell table:number-columns-repeated="12"/>
        </table:table-row>
        <table:table-row table:style-name="ro1">
          <table:table-cell office:value-type="float" office:value="28700" calcext:value-type="float">
            <text:p>28700</text:p>
          </table:table-cell>
          <table:table-cell/>
          <table:table-cell office:value-type="float" office:value="0.926957" calcext:value-type="float">
            <text:p>0.926957</text:p>
          </table:table-cell>
          <table:table-cell office:value-type="float" office:value="1.853718" calcext:value-type="float">
            <text:p>1.853718</text:p>
          </table:table-cell>
          <table:table-cell table:number-columns-repeated="12"/>
        </table:table-row>
        <table:table-row table:style-name="ro1">
          <table:table-cell office:value-type="float" office:value="28800" calcext:value-type="float">
            <text:p>28800</text:p>
          </table:table-cell>
          <table:table-cell/>
          <table:table-cell office:value-type="float" office:value="0.934711" calcext:value-type="float">
            <text:p>0.934711</text:p>
          </table:table-cell>
          <table:table-cell office:value-type="float" office:value="1.868954" calcext:value-type="float">
            <text:p>1.868954</text:p>
          </table:table-cell>
          <table:table-cell table:number-columns-repeated="12"/>
        </table:table-row>
        <table:table-row table:style-name="ro1">
          <table:table-cell office:value-type="float" office:value="28900" calcext:value-type="float">
            <text:p>28900</text:p>
          </table:table-cell>
          <table:table-cell/>
          <table:table-cell office:value-type="float" office:value="0.940808" calcext:value-type="float">
            <text:p>0.940808</text:p>
          </table:table-cell>
          <table:table-cell office:value-type="float" office:value="1.88141" calcext:value-type="float">
            <text:p>1.88141</text:p>
          </table:table-cell>
          <table:table-cell table:number-columns-repeated="12"/>
        </table:table-row>
        <table:table-row table:style-name="ro1">
          <table:table-cell office:value-type="float" office:value="29000" calcext:value-type="float">
            <text:p>29000</text:p>
          </table:table-cell>
          <table:table-cell/>
          <table:table-cell office:value-type="float" office:value="0.951817" calcext:value-type="float">
            <text:p>0.951817</text:p>
          </table:table-cell>
          <table:table-cell office:value-type="float" office:value="1.903432" calcext:value-type="float">
            <text:p>1.903432</text:p>
          </table:table-cell>
          <table:table-cell table:number-columns-repeated="12"/>
        </table:table-row>
        <table:table-row table:style-name="ro1">
          <table:table-cell office:value-type="float" office:value="29100" calcext:value-type="float">
            <text:p>29100</text:p>
          </table:table-cell>
          <table:table-cell/>
          <table:table-cell office:value-type="float" office:value="0.956434" calcext:value-type="float">
            <text:p>0.956434</text:p>
          </table:table-cell>
          <table:table-cell office:value-type="float" office:value="1.912662" calcext:value-type="float">
            <text:p>1.912662</text:p>
          </table:table-cell>
          <table:table-cell table:number-columns-repeated="12"/>
        </table:table-row>
        <table:table-row table:style-name="ro1">
          <table:table-cell office:value-type="float" office:value="29200" calcext:value-type="float">
            <text:p>29200</text:p>
          </table:table-cell>
          <table:table-cell/>
          <table:table-cell office:value-type="float" office:value="0.96242" calcext:value-type="float">
            <text:p>0.96242</text:p>
          </table:table-cell>
          <table:table-cell office:value-type="float" office:value="1.92464" calcext:value-type="float">
            <text:p>1.92464</text:p>
          </table:table-cell>
          <table:table-cell table:number-columns-repeated="12"/>
        </table:table-row>
        <table:table-row table:style-name="ro1">
          <table:table-cell office:value-type="float" office:value="29300" calcext:value-type="float">
            <text:p>29300</text:p>
          </table:table-cell>
          <table:table-cell/>
          <table:table-cell office:value-type="float" office:value="0.968085" calcext:value-type="float">
            <text:p>0.968085</text:p>
          </table:table-cell>
          <table:table-cell office:value-type="float" office:value="1.935968" calcext:value-type="float">
            <text:p>1.935968</text:p>
          </table:table-cell>
          <table:table-cell table:number-columns-repeated="12"/>
        </table:table-row>
        <table:table-row table:style-name="ro1">
          <table:table-cell office:value-type="float" office:value="29400" calcext:value-type="float">
            <text:p>29400</text:p>
          </table:table-cell>
          <table:table-cell/>
          <table:table-cell office:value-type="float" office:value="0.97562" calcext:value-type="float">
            <text:p>0.97562</text:p>
          </table:table-cell>
          <table:table-cell office:value-type="float" office:value="1.951038" calcext:value-type="float">
            <text:p>1.951038</text:p>
          </table:table-cell>
          <table:table-cell table:number-columns-repeated="12"/>
        </table:table-row>
        <table:table-row table:style-name="ro1">
          <table:table-cell office:value-type="float" office:value="29500" calcext:value-type="float">
            <text:p>29500</text:p>
          </table:table-cell>
          <table:table-cell/>
          <table:table-cell office:value-type="float" office:value="0.980773" calcext:value-type="float">
            <text:p>0.980773</text:p>
          </table:table-cell>
          <table:table-cell office:value-type="float" office:value="1.96133" calcext:value-type="float">
            <text:p>1.96133</text:p>
          </table:table-cell>
          <table:table-cell table:number-columns-repeated="12"/>
        </table:table-row>
        <table:table-row table:style-name="ro1">
          <table:table-cell office:value-type="float" office:value="29600" calcext:value-type="float">
            <text:p>29600</text:p>
          </table:table-cell>
          <table:table-cell/>
          <table:table-cell office:value-type="float" office:value="0.987658" calcext:value-type="float">
            <text:p>0.987658</text:p>
          </table:table-cell>
          <table:table-cell office:value-type="float" office:value="1.975114" calcext:value-type="float">
            <text:p>1.975114</text:p>
          </table:table-cell>
          <table:table-cell table:number-columns-repeated="12"/>
        </table:table-row>
        <table:table-row table:style-name="ro1">
          <table:table-cell office:value-type="float" office:value="29700" calcext:value-type="float">
            <text:p>29700</text:p>
          </table:table-cell>
          <table:table-cell/>
          <table:table-cell office:value-type="float" office:value="0.992431" calcext:value-type="float">
            <text:p>0.992431</text:p>
          </table:table-cell>
          <table:table-cell office:value-type="float" office:value="1.984658" calcext:value-type="float">
            <text:p>1.984658</text:p>
          </table:table-cell>
          <table:table-cell table:number-columns-repeated="12"/>
        </table:table-row>
        <table:table-row table:style-name="ro1">
          <table:table-cell office:value-type="float" office:value="29800" calcext:value-type="float">
            <text:p>29800</text:p>
          </table:table-cell>
          <table:table-cell/>
          <table:table-cell office:value-type="float" office:value="1.001131" calcext:value-type="float">
            <text:p>1.001131</text:p>
          </table:table-cell>
          <table:table-cell office:value-type="float" office:value="2.002058" calcext:value-type="float">
            <text:p>2.002058</text:p>
          </table:table-cell>
          <table:table-cell table:number-columns-repeated="12"/>
        </table:table-row>
        <table:table-row table:style-name="ro1">
          <table:table-cell office:value-type="float" office:value="29900" calcext:value-type="float">
            <text:p>29900</text:p>
          </table:table-cell>
          <table:table-cell/>
          <table:table-cell office:value-type="float" office:value="1.007117" calcext:value-type="float">
            <text:p>1.007117</text:p>
          </table:table-cell>
          <table:table-cell office:value-type="float" office:value="2.014028" calcext:value-type="float">
            <text:p>2.014028</text:p>
          </table:table-cell>
          <table:table-cell table:number-columns-repeated="12"/>
        </table:table-row>
        <table:table-row table:style-name="ro1">
          <table:table-cell office:value-type="float" office:value="30000" calcext:value-type="float">
            <text:p>30000</text:p>
          </table:table-cell>
          <table:table-cell/>
          <table:table-cell office:value-type="float" office:value="1.014627" calcext:value-type="float">
            <text:p>1.014627</text:p>
          </table:table-cell>
          <table:table-cell office:value-type="float" office:value="2.029048" calcext:value-type="float">
            <text:p>2.029048</text:p>
          </table:table-cell>
          <table:table-cell table:number-columns-repeated="12"/>
        </table:table-row>
        <table:table-row table:style-name="ro1">
          <table:table-cell office:value-type="float" office:value="30100" calcext:value-type="float">
            <text:p>30100</text:p>
          </table:table-cell>
          <table:table-cell/>
          <table:table-cell office:value-type="float" office:value="1.020188" calcext:value-type="float">
            <text:p>1.020188</text:p>
          </table:table-cell>
          <table:table-cell office:value-type="float" office:value="2.04017" calcext:value-type="float">
            <text:p>2.04017</text:p>
          </table:table-cell>
          <table:table-cell table:number-columns-repeated="12"/>
        </table:table-row>
        <table:table-row table:style-name="ro1">
          <table:table-cell office:value-type="float" office:value="30200" calcext:value-type="float">
            <text:p>30200</text:p>
          </table:table-cell>
          <table:table-cell/>
          <table:table-cell office:value-type="float" office:value="1.02875" calcext:value-type="float">
            <text:p>1.02875</text:p>
          </table:table-cell>
          <table:table-cell office:value-type="float" office:value="2.05725" calcext:value-type="float">
            <text:p>2.05725</text:p>
          </table:table-cell>
          <table:table-cell table:number-columns-repeated="12"/>
        </table:table-row>
        <table:table-row table:style-name="ro1">
          <table:table-cell office:value-type="float" office:value="30300" calcext:value-type="float">
            <text:p>30300</text:p>
          </table:table-cell>
          <table:table-cell/>
          <table:table-cell office:value-type="float" office:value="1.034563" calcext:value-type="float">
            <text:p>1.034563</text:p>
          </table:table-cell>
          <table:table-cell office:value-type="float" office:value="2.068918" calcext:value-type="float">
            <text:p>2.068918</text:p>
          </table:table-cell>
          <table:table-cell table:number-columns-repeated="12"/>
        </table:table-row>
        <table:table-row table:style-name="ro1">
          <table:table-cell office:value-type="float" office:value="30400" calcext:value-type="float">
            <text:p>30400</text:p>
          </table:table-cell>
          <table:table-cell/>
          <table:table-cell office:value-type="float" office:value="1.053499" calcext:value-type="float">
            <text:p>1.053499</text:p>
          </table:table-cell>
          <table:table-cell office:value-type="float" office:value="2.106788" calcext:value-type="float">
            <text:p>2.106788</text:p>
          </table:table-cell>
          <table:table-cell table:number-columns-repeated="12"/>
        </table:table-row>
        <table:table-row table:style-name="ro1">
          <table:table-cell office:value-type="float" office:value="30500" calcext:value-type="float">
            <text:p>30500</text:p>
          </table:table-cell>
          <table:table-cell/>
          <table:table-cell office:value-type="float" office:value="1.05594" calcext:value-type="float">
            <text:p>1.05594</text:p>
          </table:table-cell>
          <table:table-cell office:value-type="float" office:value="2.111592" calcext:value-type="float">
            <text:p>2.111592</text:p>
          </table:table-cell>
          <table:table-cell table:number-columns-repeated="12"/>
        </table:table-row>
        <table:table-row table:style-name="ro1">
          <table:table-cell office:value-type="float" office:value="30600" calcext:value-type="float">
            <text:p>30600</text:p>
          </table:table-cell>
          <table:table-cell/>
          <table:table-cell office:value-type="float" office:value="1.062743" calcext:value-type="float">
            <text:p>1.062743</text:p>
          </table:table-cell>
          <table:table-cell office:value-type="float" office:value="2.125274" calcext:value-type="float">
            <text:p>2.125274</text:p>
          </table:table-cell>
          <table:table-cell table:number-columns-repeated="12"/>
        </table:table-row>
        <table:table-row table:style-name="ro1">
          <table:table-cell office:value-type="float" office:value="30700" calcext:value-type="float">
            <text:p>30700</text:p>
          </table:table-cell>
          <table:table-cell/>
          <table:table-cell office:value-type="float" office:value="1.557337" calcext:value-type="float">
            <text:p>1.557337</text:p>
          </table:table-cell>
          <table:table-cell office:value-type="float" office:value="2.122894" calcext:value-type="float">
            <text:p>2.122894</text:p>
          </table:table-cell>
          <table:table-cell table:number-columns-repeated="12"/>
        </table:table-row>
        <table:table-row table:style-name="ro1">
          <table:table-cell office:value-type="float" office:value="30800" calcext:value-type="float">
            <text:p>30800</text:p>
          </table:table-cell>
          <table:table-cell/>
          <table:table-cell office:value-type="float" office:value="1.070112" calcext:value-type="float">
            <text:p>1.070112</text:p>
          </table:table-cell>
          <table:table-cell office:value-type="float" office:value="2.140006" calcext:value-type="float">
            <text:p>2.140006</text:p>
          </table:table-cell>
          <table:table-cell table:number-columns-repeated="12"/>
        </table:table-row>
        <table:table-row table:style-name="ro1">
          <table:table-cell office:value-type="float" office:value="30900" calcext:value-type="float">
            <text:p>30900</text:p>
          </table:table-cell>
          <table:table-cell/>
          <table:table-cell office:value-type="float" office:value="1.079933" calcext:value-type="float">
            <text:p>1.079933</text:p>
          </table:table-cell>
          <table:table-cell office:value-type="float" office:value="2.159626" calcext:value-type="float">
            <text:p>2.159626</text:p>
          </table:table-cell>
          <table:table-cell table:number-columns-repeated="12"/>
        </table:table-row>
        <table:table-row table:style-name="ro1">
          <table:table-cell office:value-type="float" office:value="31000" calcext:value-type="float">
            <text:p>31000</text:p>
          </table:table-cell>
          <table:table-cell/>
          <table:table-cell office:value-type="float" office:value="1.083445" calcext:value-type="float">
            <text:p>1.083445</text:p>
          </table:table-cell>
          <table:table-cell office:value-type="float" office:value="2.166676" calcext:value-type="float">
            <text:p>2.166676</text:p>
          </table:table-cell>
          <table:table-cell table:number-columns-repeated="12"/>
        </table:table-row>
        <table:table-row table:style-name="ro1">
          <table:table-cell office:value-type="float" office:value="31100" calcext:value-type="float">
            <text:p>31100</text:p>
          </table:table-cell>
          <table:table-cell/>
          <table:table-cell office:value-type="float" office:value="1.088491" calcext:value-type="float">
            <text:p>1.088491</text:p>
          </table:table-cell>
          <table:table-cell office:value-type="float" office:value="2.176768" calcext:value-type="float">
            <text:p>2.176768</text:p>
          </table:table-cell>
          <table:table-cell table:number-columns-repeated="12"/>
        </table:table-row>
        <table:table-row table:style-name="ro1">
          <table:table-cell office:value-type="float" office:value="31200" calcext:value-type="float">
            <text:p>31200</text:p>
          </table:table-cell>
          <table:table-cell/>
          <table:table-cell office:value-type="float" office:value="1.096179" calcext:value-type="float">
            <text:p>1.096179</text:p>
          </table:table-cell>
          <table:table-cell office:value-type="float" office:value="2.192144" calcext:value-type="float">
            <text:p>2.192144</text:p>
          </table:table-cell>
          <table:table-cell table:number-columns-repeated="12"/>
        </table:table-row>
        <table:table-row table:style-name="ro1">
          <table:table-cell office:value-type="float" office:value="31300" calcext:value-type="float">
            <text:p>31300</text:p>
          </table:table-cell>
          <table:table-cell/>
          <table:table-cell office:value-type="float" office:value="1.116207" calcext:value-type="float">
            <text:p>1.116207</text:p>
          </table:table-cell>
          <table:table-cell office:value-type="float" office:value="2.232192" calcext:value-type="float">
            <text:p>2.232192</text:p>
          </table:table-cell>
          <table:table-cell table:number-columns-repeated="12"/>
        </table:table-row>
        <table:table-row table:style-name="ro1">
          <table:table-cell office:value-type="float" office:value="31400" calcext:value-type="float">
            <text:p>31400</text:p>
          </table:table-cell>
          <table:table-cell/>
          <table:table-cell office:value-type="float" office:value="1.152988" calcext:value-type="float">
            <text:p>1.152988</text:p>
          </table:table-cell>
          <table:table-cell office:value-type="float" office:value="2.305714" calcext:value-type="float">
            <text:p>2.305714</text:p>
          </table:table-cell>
          <table:table-cell table:number-columns-repeated="12"/>
        </table:table-row>
        <table:table-row table:style-name="ro1">
          <table:table-cell office:value-type="float" office:value="31500" calcext:value-type="float">
            <text:p>31500</text:p>
          </table:table-cell>
          <table:table-cell/>
          <table:table-cell office:value-type="float" office:value="1.153468" calcext:value-type="float">
            <text:p>1.153468</text:p>
          </table:table-cell>
          <table:table-cell office:value-type="float" office:value="2.306722" calcext:value-type="float">
            <text:p>2.306722</text:p>
          </table:table-cell>
          <table:table-cell table:number-columns-repeated="12"/>
        </table:table-row>
        <table:table-row table:style-name="ro1">
          <table:table-cell office:value-type="float" office:value="31600" calcext:value-type="float">
            <text:p>31600</text:p>
          </table:table-cell>
          <table:table-cell/>
          <table:table-cell office:value-type="float" office:value="1.173025" calcext:value-type="float">
            <text:p>1.173025</text:p>
          </table:table-cell>
          <table:table-cell office:value-type="float" office:value="2.345824" calcext:value-type="float">
            <text:p>2.345824</text:p>
          </table:table-cell>
          <table:table-cell table:number-columns-repeated="12"/>
        </table:table-row>
        <table:table-row table:style-name="ro1">
          <table:table-cell office:value-type="float" office:value="31700" calcext:value-type="float">
            <text:p>31700</text:p>
          </table:table-cell>
          <table:table-cell/>
          <table:table-cell office:value-type="float" office:value="1.19192" calcext:value-type="float">
            <text:p>1.19192</text:p>
          </table:table-cell>
          <table:table-cell office:value-type="float" office:value="2.383624" calcext:value-type="float">
            <text:p>2.383624</text:p>
          </table:table-cell>
          <table:table-cell table:number-columns-repeated="12"/>
        </table:table-row>
        <table:table-row table:style-name="ro1">
          <table:table-cell office:value-type="float" office:value="31800" calcext:value-type="float">
            <text:p>31800</text:p>
          </table:table-cell>
          <table:table-cell/>
          <table:table-cell office:value-type="float" office:value="1.153544" calcext:value-type="float">
            <text:p>1.153544</text:p>
          </table:table-cell>
          <table:table-cell office:value-type="float" office:value="2.306864" calcext:value-type="float">
            <text:p>2.306864</text:p>
          </table:table-cell>
          <table:table-cell table:number-columns-repeated="12"/>
        </table:table-row>
        <table:table-row table:style-name="ro1">
          <table:table-cell office:value-type="float" office:value="31900" calcext:value-type="float">
            <text:p>31900</text:p>
          </table:table-cell>
          <table:table-cell/>
          <table:table-cell office:value-type="float" office:value="1.161711" calcext:value-type="float">
            <text:p>1.161711</text:p>
          </table:table-cell>
          <table:table-cell office:value-type="float" office:value="2.323204" calcext:value-type="float">
            <text:p>2.323204</text:p>
          </table:table-cell>
          <table:table-cell table:number-columns-repeated="12"/>
        </table:table-row>
        <table:table-row table:style-name="ro1">
          <table:table-cell office:value-type="float" office:value="32000" calcext:value-type="float">
            <text:p>32000</text:p>
          </table:table-cell>
          <table:table-cell/>
          <table:table-cell office:value-type="float" office:value="1.165485" calcext:value-type="float">
            <text:p>1.165485</text:p>
          </table:table-cell>
          <table:table-cell office:value-type="float" office:value="2.330566" calcext:value-type="float">
            <text:p>2.330566</text:p>
          </table:table-cell>
          <table:table-cell table:number-columns-repeated="12"/>
        </table:table-row>
        <table:table-row table:style-name="ro1">
          <table:table-cell office:value-type="float" office:value="32100" calcext:value-type="float">
            <text:p>32100</text:p>
          </table:table-cell>
          <table:table-cell/>
          <table:table-cell office:value-type="float" office:value="1.161971" calcext:value-type="float">
            <text:p>1.161971</text:p>
          </table:table-cell>
          <table:table-cell office:value-type="float" office:value="2.32372" calcext:value-type="float">
            <text:p>2.32372</text:p>
          </table:table-cell>
          <table:table-cell table:number-columns-repeated="12"/>
        </table:table-row>
        <table:table-row table:style-name="ro1">
          <table:table-cell office:value-type="float" office:value="32200" calcext:value-type="float">
            <text:p>32200</text:p>
          </table:table-cell>
          <table:table-cell/>
          <table:table-cell office:value-type="float" office:value="1.533248" calcext:value-type="float">
            <text:p>1.533248</text:p>
          </table:table-cell>
          <table:table-cell office:value-type="float" office:value="2.401006" calcext:value-type="float">
            <text:p>2.401006</text:p>
          </table:table-cell>
          <table:table-cell table:number-columns-repeated="12"/>
        </table:table-row>
        <table:table-row table:style-name="ro1">
          <table:table-cell office:value-type="float" office:value="32300" calcext:value-type="float">
            <text:p>32300</text:p>
          </table:table-cell>
          <table:table-cell/>
          <table:table-cell office:value-type="float" office:value="1.231223" calcext:value-type="float">
            <text:p>1.231223</text:p>
          </table:table-cell>
          <table:table-cell office:value-type="float" office:value="2.46207" calcext:value-type="float">
            <text:p>2.46207</text:p>
          </table:table-cell>
          <table:table-cell table:number-columns-repeated="12"/>
        </table:table-row>
        <table:table-row table:style-name="ro1">
          <table:table-cell office:value-type="float" office:value="32400" calcext:value-type="float">
            <text:p>32400</text:p>
          </table:table-cell>
          <table:table-cell/>
          <table:table-cell office:value-type="float" office:value="1.235098" calcext:value-type="float">
            <text:p>1.235098</text:p>
          </table:table-cell>
          <table:table-cell office:value-type="float" office:value="2.469974" calcext:value-type="float">
            <text:p>2.469974</text:p>
          </table:table-cell>
          <table:table-cell table:number-columns-repeated="12"/>
        </table:table-row>
        <table:table-row table:style-name="ro1">
          <table:table-cell office:value-type="float" office:value="32500" calcext:value-type="float">
            <text:p>32500</text:p>
          </table:table-cell>
          <table:table-cell/>
          <table:table-cell office:value-type="float" office:value="1.262104" calcext:value-type="float">
            <text:p>1.262104</text:p>
          </table:table-cell>
          <table:table-cell office:value-type="float" office:value="2.52398" calcext:value-type="float">
            <text:p>2.52398</text:p>
          </table:table-cell>
          <table:table-cell table:number-columns-repeated="12"/>
        </table:table-row>
        <table:table-row table:style-name="ro1">
          <table:table-cell office:value-type="float" office:value="32600" calcext:value-type="float">
            <text:p>32600</text:p>
          </table:table-cell>
          <table:table-cell/>
          <table:table-cell office:value-type="float" office:value="1.289748" calcext:value-type="float">
            <text:p>1.289748</text:p>
          </table:table-cell>
          <table:table-cell office:value-type="float" office:value="2.579258" calcext:value-type="float">
            <text:p>2.579258</text:p>
          </table:table-cell>
          <table:table-cell table:number-columns-repeated="12"/>
        </table:table-row>
        <table:table-row table:style-name="ro1">
          <table:table-cell office:value-type="float" office:value="32700" calcext:value-type="float">
            <text:p>32700</text:p>
          </table:table-cell>
          <table:table-cell/>
          <table:table-cell office:value-type="float" office:value="1.232477" calcext:value-type="float">
            <text:p>1.232477</text:p>
          </table:table-cell>
          <table:table-cell office:value-type="float" office:value="2.464628" calcext:value-type="float">
            <text:p>2.464628</text:p>
          </table:table-cell>
          <table:table-cell table:number-columns-repeated="12"/>
        </table:table-row>
        <table:table-row table:style-name="ro1">
          <table:table-cell office:value-type="float" office:value="32800" calcext:value-type="float">
            <text:p>32800</text:p>
          </table:table-cell>
          <table:table-cell/>
          <table:table-cell office:value-type="float" office:value="1.233799" calcext:value-type="float">
            <text:p>1.233799</text:p>
          </table:table-cell>
          <table:table-cell office:value-type="float" office:value="2.467366" calcext:value-type="float">
            <text:p>2.467366</text:p>
          </table:table-cell>
          <table:table-cell table:number-columns-repeated="12"/>
        </table:table-row>
        <table:table-row table:style-name="ro1">
          <table:table-cell office:value-type="float" office:value="32900" calcext:value-type="float">
            <text:p>32900</text:p>
          </table:table-cell>
          <table:table-cell/>
          <table:table-cell office:value-type="float" office:value="1.222585" calcext:value-type="float">
            <text:p>1.222585</text:p>
          </table:table-cell>
          <table:table-cell office:value-type="float" office:value="2.444946" calcext:value-type="float">
            <text:p>2.444946</text:p>
          </table:table-cell>
          <table:table-cell table:number-columns-repeated="12"/>
        </table:table-row>
        <table:table-row table:style-name="ro1">
          <table:table-cell office:value-type="float" office:value="33000" calcext:value-type="float">
            <text:p>33000</text:p>
          </table:table-cell>
          <table:table-cell/>
          <table:table-cell office:value-type="float" office:value="1.228555" calcext:value-type="float">
            <text:p>1.228555</text:p>
          </table:table-cell>
          <table:table-cell office:value-type="float" office:value="2.456886" calcext:value-type="float">
            <text:p>2.456886</text:p>
          </table:table-cell>
          <table:table-cell table:number-columns-repeated="12"/>
        </table:table-row>
        <table:table-row table:style-name="ro1">
          <table:table-cell office:value-type="float" office:value="33100" calcext:value-type="float">
            <text:p>33100</text:p>
          </table:table-cell>
          <table:table-cell/>
          <table:table-cell office:value-type="float" office:value="1.235533" calcext:value-type="float">
            <text:p>1.235533</text:p>
          </table:table-cell>
          <table:table-cell office:value-type="float" office:value="2.47084" calcext:value-type="float">
            <text:p>2.47084</text:p>
          </table:table-cell>
          <table:table-cell table:number-columns-repeated="12"/>
        </table:table-row>
        <table:table-row table:style-name="ro1">
          <table:table-cell office:value-type="float" office:value="33200" calcext:value-type="float">
            <text:p>33200</text:p>
          </table:table-cell>
          <table:table-cell/>
          <table:table-cell office:value-type="float" office:value="1.240993" calcext:value-type="float">
            <text:p>1.240993</text:p>
          </table:table-cell>
          <table:table-cell office:value-type="float" office:value="2.481758" calcext:value-type="float">
            <text:p>2.481758</text:p>
          </table:table-cell>
          <table:table-cell table:number-columns-repeated="12"/>
        </table:table-row>
        <table:table-row table:style-name="ro1">
          <table:table-cell office:value-type="float" office:value="33300" calcext:value-type="float">
            <text:p>33300</text:p>
          </table:table-cell>
          <table:table-cell/>
          <table:table-cell office:value-type="float" office:value="1.252064" calcext:value-type="float">
            <text:p>1.252064</text:p>
          </table:table-cell>
          <table:table-cell office:value-type="float" office:value="2.503902" calcext:value-type="float">
            <text:p>2.503902</text:p>
          </table:table-cell>
          <table:table-cell table:number-columns-repeated="12"/>
        </table:table-row>
        <table:table-row table:style-name="ro1">
          <table:table-cell office:value-type="float" office:value="33400" calcext:value-type="float">
            <text:p>33400</text:p>
          </table:table-cell>
          <table:table-cell/>
          <table:table-cell office:value-type="float" office:value="1.274094" calcext:value-type="float">
            <text:p>1.274094</text:p>
          </table:table-cell>
          <table:table-cell office:value-type="float" office:value="2.547962" calcext:value-type="float">
            <text:p>2.547962</text:p>
          </table:table-cell>
          <table:table-cell table:number-columns-repeated="12"/>
        </table:table-row>
        <table:table-row table:style-name="ro1">
          <table:table-cell office:value-type="float" office:value="33500" calcext:value-type="float">
            <text:p>33500</text:p>
          </table:table-cell>
          <table:table-cell/>
          <table:table-cell office:value-type="float" office:value="1.306112" calcext:value-type="float">
            <text:p>1.306112</text:p>
          </table:table-cell>
          <table:table-cell office:value-type="float" office:value="2.611996" calcext:value-type="float">
            <text:p>2.611996</text:p>
          </table:table-cell>
          <table:table-cell table:number-columns-repeated="12"/>
        </table:table-row>
        <table:table-row table:style-name="ro1">
          <table:table-cell office:value-type="float" office:value="33600" calcext:value-type="float">
            <text:p>33600</text:p>
          </table:table-cell>
          <table:table-cell/>
          <table:table-cell office:value-type="float" office:value="1.346323" calcext:value-type="float">
            <text:p>1.346323</text:p>
          </table:table-cell>
          <table:table-cell office:value-type="float" office:value="2.69239" calcext:value-type="float">
            <text:p>2.69239</text:p>
          </table:table-cell>
          <table:table-cell table:number-columns-repeated="12"/>
        </table:table-row>
        <table:table-row table:style-name="ro1">
          <table:table-cell office:value-type="float" office:value="33700" calcext:value-type="float">
            <text:p>33700</text:p>
          </table:table-cell>
          <table:table-cell/>
          <table:table-cell office:value-type="float" office:value="1.348492" calcext:value-type="float">
            <text:p>1.348492</text:p>
          </table:table-cell>
          <table:table-cell office:value-type="float" office:value="2.696744" calcext:value-type="float">
            <text:p>2.696744</text:p>
          </table:table-cell>
          <table:table-cell table:number-columns-repeated="12"/>
        </table:table-row>
        <table:table-row table:style-name="ro1">
          <table:table-cell office:value-type="float" office:value="33800" calcext:value-type="float">
            <text:p>33800</text:p>
          </table:table-cell>
          <table:table-cell/>
          <table:table-cell office:value-type="float" office:value="1.363431" calcext:value-type="float">
            <text:p>1.363431</text:p>
          </table:table-cell>
          <table:table-cell office:value-type="float" office:value="2.726606" calcext:value-type="float">
            <text:p>2.726606</text:p>
          </table:table-cell>
          <table:table-cell table:number-columns-repeated="12"/>
        </table:table-row>
        <table:table-row table:style-name="ro1">
          <table:table-cell office:value-type="float" office:value="33900" calcext:value-type="float">
            <text:p>33900</text:p>
          </table:table-cell>
          <table:table-cell/>
          <table:table-cell office:value-type="float" office:value="1.349242" calcext:value-type="float">
            <text:p>1.349242</text:p>
          </table:table-cell>
          <table:table-cell office:value-type="float" office:value="2.698242" calcext:value-type="float">
            <text:p>2.698242</text:p>
          </table:table-cell>
          <table:table-cell table:number-columns-repeated="12"/>
        </table:table-row>
        <table:table-row table:style-name="ro1">
          <table:table-cell office:value-type="float" office:value="34000" calcext:value-type="float">
            <text:p>34000</text:p>
          </table:table-cell>
          <table:table-cell/>
          <table:table-cell office:value-type="float" office:value="1.953023" calcext:value-type="float">
            <text:p>1.953023</text:p>
          </table:table-cell>
          <table:table-cell office:value-type="float" office:value="2.641706" calcext:value-type="float">
            <text:p>2.641706</text:p>
          </table:table-cell>
          <table:table-cell table:number-columns-repeated="12"/>
        </table:table-row>
        <table:table-row table:style-name="ro1">
          <table:table-cell office:value-type="float" office:value="34100" calcext:value-type="float">
            <text:p>34100</text:p>
          </table:table-cell>
          <table:table-cell/>
          <table:table-cell office:value-type="float" office:value="2.081923" calcext:value-type="float">
            <text:p>2.081923</text:p>
          </table:table-cell>
          <table:table-cell office:value-type="float" office:value="2.900472" calcext:value-type="float">
            <text:p>2.900472</text:p>
          </table:table-cell>
          <table:table-cell table:number-columns-repeated="12"/>
        </table:table-row>
        <table:table-row table:style-name="ro1">
          <table:table-cell office:value-type="float" office:value="34200" calcext:value-type="float">
            <text:p>34200</text:p>
          </table:table-cell>
          <table:table-cell/>
          <table:table-cell office:value-type="float" office:value="1.410014" calcext:value-type="float">
            <text:p>1.410014</text:p>
          </table:table-cell>
          <table:table-cell office:value-type="float" office:value="2.819786" calcext:value-type="float">
            <text:p>2.819786</text:p>
          </table:table-cell>
          <table:table-cell table:number-columns-repeated="12"/>
        </table:table-row>
        <table:table-row table:style-name="ro1">
          <table:table-cell office:value-type="float" office:value="34300" calcext:value-type="float">
            <text:p>34300</text:p>
          </table:table-cell>
          <table:table-cell/>
          <table:table-cell office:value-type="float" office:value="1.430177" calcext:value-type="float">
            <text:p>1.430177</text:p>
          </table:table-cell>
          <table:table-cell office:value-type="float" office:value="2.860108" calcext:value-type="float">
            <text:p>2.860108</text:p>
          </table:table-cell>
          <table:table-cell table:number-columns-repeated="12"/>
        </table:table-row>
        <table:table-row table:style-name="ro1">
          <table:table-cell office:value-type="float" office:value="34400" calcext:value-type="float">
            <text:p>34400</text:p>
          </table:table-cell>
          <table:table-cell/>
          <table:table-cell office:value-type="float" office:value="1.44561" calcext:value-type="float">
            <text:p>1.44561</text:p>
          </table:table-cell>
          <table:table-cell office:value-type="float" office:value="2.890984" calcext:value-type="float">
            <text:p>2.890984</text:p>
          </table:table-cell>
          <table:table-cell table:number-columns-repeated="12"/>
        </table:table-row>
        <table:table-row table:style-name="ro1">
          <table:table-cell office:value-type="float" office:value="34500" calcext:value-type="float">
            <text:p>34500</text:p>
          </table:table-cell>
          <table:table-cell/>
          <table:table-cell office:value-type="float" office:value="1.383047" calcext:value-type="float">
            <text:p>1.383047</text:p>
          </table:table-cell>
          <table:table-cell office:value-type="float" office:value="2.765852" calcext:value-type="float">
            <text:p>2.765852</text:p>
          </table:table-cell>
          <table:table-cell table:number-columns-repeated="12"/>
        </table:table-row>
        <table:table-row table:style-name="ro1">
          <table:table-cell office:value-type="float" office:value="34600" calcext:value-type="float">
            <text:p>34600</text:p>
          </table:table-cell>
          <table:table-cell/>
          <table:table-cell office:value-type="float" office:value="1.382134" calcext:value-type="float">
            <text:p>1.382134</text:p>
          </table:table-cell>
          <table:table-cell office:value-type="float" office:value="2.764032" calcext:value-type="float">
            <text:p>2.764032</text:p>
          </table:table-cell>
          <table:table-cell table:number-columns-repeated="12"/>
        </table:table-row>
        <table:table-row table:style-name="ro1">
          <table:table-cell office:value-type="float" office:value="34700" calcext:value-type="float">
            <text:p>34700</text:p>
          </table:table-cell>
          <table:table-cell/>
          <table:table-cell office:value-type="float" office:value="1.40167" calcext:value-type="float">
            <text:p>1.40167</text:p>
          </table:table-cell>
          <table:table-cell office:value-type="float" office:value="2.803102" calcext:value-type="float">
            <text:p>2.803102</text:p>
          </table:table-cell>
          <table:table-cell table:number-columns-repeated="12"/>
        </table:table-row>
        <table:table-row table:style-name="ro1">
          <table:table-cell office:value-type="float" office:value="34800" calcext:value-type="float">
            <text:p>34800</text:p>
          </table:table-cell>
          <table:table-cell/>
          <table:table-cell office:value-type="float" office:value="1.443031" calcext:value-type="float">
            <text:p>1.443031</text:p>
          </table:table-cell>
          <table:table-cell office:value-type="float" office:value="2.885816" calcext:value-type="float">
            <text:p>2.885816</text:p>
          </table:table-cell>
          <table:table-cell table:number-columns-repeated="12"/>
        </table:table-row>
        <table:table-row table:style-name="ro1">
          <table:table-cell office:value-type="float" office:value="34900" calcext:value-type="float">
            <text:p>34900</text:p>
          </table:table-cell>
          <table:table-cell/>
          <table:table-cell office:value-type="float" office:value="1.443141" calcext:value-type="float">
            <text:p>1.443141</text:p>
          </table:table-cell>
          <table:table-cell office:value-type="float" office:value="2.886014" calcext:value-type="float">
            <text:p>2.886014</text:p>
          </table:table-cell>
          <table:table-cell table:number-columns-repeated="12"/>
        </table:table-row>
        <table:table-row table:style-name="ro1">
          <table:table-cell office:value-type="float" office:value="35000" calcext:value-type="float">
            <text:p>35000</text:p>
          </table:table-cell>
          <table:table-cell/>
          <table:table-cell office:value-type="float" office:value="1.457299" calcext:value-type="float">
            <text:p>1.457299</text:p>
          </table:table-cell>
          <table:table-cell office:value-type="float" office:value="2.91435" calcext:value-type="float">
            <text:p>2.91435</text:p>
          </table:table-cell>
          <table:table-cell table:number-columns-repeated="12"/>
        </table:table-row>
        <table:table-row table:style-name="ro1">
          <table:table-cell office:value-type="float" office:value="35100" calcext:value-type="float">
            <text:p>35100</text:p>
          </table:table-cell>
          <table:table-cell/>
          <table:table-cell office:value-type="float" office:value="1.489533" calcext:value-type="float">
            <text:p>1.489533</text:p>
          </table:table-cell>
          <table:table-cell office:value-type="float" office:value="2.978816" calcext:value-type="float">
            <text:p>2.978816</text:p>
          </table:table-cell>
          <table:table-cell table:number-columns-repeated="12"/>
        </table:table-row>
        <table:table-row table:style-name="ro1">
          <table:table-cell office:value-type="float" office:value="35200" calcext:value-type="float">
            <text:p>35200</text:p>
          </table:table-cell>
          <table:table-cell/>
          <table:table-cell office:value-type="float" office:value="1.468302" calcext:value-type="float">
            <text:p>1.468302</text:p>
          </table:table-cell>
          <table:table-cell office:value-type="float" office:value="2.936354" calcext:value-type="float">
            <text:p>2.936354</text:p>
          </table:table-cell>
          <table:table-cell table:number-columns-repeated="12"/>
        </table:table-row>
        <table:table-row table:style-name="ro1">
          <table:table-cell office:value-type="float" office:value="35300" calcext:value-type="float">
            <text:p>35300</text:p>
          </table:table-cell>
          <table:table-cell/>
          <table:table-cell office:value-type="float" office:value="1.456418" calcext:value-type="float">
            <text:p>1.456418</text:p>
          </table:table-cell>
          <table:table-cell office:value-type="float" office:value="2.912594" calcext:value-type="float">
            <text:p>2.912594</text:p>
          </table:table-cell>
          <table:table-cell table:number-columns-repeated="12"/>
        </table:table-row>
        <table:table-row table:style-name="ro1">
          <table:table-cell office:value-type="float" office:value="35400" calcext:value-type="float">
            <text:p>35400</text:p>
          </table:table-cell>
          <table:table-cell/>
          <table:table-cell office:value-type="float" office:value="1.525426" calcext:value-type="float">
            <text:p>1.525426</text:p>
          </table:table-cell>
          <table:table-cell office:value-type="float" office:value="3.050488" calcext:value-type="float">
            <text:p>3.050488</text:p>
          </table:table-cell>
          <table:table-cell table:number-columns-repeated="12"/>
        </table:table-row>
        <table:table-row table:style-name="ro1">
          <table:table-cell office:value-type="float" office:value="35500" calcext:value-type="float">
            <text:p>35500</text:p>
          </table:table-cell>
          <table:table-cell/>
          <table:table-cell office:value-type="float" office:value="1.483249" calcext:value-type="float">
            <text:p>1.483249</text:p>
          </table:table-cell>
          <table:table-cell office:value-type="float" office:value="2.966076" calcext:value-type="float">
            <text:p>2.966076</text:p>
          </table:table-cell>
          <table:table-cell table:number-columns-repeated="12"/>
        </table:table-row>
        <table:table-row table:style-name="ro1">
          <table:table-cell office:value-type="float" office:value="35600" calcext:value-type="float">
            <text:p>35600</text:p>
          </table:table-cell>
          <table:table-cell/>
          <table:table-cell office:value-type="float" office:value="2.339183" calcext:value-type="float">
            <text:p>2.339183</text:p>
          </table:table-cell>
          <table:table-cell office:value-type="float" office:value="3.050094" calcext:value-type="float">
            <text:p>3.050094</text:p>
          </table:table-cell>
          <table:table-cell table:number-columns-repeated="12"/>
        </table:table-row>
        <table:table-row table:style-name="ro1">
          <table:table-cell office:value-type="float" office:value="35700" calcext:value-type="float">
            <text:p>35700</text:p>
          </table:table-cell>
          <table:table-cell/>
          <table:table-cell office:value-type="float" office:value="1.46363" calcext:value-type="float">
            <text:p>1.46363</text:p>
          </table:table-cell>
          <table:table-cell office:value-type="float" office:value="2.926956" calcext:value-type="float">
            <text:p>2.926956</text:p>
          </table:table-cell>
          <table:table-cell table:number-columns-repeated="12"/>
        </table:table-row>
        <table:table-row table:style-name="ro1">
          <table:table-cell office:value-type="float" office:value="35800" calcext:value-type="float">
            <text:p>35800</text:p>
          </table:table-cell>
          <table:table-cell/>
          <table:table-cell office:value-type="float" office:value="1.463776" calcext:value-type="float">
            <text:p>1.463776</text:p>
          </table:table-cell>
          <table:table-cell office:value-type="float" office:value="2.927308" calcext:value-type="float">
            <text:p>2.927308</text:p>
          </table:table-cell>
          <table:table-cell table:number-columns-repeated="12"/>
        </table:table-row>
        <table:table-row table:style-name="ro1">
          <table:table-cell office:value-type="float" office:value="35900" calcext:value-type="float">
            <text:p>35900</text:p>
          </table:table-cell>
          <table:table-cell/>
          <table:table-cell office:value-type="float" office:value="1.535793" calcext:value-type="float">
            <text:p>1.535793</text:p>
          </table:table-cell>
          <table:table-cell office:value-type="float" office:value="3.07132" calcext:value-type="float">
            <text:p>3.07132</text:p>
          </table:table-cell>
          <table:table-cell table:number-columns-repeated="12"/>
        </table:table-row>
        <table:table-row table:style-name="ro1">
          <table:table-cell office:value-type="float" office:value="36000" calcext:value-type="float">
            <text:p>36000</text:p>
          </table:table-cell>
          <table:table-cell/>
          <table:table-cell office:value-type="float" office:value="2.199349" calcext:value-type="float">
            <text:p>2.199349</text:p>
          </table:table-cell>
          <table:table-cell office:value-type="float" office:value="3.13619" calcext:value-type="float">
            <text:p>3.13619</text:p>
          </table:table-cell>
          <table:table-cell table:number-columns-repeated="12"/>
        </table:table-row>
        <table:table-row table:style-name="ro1">
          <table:table-cell office:value-type="float" office:value="36100" calcext:value-type="float">
            <text:p>36100</text:p>
          </table:table-cell>
          <table:table-cell/>
          <table:table-cell office:value-type="float" office:value="1.5335" calcext:value-type="float">
            <text:p>1.5335</text:p>
          </table:table-cell>
          <table:table-cell office:value-type="float" office:value="3.066744" calcext:value-type="float">
            <text:p>3.066744</text:p>
          </table:table-cell>
          <table:table-cell table:number-columns-repeated="12"/>
        </table:table-row>
        <table:table-row table:style-name="ro1">
          <table:table-cell office:value-type="float" office:value="36200" calcext:value-type="float">
            <text:p>36200</text:p>
          </table:table-cell>
          <table:table-cell/>
          <table:table-cell office:value-type="float" office:value="1.557965" calcext:value-type="float">
            <text:p>1.557965</text:p>
          </table:table-cell>
          <table:table-cell office:value-type="float" office:value="3.11568" calcext:value-type="float">
            <text:p>3.11568</text:p>
          </table:table-cell>
          <table:table-cell table:number-columns-repeated="12"/>
        </table:table-row>
        <table:table-row table:style-name="ro1">
          <table:table-cell office:value-type="float" office:value="36300" calcext:value-type="float">
            <text:p>36300</text:p>
          </table:table-cell>
          <table:table-cell/>
          <table:table-cell office:value-type="float" office:value="1.557134" calcext:value-type="float">
            <text:p>1.557134</text:p>
          </table:table-cell>
          <table:table-cell office:value-type="float" office:value="3.113984" calcext:value-type="float">
            <text:p>3.113984</text:p>
          </table:table-cell>
          <table:table-cell table:number-columns-repeated="12"/>
        </table:table-row>
        <table:table-row table:style-name="ro1">
          <table:table-cell office:value-type="float" office:value="36400" calcext:value-type="float">
            <text:p>36400</text:p>
          </table:table-cell>
          <table:table-cell/>
          <table:table-cell office:value-type="float" office:value="1.579619" calcext:value-type="float">
            <text:p>1.579619</text:p>
          </table:table-cell>
          <table:table-cell office:value-type="float" office:value="3.15899" calcext:value-type="float">
            <text:p>3.15899</text:p>
          </table:table-cell>
          <table:table-cell table:number-columns-repeated="12"/>
        </table:table-row>
        <table:table-row table:style-name="ro1">
          <table:table-cell office:value-type="float" office:value="36500" calcext:value-type="float">
            <text:p>36500</text:p>
          </table:table-cell>
          <table:table-cell/>
          <table:table-cell office:value-type="float" office:value="1.552885" calcext:value-type="float">
            <text:p>1.552885</text:p>
          </table:table-cell>
          <table:table-cell office:value-type="float" office:value="3.105512" calcext:value-type="float">
            <text:p>3.105512</text:p>
          </table:table-cell>
          <table:table-cell table:number-columns-repeated="12"/>
        </table:table-row>
        <table:table-row table:style-name="ro1">
          <table:table-cell office:value-type="float" office:value="36600" calcext:value-type="float">
            <text:p>36600</text:p>
          </table:table-cell>
          <table:table-cell/>
          <table:table-cell office:value-type="float" office:value="1.585513" calcext:value-type="float">
            <text:p>1.585513</text:p>
          </table:table-cell>
          <table:table-cell office:value-type="float" office:value="3.170762" calcext:value-type="float">
            <text:p>3.170762</text:p>
          </table:table-cell>
          <table:table-cell table:number-columns-repeated="12"/>
        </table:table-row>
        <table:table-row table:style-name="ro1">
          <table:table-cell office:value-type="float" office:value="36700" calcext:value-type="float">
            <text:p>36700</text:p>
          </table:table-cell>
          <table:table-cell/>
          <table:table-cell office:value-type="float" office:value="1.585744" calcext:value-type="float">
            <text:p>1.585744</text:p>
          </table:table-cell>
          <table:table-cell office:value-type="float" office:value="3.171174" calcext:value-type="float">
            <text:p>3.171174</text:p>
          </table:table-cell>
          <table:table-cell table:number-columns-repeated="12"/>
        </table:table-row>
        <table:table-row table:style-name="ro1">
          <table:table-cell office:value-type="float" office:value="36800" calcext:value-type="float">
            <text:p>36800</text:p>
          </table:table-cell>
          <table:table-cell/>
          <table:table-cell office:value-type="float" office:value="1.535833" calcext:value-type="float">
            <text:p>1.535833</text:p>
          </table:table-cell>
          <table:table-cell office:value-type="float" office:value="3.071408" calcext:value-type="float">
            <text:p>3.071408</text:p>
          </table:table-cell>
          <table:table-cell table:number-columns-repeated="12"/>
        </table:table-row>
        <table:table-row table:style-name="ro1">
          <table:table-cell office:value-type="float" office:value="36900" calcext:value-type="float">
            <text:p>36900</text:p>
          </table:table-cell>
          <table:table-cell/>
          <table:table-cell office:value-type="float" office:value="1.602438" calcext:value-type="float">
            <text:p>1.602438</text:p>
          </table:table-cell>
          <table:table-cell office:value-type="float" office:value="3.204624" calcext:value-type="float">
            <text:p>3.204624</text:p>
          </table:table-cell>
          <table:table-cell table:number-columns-repeated="12"/>
        </table:table-row>
        <table:table-row table:style-name="ro1">
          <table:table-cell office:value-type="float" office:value="37000" calcext:value-type="float">
            <text:p>37000</text:p>
          </table:table-cell>
          <table:table-cell/>
          <table:table-cell office:value-type="float" office:value="1.557364" calcext:value-type="float">
            <text:p>1.557364</text:p>
          </table:table-cell>
          <table:table-cell office:value-type="float" office:value="3.114474" calcext:value-type="float">
            <text:p>3.114474</text:p>
          </table:table-cell>
          <table:table-cell table:number-columns-repeated="12"/>
        </table:table-row>
        <table:table-row table:style-name="ro1">
          <table:table-cell office:value-type="float" office:value="37100" calcext:value-type="float">
            <text:p>37100</text:p>
          </table:table-cell>
          <table:table-cell/>
          <table:table-cell office:value-type="float" office:value="1.562498" calcext:value-type="float">
            <text:p>1.562498</text:p>
          </table:table-cell>
          <table:table-cell office:value-type="float" office:value="3.124742" calcext:value-type="float">
            <text:p>3.124742</text:p>
          </table:table-cell>
          <table:table-cell table:number-columns-repeated="12"/>
        </table:table-row>
        <table:table-row table:style-name="ro1">
          <table:table-cell office:value-type="float" office:value="37200" calcext:value-type="float">
            <text:p>37200</text:p>
          </table:table-cell>
          <table:table-cell/>
          <table:table-cell office:value-type="float" office:value="1.568654" calcext:value-type="float">
            <text:p>1.568654</text:p>
          </table:table-cell>
          <table:table-cell office:value-type="float" office:value="3.137054" calcext:value-type="float">
            <text:p>3.137054</text:p>
          </table:table-cell>
          <table:table-cell table:number-columns-repeated="12"/>
        </table:table-row>
        <table:table-row table:style-name="ro1">
          <table:table-cell office:value-type="float" office:value="37300" calcext:value-type="float">
            <text:p>37300</text:p>
          </table:table-cell>
          <table:table-cell/>
          <table:table-cell office:value-type="float" office:value="1.581107" calcext:value-type="float">
            <text:p>1.581107</text:p>
          </table:table-cell>
          <table:table-cell office:value-type="float" office:value="3.16196" calcext:value-type="float">
            <text:p>3.16196</text:p>
          </table:table-cell>
          <table:table-cell table:number-columns-repeated="12"/>
        </table:table-row>
        <table:table-row table:style-name="ro1">
          <table:table-cell office:value-type="float" office:value="37400" calcext:value-type="float">
            <text:p>37400</text:p>
          </table:table-cell>
          <table:table-cell/>
          <table:table-cell office:value-type="float" office:value="1.613177" calcext:value-type="float">
            <text:p>1.613177</text:p>
          </table:table-cell>
          <table:table-cell office:value-type="float" office:value="3.226098" calcext:value-type="float">
            <text:p>3.226098</text:p>
          </table:table-cell>
          <table:table-cell table:number-columns-repeated="12"/>
        </table:table-row>
        <table:table-row table:style-name="ro1">
          <table:table-cell office:value-type="float" office:value="37500" calcext:value-type="float">
            <text:p>37500</text:p>
          </table:table-cell>
          <table:table-cell/>
          <table:table-cell office:value-type="float" office:value="1.671967" calcext:value-type="float">
            <text:p>1.671967</text:p>
          </table:table-cell>
          <table:table-cell office:value-type="float" office:value="3.343664" calcext:value-type="float">
            <text:p>3.343664</text:p>
          </table:table-cell>
          <table:table-cell table:number-columns-repeated="12"/>
        </table:table-row>
        <table:table-row table:style-name="ro1">
          <table:table-cell office:value-type="float" office:value="37600" calcext:value-type="float">
            <text:p>37600</text:p>
          </table:table-cell>
          <table:table-cell/>
          <table:table-cell office:value-type="float" office:value="1.691042" calcext:value-type="float">
            <text:p>1.691042</text:p>
          </table:table-cell>
          <table:table-cell office:value-type="float" office:value="3.381816" calcext:value-type="float">
            <text:p>3.381816</text:p>
          </table:table-cell>
          <table:table-cell table:number-columns-repeated="12"/>
        </table:table-row>
        <table:table-row table:style-name="ro1">
          <table:table-cell office:value-type="float" office:value="37700" calcext:value-type="float">
            <text:p>37700</text:p>
          </table:table-cell>
          <table:table-cell/>
          <table:table-cell office:value-type="float" office:value="1.671097" calcext:value-type="float">
            <text:p>1.671097</text:p>
          </table:table-cell>
          <table:table-cell office:value-type="float" office:value="3.341934" calcext:value-type="float">
            <text:p>3.341934</text:p>
          </table:table-cell>
          <table:table-cell table:number-columns-repeated="12"/>
        </table:table-row>
        <table:table-row table:style-name="ro1">
          <table:table-cell office:value-type="float" office:value="37800" calcext:value-type="float">
            <text:p>37800</text:p>
          </table:table-cell>
          <table:table-cell/>
          <table:table-cell office:value-type="float" office:value="1.695638" calcext:value-type="float">
            <text:p>1.695638</text:p>
          </table:table-cell>
          <table:table-cell office:value-type="float" office:value="3.391008" calcext:value-type="float">
            <text:p>3.391008</text:p>
          </table:table-cell>
          <table:table-cell table:number-columns-repeated="12"/>
        </table:table-row>
        <table:table-row table:style-name="ro1">
          <table:table-cell office:value-type="float" office:value="37900" calcext:value-type="float">
            <text:p>37900</text:p>
          </table:table-cell>
          <table:table-cell/>
          <table:table-cell office:value-type="float" office:value="1.671844" calcext:value-type="float">
            <text:p>1.671844</text:p>
          </table:table-cell>
          <table:table-cell office:value-type="float" office:value="3.343422" calcext:value-type="float">
            <text:p>3.343422</text:p>
          </table:table-cell>
          <table:table-cell table:number-columns-repeated="12"/>
        </table:table-row>
        <table:table-row table:style-name="ro1">
          <table:table-cell office:value-type="float" office:value="38000" calcext:value-type="float">
            <text:p>38000</text:p>
          </table:table-cell>
          <table:table-cell/>
          <table:table-cell office:value-type="float" office:value="1.715888" calcext:value-type="float">
            <text:p>1.715888</text:p>
          </table:table-cell>
          <table:table-cell office:value-type="float" office:value="3.431506" calcext:value-type="float">
            <text:p>3.431506</text:p>
          </table:table-cell>
          <table:table-cell table:number-columns-repeated="12"/>
        </table:table-row>
        <table:table-row table:style-name="ro1">
          <table:table-cell office:value-type="float" office:value="38100" calcext:value-type="float">
            <text:p>38100</text:p>
          </table:table-cell>
          <table:table-cell/>
          <table:table-cell office:value-type="float" office:value="1.69704" calcext:value-type="float">
            <text:p>1.69704</text:p>
          </table:table-cell>
          <table:table-cell office:value-type="float" office:value="3.39382" calcext:value-type="float">
            <text:p>3.39382</text:p>
          </table:table-cell>
          <table:table-cell table:number-columns-repeated="12"/>
        </table:table-row>
        <table:table-row table:style-name="ro1">
          <table:table-cell office:value-type="float" office:value="38200" calcext:value-type="float">
            <text:p>38200</text:p>
          </table:table-cell>
          <table:table-cell/>
          <table:table-cell office:value-type="float" office:value="1.714375" calcext:value-type="float">
            <text:p>1.714375</text:p>
          </table:table-cell>
          <table:table-cell office:value-type="float" office:value="3.428464" calcext:value-type="float">
            <text:p>3.428464</text:p>
          </table:table-cell>
          <table:table-cell table:number-columns-repeated="12"/>
        </table:table-row>
        <table:table-row table:style-name="ro1">
          <table:table-cell office:value-type="float" office:value="38300" calcext:value-type="float">
            <text:p>38300</text:p>
          </table:table-cell>
          <table:table-cell/>
          <table:table-cell office:value-type="float" office:value="1.720638" calcext:value-type="float">
            <text:p>1.720638</text:p>
          </table:table-cell>
          <table:table-cell office:value-type="float" office:value="3.441014" calcext:value-type="float">
            <text:p>3.441014</text:p>
          </table:table-cell>
          <table:table-cell table:number-columns-repeated="12"/>
        </table:table-row>
        <table:table-row table:style-name="ro1">
          <table:table-cell office:value-type="float" office:value="38400" calcext:value-type="float">
            <text:p>38400</text:p>
          </table:table-cell>
          <table:table-cell/>
          <table:table-cell office:value-type="float" office:value="1.705806" calcext:value-type="float">
            <text:p>1.705806</text:p>
          </table:table-cell>
          <table:table-cell office:value-type="float" office:value="3.41134" calcext:value-type="float">
            <text:p>3.41134</text:p>
          </table:table-cell>
          <table:table-cell table:number-columns-repeated="12"/>
        </table:table-row>
        <table:table-row table:style-name="ro1">
          <table:table-cell office:value-type="float" office:value="38500" calcext:value-type="float">
            <text:p>38500</text:p>
          </table:table-cell>
          <table:table-cell/>
          <table:table-cell office:value-type="float" office:value="1.725902" calcext:value-type="float">
            <text:p>1.725902</text:p>
          </table:table-cell>
          <table:table-cell office:value-type="float" office:value="3.45153" calcext:value-type="float">
            <text:p>3.45153</text:p>
          </table:table-cell>
          <table:table-cell table:number-columns-repeated="12"/>
        </table:table-row>
        <table:table-row table:style-name="ro1">
          <table:table-cell office:value-type="float" office:value="38600" calcext:value-type="float">
            <text:p>38600</text:p>
          </table:table-cell>
          <table:table-cell/>
          <table:table-cell office:value-type="float" office:value="1.748241" calcext:value-type="float">
            <text:p>1.748241</text:p>
          </table:table-cell>
          <table:table-cell office:value-type="float" office:value="3.496206" calcext:value-type="float">
            <text:p>3.496206</text:p>
          </table:table-cell>
          <table:table-cell table:number-columns-repeated="12"/>
        </table:table-row>
        <table:table-row table:style-name="ro1">
          <table:table-cell office:value-type="float" office:value="38700" calcext:value-type="float">
            <text:p>38700</text:p>
          </table:table-cell>
          <table:table-cell/>
          <table:table-cell office:value-type="float" office:value="1.720588" calcext:value-type="float">
            <text:p>1.720588</text:p>
          </table:table-cell>
          <table:table-cell office:value-type="float" office:value="3.440844" calcext:value-type="float">
            <text:p>3.440844</text:p>
          </table:table-cell>
          <table:table-cell table:number-columns-repeated="12"/>
        </table:table-row>
        <table:table-row table:style-name="ro1">
          <table:table-cell office:value-type="float" office:value="38800" calcext:value-type="float">
            <text:p>38800</text:p>
          </table:table-cell>
          <table:table-cell/>
          <table:table-cell office:value-type="float" office:value="1.759906" calcext:value-type="float">
            <text:p>1.759906</text:p>
          </table:table-cell>
          <table:table-cell office:value-type="float" office:value="3.519546" calcext:value-type="float">
            <text:p>3.519546</text:p>
          </table:table-cell>
          <table:table-cell table:number-columns-repeated="12"/>
        </table:table-row>
        <table:table-row table:style-name="ro1">
          <table:table-cell office:value-type="float" office:value="38900" calcext:value-type="float">
            <text:p>38900</text:p>
          </table:table-cell>
          <table:table-cell/>
          <table:table-cell office:value-type="float" office:value="1.782717" calcext:value-type="float">
            <text:p>1.782717</text:p>
          </table:table-cell>
          <table:table-cell office:value-type="float" office:value="3.56517" calcext:value-type="float">
            <text:p>3.56517</text:p>
          </table:table-cell>
          <table:table-cell table:number-columns-repeated="12"/>
        </table:table-row>
        <table:table-row table:style-name="ro1">
          <table:table-cell office:value-type="float" office:value="39000" calcext:value-type="float">
            <text:p>39000</text:p>
          </table:table-cell>
          <table:table-cell/>
          <table:table-cell office:value-type="float" office:value="1.760847" calcext:value-type="float">
            <text:p>1.760847</text:p>
          </table:table-cell>
          <table:table-cell office:value-type="float" office:value="3.521416" calcext:value-type="float">
            <text:p>3.521416</text:p>
          </table:table-cell>
          <table:table-cell table:number-columns-repeated="12"/>
        </table:table-row>
        <table:table-row table:style-name="ro1">
          <table:table-cell office:value-type="float" office:value="39100" calcext:value-type="float">
            <text:p>39100</text:p>
          </table:table-cell>
          <table:table-cell/>
          <table:table-cell office:value-type="float" office:value="1.775181" calcext:value-type="float">
            <text:p>1.775181</text:p>
          </table:table-cell>
          <table:table-cell office:value-type="float" office:value="3.550096" calcext:value-type="float">
            <text:p>3.550096</text:p>
          </table:table-cell>
          <table:table-cell table:number-columns-repeated="12"/>
        </table:table-row>
        <table:table-row table:style-name="ro1">
          <table:table-cell office:value-type="float" office:value="39200" calcext:value-type="float">
            <text:p>39200</text:p>
          </table:table-cell>
          <table:table-cell/>
          <table:table-cell office:value-type="float" office:value="1.764189" calcext:value-type="float">
            <text:p>1.764189</text:p>
          </table:table-cell>
          <table:table-cell office:value-type="float" office:value="3.528104" calcext:value-type="float">
            <text:p>3.528104</text:p>
          </table:table-cell>
          <table:table-cell table:number-columns-repeated="12"/>
        </table:table-row>
        <table:table-row table:style-name="ro1">
          <table:table-cell office:value-type="float" office:value="39300" calcext:value-type="float">
            <text:p>39300</text:p>
          </table:table-cell>
          <table:table-cell/>
          <table:table-cell office:value-type="float" office:value="1.745489" calcext:value-type="float">
            <text:p>1.745489</text:p>
          </table:table-cell>
          <table:table-cell office:value-type="float" office:value="3.49071" calcext:value-type="float">
            <text:p>3.49071</text:p>
          </table:table-cell>
          <table:table-cell table:number-columns-repeated="12"/>
        </table:table-row>
        <table:table-row table:style-name="ro1">
          <table:table-cell office:value-type="float" office:value="39400" calcext:value-type="float">
            <text:p>39400</text:p>
          </table:table-cell>
          <table:table-cell/>
          <table:table-cell office:value-type="float" office:value="1.790735" calcext:value-type="float">
            <text:p>1.790735</text:p>
          </table:table-cell>
          <table:table-cell office:value-type="float" office:value="3.581192" calcext:value-type="float">
            <text:p>3.581192</text:p>
          </table:table-cell>
          <table:table-cell table:number-columns-repeated="12"/>
        </table:table-row>
        <table:table-row table:style-name="ro1">
          <table:table-cell office:value-type="float" office:value="39500" calcext:value-type="float">
            <text:p>39500</text:p>
          </table:table-cell>
          <table:table-cell/>
          <table:table-cell office:value-type="float" office:value="1.804687" calcext:value-type="float">
            <text:p>1.804687</text:p>
          </table:table-cell>
          <table:table-cell office:value-type="float" office:value="3.609106" calcext:value-type="float">
            <text:p>3.609106</text:p>
          </table:table-cell>
          <table:table-cell table:number-columns-repeated="12"/>
        </table:table-row>
        <table:table-row table:style-name="ro1">
          <table:table-cell office:value-type="float" office:value="39600" calcext:value-type="float">
            <text:p>39600</text:p>
          </table:table-cell>
          <table:table-cell/>
          <table:table-cell office:value-type="float" office:value="1.804043" calcext:value-type="float">
            <text:p>1.804043</text:p>
          </table:table-cell>
          <table:table-cell office:value-type="float" office:value="3.607806" calcext:value-type="float">
            <text:p>3.607806</text:p>
          </table:table-cell>
          <table:table-cell table:number-columns-repeated="12"/>
        </table:table-row>
        <table:table-row table:style-name="ro1">
          <table:table-cell office:value-type="float" office:value="39700" calcext:value-type="float">
            <text:p>39700</text:p>
          </table:table-cell>
          <table:table-cell/>
          <table:table-cell office:value-type="float" office:value="1.876691" calcext:value-type="float">
            <text:p>1.876691</text:p>
          </table:table-cell>
          <table:table-cell office:value-type="float" office:value="3.7531" calcext:value-type="float">
            <text:p>3.7531</text:p>
          </table:table-cell>
          <table:table-cell table:number-columns-repeated="12"/>
        </table:table-row>
        <table:table-row table:style-name="ro1">
          <table:table-cell office:value-type="float" office:value="39800" calcext:value-type="float">
            <text:p>39800</text:p>
          </table:table-cell>
          <table:table-cell/>
          <table:table-cell office:value-type="float" office:value="2.673369" calcext:value-type="float">
            <text:p>2.673369</text:p>
          </table:table-cell>
          <table:table-cell office:value-type="float" office:value="3.661804" calcext:value-type="float">
            <text:p>3.661804</text:p>
          </table:table-cell>
          <table:table-cell table:number-columns-repeated="12"/>
        </table:table-row>
        <table:table-row table:style-name="ro1">
          <table:table-cell office:value-type="float" office:value="39900" calcext:value-type="float">
            <text:p>39900</text:p>
          </table:table-cell>
          <table:table-cell/>
          <table:table-cell office:value-type="float" office:value="1.872168" calcext:value-type="float">
            <text:p>1.872168</text:p>
          </table:table-cell>
          <table:table-cell office:value-type="float" office:value="3.744054" calcext:value-type="float">
            <text:p>3.744054</text:p>
          </table:table-cell>
          <table:table-cell table:number-columns-repeated="12"/>
        </table:table-row>
        <table:table-row table:style-name="ro1">
          <table:table-cell office:value-type="float" office:value="40000" calcext:value-type="float">
            <text:p>40000</text:p>
          </table:table-cell>
          <table:table-cell/>
          <table:table-cell office:value-type="float" office:value="1.848202" calcext:value-type="float">
            <text:p>1.848202</text:p>
          </table:table-cell>
          <table:table-cell office:value-type="float" office:value="3.696118" calcext:value-type="float">
            <text:p>3.696118</text:p>
          </table:table-cell>
          <table:table-cell table:number-columns-repeated="12"/>
        </table:table-row>
        <table:table-row table:style-name="ro1">
          <table:table-cell office:value-type="float" office:value="40100" calcext:value-type="float">
            <text:p>40100</text:p>
          </table:table-cell>
          <table:table-cell/>
          <table:table-cell office:value-type="float" office:value="1.813619" calcext:value-type="float">
            <text:p>1.813619</text:p>
          </table:table-cell>
          <table:table-cell office:value-type="float" office:value="3.626956" calcext:value-type="float">
            <text:p>3.626956</text:p>
          </table:table-cell>
          <table:table-cell table:number-columns-repeated="12"/>
        </table:table-row>
        <table:table-row table:style-name="ro1">
          <table:table-cell office:value-type="float" office:value="40200" calcext:value-type="float">
            <text:p>40200</text:p>
          </table:table-cell>
          <table:table-cell/>
          <table:table-cell office:value-type="float" office:value="1.860873" calcext:value-type="float">
            <text:p>1.860873</text:p>
          </table:table-cell>
          <table:table-cell office:value-type="float" office:value="3.721472" calcext:value-type="float">
            <text:p>3.721472</text:p>
          </table:table-cell>
          <table:table-cell table:number-columns-repeated="12"/>
        </table:table-row>
        <table:table-row table:style-name="ro1">
          <table:table-cell office:value-type="float" office:value="40300" calcext:value-type="float">
            <text:p>40300</text:p>
          </table:table-cell>
          <table:table-cell/>
          <table:table-cell office:value-type="float" office:value="1.87707" calcext:value-type="float">
            <text:p>1.87707</text:p>
          </table:table-cell>
          <table:table-cell office:value-type="float" office:value="3.753856" calcext:value-type="float">
            <text:p>3.753856</text:p>
          </table:table-cell>
          <table:table-cell table:number-columns-repeated="12"/>
        </table:table-row>
        <table:table-row table:style-name="ro1">
          <table:table-cell office:value-type="float" office:value="40400" calcext:value-type="float">
            <text:p>40400</text:p>
          </table:table-cell>
          <table:table-cell/>
          <table:table-cell office:value-type="float" office:value="1.862216" calcext:value-type="float">
            <text:p>1.862216</text:p>
          </table:table-cell>
          <table:table-cell office:value-type="float" office:value="3.724154" calcext:value-type="float">
            <text:p>3.724154</text:p>
          </table:table-cell>
          <table:table-cell table:number-columns-repeated="12"/>
        </table:table-row>
        <table:table-row table:style-name="ro1">
          <table:table-cell office:value-type="float" office:value="40500" calcext:value-type="float">
            <text:p>40500</text:p>
          </table:table-cell>
          <table:table-cell/>
          <table:table-cell office:value-type="float" office:value="1.906223" calcext:value-type="float">
            <text:p>1.906223</text:p>
          </table:table-cell>
          <table:table-cell office:value-type="float" office:value="3.81216" calcext:value-type="float">
            <text:p>3.81216</text:p>
          </table:table-cell>
          <table:table-cell table:number-columns-repeated="12"/>
        </table:table-row>
        <table:table-row table:style-name="ro1">
          <table:table-cell office:value-type="float" office:value="40600" calcext:value-type="float">
            <text:p>40600</text:p>
          </table:table-cell>
          <table:table-cell/>
          <table:table-cell office:value-type="float" office:value="1.856836" calcext:value-type="float">
            <text:p>1.856836</text:p>
          </table:table-cell>
          <table:table-cell office:value-type="float" office:value="3.713396" calcext:value-type="float">
            <text:p>3.713396</text:p>
          </table:table-cell>
          <table:table-cell table:number-columns-repeated="12"/>
        </table:table-row>
        <table:table-row table:style-name="ro1">
          <table:table-cell office:value-type="float" office:value="40700" calcext:value-type="float">
            <text:p>40700</text:p>
          </table:table-cell>
          <table:table-cell/>
          <table:table-cell office:value-type="float" office:value="1.867212" calcext:value-type="float">
            <text:p>1.867212</text:p>
          </table:table-cell>
          <table:table-cell office:value-type="float" office:value="3.734146" calcext:value-type="float">
            <text:p>3.734146</text:p>
          </table:table-cell>
          <table:table-cell table:number-columns-repeated="12"/>
        </table:table-row>
        <table:table-row table:style-name="ro1">
          <table:table-cell office:value-type="float" office:value="40800" calcext:value-type="float">
            <text:p>40800</text:p>
          </table:table-cell>
          <table:table-cell/>
          <table:table-cell office:value-type="float" office:value="1.880802" calcext:value-type="float">
            <text:p>1.880802</text:p>
          </table:table-cell>
          <table:table-cell office:value-type="float" office:value="3.761324" calcext:value-type="float">
            <text:p>3.761324</text:p>
          </table:table-cell>
          <table:table-cell table:number-columns-repeated="12"/>
        </table:table-row>
        <table:table-row table:style-name="ro1">
          <table:table-cell office:value-type="float" office:value="40900" calcext:value-type="float">
            <text:p>40900</text:p>
          </table:table-cell>
          <table:table-cell/>
          <table:table-cell office:value-type="float" office:value="1.91624" calcext:value-type="float">
            <text:p>1.91624</text:p>
          </table:table-cell>
          <table:table-cell office:value-type="float" office:value="3.832174" calcext:value-type="float">
            <text:p>3.832174</text:p>
          </table:table-cell>
          <table:table-cell table:number-columns-repeated="12"/>
        </table:table-row>
        <table:table-row table:style-name="ro1">
          <table:table-cell office:value-type="float" office:value="41000" calcext:value-type="float">
            <text:p>41000</text:p>
          </table:table-cell>
          <table:table-cell/>
          <table:table-cell office:value-type="float" office:value="1.980833" calcext:value-type="float">
            <text:p>1.980833</text:p>
          </table:table-cell>
          <table:table-cell office:value-type="float" office:value="3.961378" calcext:value-type="float">
            <text:p>3.961378</text:p>
          </table:table-cell>
          <table:table-cell table:number-columns-repeated="12"/>
        </table:table-row>
        <table:table-row table:style-name="ro1">
          <table:table-cell office:value-type="float" office:value="41100" calcext:value-type="float">
            <text:p>41100</text:p>
          </table:table-cell>
          <table:table-cell/>
          <table:table-cell office:value-type="float" office:value="1.956741" calcext:value-type="float">
            <text:p>1.956741</text:p>
          </table:table-cell>
          <table:table-cell office:value-type="float" office:value="3.913202" calcext:value-type="float">
            <text:p>3.913202</text:p>
          </table:table-cell>
          <table:table-cell table:number-columns-repeated="12"/>
        </table:table-row>
        <table:table-row table:style-name="ro1">
          <table:table-cell office:value-type="float" office:value="41200" calcext:value-type="float">
            <text:p>41200</text:p>
          </table:table-cell>
          <table:table-cell/>
          <table:table-cell office:value-type="float" office:value="1.985807" calcext:value-type="float">
            <text:p>1.985807</text:p>
          </table:table-cell>
          <table:table-cell office:value-type="float" office:value="3.971332" calcext:value-type="float">
            <text:p>3.971332</text:p>
          </table:table-cell>
          <table:table-cell table:number-columns-repeated="12"/>
        </table:table-row>
        <table:table-row table:style-name="ro1">
          <table:table-cell office:value-type="float" office:value="41300" calcext:value-type="float">
            <text:p>41300</text:p>
          </table:table-cell>
          <table:table-cell/>
          <table:table-cell office:value-type="float" office:value="2.021322" calcext:value-type="float">
            <text:p>2.021322</text:p>
          </table:table-cell>
          <table:table-cell office:value-type="float" office:value="4.042362" calcext:value-type="float">
            <text:p>4.042362</text:p>
          </table:table-cell>
          <table:table-cell table:number-columns-repeated="12"/>
        </table:table-row>
        <table:table-row table:style-name="ro1">
          <table:table-cell office:value-type="float" office:value="41400" calcext:value-type="float">
            <text:p>41400</text:p>
          </table:table-cell>
          <table:table-cell/>
          <table:table-cell office:value-type="float" office:value="2.9589" calcext:value-type="float">
            <text:p>2.9589</text:p>
          </table:table-cell>
          <table:table-cell office:value-type="float" office:value="4.158444" calcext:value-type="float">
            <text:p>4.158444</text:p>
          </table:table-cell>
          <table:table-cell table:number-columns-repeated="12"/>
        </table:table-row>
        <table:table-row table:style-name="ro1">
          <table:table-cell office:value-type="float" office:value="41500" calcext:value-type="float">
            <text:p>41500</text:p>
          </table:table-cell>
          <table:table-cell/>
          <table:table-cell office:value-type="float" office:value="2.191273" calcext:value-type="float">
            <text:p>2.191273</text:p>
          </table:table-cell>
          <table:table-cell office:value-type="float" office:value="4.136094" calcext:value-type="float">
            <text:p>4.136094</text:p>
          </table:table-cell>
          <table:table-cell table:number-columns-repeated="12"/>
        </table:table-row>
        <table:table-row table:style-name="ro1">
          <table:table-cell office:value-type="float" office:value="41600" calcext:value-type="float">
            <text:p>41600</text:p>
          </table:table-cell>
          <table:table-cell/>
          <table:table-cell office:value-type="float" office:value="2.061864" calcext:value-type="float">
            <text:p>2.061864</text:p>
          </table:table-cell>
          <table:table-cell office:value-type="float" office:value="4.123382" calcext:value-type="float">
            <text:p>4.123382</text:p>
          </table:table-cell>
          <table:table-cell table:number-columns-repeated="12"/>
        </table:table-row>
        <table:table-row table:style-name="ro1">
          <table:table-cell office:value-type="float" office:value="41700" calcext:value-type="float">
            <text:p>41700</text:p>
          </table:table-cell>
          <table:table-cell/>
          <table:table-cell office:value-type="float" office:value="2.035694" calcext:value-type="float">
            <text:p>2.035694</text:p>
          </table:table-cell>
          <table:table-cell office:value-type="float" office:value="4.071104" calcext:value-type="float">
            <text:p>4.071104</text:p>
          </table:table-cell>
          <table:table-cell table:number-columns-repeated="12"/>
        </table:table-row>
        <table:table-row table:style-name="ro1">
          <table:table-cell office:value-type="float" office:value="41800" calcext:value-type="float">
            <text:p>41800</text:p>
          </table:table-cell>
          <table:table-cell/>
          <table:table-cell office:value-type="float" office:value="2.064742" calcext:value-type="float">
            <text:p>2.064742</text:p>
          </table:table-cell>
          <table:table-cell office:value-type="float" office:value="4.1289" calcext:value-type="float">
            <text:p>4.1289</text:p>
          </table:table-cell>
          <table:table-cell table:number-columns-repeated="12"/>
        </table:table-row>
        <table:table-row table:style-name="ro1">
          <table:table-cell office:value-type="float" office:value="41900" calcext:value-type="float">
            <text:p>41900</text:p>
          </table:table-cell>
          <table:table-cell/>
          <table:table-cell office:value-type="float" office:value="2.079013" calcext:value-type="float">
            <text:p>2.079013</text:p>
          </table:table-cell>
          <table:table-cell office:value-type="float" office:value="4.157738" calcext:value-type="float">
            <text:p>4.157738</text:p>
          </table:table-cell>
          <table:table-cell table:number-columns-repeated="12"/>
        </table:table-row>
        <table:table-row table:style-name="ro1">
          <table:table-cell office:value-type="float" office:value="42000" calcext:value-type="float">
            <text:p>42000</text:p>
          </table:table-cell>
          <table:table-cell/>
          <table:table-cell office:value-type="float" office:value="2.08897" calcext:value-type="float">
            <text:p>2.08897</text:p>
          </table:table-cell>
          <table:table-cell office:value-type="float" office:value="4.177576" calcext:value-type="float">
            <text:p>4.177576</text:p>
          </table:table-cell>
          <table:table-cell table:number-columns-repeated="12"/>
        </table:table-row>
        <table:table-row table:style-name="ro1">
          <table:table-cell office:value-type="float" office:value="42100" calcext:value-type="float">
            <text:p>42100</text:p>
          </table:table-cell>
          <table:table-cell/>
          <table:table-cell office:value-type="float" office:value="2.070938" calcext:value-type="float">
            <text:p>2.070938</text:p>
          </table:table-cell>
          <table:table-cell office:value-type="float" office:value="4.141522" calcext:value-type="float">
            <text:p>4.141522</text:p>
          </table:table-cell>
          <table:table-cell table:number-columns-repeated="12"/>
        </table:table-row>
        <table:table-row table:style-name="ro1">
          <table:table-cell office:value-type="float" office:value="42200" calcext:value-type="float">
            <text:p>42200</text:p>
          </table:table-cell>
          <table:table-cell/>
          <table:table-cell office:value-type="float" office:value="2.050221" calcext:value-type="float">
            <text:p>2.050221</text:p>
          </table:table-cell>
          <table:table-cell office:value-type="float" office:value="4.100062" calcext:value-type="float">
            <text:p>4.100062</text:p>
          </table:table-cell>
          <table:table-cell table:number-columns-repeated="12"/>
        </table:table-row>
        <table:table-row table:style-name="ro1">
          <table:table-cell office:value-type="float" office:value="42300" calcext:value-type="float">
            <text:p>42300</text:p>
          </table:table-cell>
          <table:table-cell/>
          <table:table-cell office:value-type="float" office:value="2.069815" calcext:value-type="float">
            <text:p>2.069815</text:p>
          </table:table-cell>
          <table:table-cell office:value-type="float" office:value="4.13933" calcext:value-type="float">
            <text:p>4.13933</text:p>
          </table:table-cell>
          <table:table-cell table:number-columns-repeated="12"/>
        </table:table-row>
        <table:table-row table:style-name="ro1">
          <table:table-cell office:value-type="float" office:value="42400" calcext:value-type="float">
            <text:p>42400</text:p>
          </table:table-cell>
          <table:table-cell/>
          <table:table-cell office:value-type="float" office:value="2.079981" calcext:value-type="float">
            <text:p>2.079981</text:p>
          </table:table-cell>
          <table:table-cell office:value-type="float" office:value="4.159664" calcext:value-type="float">
            <text:p>4.159664</text:p>
          </table:table-cell>
          <table:table-cell table:number-columns-repeated="12"/>
        </table:table-row>
        <table:table-row table:style-name="ro1">
          <table:table-cell office:value-type="float" office:value="42500" calcext:value-type="float">
            <text:p>42500</text:p>
          </table:table-cell>
          <table:table-cell/>
          <table:table-cell office:value-type="float" office:value="2.179209" calcext:value-type="float">
            <text:p>2.179209</text:p>
          </table:table-cell>
          <table:table-cell office:value-type="float" office:value="4.358128" calcext:value-type="float">
            <text:p>4.358128</text:p>
          </table:table-cell>
          <table:table-cell table:number-columns-repeated="12"/>
        </table:table-row>
        <table:table-row table:style-name="ro1">
          <table:table-cell office:value-type="float" office:value="42600" calcext:value-type="float">
            <text:p>42600</text:p>
          </table:table-cell>
          <table:table-cell/>
          <table:table-cell office:value-type="float" office:value="2.14516" calcext:value-type="float">
            <text:p>2.14516</text:p>
          </table:table-cell>
          <table:table-cell office:value-type="float" office:value="4.290014" calcext:value-type="float">
            <text:p>4.290014</text:p>
          </table:table-cell>
          <table:table-cell table:number-columns-repeated="12"/>
        </table:table-row>
        <table:table-row table:style-name="ro1">
          <table:table-cell office:value-type="float" office:value="42700" calcext:value-type="float">
            <text:p>42700</text:p>
          </table:table-cell>
          <table:table-cell/>
          <table:table-cell office:value-type="float" office:value="2.204559" calcext:value-type="float">
            <text:p>2.204559</text:p>
          </table:table-cell>
          <table:table-cell office:value-type="float" office:value="4.408826" calcext:value-type="float">
            <text:p>4.408826</text:p>
          </table:table-cell>
          <table:table-cell table:number-columns-repeated="12"/>
        </table:table-row>
        <table:table-row table:style-name="ro1">
          <table:table-cell office:value-type="float" office:value="42800" calcext:value-type="float">
            <text:p>42800</text:p>
          </table:table-cell>
          <table:table-cell/>
          <table:table-cell office:value-type="float" office:value="2.226117" calcext:value-type="float">
            <text:p>2.226117</text:p>
          </table:table-cell>
          <table:table-cell office:value-type="float" office:value="4.45184" calcext:value-type="float">
            <text:p>4.45184</text:p>
          </table:table-cell>
          <table:table-cell table:number-columns-repeated="12"/>
        </table:table-row>
        <table:table-row table:style-name="ro1">
          <table:table-cell office:value-type="float" office:value="42900" calcext:value-type="float">
            <text:p>42900</text:p>
          </table:table-cell>
          <table:table-cell/>
          <table:table-cell office:value-type="float" office:value="2.204278" calcext:value-type="float">
            <text:p>2.204278</text:p>
          </table:table-cell>
          <table:table-cell office:value-type="float" office:value="4.408252" calcext:value-type="float">
            <text:p>4.408252</text:p>
          </table:table-cell>
          <table:table-cell table:number-columns-repeated="12"/>
        </table:table-row>
        <table:table-row table:style-name="ro1">
          <table:table-cell office:value-type="float" office:value="43000" calcext:value-type="float">
            <text:p>43000</text:p>
          </table:table-cell>
          <table:table-cell/>
          <table:table-cell office:value-type="float" office:value="2.151349" calcext:value-type="float">
            <text:p>2.151349</text:p>
          </table:table-cell>
          <table:table-cell office:value-type="float" office:value="4.302396" calcext:value-type="float">
            <text:p>4.302396</text:p>
          </table:table-cell>
          <table:table-cell table:number-columns-repeated="12"/>
        </table:table-row>
        <table:table-row table:style-name="ro1">
          <table:table-cell office:value-type="float" office:value="43100" calcext:value-type="float">
            <text:p>43100</text:p>
          </table:table-cell>
          <table:table-cell/>
          <table:table-cell office:value-type="float" office:value="2.126176" calcext:value-type="float">
            <text:p>2.126176</text:p>
          </table:table-cell>
          <table:table-cell office:value-type="float" office:value="4.252058" calcext:value-type="float">
            <text:p>4.252058</text:p>
          </table:table-cell>
          <table:table-cell table:number-columns-repeated="12"/>
        </table:table-row>
        <table:table-row table:style-name="ro1">
          <table:table-cell office:value-type="float" office:value="43200" calcext:value-type="float">
            <text:p>43200</text:p>
          </table:table-cell>
          <table:table-cell/>
          <table:table-cell office:value-type="float" office:value="2.107572" calcext:value-type="float">
            <text:p>2.107572</text:p>
          </table:table-cell>
          <table:table-cell office:value-type="float" office:value="4.214848" calcext:value-type="float">
            <text:p>4.214848</text:p>
          </table:table-cell>
          <table:table-cell table:number-columns-repeated="12"/>
        </table:table-row>
        <table:table-row table:style-name="ro1">
          <table:table-cell office:value-type="float" office:value="43300" calcext:value-type="float">
            <text:p>43300</text:p>
          </table:table-cell>
          <table:table-cell/>
          <table:table-cell office:value-type="float" office:value="2.120771" calcext:value-type="float">
            <text:p>2.120771</text:p>
          </table:table-cell>
          <table:table-cell office:value-type="float" office:value="4.241248" calcext:value-type="float">
            <text:p>4.241248</text:p>
          </table:table-cell>
          <table:table-cell table:number-columns-repeated="12"/>
        </table:table-row>
        <table:table-row table:style-name="ro1">
          <table:table-cell office:value-type="float" office:value="43400" calcext:value-type="float">
            <text:p>43400</text:p>
          </table:table-cell>
          <table:table-cell/>
          <table:table-cell office:value-type="float" office:value="2.125324" calcext:value-type="float">
            <text:p>2.125324</text:p>
          </table:table-cell>
          <table:table-cell office:value-type="float" office:value="4.250352" calcext:value-type="float">
            <text:p>4.250352</text:p>
          </table:table-cell>
          <table:table-cell table:number-columns-repeated="12"/>
        </table:table-row>
        <table:table-row table:style-name="ro1">
          <table:table-cell office:value-type="float" office:value="43500" calcext:value-type="float">
            <text:p>43500</text:p>
          </table:table-cell>
          <table:table-cell/>
          <table:table-cell office:value-type="float" office:value="2.138972" calcext:value-type="float">
            <text:p>2.138972</text:p>
          </table:table-cell>
          <table:table-cell office:value-type="float" office:value="4.27765" calcext:value-type="float">
            <text:p>4.27765</text:p>
          </table:table-cell>
          <table:table-cell table:number-columns-repeated="12"/>
        </table:table-row>
        <table:table-row table:style-name="ro1">
          <table:table-cell office:value-type="float" office:value="43600" calcext:value-type="float">
            <text:p>43600</text:p>
          </table:table-cell>
          <table:table-cell/>
          <table:table-cell office:value-type="float" office:value="2.146236" calcext:value-type="float">
            <text:p>2.146236</text:p>
          </table:table-cell>
          <table:table-cell office:value-type="float" office:value="4.292174" calcext:value-type="float">
            <text:p>4.292174</text:p>
          </table:table-cell>
          <table:table-cell table:number-columns-repeated="12"/>
        </table:table-row>
        <table:table-row table:style-name="ro1">
          <table:table-cell office:value-type="float" office:value="43700" calcext:value-type="float">
            <text:p>43700</text:p>
          </table:table-cell>
          <table:table-cell/>
          <table:table-cell office:value-type="float" office:value="2.158796" calcext:value-type="float">
            <text:p>2.158796</text:p>
          </table:table-cell>
          <table:table-cell office:value-type="float" office:value="4.317294" calcext:value-type="float">
            <text:p>4.317294</text:p>
          </table:table-cell>
          <table:table-cell table:number-columns-repeated="12"/>
        </table:table-row>
        <table:table-row table:style-name="ro1">
          <table:table-cell office:value-type="float" office:value="43800" calcext:value-type="float">
            <text:p>43800</text:p>
          </table:table-cell>
          <table:table-cell/>
          <table:table-cell office:value-type="float" office:value="2.163264" calcext:value-type="float">
            <text:p>2.163264</text:p>
          </table:table-cell>
          <table:table-cell office:value-type="float" office:value="4.326228" calcext:value-type="float">
            <text:p>4.326228</text:p>
          </table:table-cell>
          <table:table-cell table:number-columns-repeated="12"/>
        </table:table-row>
        <table:table-row table:style-name="ro1">
          <table:table-cell office:value-type="float" office:value="43900" calcext:value-type="float">
            <text:p>43900</text:p>
          </table:table-cell>
          <table:table-cell/>
          <table:table-cell office:value-type="float" office:value="2.174103" calcext:value-type="float">
            <text:p>2.174103</text:p>
          </table:table-cell>
          <table:table-cell office:value-type="float" office:value="4.347876" calcext:value-type="float">
            <text:p>4.347876</text:p>
          </table:table-cell>
          <table:table-cell table:number-columns-repeated="12"/>
        </table:table-row>
        <table:table-row table:style-name="ro1">
          <table:table-cell office:value-type="float" office:value="44000" calcext:value-type="float">
            <text:p>44000</text:p>
          </table:table-cell>
          <table:table-cell/>
          <table:table-cell office:value-type="float" office:value="2.185953" calcext:value-type="float">
            <text:p>2.185953</text:p>
          </table:table-cell>
          <table:table-cell office:value-type="float" office:value="4.371608" calcext:value-type="float">
            <text:p>4.371608</text:p>
          </table:table-cell>
          <table:table-cell table:number-columns-repeated="12"/>
        </table:table-row>
        <table:table-row table:style-name="ro1">
          <table:table-cell office:value-type="float" office:value="44100" calcext:value-type="float">
            <text:p>44100</text:p>
          </table:table-cell>
          <table:table-cell/>
          <table:table-cell office:value-type="float" office:value="2.195799" calcext:value-type="float">
            <text:p>2.195799</text:p>
          </table:table-cell>
          <table:table-cell office:value-type="float" office:value="4.391298" calcext:value-type="float">
            <text:p>4.391298</text:p>
          </table:table-cell>
          <table:table-cell table:number-columns-repeated="12"/>
        </table:table-row>
        <table:table-row table:style-name="ro1">
          <table:table-cell office:value-type="float" office:value="44200" calcext:value-type="float">
            <text:p>44200</text:p>
          </table:table-cell>
          <table:table-cell/>
          <table:table-cell office:value-type="float" office:value="2.20866" calcext:value-type="float">
            <text:p>2.20866</text:p>
          </table:table-cell>
          <table:table-cell office:value-type="float" office:value="4.417018" calcext:value-type="float">
            <text:p>4.417018</text:p>
          </table:table-cell>
          <table:table-cell table:number-columns-repeated="12"/>
        </table:table-row>
        <table:table-row table:style-name="ro1">
          <table:table-cell office:value-type="float" office:value="44300" calcext:value-type="float">
            <text:p>44300</text:p>
          </table:table-cell>
          <table:table-cell/>
          <table:table-cell office:value-type="float" office:value="2.214465" calcext:value-type="float">
            <text:p>2.214465</text:p>
          </table:table-cell>
          <table:table-cell office:value-type="float" office:value="4.428628" calcext:value-type="float">
            <text:p>4.428628</text:p>
          </table:table-cell>
          <table:table-cell table:number-columns-repeated="12"/>
        </table:table-row>
        <table:table-row table:style-name="ro1">
          <table:table-cell office:value-type="float" office:value="44400" calcext:value-type="float">
            <text:p>44400</text:p>
          </table:table-cell>
          <table:table-cell/>
          <table:table-cell office:value-type="float" office:value="2.224735" calcext:value-type="float">
            <text:p>2.224735</text:p>
          </table:table-cell>
          <table:table-cell office:value-type="float" office:value="4.449166" calcext:value-type="float">
            <text:p>4.449166</text:p>
          </table:table-cell>
          <table:table-cell table:number-columns-repeated="12"/>
        </table:table-row>
        <table:table-row table:style-name="ro1">
          <table:table-cell office:value-type="float" office:value="44500" calcext:value-type="float">
            <text:p>44500</text:p>
          </table:table-cell>
          <table:table-cell/>
          <table:table-cell office:value-type="float" office:value="2.237796" calcext:value-type="float">
            <text:p>2.237796</text:p>
          </table:table-cell>
          <table:table-cell office:value-type="float" office:value="4.47529" calcext:value-type="float">
            <text:p>4.47529</text:p>
          </table:table-cell>
          <table:table-cell table:number-columns-repeated="12"/>
        </table:table-row>
        <table:table-row table:style-name="ro1">
          <table:table-cell office:value-type="float" office:value="44600" calcext:value-type="float">
            <text:p>44600</text:p>
          </table:table-cell>
          <table:table-cell/>
          <table:table-cell office:value-type="float" office:value="2.247113" calcext:value-type="float">
            <text:p>2.247113</text:p>
          </table:table-cell>
          <table:table-cell office:value-type="float" office:value="4.493868" calcext:value-type="float">
            <text:p>4.493868</text:p>
          </table:table-cell>
          <table:table-cell table:number-columns-repeated="12"/>
        </table:table-row>
        <table:table-row table:style-name="ro1">
          <table:table-cell office:value-type="float" office:value="44700" calcext:value-type="float">
            <text:p>44700</text:p>
          </table:table-cell>
          <table:table-cell/>
          <table:table-cell office:value-type="float" office:value="2.258672" calcext:value-type="float">
            <text:p>2.258672</text:p>
          </table:table-cell>
          <table:table-cell office:value-type="float" office:value="4.51704" calcext:value-type="float">
            <text:p>4.51704</text:p>
          </table:table-cell>
          <table:table-cell table:number-columns-repeated="12"/>
        </table:table-row>
        <table:table-row table:style-name="ro1">
          <table:table-cell office:value-type="float" office:value="44800" calcext:value-type="float">
            <text:p>44800</text:p>
          </table:table-cell>
          <table:table-cell/>
          <table:table-cell office:value-type="float" office:value="2.261904" calcext:value-type="float">
            <text:p>2.261904</text:p>
          </table:table-cell>
          <table:table-cell office:value-type="float" office:value="4.523504" calcext:value-type="float">
            <text:p>4.523504</text:p>
          </table:table-cell>
          <table:table-cell table:number-columns-repeated="12"/>
        </table:table-row>
        <table:table-row table:style-name="ro1">
          <table:table-cell office:value-type="float" office:value="44900" calcext:value-type="float">
            <text:p>44900</text:p>
          </table:table-cell>
          <table:table-cell/>
          <table:table-cell office:value-type="float" office:value="2.274352" calcext:value-type="float">
            <text:p>2.274352</text:p>
          </table:table-cell>
          <table:table-cell office:value-type="float" office:value="4.548396" calcext:value-type="float">
            <text:p>4.548396</text:p>
          </table:table-cell>
          <table:table-cell table:number-columns-repeated="12"/>
        </table:table-row>
        <table:table-row table:style-name="ro1">
          <table:table-cell office:value-type="float" office:value="45000" calcext:value-type="float">
            <text:p>45000</text:p>
          </table:table-cell>
          <table:table-cell/>
          <table:table-cell office:value-type="float" office:value="2.28261" calcext:value-type="float">
            <text:p>2.28261</text:p>
          </table:table-cell>
          <table:table-cell office:value-type="float" office:value="4.564912" calcext:value-type="float">
            <text:p>4.564912</text:p>
          </table:table-cell>
          <table:table-cell table:number-columns-repeated="12"/>
        </table:table-row>
        <table:table-row table:style-name="ro1">
          <table:table-cell office:value-type="float" office:value="45100" calcext:value-type="float">
            <text:p>45100</text:p>
          </table:table-cell>
          <table:table-cell/>
          <table:table-cell office:value-type="float" office:value="2.291326" calcext:value-type="float">
            <text:p>2.291326</text:p>
          </table:table-cell>
          <table:table-cell office:value-type="float" office:value="4.582344" calcext:value-type="float">
            <text:p>4.582344</text:p>
          </table:table-cell>
          <table:table-cell table:number-columns-repeated="12"/>
        </table:table-row>
        <table:table-row table:style-name="ro1">
          <table:table-cell office:value-type="float" office:value="45200" calcext:value-type="float">
            <text:p>45200</text:p>
          </table:table-cell>
          <table:table-cell/>
          <table:table-cell office:value-type="float" office:value="2.301405" calcext:value-type="float">
            <text:p>2.301405</text:p>
          </table:table-cell>
          <table:table-cell office:value-type="float" office:value="4.602502" calcext:value-type="float">
            <text:p>4.602502</text:p>
          </table:table-cell>
          <table:table-cell table:number-columns-repeated="12"/>
        </table:table-row>
        <table:table-row table:style-name="ro1">
          <table:table-cell office:value-type="float" office:value="45300" calcext:value-type="float">
            <text:p>45300</text:p>
          </table:table-cell>
          <table:table-cell/>
          <table:table-cell office:value-type="float" office:value="2.305562" calcext:value-type="float">
            <text:p>2.305562</text:p>
          </table:table-cell>
          <table:table-cell office:value-type="float" office:value="4.610756" calcext:value-type="float">
            <text:p>4.610756</text:p>
          </table:table-cell>
          <table:table-cell table:number-columns-repeated="12"/>
        </table:table-row>
        <table:table-row table:style-name="ro1">
          <table:table-cell office:value-type="float" office:value="45400" calcext:value-type="float">
            <text:p>45400</text:p>
          </table:table-cell>
          <table:table-cell/>
          <table:table-cell office:value-type="float" office:value="2.322407" calcext:value-type="float">
            <text:p>2.322407</text:p>
          </table:table-cell>
          <table:table-cell office:value-type="float" office:value="4.644504" calcext:value-type="float">
            <text:p>4.644504</text:p>
          </table:table-cell>
          <table:table-cell table:number-columns-repeated="12"/>
        </table:table-row>
        <table:table-row table:style-name="ro1">
          <table:table-cell office:value-type="float" office:value="45500" calcext:value-type="float">
            <text:p>45500</text:p>
          </table:table-cell>
          <table:table-cell/>
          <table:table-cell office:value-type="float" office:value="2.326049" calcext:value-type="float">
            <text:p>2.326049</text:p>
          </table:table-cell>
          <table:table-cell office:value-type="float" office:value="4.651788" calcext:value-type="float">
            <text:p>4.651788</text:p>
          </table:table-cell>
          <table:table-cell table:number-columns-repeated="12"/>
        </table:table-row>
        <table:table-row table:style-name="ro1">
          <table:table-cell office:value-type="float" office:value="45600" calcext:value-type="float">
            <text:p>45600</text:p>
          </table:table-cell>
          <table:table-cell/>
          <table:table-cell office:value-type="float" office:value="2.339216" calcext:value-type="float">
            <text:p>2.339216</text:p>
          </table:table-cell>
          <table:table-cell office:value-type="float" office:value="4.678122" calcext:value-type="float">
            <text:p>4.678122</text:p>
          </table:table-cell>
          <table:table-cell table:number-columns-repeated="12"/>
        </table:table-row>
        <table:table-row table:style-name="ro1">
          <table:table-cell office:value-type="float" office:value="45700" calcext:value-type="float">
            <text:p>45700</text:p>
          </table:table-cell>
          <table:table-cell/>
          <table:table-cell office:value-type="float" office:value="2.496859" calcext:value-type="float">
            <text:p>2.496859</text:p>
          </table:table-cell>
          <table:table-cell office:value-type="float" office:value="4.79178" calcext:value-type="float">
            <text:p>4.79178</text:p>
          </table:table-cell>
          <table:table-cell table:number-columns-repeated="12"/>
        </table:table-row>
        <table:table-row table:style-name="ro1">
          <table:table-cell office:value-type="float" office:value="45800" calcext:value-type="float">
            <text:p>45800</text:p>
          </table:table-cell>
          <table:table-cell/>
          <table:table-cell office:value-type="float" office:value="2.389942" calcext:value-type="float">
            <text:p>2.389942</text:p>
          </table:table-cell>
          <table:table-cell office:value-type="float" office:value="4.77957" calcext:value-type="float">
            <text:p>4.77957</text:p>
          </table:table-cell>
          <table:table-cell table:number-columns-repeated="12"/>
        </table:table-row>
        <table:table-row table:style-name="ro1">
          <table:table-cell office:value-type="float" office:value="45900" calcext:value-type="float">
            <text:p>45900</text:p>
          </table:table-cell>
          <table:table-cell/>
          <table:table-cell office:value-type="float" office:value="2.667512" calcext:value-type="float">
            <text:p>2.667512</text:p>
          </table:table-cell>
          <table:table-cell office:value-type="float" office:value="4.850262" calcext:value-type="float">
            <text:p>4.850262</text:p>
          </table:table-cell>
          <table:table-cell table:number-columns-repeated="12"/>
        </table:table-row>
        <table:table-row table:style-name="ro1">
          <table:table-cell office:value-type="float" office:value="46000" calcext:value-type="float">
            <text:p>46000</text:p>
          </table:table-cell>
          <table:table-cell/>
          <table:table-cell office:value-type="float" office:value="2.431542" calcext:value-type="float">
            <text:p>2.431542</text:p>
          </table:table-cell>
          <table:table-cell office:value-type="float" office:value="4.862736" calcext:value-type="float">
            <text:p>4.862736</text:p>
          </table:table-cell>
          <table:table-cell table:number-columns-repeated="12"/>
        </table:table-row>
        <table:table-row table:style-name="ro1">
          <table:table-cell office:value-type="float" office:value="46100" calcext:value-type="float">
            <text:p>46100</text:p>
          </table:table-cell>
          <table:table-cell/>
          <table:table-cell office:value-type="float" office:value="2.395126" calcext:value-type="float">
            <text:p>2.395126</text:p>
          </table:table-cell>
          <table:table-cell office:value-type="float" office:value="4.789938" calcext:value-type="float">
            <text:p>4.789938</text:p>
          </table:table-cell>
          <table:table-cell table:number-columns-repeated="12"/>
        </table:table-row>
        <table:table-row table:style-name="ro1">
          <table:table-cell office:value-type="float" office:value="46200" calcext:value-type="float">
            <text:p>46200</text:p>
          </table:table-cell>
          <table:table-cell/>
          <table:table-cell office:value-type="float" office:value="2.405269" calcext:value-type="float">
            <text:p>2.405269</text:p>
          </table:table-cell>
          <table:table-cell office:value-type="float" office:value="4.810222" calcext:value-type="float">
            <text:p>4.810222</text:p>
          </table:table-cell>
          <table:table-cell table:number-columns-repeated="12"/>
        </table:table-row>
        <table:table-row table:style-name="ro1">
          <table:table-cell office:value-type="float" office:value="46300" calcext:value-type="float">
            <text:p>46300</text:p>
          </table:table-cell>
          <table:table-cell/>
          <table:table-cell office:value-type="float" office:value="2.417206" calcext:value-type="float">
            <text:p>2.417206</text:p>
          </table:table-cell>
          <table:table-cell office:value-type="float" office:value="4.834098" calcext:value-type="float">
            <text:p>4.834098</text:p>
          </table:table-cell>
          <table:table-cell table:number-columns-repeated="12"/>
        </table:table-row>
        <table:table-row table:style-name="ro1">
          <table:table-cell office:value-type="float" office:value="46400" calcext:value-type="float">
            <text:p>46400</text:p>
          </table:table-cell>
          <table:table-cell/>
          <table:table-cell office:value-type="float" office:value="2.428116" calcext:value-type="float">
            <text:p>2.428116</text:p>
          </table:table-cell>
          <table:table-cell office:value-type="float" office:value="4.855914" calcext:value-type="float">
            <text:p>4.855914</text:p>
          </table:table-cell>
          <table:table-cell table:number-columns-repeated="12"/>
        </table:table-row>
        <table:table-row table:style-name="ro1">
          <table:table-cell office:value-type="float" office:value="46500" calcext:value-type="float">
            <text:p>46500</text:p>
          </table:table-cell>
          <table:table-cell/>
          <table:table-cell office:value-type="float" office:value="2.440498" calcext:value-type="float">
            <text:p>2.440498</text:p>
          </table:table-cell>
          <table:table-cell office:value-type="float" office:value="4.88068" calcext:value-type="float">
            <text:p>4.88068</text:p>
          </table:table-cell>
          <table:table-cell table:number-columns-repeated="12"/>
        </table:table-row>
        <table:table-row table:style-name="ro1">
          <table:table-cell office:value-type="float" office:value="46600" calcext:value-type="float">
            <text:p>46600</text:p>
          </table:table-cell>
          <table:table-cell/>
          <table:table-cell office:value-type="float" office:value="2.445268" calcext:value-type="float">
            <text:p>2.445268</text:p>
          </table:table-cell>
          <table:table-cell office:value-type="float" office:value="4.89022" calcext:value-type="float">
            <text:p>4.89022</text:p>
          </table:table-cell>
          <table:table-cell table:number-columns-repeated="12"/>
        </table:table-row>
        <table:table-row table:style-name="ro1">
          <table:table-cell office:value-type="float" office:value="46700" calcext:value-type="float">
            <text:p>46700</text:p>
          </table:table-cell>
          <table:table-cell/>
          <table:table-cell office:value-type="float" office:value="2.458798" calcext:value-type="float">
            <text:p>2.458798</text:p>
          </table:table-cell>
          <table:table-cell office:value-type="float" office:value="4.917276" calcext:value-type="float">
            <text:p>4.917276</text:p>
          </table:table-cell>
          <table:table-cell table:number-columns-repeated="12"/>
        </table:table-row>
        <table:table-row table:style-name="ro1">
          <table:table-cell office:value-type="float" office:value="46800" calcext:value-type="float">
            <text:p>46800</text:p>
          </table:table-cell>
          <table:table-cell/>
          <table:table-cell office:value-type="float" office:value="2.466473" calcext:value-type="float">
            <text:p>2.466473</text:p>
          </table:table-cell>
          <table:table-cell office:value-type="float" office:value="4.932532" calcext:value-type="float">
            <text:p>4.932532</text:p>
          </table:table-cell>
          <table:table-cell table:number-columns-repeated="12"/>
        </table:table-row>
        <table:table-row table:style-name="ro1">
          <table:table-cell office:value-type="float" office:value="46900" calcext:value-type="float">
            <text:p>46900</text:p>
          </table:table-cell>
          <table:table-cell/>
          <table:table-cell office:value-type="float" office:value="2.477846" calcext:value-type="float">
            <text:p>2.477846</text:p>
          </table:table-cell>
          <table:table-cell office:value-type="float" office:value="4.955372" calcext:value-type="float">
            <text:p>4.955372</text:p>
          </table:table-cell>
          <table:table-cell table:number-columns-repeated="12"/>
        </table:table-row>
        <table:table-row table:style-name="ro1">
          <table:table-cell office:value-type="float" office:value="47000" calcext:value-type="float">
            <text:p>47000</text:p>
          </table:table-cell>
          <table:table-cell/>
          <table:table-cell office:value-type="float" office:value="2.494468" calcext:value-type="float">
            <text:p>2.494468</text:p>
          </table:table-cell>
          <table:table-cell office:value-type="float" office:value="4.988616" calcext:value-type="float">
            <text:p>4.988616</text:p>
          </table:table-cell>
          <table:table-cell table:number-columns-repeated="12"/>
        </table:table-row>
        <table:table-row table:style-name="ro1">
          <table:table-cell office:value-type="float" office:value="47100" calcext:value-type="float">
            <text:p>47100</text:p>
          </table:table-cell>
          <table:table-cell/>
          <table:table-cell office:value-type="float" office:value="2.499232" calcext:value-type="float">
            <text:p>2.499232</text:p>
          </table:table-cell>
          <table:table-cell office:value-type="float" office:value="4.998144" calcext:value-type="float">
            <text:p>4.998144</text:p>
          </table:table-cell>
          <table:table-cell table:number-columns-repeated="12"/>
        </table:table-row>
        <table:table-row table:style-name="ro1">
          <table:table-cell office:value-type="float" office:value="47200" calcext:value-type="float">
            <text:p>47200</text:p>
          </table:table-cell>
          <table:table-cell/>
          <table:table-cell office:value-type="float" office:value="2.51036" calcext:value-type="float">
            <text:p>2.51036</text:p>
          </table:table-cell>
          <table:table-cell office:value-type="float" office:value="5.0204" calcext:value-type="float">
            <text:p>5.0204</text:p>
          </table:table-cell>
          <table:table-cell table:number-columns-repeated="12"/>
        </table:table-row>
        <table:table-row table:style-name="ro1">
          <table:table-cell office:value-type="float" office:value="47300" calcext:value-type="float">
            <text:p>47300</text:p>
          </table:table-cell>
          <table:table-cell/>
          <table:table-cell office:value-type="float" office:value="2.518228" calcext:value-type="float">
            <text:p>2.518228</text:p>
          </table:table-cell>
          <table:table-cell office:value-type="float" office:value="5.036134" calcext:value-type="float">
            <text:p>5.036134</text:p>
          </table:table-cell>
          <table:table-cell table:number-columns-repeated="12"/>
        </table:table-row>
        <table:table-row table:style-name="ro1">
          <table:table-cell office:value-type="float" office:value="47400" calcext:value-type="float">
            <text:p>47400</text:p>
          </table:table-cell>
          <table:table-cell/>
          <table:table-cell office:value-type="float" office:value="2.533139" calcext:value-type="float">
            <text:p>2.533139</text:p>
          </table:table-cell>
          <table:table-cell office:value-type="float" office:value="5.065956" calcext:value-type="float">
            <text:p>5.065956</text:p>
          </table:table-cell>
          <table:table-cell table:number-columns-repeated="12"/>
        </table:table-row>
        <table:table-row table:style-name="ro1">
          <table:table-cell office:value-type="float" office:value="47500" calcext:value-type="float">
            <text:p>47500</text:p>
          </table:table-cell>
          <table:table-cell/>
          <table:table-cell office:value-type="float" office:value="2.537735" calcext:value-type="float">
            <text:p>2.537735</text:p>
          </table:table-cell>
          <table:table-cell office:value-type="float" office:value="5.075148" calcext:value-type="float">
            <text:p>5.075148</text:p>
          </table:table-cell>
          <table:table-cell table:number-columns-repeated="12"/>
        </table:table-row>
        <table:table-row table:style-name="ro1">
          <table:table-cell office:value-type="float" office:value="47600" calcext:value-type="float">
            <text:p>47600</text:p>
          </table:table-cell>
          <table:table-cell/>
          <table:table-cell office:value-type="float" office:value="2.556084" calcext:value-type="float">
            <text:p>2.556084</text:p>
          </table:table-cell>
          <table:table-cell office:value-type="float" office:value="5.111844" calcext:value-type="float">
            <text:p>5.111844</text:p>
          </table:table-cell>
          <table:table-cell table:number-columns-repeated="12"/>
        </table:table-row>
        <table:table-row table:style-name="ro1">
          <table:table-cell office:value-type="float" office:value="47700" calcext:value-type="float">
            <text:p>47700</text:p>
          </table:table-cell>
          <table:table-cell/>
          <table:table-cell office:value-type="float" office:value="2.6462" calcext:value-type="float">
            <text:p>2.6462</text:p>
          </table:table-cell>
          <table:table-cell office:value-type="float" office:value="5.292076" calcext:value-type="float">
            <text:p>5.292076</text:p>
          </table:table-cell>
          <table:table-cell table:number-columns-repeated="12"/>
        </table:table-row>
        <table:table-row table:style-name="ro1">
          <table:table-cell office:value-type="float" office:value="47800" calcext:value-type="float">
            <text:p>47800</text:p>
          </table:table-cell>
          <table:table-cell/>
          <table:table-cell office:value-type="float" office:value="2.588092" calcext:value-type="float">
            <text:p>2.588092</text:p>
          </table:table-cell>
          <table:table-cell office:value-type="float" office:value="5.175854" calcext:value-type="float">
            <text:p>5.175854</text:p>
          </table:table-cell>
          <table:table-cell table:number-columns-repeated="12"/>
        </table:table-row>
        <table:table-row table:style-name="ro1">
          <table:table-cell office:value-type="float" office:value="47900" calcext:value-type="float">
            <text:p>47900</text:p>
          </table:table-cell>
          <table:table-cell/>
          <table:table-cell office:value-type="float" office:value="2.677359" calcext:value-type="float">
            <text:p>2.677359</text:p>
          </table:table-cell>
          <table:table-cell office:value-type="float" office:value="5.354384" calcext:value-type="float">
            <text:p>5.354384</text:p>
          </table:table-cell>
          <table:table-cell table:number-columns-repeated="12"/>
        </table:table-row>
        <table:table-row table:style-name="ro1">
          <table:table-cell office:value-type="float" office:value="48000" calcext:value-type="float">
            <text:p>48000</text:p>
          </table:table-cell>
          <table:table-cell/>
          <table:table-cell office:value-type="float" office:value="2.622098" calcext:value-type="float">
            <text:p>2.622098</text:p>
          </table:table-cell>
          <table:table-cell office:value-type="float" office:value="5.24387" calcext:value-type="float">
            <text:p>5.24387</text:p>
          </table:table-cell>
          <table:table-cell table:number-columns-repeated="12"/>
        </table:table-row>
        <table:table-row table:style-name="ro1">
          <table:table-cell office:value-type="float" office:value="48100" calcext:value-type="float">
            <text:p>48100</text:p>
          </table:table-cell>
          <table:table-cell/>
          <table:table-cell office:value-type="float" office:value="2.60303" calcext:value-type="float">
            <text:p>2.60303</text:p>
          </table:table-cell>
          <table:table-cell office:value-type="float" office:value="5.205698" calcext:value-type="float">
            <text:p>5.205698</text:p>
          </table:table-cell>
          <table:table-cell table:number-columns-repeated="12"/>
        </table:table-row>
        <table:table-row table:style-name="ro1">
          <table:table-cell office:value-type="float" office:value="48200" calcext:value-type="float">
            <text:p>48200</text:p>
          </table:table-cell>
          <table:table-cell/>
          <table:table-cell office:value-type="float" office:value="2.614786" calcext:value-type="float">
            <text:p>2.614786</text:p>
          </table:table-cell>
          <table:table-cell office:value-type="float" office:value="5.229244" calcext:value-type="float">
            <text:p>5.229244</text:p>
          </table:table-cell>
          <table:table-cell table:number-columns-repeated="12"/>
        </table:table-row>
        <table:table-row table:style-name="ro1">
          <table:table-cell office:value-type="float" office:value="48300" calcext:value-type="float">
            <text:p>48300</text:p>
          </table:table-cell>
          <table:table-cell/>
          <table:table-cell office:value-type="float" office:value="2.6308" calcext:value-type="float">
            <text:p>2.6308</text:p>
          </table:table-cell>
          <table:table-cell office:value-type="float" office:value="5.261272" calcext:value-type="float">
            <text:p>5.261272</text:p>
          </table:table-cell>
          <table:table-cell table:number-columns-repeated="12"/>
        </table:table-row>
        <table:table-row table:style-name="ro1">
          <table:table-cell office:value-type="float" office:value="48400" calcext:value-type="float">
            <text:p>48400</text:p>
          </table:table-cell>
          <table:table-cell/>
          <table:table-cell office:value-type="float" office:value="2.641591" calcext:value-type="float">
            <text:p>2.641591</text:p>
          </table:table-cell>
          <table:table-cell office:value-type="float" office:value="5.282854" calcext:value-type="float">
            <text:p>5.282854</text:p>
          </table:table-cell>
          <table:table-cell table:number-columns-repeated="12"/>
        </table:table-row>
        <table:table-row table:style-name="ro1">
          <table:table-cell office:value-type="float" office:value="48500" calcext:value-type="float">
            <text:p>48500</text:p>
          </table:table-cell>
          <table:table-cell/>
          <table:table-cell office:value-type="float" office:value="2.652011" calcext:value-type="float">
            <text:p>2.652011</text:p>
          </table:table-cell>
          <table:table-cell office:value-type="float" office:value="5.303626" calcext:value-type="float">
            <text:p>5.303626</text:p>
          </table:table-cell>
          <table:table-cell table:number-columns-repeated="12"/>
        </table:table-row>
        <table:table-row table:style-name="ro1">
          <table:table-cell office:value-type="float" office:value="48600" calcext:value-type="float">
            <text:p>48600</text:p>
          </table:table-cell>
          <table:table-cell/>
          <table:table-cell office:value-type="float" office:value="2.661089" calcext:value-type="float">
            <text:p>2.661089</text:p>
          </table:table-cell>
          <table:table-cell office:value-type="float" office:value="5.321846" calcext:value-type="float">
            <text:p>5.321846</text:p>
          </table:table-cell>
          <table:table-cell table:number-columns-repeated="12"/>
        </table:table-row>
        <table:table-row table:style-name="ro1">
          <table:table-cell office:value-type="float" office:value="48700" calcext:value-type="float">
            <text:p>48700</text:p>
          </table:table-cell>
          <table:table-cell/>
          <table:table-cell office:value-type="float" office:value="2.66681" calcext:value-type="float">
            <text:p>2.66681</text:p>
          </table:table-cell>
          <table:table-cell office:value-type="float" office:value="5.333288" calcext:value-type="float">
            <text:p>5.333288</text:p>
          </table:table-cell>
          <table:table-cell table:number-columns-repeated="12"/>
        </table:table-row>
        <table:table-row table:style-name="ro1">
          <table:table-cell office:value-type="float" office:value="48800" calcext:value-type="float">
            <text:p>48800</text:p>
          </table:table-cell>
          <table:table-cell/>
          <table:table-cell office:value-type="float" office:value="2.680293" calcext:value-type="float">
            <text:p>2.680293</text:p>
          </table:table-cell>
          <table:table-cell office:value-type="float" office:value="5.360256" calcext:value-type="float">
            <text:p>5.360256</text:p>
          </table:table-cell>
          <table:table-cell table:number-columns-repeated="12"/>
        </table:table-row>
        <table:table-row table:style-name="ro1">
          <table:table-cell office:value-type="float" office:value="48900" calcext:value-type="float">
            <text:p>48900</text:p>
          </table:table-cell>
          <table:table-cell/>
          <table:table-cell office:value-type="float" office:value="2.694967" calcext:value-type="float">
            <text:p>2.694967</text:p>
          </table:table-cell>
          <table:table-cell office:value-type="float" office:value="5.389602" calcext:value-type="float">
            <text:p>5.389602</text:p>
          </table:table-cell>
          <table:table-cell table:number-columns-repeated="12"/>
        </table:table-row>
        <table:table-row table:style-name="ro1">
          <table:table-cell office:value-type="float" office:value="49000" calcext:value-type="float">
            <text:p>49000</text:p>
          </table:table-cell>
          <table:table-cell/>
          <table:table-cell office:value-type="float" office:value="2.701365" calcext:value-type="float">
            <text:p>2.701365</text:p>
          </table:table-cell>
          <table:table-cell office:value-type="float" office:value="5.402396" calcext:value-type="float">
            <text:p>5.402396</text:p>
          </table:table-cell>
          <table:table-cell table:number-columns-repeated="12"/>
        </table:table-row>
        <table:table-row table:style-name="ro1">
          <table:table-cell office:value-type="float" office:value="49100" calcext:value-type="float">
            <text:p>49100</text:p>
          </table:table-cell>
          <table:table-cell/>
          <table:table-cell office:value-type="float" office:value="2.712777" calcext:value-type="float">
            <text:p>2.712777</text:p>
          </table:table-cell>
          <table:table-cell office:value-type="float" office:value="5.42522" calcext:value-type="float">
            <text:p>5.42522</text:p>
          </table:table-cell>
          <table:table-cell table:number-columns-repeated="12"/>
        </table:table-row>
        <table:table-row table:style-name="ro1">
          <table:table-cell office:value-type="float" office:value="49200" calcext:value-type="float">
            <text:p>49200</text:p>
          </table:table-cell>
          <table:table-cell/>
          <table:table-cell office:value-type="float" office:value="2.724848" calcext:value-type="float">
            <text:p>2.724848</text:p>
          </table:table-cell>
          <table:table-cell office:value-type="float" office:value="5.449362" calcext:value-type="float">
            <text:p>5.449362</text:p>
          </table:table-cell>
          <table:table-cell table:number-columns-repeated="12"/>
        </table:table-row>
        <table:table-row table:style-name="ro1">
          <table:table-cell office:value-type="float" office:value="49300" calcext:value-type="float">
            <text:p>49300</text:p>
          </table:table-cell>
          <table:table-cell/>
          <table:table-cell office:value-type="float" office:value="2.755192" calcext:value-type="float">
            <text:p>2.755192</text:p>
          </table:table-cell>
          <table:table-cell office:value-type="float" office:value="5.51005" calcext:value-type="float">
            <text:p>5.51005</text:p>
          </table:table-cell>
          <table:table-cell table:number-columns-repeated="12"/>
        </table:table-row>
        <table:table-row table:style-name="ro1">
          <table:table-cell office:value-type="float" office:value="49400" calcext:value-type="float">
            <text:p>49400</text:p>
          </table:table-cell>
          <table:table-cell/>
          <table:table-cell office:value-type="float" office:value="2.865624" calcext:value-type="float">
            <text:p>2.865624</text:p>
          </table:table-cell>
          <table:table-cell office:value-type="float" office:value="5.730878" calcext:value-type="float">
            <text:p>5.730878</text:p>
          </table:table-cell>
          <table:table-cell table:number-columns-repeated="12"/>
        </table:table-row>
        <table:table-row table:style-name="ro1">
          <table:table-cell office:value-type="float" office:value="49500" calcext:value-type="float">
            <text:p>49500</text:p>
          </table:table-cell>
          <table:table-cell/>
          <table:table-cell office:value-type="float" office:value="2.795376" calcext:value-type="float">
            <text:p>2.795376</text:p>
          </table:table-cell>
          <table:table-cell office:value-type="float" office:value="5.590402" calcext:value-type="float">
            <text:p>5.590402</text:p>
          </table:table-cell>
          <table:table-cell table:number-columns-repeated="12"/>
        </table:table-row>
        <table:table-row table:style-name="ro1">
          <table:table-cell office:value-type="float" office:value="49600" calcext:value-type="float">
            <text:p>49600</text:p>
          </table:table-cell>
          <table:table-cell/>
          <table:table-cell office:value-type="float" office:value="2.767523" calcext:value-type="float">
            <text:p>2.767523</text:p>
          </table:table-cell>
          <table:table-cell office:value-type="float" office:value="5.534648" calcext:value-type="float">
            <text:p>5.534648</text:p>
          </table:table-cell>
          <table:table-cell table:number-columns-repeated="12"/>
        </table:table-row>
        <table:table-row table:style-name="ro1">
          <table:table-cell office:value-type="float" office:value="49700" calcext:value-type="float">
            <text:p>49700</text:p>
          </table:table-cell>
          <table:table-cell/>
          <table:table-cell office:value-type="float" office:value="2.781695" calcext:value-type="float">
            <text:p>2.781695</text:p>
          </table:table-cell>
          <table:table-cell office:value-type="float" office:value="5.563052" calcext:value-type="float">
            <text:p>5.563052</text:p>
          </table:table-cell>
          <table:table-cell table:number-columns-repeated="12"/>
        </table:table-row>
        <table:table-row table:style-name="ro1">
          <table:table-cell office:value-type="float" office:value="49800" calcext:value-type="float">
            <text:p>49800</text:p>
          </table:table-cell>
          <table:table-cell/>
          <table:table-cell office:value-type="float" office:value="2.790649" calcext:value-type="float">
            <text:p>2.790649</text:p>
          </table:table-cell>
          <table:table-cell office:value-type="float" office:value="5.580958" calcext:value-type="float">
            <text:p>5.580958</text:p>
          </table:table-cell>
          <table:table-cell table:number-columns-repeated="12"/>
        </table:table-row>
        <table:table-row table:style-name="ro1">
          <table:table-cell office:value-type="float" office:value="49900" calcext:value-type="float">
            <text:p>49900</text:p>
          </table:table-cell>
          <table:table-cell/>
          <table:table-cell office:value-type="float" office:value="2.798915" calcext:value-type="float">
            <text:p>2.798915</text:p>
          </table:table-cell>
          <table:table-cell office:value-type="float" office:value="5.597492" calcext:value-type="float">
            <text:p>5.597492</text:p>
          </table:table-cell>
          <table:table-cell table:number-columns-repeated="12"/>
        </table:table-row>
        <table:table-row table:style-name="ro1">
          <table:table-cell office:value-type="float" office:value="50000" calcext:value-type="float">
            <text:p>50000</text:p>
          </table:table-cell>
          <table:table-cell/>
          <table:table-cell office:value-type="float" office:value="2.818835" calcext:value-type="float">
            <text:p>2.818835</text:p>
          </table:table-cell>
          <table:table-cell office:value-type="float" office:value="5.637328" calcext:value-type="float">
            <text:p>5.637328</text:p>
          </table:table-cell>
          <table:table-cell table:number-columns-repeated="12"/>
        </table:table-row>
        <table:table-row table:style-name="ro1">
          <table:table-cell office:value-type="float" office:value="50100" calcext:value-type="float">
            <text:p>50100</text:p>
          </table:table-cell>
          <table:table-cell/>
          <table:table-cell office:value-type="float" office:value="2.826601" calcext:value-type="float">
            <text:p>2.826601</text:p>
          </table:table-cell>
          <table:table-cell office:value-type="float" office:value="5.65286" calcext:value-type="float">
            <text:p>5.65286</text:p>
          </table:table-cell>
          <table:table-cell table:number-columns-repeated="12"/>
        </table:table-row>
        <table:table-row table:style-name="ro1">
          <table:table-cell office:value-type="float" office:value="50200" calcext:value-type="float">
            <text:p>50200</text:p>
          </table:table-cell>
          <table:table-cell/>
          <table:table-cell office:value-type="float" office:value="2.837351" calcext:value-type="float">
            <text:p>2.837351</text:p>
          </table:table-cell>
          <table:table-cell office:value-type="float" office:value="5.674358" calcext:value-type="float">
            <text:p>5.674358</text:p>
          </table:table-cell>
          <table:table-cell table:number-columns-repeated="12"/>
        </table:table-row>
        <table:table-row table:style-name="ro1">
          <table:table-cell office:value-type="float" office:value="50300" calcext:value-type="float">
            <text:p>50300</text:p>
          </table:table-cell>
          <table:table-cell/>
          <table:table-cell office:value-type="float" office:value="2.846728" calcext:value-type="float">
            <text:p>2.846728</text:p>
          </table:table-cell>
          <table:table-cell office:value-type="float" office:value="5.693114" calcext:value-type="float">
            <text:p>5.693114</text:p>
          </table:table-cell>
          <table:table-cell table:number-columns-repeated="12"/>
        </table:table-row>
        <table:table-row table:style-name="ro1">
          <table:table-cell office:value-type="float" office:value="50400" calcext:value-type="float">
            <text:p>50400</text:p>
          </table:table-cell>
          <table:table-cell/>
          <table:table-cell office:value-type="float" office:value="2.857291" calcext:value-type="float">
            <text:p>2.857291</text:p>
          </table:table-cell>
          <table:table-cell office:value-type="float" office:value="5.71424" calcext:value-type="float">
            <text:p>5.71424</text:p>
          </table:table-cell>
          <table:table-cell table:number-columns-repeated="12"/>
        </table:table-row>
        <table:table-row table:style-name="ro1">
          <table:table-cell office:value-type="float" office:value="50500" calcext:value-type="float">
            <text:p>50500</text:p>
          </table:table-cell>
          <table:table-cell/>
          <table:table-cell office:value-type="float" office:value="2.86971" calcext:value-type="float">
            <text:p>2.86971</text:p>
          </table:table-cell>
          <table:table-cell office:value-type="float" office:value="5.739078" calcext:value-type="float">
            <text:p>5.739078</text:p>
          </table:table-cell>
          <table:table-cell table:number-columns-repeated="12"/>
        </table:table-row>
        <table:table-row table:style-name="ro1">
          <table:table-cell office:value-type="float" office:value="50600" calcext:value-type="float">
            <text:p>50600</text:p>
          </table:table-cell>
          <table:table-cell/>
          <table:table-cell office:value-type="float" office:value="2.879037" calcext:value-type="float">
            <text:p>2.879037</text:p>
          </table:table-cell>
          <table:table-cell office:value-type="float" office:value="5.75773" calcext:value-type="float">
            <text:p>5.75773</text:p>
          </table:table-cell>
          <table:table-cell table:number-columns-repeated="12"/>
        </table:table-row>
        <table:table-row table:style-name="ro1">
          <table:table-cell office:value-type="float" office:value="50700" calcext:value-type="float">
            <text:p>50700</text:p>
          </table:table-cell>
          <table:table-cell/>
          <table:table-cell office:value-type="float" office:value="2.897229" calcext:value-type="float">
            <text:p>2.897229</text:p>
          </table:table-cell>
          <table:table-cell office:value-type="float" office:value="5.794114" calcext:value-type="float">
            <text:p>5.794114</text:p>
          </table:table-cell>
          <table:table-cell table:number-columns-repeated="12"/>
        </table:table-row>
        <table:table-row table:style-name="ro1">
          <table:table-cell office:value-type="float" office:value="50800" calcext:value-type="float">
            <text:p>50800</text:p>
          </table:table-cell>
          <table:table-cell/>
          <table:table-cell office:value-type="float" office:value="2.907209" calcext:value-type="float">
            <text:p>2.907209</text:p>
          </table:table-cell>
          <table:table-cell office:value-type="float" office:value="5.814068" calcext:value-type="float">
            <text:p>5.814068</text:p>
          </table:table-cell>
          <table:table-cell table:number-columns-repeated="12"/>
        </table:table-row>
        <table:table-row table:style-name="ro1">
          <table:table-cell office:value-type="float" office:value="50900" calcext:value-type="float">
            <text:p>50900</text:p>
          </table:table-cell>
          <table:table-cell/>
          <table:table-cell office:value-type="float" office:value="2.9189" calcext:value-type="float">
            <text:p>2.9189</text:p>
          </table:table-cell>
          <table:table-cell office:value-type="float" office:value="5.83733" calcext:value-type="float">
            <text:p>5.83733</text:p>
          </table:table-cell>
          <table:table-cell table:number-columns-repeated="12"/>
        </table:table-row>
        <table:table-row table:style-name="ro1">
          <table:table-cell office:value-type="float" office:value="51000" calcext:value-type="float">
            <text:p>51000</text:p>
          </table:table-cell>
          <table:table-cell/>
          <table:table-cell office:value-type="float" office:value="2.931396" calcext:value-type="float">
            <text:p>2.931396</text:p>
          </table:table-cell>
          <table:table-cell office:value-type="float" office:value="5.862436" calcext:value-type="float">
            <text:p>5.862436</text:p>
          </table:table-cell>
          <table:table-cell table:number-columns-repeated="12"/>
        </table:table-row>
        <table:table-row table:style-name="ro1">
          <table:table-cell office:value-type="float" office:value="51100" calcext:value-type="float">
            <text:p>51100</text:p>
          </table:table-cell>
          <table:table-cell/>
          <table:table-cell office:value-type="float" office:value="2.937658" calcext:value-type="float">
            <text:p>2.937658</text:p>
          </table:table-cell>
          <table:table-cell office:value-type="float" office:value="5.87496" calcext:value-type="float">
            <text:p>5.87496</text:p>
          </table:table-cell>
          <table:table-cell table:number-columns-repeated="12"/>
        </table:table-row>
        <table:table-row table:style-name="ro1">
          <table:table-cell office:value-type="float" office:value="51200" calcext:value-type="float">
            <text:p>51200</text:p>
          </table:table-cell>
          <table:table-cell/>
          <table:table-cell office:value-type="float" office:value="2.952574" calcext:value-type="float">
            <text:p>2.952574</text:p>
          </table:table-cell>
          <table:table-cell office:value-type="float" office:value="5.904788" calcext:value-type="float">
            <text:p>5.904788</text:p>
          </table:table-cell>
          <table:table-cell table:number-columns-repeated="12"/>
        </table:table-row>
        <table:table-row table:style-name="ro1">
          <table:table-cell office:value-type="float" office:value="51300" calcext:value-type="float">
            <text:p>51300</text:p>
          </table:table-cell>
          <table:table-cell/>
          <table:table-cell office:value-type="float" office:value="2.967225" calcext:value-type="float">
            <text:p>2.967225</text:p>
          </table:table-cell>
          <table:table-cell office:value-type="float" office:value="5.934102" calcext:value-type="float">
            <text:p>5.934102</text:p>
          </table:table-cell>
          <table:table-cell table:number-columns-repeated="12"/>
        </table:table-row>
        <table:table-row table:style-name="ro1">
          <table:table-cell office:value-type="float" office:value="51400" calcext:value-type="float">
            <text:p>51400</text:p>
          </table:table-cell>
          <table:table-cell/>
          <table:table-cell office:value-type="float" office:value="2.971709" calcext:value-type="float">
            <text:p>2.971709</text:p>
          </table:table-cell>
          <table:table-cell office:value-type="float" office:value="5.943068" calcext:value-type="float">
            <text:p>5.943068</text:p>
          </table:table-cell>
          <table:table-cell table:number-columns-repeated="12"/>
        </table:table-row>
        <table:table-row table:style-name="ro1">
          <table:table-cell office:value-type="float" office:value="51500" calcext:value-type="float">
            <text:p>51500</text:p>
          </table:table-cell>
          <table:table-cell/>
          <table:table-cell office:value-type="float" office:value="2.98246" calcext:value-type="float">
            <text:p>2.98246</text:p>
          </table:table-cell>
          <table:table-cell office:value-type="float" office:value="5.96457" calcext:value-type="float">
            <text:p>5.96457</text:p>
          </table:table-cell>
          <table:table-cell table:number-columns-repeated="12"/>
        </table:table-row>
        <table:table-row table:style-name="ro1">
          <table:table-cell office:value-type="float" office:value="51600" calcext:value-type="float">
            <text:p>51600</text:p>
          </table:table-cell>
          <table:table-cell/>
          <table:table-cell office:value-type="float" office:value="2.995884" calcext:value-type="float">
            <text:p>2.995884</text:p>
          </table:table-cell>
          <table:table-cell office:value-type="float" office:value="5.991418" calcext:value-type="float">
            <text:p>5.991418</text:p>
          </table:table-cell>
          <table:table-cell table:number-columns-repeated="12"/>
        </table:table-row>
        <table:table-row table:style-name="ro1">
          <table:table-cell office:value-type="float" office:value="51700" calcext:value-type="float">
            <text:p>51700</text:p>
          </table:table-cell>
          <table:table-cell/>
          <table:table-cell office:value-type="float" office:value="3.004657" calcext:value-type="float">
            <text:p>3.004657</text:p>
          </table:table-cell>
          <table:table-cell office:value-type="float" office:value="6.008964" calcext:value-type="float">
            <text:p>6.008964</text:p>
          </table:table-cell>
          <table:table-cell table:number-columns-repeated="12"/>
        </table:table-row>
        <table:table-row table:style-name="ro1">
          <table:table-cell office:value-type="float" office:value="51800" calcext:value-type="float">
            <text:p>51800</text:p>
          </table:table-cell>
          <table:table-cell/>
          <table:table-cell office:value-type="float" office:value="3.023026" calcext:value-type="float">
            <text:p>3.023026</text:p>
          </table:table-cell>
          <table:table-cell office:value-type="float" office:value="6.0457" calcext:value-type="float">
            <text:p>6.0457</text:p>
          </table:table-cell>
          <table:table-cell table:number-columns-repeated="12"/>
        </table:table-row>
        <table:table-row table:style-name="ro1">
          <table:table-cell office:value-type="float" office:value="51900" calcext:value-type="float">
            <text:p>51900</text:p>
          </table:table-cell>
          <table:table-cell/>
          <table:table-cell office:value-type="float" office:value="3.030495" calcext:value-type="float">
            <text:p>3.030495</text:p>
          </table:table-cell>
          <table:table-cell office:value-type="float" office:value="6.060638" calcext:value-type="float">
            <text:p>6.060638</text:p>
          </table:table-cell>
          <table:table-cell table:number-columns-repeated="12"/>
        </table:table-row>
        <table:table-row table:style-name="ro1">
          <table:table-cell office:value-type="float" office:value="52000" calcext:value-type="float">
            <text:p>52000</text:p>
          </table:table-cell>
          <table:table-cell/>
          <table:table-cell office:value-type="float" office:value="3.049541" calcext:value-type="float">
            <text:p>3.049541</text:p>
          </table:table-cell>
          <table:table-cell office:value-type="float" office:value="6.09873" calcext:value-type="float">
            <text:p>6.09873</text:p>
          </table:table-cell>
          <table:table-cell table:number-columns-repeated="12"/>
        </table:table-row>
        <table:table-row table:style-name="ro1">
          <table:table-cell office:value-type="float" office:value="52100" calcext:value-type="float">
            <text:p>52100</text:p>
          </table:table-cell>
          <table:table-cell/>
          <table:table-cell office:value-type="float" office:value="3.056607" calcext:value-type="float">
            <text:p>3.056607</text:p>
          </table:table-cell>
          <table:table-cell office:value-type="float" office:value="6.11286" calcext:value-type="float">
            <text:p>6.11286</text:p>
          </table:table-cell>
          <table:table-cell table:number-columns-repeated="12"/>
        </table:table-row>
        <table:table-row table:style-name="ro1">
          <table:table-cell office:value-type="float" office:value="52200" calcext:value-type="float">
            <text:p>52200</text:p>
          </table:table-cell>
          <table:table-cell/>
          <table:table-cell office:value-type="float" office:value="3.067191" calcext:value-type="float">
            <text:p>3.067191</text:p>
          </table:table-cell>
          <table:table-cell office:value-type="float" office:value="6.134028" calcext:value-type="float">
            <text:p>6.134028</text:p>
          </table:table-cell>
          <table:table-cell table:number-columns-repeated="12"/>
        </table:table-row>
        <table:table-row table:style-name="ro1">
          <table:table-cell office:value-type="float" office:value="52300" calcext:value-type="float">
            <text:p>52300</text:p>
          </table:table-cell>
          <table:table-cell/>
          <table:table-cell office:value-type="float" office:value="3.075867" calcext:value-type="float">
            <text:p>3.075867</text:p>
          </table:table-cell>
          <table:table-cell office:value-type="float" office:value="6.15138" calcext:value-type="float">
            <text:p>6.15138</text:p>
          </table:table-cell>
          <table:table-cell table:number-columns-repeated="12"/>
        </table:table-row>
        <table:table-row table:style-name="ro1">
          <table:table-cell office:value-type="float" office:value="52400" calcext:value-type="float">
            <text:p>52400</text:p>
          </table:table-cell>
          <table:table-cell/>
          <table:table-cell office:value-type="float" office:value="3.08637" calcext:value-type="float">
            <text:p>3.08637</text:p>
          </table:table-cell>
          <table:table-cell office:value-type="float" office:value="6.172384" calcext:value-type="float">
            <text:p>6.172384</text:p>
          </table:table-cell>
          <table:table-cell table:number-columns-repeated="12"/>
        </table:table-row>
        <table:table-row table:style-name="ro1">
          <table:table-cell office:value-type="float" office:value="52500" calcext:value-type="float">
            <text:p>52500</text:p>
          </table:table-cell>
          <table:table-cell/>
          <table:table-cell office:value-type="float" office:value="3.097489" calcext:value-type="float">
            <text:p>3.097489</text:p>
          </table:table-cell>
          <table:table-cell office:value-type="float" office:value="6.194584" calcext:value-type="float">
            <text:p>6.194584</text:p>
          </table:table-cell>
          <table:table-cell table:number-columns-repeated="12"/>
        </table:table-row>
        <table:table-row table:style-name="ro1">
          <table:table-cell office:value-type="float" office:value="52600" calcext:value-type="float">
            <text:p>52600</text:p>
          </table:table-cell>
          <table:table-cell/>
          <table:table-cell office:value-type="float" office:value="3.113855" calcext:value-type="float">
            <text:p>3.113855</text:p>
          </table:table-cell>
          <table:table-cell office:value-type="float" office:value="6.227352" calcext:value-type="float">
            <text:p>6.227352</text:p>
          </table:table-cell>
          <table:table-cell table:number-columns-repeated="12"/>
        </table:table-row>
        <table:table-row table:style-name="ro1">
          <table:table-cell office:value-type="float" office:value="52700" calcext:value-type="float">
            <text:p>52700</text:p>
          </table:table-cell>
          <table:table-cell/>
          <table:table-cell office:value-type="float" office:value="3.127513" calcext:value-type="float">
            <text:p>3.127513</text:p>
          </table:table-cell>
          <table:table-cell office:value-type="float" office:value="6.254666" calcext:value-type="float">
            <text:p>6.254666</text:p>
          </table:table-cell>
          <table:table-cell table:number-columns-repeated="12"/>
        </table:table-row>
        <table:table-row table:style-name="ro1">
          <table:table-cell office:value-type="float" office:value="52800" calcext:value-type="float">
            <text:p>52800</text:p>
          </table:table-cell>
          <table:table-cell/>
          <table:table-cell office:value-type="float" office:value="3.135952" calcext:value-type="float">
            <text:p>3.135952</text:p>
          </table:table-cell>
          <table:table-cell office:value-type="float" office:value="6.271546" calcext:value-type="float">
            <text:p>6.271546</text:p>
          </table:table-cell>
          <table:table-cell table:number-columns-repeated="12"/>
        </table:table-row>
        <table:table-row table:style-name="ro1">
          <table:table-cell office:value-type="float" office:value="52900" calcext:value-type="float">
            <text:p>52900</text:p>
          </table:table-cell>
          <table:table-cell/>
          <table:table-cell office:value-type="float" office:value="3.151153" calcext:value-type="float">
            <text:p>3.151153</text:p>
          </table:table-cell>
          <table:table-cell office:value-type="float" office:value="6.301946" calcext:value-type="float">
            <text:p>6.301946</text:p>
          </table:table-cell>
          <table:table-cell table:number-columns-repeated="12"/>
        </table:table-row>
        <table:table-row table:style-name="ro1">
          <table:table-cell office:value-type="float" office:value="53000" calcext:value-type="float">
            <text:p>53000</text:p>
          </table:table-cell>
          <table:table-cell/>
          <table:table-cell office:value-type="float" office:value="3.162879" calcext:value-type="float">
            <text:p>3.162879</text:p>
          </table:table-cell>
          <table:table-cell office:value-type="float" office:value="6.325398" calcext:value-type="float">
            <text:p>6.325398</text:p>
          </table:table-cell>
          <table:table-cell table:number-columns-repeated="12"/>
        </table:table-row>
        <table:table-row table:style-name="ro1">
          <table:table-cell office:value-type="float" office:value="53100" calcext:value-type="float">
            <text:p>53100</text:p>
          </table:table-cell>
          <table:table-cell/>
          <table:table-cell office:value-type="float" office:value="3.171772" calcext:value-type="float">
            <text:p>3.171772</text:p>
          </table:table-cell>
          <table:table-cell office:value-type="float" office:value="6.34306" calcext:value-type="float">
            <text:p>6.34306</text:p>
          </table:table-cell>
          <table:table-cell table:number-columns-repeated="12"/>
        </table:table-row>
        <table:table-row table:style-name="ro1">
          <table:table-cell office:value-type="float" office:value="53200" calcext:value-type="float">
            <text:p>53200</text:p>
          </table:table-cell>
          <table:table-cell/>
          <table:table-cell office:value-type="float" office:value="3.181713" calcext:value-type="float">
            <text:p>3.181713</text:p>
          </table:table-cell>
          <table:table-cell office:value-type="float" office:value="6.363066" calcext:value-type="float">
            <text:p>6.363066</text:p>
          </table:table-cell>
          <table:table-cell table:number-columns-repeated="12"/>
        </table:table-row>
        <table:table-row table:style-name="ro1">
          <table:table-cell office:value-type="float" office:value="53300" calcext:value-type="float">
            <text:p>53300</text:p>
          </table:table-cell>
          <table:table-cell/>
          <table:table-cell office:value-type="float" office:value="3.201292" calcext:value-type="float">
            <text:p>3.201292</text:p>
          </table:table-cell>
          <table:table-cell office:value-type="float" office:value="6.402222" calcext:value-type="float">
            <text:p>6.402222</text:p>
          </table:table-cell>
          <table:table-cell table:number-columns-repeated="12"/>
        </table:table-row>
        <table:table-row table:style-name="ro1">
          <table:table-cell office:value-type="float" office:value="53400" calcext:value-type="float">
            <text:p>53400</text:p>
          </table:table-cell>
          <table:table-cell/>
          <table:table-cell office:value-type="float" office:value="3.210657" calcext:value-type="float">
            <text:p>3.210657</text:p>
          </table:table-cell>
          <table:table-cell office:value-type="float" office:value="6.420948" calcext:value-type="float">
            <text:p>6.420948</text:p>
          </table:table-cell>
          <table:table-cell table:number-columns-repeated="12"/>
        </table:table-row>
        <table:table-row table:style-name="ro1">
          <table:table-cell office:value-type="float" office:value="53500" calcext:value-type="float">
            <text:p>53500</text:p>
          </table:table-cell>
          <table:table-cell/>
          <table:table-cell office:value-type="float" office:value="3.223477" calcext:value-type="float">
            <text:p>3.223477</text:p>
          </table:table-cell>
          <table:table-cell office:value-type="float" office:value="6.446592" calcext:value-type="float">
            <text:p>6.446592</text:p>
          </table:table-cell>
          <table:table-cell table:number-columns-repeated="12"/>
        </table:table-row>
        <table:table-row table:style-name="ro1">
          <table:table-cell office:value-type="float" office:value="53600" calcext:value-type="float">
            <text:p>53600</text:p>
          </table:table-cell>
          <table:table-cell/>
          <table:table-cell office:value-type="float" office:value="3.230925" calcext:value-type="float">
            <text:p>3.230925</text:p>
          </table:table-cell>
          <table:table-cell office:value-type="float" office:value="6.461486" calcext:value-type="float">
            <text:p>6.461486</text:p>
          </table:table-cell>
          <table:table-cell table:number-columns-repeated="12"/>
        </table:table-row>
        <table:table-row table:style-name="ro1">
          <table:table-cell office:value-type="float" office:value="53700" calcext:value-type="float">
            <text:p>53700</text:p>
          </table:table-cell>
          <table:table-cell/>
          <table:table-cell office:value-type="float" office:value="3.246571" calcext:value-type="float">
            <text:p>3.246571</text:p>
          </table:table-cell>
          <table:table-cell office:value-type="float" office:value="6.49278" calcext:value-type="float">
            <text:p>6.49278</text:p>
          </table:table-cell>
          <table:table-cell table:number-columns-repeated="12"/>
        </table:table-row>
        <table:table-row table:style-name="ro1">
          <table:table-cell office:value-type="float" office:value="53800" calcext:value-type="float">
            <text:p>53800</text:p>
          </table:table-cell>
          <table:table-cell/>
          <table:table-cell office:value-type="float" office:value="3.258878" calcext:value-type="float">
            <text:p>3.258878</text:p>
          </table:table-cell>
          <table:table-cell office:value-type="float" office:value="6.51739" calcext:value-type="float">
            <text:p>6.51739</text:p>
          </table:table-cell>
          <table:table-cell table:number-columns-repeated="12"/>
        </table:table-row>
        <table:table-row table:style-name="ro1">
          <table:table-cell office:value-type="float" office:value="53900" calcext:value-type="float">
            <text:p>53900</text:p>
          </table:table-cell>
          <table:table-cell/>
          <table:table-cell office:value-type="float" office:value="4.470217" calcext:value-type="float">
            <text:p>4.470217</text:p>
          </table:table-cell>
          <table:table-cell office:value-type="float" office:value="6.540004" calcext:value-type="float">
            <text:p>6.540004</text:p>
          </table:table-cell>
          <table:table-cell table:number-columns-repeated="12"/>
        </table:table-row>
        <table:table-row table:style-name="ro1">
          <table:table-cell office:value-type="float" office:value="54000" calcext:value-type="float">
            <text:p>54000</text:p>
          </table:table-cell>
          <table:table-cell/>
          <table:table-cell office:value-type="float" office:value="3.28693" calcext:value-type="float">
            <text:p>3.28693</text:p>
          </table:table-cell>
          <table:table-cell office:value-type="float" office:value="6.573492" calcext:value-type="float">
            <text:p>6.573492</text:p>
          </table:table-cell>
          <table:table-cell table:number-columns-repeated="12"/>
        </table:table-row>
        <table:table-row table:style-name="ro1">
          <table:table-cell office:value-type="float" office:value="54100" calcext:value-type="float">
            <text:p>54100</text:p>
          </table:table-cell>
          <table:table-cell/>
          <table:table-cell office:value-type="float" office:value="3.293276" calcext:value-type="float">
            <text:p>3.293276</text:p>
          </table:table-cell>
          <table:table-cell office:value-type="float" office:value="6.586184" calcext:value-type="float">
            <text:p>6.586184</text:p>
          </table:table-cell>
          <table:table-cell table:number-columns-repeated="12"/>
        </table:table-row>
        <table:table-row table:style-name="ro1">
          <table:table-cell office:value-type="float" office:value="54200" calcext:value-type="float">
            <text:p>54200</text:p>
          </table:table-cell>
          <table:table-cell/>
          <table:table-cell office:value-type="float" office:value="3.368193" calcext:value-type="float">
            <text:p>3.368193</text:p>
          </table:table-cell>
          <table:table-cell office:value-type="float" office:value="6.736018" calcext:value-type="float">
            <text:p>6.736018</text:p>
          </table:table-cell>
          <table:table-cell table:number-columns-repeated="12"/>
        </table:table-row>
        <table:table-row table:style-name="ro1">
          <table:table-cell office:value-type="float" office:value="54300" calcext:value-type="float">
            <text:p>54300</text:p>
          </table:table-cell>
          <table:table-cell/>
          <table:table-cell office:value-type="float" office:value="3.402565" calcext:value-type="float">
            <text:p>3.402565</text:p>
          </table:table-cell>
          <table:table-cell office:value-type="float" office:value="6.80476" calcext:value-type="float">
            <text:p>6.80476</text:p>
          </table:table-cell>
          <table:table-cell table:number-columns-repeated="12"/>
        </table:table-row>
        <table:table-row table:style-name="ro1">
          <table:table-cell office:value-type="float" office:value="54400" calcext:value-type="float">
            <text:p>54400</text:p>
          </table:table-cell>
          <table:table-cell/>
          <table:table-cell office:value-type="float" office:value="3.340129" calcext:value-type="float">
            <text:p>3.340129</text:p>
          </table:table-cell>
          <table:table-cell office:value-type="float" office:value="6.679886" calcext:value-type="float">
            <text:p>6.679886</text:p>
          </table:table-cell>
          <table:table-cell table:number-columns-repeated="12"/>
        </table:table-row>
        <table:table-row table:style-name="ro1">
          <table:table-cell office:value-type="float" office:value="54500" calcext:value-type="float">
            <text:p>54500</text:p>
          </table:table-cell>
          <table:table-cell/>
          <table:table-cell office:value-type="float" office:value="3.430907" calcext:value-type="float">
            <text:p>3.430907</text:p>
          </table:table-cell>
          <table:table-cell office:value-type="float" office:value="6.861372" calcext:value-type="float">
            <text:p>6.861372</text:p>
          </table:table-cell>
          <table:table-cell table:number-columns-repeated="12"/>
        </table:table-row>
        <table:table-row table:style-name="ro1">
          <table:table-cell office:value-type="float" office:value="54600" calcext:value-type="float">
            <text:p>54600</text:p>
          </table:table-cell>
          <table:table-cell/>
          <table:table-cell office:value-type="float" office:value="3.380407" calcext:value-type="float">
            <text:p>3.380407</text:p>
          </table:table-cell>
          <table:table-cell office:value-type="float" office:value="6.760442" calcext:value-type="float">
            <text:p>6.760442</text:p>
          </table:table-cell>
          <table:table-cell table:number-columns-repeated="12"/>
        </table:table-row>
        <table:table-row table:style-name="ro1">
          <table:table-cell office:value-type="float" office:value="54700" calcext:value-type="float">
            <text:p>54700</text:p>
          </table:table-cell>
          <table:table-cell/>
          <table:table-cell office:value-type="float" office:value="3.395693" calcext:value-type="float">
            <text:p>3.395693</text:p>
          </table:table-cell>
          <table:table-cell office:value-type="float" office:value="6.791014" calcext:value-type="float">
            <text:p>6.791014</text:p>
          </table:table-cell>
          <table:table-cell table:number-columns-repeated="12"/>
        </table:table-row>
        <table:table-row table:style-name="ro1">
          <table:table-cell office:value-type="float" office:value="54800" calcext:value-type="float">
            <text:p>54800</text:p>
          </table:table-cell>
          <table:table-cell/>
          <table:table-cell office:value-type="float" office:value="3.383432" calcext:value-type="float">
            <text:p>3.383432</text:p>
          </table:table-cell>
          <table:table-cell office:value-type="float" office:value="6.766492" calcext:value-type="float">
            <text:p>6.766492</text:p>
          </table:table-cell>
          <table:table-cell table:number-columns-repeated="12"/>
        </table:table-row>
        <table:table-row table:style-name="ro1">
          <table:table-cell office:value-type="float" office:value="54900" calcext:value-type="float">
            <text:p>54900</text:p>
          </table:table-cell>
          <table:table-cell/>
          <table:table-cell office:value-type="float" office:value="3.393507" calcext:value-type="float">
            <text:p>3.393507</text:p>
          </table:table-cell>
          <table:table-cell office:value-type="float" office:value="6.78664" calcext:value-type="float">
            <text:p>6.78664</text:p>
          </table:table-cell>
          <table:table-cell table:number-columns-repeated="12"/>
        </table:table-row>
        <table:table-row table:style-name="ro1">
          <table:table-cell office:value-type="float" office:value="55000" calcext:value-type="float">
            <text:p>55000</text:p>
          </table:table-cell>
          <table:table-cell/>
          <table:table-cell office:value-type="float" office:value="3.410077" calcext:value-type="float">
            <text:p>3.410077</text:p>
          </table:table-cell>
          <table:table-cell office:value-type="float" office:value="6.81978" calcext:value-type="float">
            <text:p>6.81978</text:p>
          </table:table-cell>
          <table:table-cell table:number-columns-repeated="12"/>
        </table:table-row>
        <table:table-row table:style-name="ro1">
          <table:table-cell office:value-type="float" office:value="55100" calcext:value-type="float">
            <text:p>55100</text:p>
          </table:table-cell>
          <table:table-cell/>
          <table:table-cell office:value-type="float" office:value="3.420666" calcext:value-type="float">
            <text:p>3.420666</text:p>
          </table:table-cell>
          <table:table-cell office:value-type="float" office:value="6.840958" calcext:value-type="float">
            <text:p>6.840958</text:p>
          </table:table-cell>
          <table:table-cell table:number-columns-repeated="12"/>
        </table:table-row>
        <table:table-row table:style-name="ro1">
          <table:table-cell office:value-type="float" office:value="55200" calcext:value-type="float">
            <text:p>55200</text:p>
          </table:table-cell>
          <table:table-cell/>
          <table:table-cell office:value-type="float" office:value="3.43144" calcext:value-type="float">
            <text:p>3.43144</text:p>
          </table:table-cell>
          <table:table-cell office:value-type="float" office:value="6.862504" calcext:value-type="float">
            <text:p>6.862504</text:p>
          </table:table-cell>
          <table:table-cell table:number-columns-repeated="12"/>
        </table:table-row>
        <table:table-row table:style-name="ro1">
          <table:table-cell office:value-type="float" office:value="55300" calcext:value-type="float">
            <text:p>55300</text:p>
          </table:table-cell>
          <table:table-cell/>
          <table:table-cell office:value-type="float" office:value="3.437083" calcext:value-type="float">
            <text:p>3.437083</text:p>
          </table:table-cell>
          <table:table-cell office:value-type="float" office:value="6.873786" calcext:value-type="float">
            <text:p>6.873786</text:p>
          </table:table-cell>
          <table:table-cell table:number-columns-repeated="12"/>
        </table:table-row>
        <table:table-row table:style-name="ro1">
          <table:table-cell office:value-type="float" office:value="55400" calcext:value-type="float">
            <text:p>55400</text:p>
          </table:table-cell>
          <table:table-cell/>
          <table:table-cell office:value-type="float" office:value="3.45815" calcext:value-type="float">
            <text:p>3.45815</text:p>
          </table:table-cell>
          <table:table-cell office:value-type="float" office:value="6.915924" calcext:value-type="float">
            <text:p>6.915924</text:p>
          </table:table-cell>
          <table:table-cell table:number-columns-repeated="12"/>
        </table:table-row>
        <table:table-row table:style-name="ro1">
          <table:table-cell office:value-type="float" office:value="55500" calcext:value-type="float">
            <text:p>55500</text:p>
          </table:table-cell>
          <table:table-cell/>
          <table:table-cell office:value-type="float" office:value="3.467127" calcext:value-type="float">
            <text:p>3.467127</text:p>
          </table:table-cell>
          <table:table-cell office:value-type="float" office:value="6.933876" calcext:value-type="float">
            <text:p>6.933876</text:p>
          </table:table-cell>
          <table:table-cell table:number-columns-repeated="12"/>
        </table:table-row>
        <table:table-row table:style-name="ro1">
          <table:table-cell office:value-type="float" office:value="55600" calcext:value-type="float">
            <text:p>55600</text:p>
          </table:table-cell>
          <table:table-cell/>
          <table:table-cell office:value-type="float" office:value="3.47488" calcext:value-type="float">
            <text:p>3.47488</text:p>
          </table:table-cell>
          <table:table-cell office:value-type="float" office:value="6.949372" calcext:value-type="float">
            <text:p>6.949372</text:p>
          </table:table-cell>
          <table:table-cell table:number-columns-repeated="12"/>
        </table:table-row>
        <table:table-row table:style-name="ro1">
          <table:table-cell office:value-type="float" office:value="55700" calcext:value-type="float">
            <text:p>55700</text:p>
          </table:table-cell>
          <table:table-cell/>
          <table:table-cell office:value-type="float" office:value="3.487729" calcext:value-type="float">
            <text:p>3.487729</text:p>
          </table:table-cell>
          <table:table-cell office:value-type="float" office:value="6.975078" calcext:value-type="float">
            <text:p>6.975078</text:p>
          </table:table-cell>
          <table:table-cell table:number-columns-repeated="12"/>
        </table:table-row>
        <table:table-row table:style-name="ro1">
          <table:table-cell office:value-type="float" office:value="55800" calcext:value-type="float">
            <text:p>55800</text:p>
          </table:table-cell>
          <table:table-cell/>
          <table:table-cell office:value-type="float" office:value="3.50531" calcext:value-type="float">
            <text:p>3.50531</text:p>
          </table:table-cell>
          <table:table-cell office:value-type="float" office:value="7.01024" calcext:value-type="float">
            <text:p>7.01024</text:p>
          </table:table-cell>
          <table:table-cell table:number-columns-repeated="12"/>
        </table:table-row>
        <table:table-row table:style-name="ro1">
          <table:table-cell office:value-type="float" office:value="55900" calcext:value-type="float">
            <text:p>55900</text:p>
          </table:table-cell>
          <table:table-cell/>
          <table:table-cell office:value-type="float" office:value="3.514143" calcext:value-type="float">
            <text:p>3.514143</text:p>
          </table:table-cell>
          <table:table-cell office:value-type="float" office:value="7.027904" calcext:value-type="float">
            <text:p>7.027904</text:p>
          </table:table-cell>
          <table:table-cell table:number-columns-repeated="12"/>
        </table:table-row>
        <table:table-row table:style-name="ro1">
          <table:table-cell office:value-type="float" office:value="56000" calcext:value-type="float">
            <text:p>56000</text:p>
          </table:table-cell>
          <table:table-cell/>
          <table:table-cell office:value-type="float" office:value="3.530224" calcext:value-type="float">
            <text:p>3.530224</text:p>
          </table:table-cell>
          <table:table-cell office:value-type="float" office:value="7.060066" calcext:value-type="float">
            <text:p>7.060066</text:p>
          </table:table-cell>
          <table:table-cell table:number-columns-repeated="12"/>
        </table:table-row>
        <table:table-row table:style-name="ro1">
          <table:table-cell office:value-type="float" office:value="56100" calcext:value-type="float">
            <text:p>56100</text:p>
          </table:table-cell>
          <table:table-cell/>
          <table:table-cell office:value-type="float" office:value="3.71887" calcext:value-type="float">
            <text:p>3.71887</text:p>
          </table:table-cell>
          <table:table-cell office:value-type="float" office:value="7.437294" calcext:value-type="float">
            <text:p>7.437294</text:p>
          </table:table-cell>
          <table:table-cell table:number-columns-repeated="12"/>
        </table:table-row>
        <table:table-row table:style-name="ro1">
          <table:table-cell office:value-type="float" office:value="56200" calcext:value-type="float">
            <text:p>56200</text:p>
          </table:table-cell>
          <table:table-cell/>
          <table:table-cell office:value-type="float" office:value="3.667079" calcext:value-type="float">
            <text:p>3.667079</text:p>
          </table:table-cell>
          <table:table-cell office:value-type="float" office:value="7.333758" calcext:value-type="float">
            <text:p>7.333758</text:p>
          </table:table-cell>
          <table:table-cell table:number-columns-repeated="12"/>
        </table:table-row>
        <table:table-row table:style-name="ro1">
          <table:table-cell office:value-type="float" office:value="56300" calcext:value-type="float">
            <text:p>56300</text:p>
          </table:table-cell>
          <table:table-cell/>
          <table:table-cell office:value-type="float" office:value="3.587999" calcext:value-type="float">
            <text:p>3.587999</text:p>
          </table:table-cell>
          <table:table-cell office:value-type="float" office:value="7.175616" calcext:value-type="float">
            <text:p>7.175616</text:p>
          </table:table-cell>
          <table:table-cell table:number-columns-repeated="12"/>
        </table:table-row>
        <table:table-row table:style-name="ro1">
          <table:table-cell office:value-type="float" office:value="56400" calcext:value-type="float">
            <text:p>56400</text:p>
          </table:table-cell>
          <table:table-cell/>
          <table:table-cell office:value-type="float" office:value="3.606822" calcext:value-type="float">
            <text:p>3.606822</text:p>
          </table:table-cell>
          <table:table-cell office:value-type="float" office:value="7.213262" calcext:value-type="float">
            <text:p>7.213262</text:p>
          </table:table-cell>
          <table:table-cell table:number-columns-repeated="12"/>
        </table:table-row>
        <table:table-row table:style-name="ro1">
          <table:table-cell office:value-type="float" office:value="56500" calcext:value-type="float">
            <text:p>56500</text:p>
          </table:table-cell>
          <table:table-cell/>
          <table:table-cell office:value-type="float" office:value="3.608125" calcext:value-type="float">
            <text:p>3.608125</text:p>
          </table:table-cell>
          <table:table-cell office:value-type="float" office:value="7.215864" calcext:value-type="float">
            <text:p>7.215864</text:p>
          </table:table-cell>
          <table:table-cell table:number-columns-repeated="12"/>
        </table:table-row>
        <table:table-row table:style-name="ro1">
          <table:table-cell office:value-type="float" office:value="56600" calcext:value-type="float">
            <text:p>56600</text:p>
          </table:table-cell>
          <table:table-cell/>
          <table:table-cell office:value-type="float" office:value="3.642659" calcext:value-type="float">
            <text:p>3.642659</text:p>
          </table:table-cell>
          <table:table-cell office:value-type="float" office:value="7.284866" calcext:value-type="float">
            <text:p>7.284866</text:p>
          </table:table-cell>
          <table:table-cell table:number-columns-repeated="12"/>
        </table:table-row>
        <table:table-row table:style-name="ro1">
          <table:table-cell office:value-type="float" office:value="56700" calcext:value-type="float">
            <text:p>56700</text:p>
          </table:table-cell>
          <table:table-cell/>
          <table:table-cell office:value-type="float" office:value="3.623026" calcext:value-type="float">
            <text:p>3.623026</text:p>
          </table:table-cell>
          <table:table-cell office:value-type="float" office:value="7.245666" calcext:value-type="float">
            <text:p>7.245666</text:p>
          </table:table-cell>
          <table:table-cell table:number-columns-repeated="12"/>
        </table:table-row>
        <table:table-row table:style-name="ro1">
          <table:table-cell office:value-type="float" office:value="56800" calcext:value-type="float">
            <text:p>56800</text:p>
          </table:table-cell>
          <table:table-cell/>
          <table:table-cell office:value-type="float" office:value="3.651146" calcext:value-type="float">
            <text:p>3.651146</text:p>
          </table:table-cell>
          <table:table-cell office:value-type="float" office:value="7.301908" calcext:value-type="float">
            <text:p>7.301908</text:p>
          </table:table-cell>
          <table:table-cell table:number-columns-repeated="12"/>
        </table:table-row>
        <table:table-row table:style-name="ro1">
          <table:table-cell office:value-type="float" office:value="56900" calcext:value-type="float">
            <text:p>56900</text:p>
          </table:table-cell>
          <table:table-cell/>
          <table:table-cell office:value-type="float" office:value="3.730634" calcext:value-type="float">
            <text:p>3.730634</text:p>
          </table:table-cell>
          <table:table-cell office:value-type="float" office:value="7.460878" calcext:value-type="float">
            <text:p>7.460878</text:p>
          </table:table-cell>
          <table:table-cell table:number-columns-repeated="12"/>
        </table:table-row>
        <table:table-row table:style-name="ro1">
          <table:table-cell office:value-type="float" office:value="57000" calcext:value-type="float">
            <text:p>57000</text:p>
          </table:table-cell>
          <table:table-cell/>
          <table:table-cell office:value-type="float" office:value="3.659272" calcext:value-type="float">
            <text:p>3.659272</text:p>
          </table:table-cell>
          <table:table-cell office:value-type="float" office:value="7.318152" calcext:value-type="float">
            <text:p>7.318152</text:p>
          </table:table-cell>
          <table:table-cell table:number-columns-repeated="12"/>
        </table:table-row>
        <table:table-row table:style-name="ro1">
          <table:table-cell office:value-type="float" office:value="57100" calcext:value-type="float">
            <text:p>57100</text:p>
          </table:table-cell>
          <table:table-cell/>
          <table:table-cell office:value-type="float" office:value="3.701554" calcext:value-type="float">
            <text:p>3.701554</text:p>
          </table:table-cell>
          <table:table-cell office:value-type="float" office:value="7.402722" calcext:value-type="float">
            <text:p>7.402722</text:p>
          </table:table-cell>
          <table:table-cell table:number-columns-repeated="12"/>
        </table:table-row>
        <table:table-row table:style-name="ro1">
          <table:table-cell office:value-type="float" office:value="57200" calcext:value-type="float">
            <text:p>57200</text:p>
          </table:table-cell>
          <table:table-cell/>
          <table:table-cell office:value-type="float" office:value="3.737002" calcext:value-type="float">
            <text:p>3.737002</text:p>
          </table:table-cell>
          <table:table-cell office:value-type="float" office:value="7.473616" calcext:value-type="float">
            <text:p>7.473616</text:p>
          </table:table-cell>
          <table:table-cell table:number-columns-repeated="12"/>
        </table:table-row>
        <table:table-row table:style-name="ro1">
          <table:table-cell office:value-type="float" office:value="57300" calcext:value-type="float">
            <text:p>57300</text:p>
          </table:table-cell>
          <table:table-cell/>
          <table:table-cell office:value-type="float" office:value="3.794073" calcext:value-type="float">
            <text:p>3.794073</text:p>
          </table:table-cell>
          <table:table-cell office:value-type="float" office:value="7.587756" calcext:value-type="float">
            <text:p>7.587756</text:p>
          </table:table-cell>
          <table:table-cell table:number-columns-repeated="12"/>
        </table:table-row>
        <table:table-row table:style-name="ro1">
          <table:table-cell office:value-type="float" office:value="57400" calcext:value-type="float">
            <text:p>57400</text:p>
          </table:table-cell>
          <table:table-cell/>
          <table:table-cell office:value-type="float" office:value="3.811959" calcext:value-type="float">
            <text:p>3.811959</text:p>
          </table:table-cell>
          <table:table-cell office:value-type="float" office:value="7.623532" calcext:value-type="float">
            <text:p>7.623532</text:p>
          </table:table-cell>
          <table:table-cell table:number-columns-repeated="12"/>
        </table:table-row>
        <table:table-row table:style-name="ro1">
          <table:table-cell office:value-type="float" office:value="57500" calcext:value-type="float">
            <text:p>57500</text:p>
          </table:table-cell>
          <table:table-cell/>
          <table:table-cell office:value-type="float" office:value="3.767015" calcext:value-type="float">
            <text:p>3.767015</text:p>
          </table:table-cell>
          <table:table-cell office:value-type="float" office:value="7.53364" calcext:value-type="float">
            <text:p>7.53364</text:p>
          </table:table-cell>
          <table:table-cell table:number-columns-repeated="12"/>
        </table:table-row>
        <table:table-row table:style-name="ro1">
          <table:table-cell office:value-type="float" office:value="57600" calcext:value-type="float">
            <text:p>57600</text:p>
          </table:table-cell>
          <table:table-cell/>
          <table:table-cell office:value-type="float" office:value="3.743531" calcext:value-type="float">
            <text:p>3.743531</text:p>
          </table:table-cell>
          <table:table-cell office:value-type="float" office:value="7.486666" calcext:value-type="float">
            <text:p>7.486666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/>
          <table:table-cell office:value-type="float" office:value="3.752701" calcext:value-type="float">
            <text:p>3.752701</text:p>
          </table:table-cell>
          <table:table-cell office:value-type="float" office:value="7.505012" calcext:value-type="float">
            <text:p>7.505012</text:p>
          </table:table-cell>
          <table:table-cell table:number-columns-repeated="12"/>
        </table:table-row>
        <table:table-row table:style-name="ro1">
          <table:table-cell office:value-type="float" office:value="57800" calcext:value-type="float">
            <text:p>57800</text:p>
          </table:table-cell>
          <table:table-cell/>
          <table:table-cell office:value-type="float" office:value="3.791266" calcext:value-type="float">
            <text:p>3.791266</text:p>
          </table:table-cell>
          <table:table-cell office:value-type="float" office:value="7.582142" calcext:value-type="float">
            <text:p>7.582142</text:p>
          </table:table-cell>
          <table:table-cell table:number-columns-repeated="12"/>
        </table:table-row>
        <table:table-row table:style-name="ro1">
          <table:table-cell office:value-type="float" office:value="57900" calcext:value-type="float">
            <text:p>57900</text:p>
          </table:table-cell>
          <table:table-cell/>
          <table:table-cell office:value-type="float" office:value="3.773373" calcext:value-type="float">
            <text:p>3.773373</text:p>
          </table:table-cell>
          <table:table-cell office:value-type="float" office:value="7.546356" calcext:value-type="float">
            <text:p>7.546356</text:p>
          </table:table-cell>
          <table:table-cell table:number-columns-repeated="12"/>
        </table:table-row>
        <table:table-row table:style-name="ro1">
          <table:table-cell office:value-type="float" office:value="58000" calcext:value-type="float">
            <text:p>58000</text:p>
          </table:table-cell>
          <table:table-cell/>
          <table:table-cell office:value-type="float" office:value="3.791469" calcext:value-type="float">
            <text:p>3.791469</text:p>
          </table:table-cell>
          <table:table-cell office:value-type="float" office:value="7.582546" calcext:value-type="float">
            <text:p>7.582546</text:p>
          </table:table-cell>
          <table:table-cell table:number-columns-repeated="12"/>
        </table:table-row>
        <table:table-row table:style-name="ro1">
          <table:table-cell office:value-type="float" office:value="58100" calcext:value-type="float">
            <text:p>58100</text:p>
          </table:table-cell>
          <table:table-cell/>
          <table:table-cell office:value-type="float" office:value="3.803634" calcext:value-type="float">
            <text:p>3.803634</text:p>
          </table:table-cell>
          <table:table-cell office:value-type="float" office:value="7.606876" calcext:value-type="float">
            <text:p>7.606876</text:p>
          </table:table-cell>
          <table:table-cell table:number-columns-repeated="12"/>
        </table:table-row>
        <table:table-row table:style-name="ro1">
          <table:table-cell office:value-type="float" office:value="58200" calcext:value-type="float">
            <text:p>58200</text:p>
          </table:table-cell>
          <table:table-cell/>
          <table:table-cell office:value-type="float" office:value="3.813947" calcext:value-type="float">
            <text:p>3.813947</text:p>
          </table:table-cell>
          <table:table-cell office:value-type="float" office:value="7.6275" calcext:value-type="float">
            <text:p>7.6275</text:p>
          </table:table-cell>
          <table:table-cell table:number-columns-repeated="12"/>
        </table:table-row>
        <table:table-row table:style-name="ro1">
          <table:table-cell office:value-type="float" office:value="58300" calcext:value-type="float">
            <text:p>58300</text:p>
          </table:table-cell>
          <table:table-cell/>
          <table:table-cell office:value-type="float" office:value="3.826786" calcext:value-type="float">
            <text:p>3.826786</text:p>
          </table:table-cell>
          <table:table-cell office:value-type="float" office:value="7.653178" calcext:value-type="float">
            <text:p>7.653178</text:p>
          </table:table-cell>
          <table:table-cell table:number-columns-repeated="12"/>
        </table:table-row>
        <table:table-row table:style-name="ro1">
          <table:table-cell office:value-type="float" office:value="58400" calcext:value-type="float">
            <text:p>58400</text:p>
          </table:table-cell>
          <table:table-cell/>
          <table:table-cell office:value-type="float" office:value="3.839432" calcext:value-type="float">
            <text:p>3.839432</text:p>
          </table:table-cell>
          <table:table-cell office:value-type="float" office:value="7.67847" calcext:value-type="float">
            <text:p>7.67847</text:p>
          </table:table-cell>
          <table:table-cell table:number-columns-repeated="12"/>
        </table:table-row>
        <table:table-row table:style-name="ro1">
          <table:table-cell office:value-type="float" office:value="58500" calcext:value-type="float">
            <text:p>58500</text:p>
          </table:table-cell>
          <table:table-cell/>
          <table:table-cell office:value-type="float" office:value="3.997479" calcext:value-type="float">
            <text:p>3.997479</text:p>
          </table:table-cell>
          <table:table-cell office:value-type="float" office:value="7.994558" calcext:value-type="float">
            <text:p>7.994558</text:p>
          </table:table-cell>
          <table:table-cell table:number-columns-repeated="12"/>
        </table:table-row>
        <table:table-row table:style-name="ro1">
          <table:table-cell office:value-type="float" office:value="58600" calcext:value-type="float">
            <text:p>58600</text:p>
          </table:table-cell>
          <table:table-cell/>
          <table:table-cell office:value-type="float" office:value="5.637443" calcext:value-type="float">
            <text:p>5.637443</text:p>
          </table:table-cell>
          <table:table-cell office:value-type="float" office:value="7.82634" calcext:value-type="float">
            <text:p>7.82634</text:p>
          </table:table-cell>
          <table:table-cell table:number-columns-repeated="12"/>
        </table:table-row>
        <table:table-row table:style-name="ro1">
          <table:table-cell office:value-type="float" office:value="58700" calcext:value-type="float">
            <text:p>58700</text:p>
          </table:table-cell>
          <table:table-cell/>
          <table:table-cell office:value-type="float" office:value="3.987422" calcext:value-type="float">
            <text:p>3.987422</text:p>
          </table:table-cell>
          <table:table-cell office:value-type="float" office:value="7.974422" calcext:value-type="float">
            <text:p>7.974422</text:p>
          </table:table-cell>
          <table:table-cell table:number-columns-repeated="12"/>
        </table:table-row>
        <table:table-row table:style-name="ro1">
          <table:table-cell office:value-type="float" office:value="58800" calcext:value-type="float">
            <text:p>58800</text:p>
          </table:table-cell>
          <table:table-cell/>
          <table:table-cell office:value-type="float" office:value="3.96005" calcext:value-type="float">
            <text:p>3.96005</text:p>
          </table:table-cell>
          <table:table-cell office:value-type="float" office:value="7.919684" calcext:value-type="float">
            <text:p>7.919684</text:p>
          </table:table-cell>
          <table:table-cell table:number-columns-repeated="12"/>
        </table:table-row>
        <table:table-row table:style-name="ro1">
          <table:table-cell office:value-type="float" office:value="58900" calcext:value-type="float">
            <text:p>58900</text:p>
          </table:table-cell>
          <table:table-cell/>
          <table:table-cell office:value-type="float" office:value="3.902467" calcext:value-type="float">
            <text:p>3.902467</text:p>
          </table:table-cell>
          <table:table-cell office:value-type="float" office:value="7.804532" calcext:value-type="float">
            <text:p>7.804532</text:p>
          </table:table-cell>
          <table:table-cell table:number-columns-repeated="12"/>
        </table:table-row>
        <table:table-row table:style-name="ro1">
          <table:table-cell office:value-type="float" office:value="59000" calcext:value-type="float">
            <text:p>59000</text:p>
          </table:table-cell>
          <table:table-cell/>
          <table:table-cell office:value-type="float" office:value="3.94288" calcext:value-type="float">
            <text:p>3.94288</text:p>
          </table:table-cell>
          <table:table-cell office:value-type="float" office:value="7.885358" calcext:value-type="float">
            <text:p>7.885358</text:p>
          </table:table-cell>
          <table:table-cell table:number-columns-repeated="12"/>
        </table:table-row>
        <table:table-row table:style-name="ro1">
          <table:table-cell office:value-type="float" office:value="59100" calcext:value-type="float">
            <text:p>59100</text:p>
          </table:table-cell>
          <table:table-cell/>
          <table:table-cell office:value-type="float" office:value="3.959296" calcext:value-type="float">
            <text:p>3.959296</text:p>
          </table:table-cell>
          <table:table-cell office:value-type="float" office:value="7.91819" calcext:value-type="float">
            <text:p>7.91819</text:p>
          </table:table-cell>
          <table:table-cell table:number-columns-repeated="12"/>
        </table:table-row>
        <table:table-row table:style-name="ro1">
          <table:table-cell office:value-type="float" office:value="59200" calcext:value-type="float">
            <text:p>59200</text:p>
          </table:table-cell>
          <table:table-cell/>
          <table:table-cell office:value-type="float" office:value="4.014604" calcext:value-type="float">
            <text:p>4.014604</text:p>
          </table:table-cell>
          <table:table-cell office:value-type="float" office:value="8.028804" calcext:value-type="float">
            <text:p>8.028804</text:p>
          </table:table-cell>
          <table:table-cell table:number-columns-repeated="12"/>
        </table:table-row>
        <table:table-row table:style-name="ro1">
          <table:table-cell office:value-type="float" office:value="59300" calcext:value-type="float">
            <text:p>59300</text:p>
          </table:table-cell>
          <table:table-cell/>
          <table:table-cell office:value-type="float" office:value="4.037252" calcext:value-type="float">
            <text:p>4.037252</text:p>
          </table:table-cell>
          <table:table-cell office:value-type="float" office:value="8.074086" calcext:value-type="float">
            <text:p>8.074086</text:p>
          </table:table-cell>
          <table:table-cell table:number-columns-repeated="12"/>
        </table:table-row>
        <table:table-row table:style-name="ro1">
          <table:table-cell office:value-type="float" office:value="59400" calcext:value-type="float">
            <text:p>59400</text:p>
          </table:table-cell>
          <table:table-cell/>
          <table:table-cell office:value-type="float" office:value="3.973895" calcext:value-type="float">
            <text:p>3.973895</text:p>
          </table:table-cell>
          <table:table-cell office:value-type="float" office:value="7.947386" calcext:value-type="float">
            <text:p>7.947386</text:p>
          </table:table-cell>
          <table:table-cell table:number-columns-repeated="12"/>
        </table:table-row>
        <table:table-row table:style-name="ro1">
          <table:table-cell office:value-type="float" office:value="59500" calcext:value-type="float">
            <text:p>59500</text:p>
          </table:table-cell>
          <table:table-cell/>
          <table:table-cell office:value-type="float" office:value="4.073757" calcext:value-type="float">
            <text:p>4.073757</text:p>
          </table:table-cell>
          <table:table-cell office:value-type="float" office:value="8.147108" calcext:value-type="float">
            <text:p>8.147108</text:p>
          </table:table-cell>
          <table:table-cell table:number-columns-repeated="12"/>
        </table:table-row>
        <table:table-row table:style-name="ro1">
          <table:table-cell office:value-type="float" office:value="59600" calcext:value-type="float">
            <text:p>59600</text:p>
          </table:table-cell>
          <table:table-cell/>
          <table:table-cell office:value-type="float" office:value="4.050995" calcext:value-type="float">
            <text:p>4.050995</text:p>
          </table:table-cell>
          <table:table-cell office:value-type="float" office:value="8.101536" calcext:value-type="float">
            <text:p>8.101536</text:p>
          </table:table-cell>
          <table:table-cell table:number-columns-repeated="12"/>
        </table:table-row>
        <table:table-row table:style-name="ro1">
          <table:table-cell office:value-type="float" office:value="59700" calcext:value-type="float">
            <text:p>59700</text:p>
          </table:table-cell>
          <table:table-cell/>
          <table:table-cell office:value-type="float" office:value="4.030522" calcext:value-type="float">
            <text:p>4.030522</text:p>
          </table:table-cell>
          <table:table-cell office:value-type="float" office:value="8.06064" calcext:value-type="float">
            <text:p>8.06064</text:p>
          </table:table-cell>
          <table:table-cell table:number-columns-repeated="12"/>
        </table:table-row>
        <table:table-row table:style-name="ro1">
          <table:table-cell office:value-type="float" office:value="59800" calcext:value-type="float">
            <text:p>59800</text:p>
          </table:table-cell>
          <table:table-cell/>
          <table:table-cell office:value-type="float" office:value="4.028589" calcext:value-type="float">
            <text:p>4.028589</text:p>
          </table:table-cell>
          <table:table-cell office:value-type="float" office:value="8.05676" calcext:value-type="float">
            <text:p>8.05676</text:p>
          </table:table-cell>
          <table:table-cell table:number-columns-repeated="12"/>
        </table:table-row>
        <table:table-row table:style-name="ro1">
          <table:table-cell office:value-type="float" office:value="59900" calcext:value-type="float">
            <text:p>59900</text:p>
          </table:table-cell>
          <table:table-cell/>
          <table:table-cell office:value-type="float" office:value="4.043073" calcext:value-type="float">
            <text:p>4.043073</text:p>
          </table:table-cell>
          <table:table-cell office:value-type="float" office:value="8.08574" calcext:value-type="float">
            <text:p>8.08574</text:p>
          </table:table-cell>
          <table:table-cell table:number-columns-repeated="12"/>
        </table:table-row>
        <table:table-row table:style-name="ro1">
          <table:table-cell office:value-type="float" office:value="60000" calcext:value-type="float">
            <text:p>60000</text:p>
          </table:table-cell>
          <table:table-cell/>
          <table:table-cell office:value-type="float" office:value="4.057" calcext:value-type="float">
            <text:p>4.057</text:p>
          </table:table-cell>
          <table:table-cell office:value-type="float" office:value="8.113592" calcext:value-type="float">
            <text:p>8.113592</text:p>
          </table:table-cell>
          <table:table-cell table:number-columns-repeated="12"/>
        </table:table-row>
        <table:table-row table:style-name="ro1">
          <table:table-cell office:value-type="float" office:value="60100" calcext:value-type="float">
            <text:p>60100</text:p>
          </table:table-cell>
          <table:table-cell/>
          <table:table-cell office:value-type="float" office:value="4.069528" calcext:value-type="float">
            <text:p>4.069528</text:p>
          </table:table-cell>
          <table:table-cell office:value-type="float" office:value="8.138648" calcext:value-type="float">
            <text:p>8.138648</text:p>
          </table:table-cell>
          <table:table-cell table:number-columns-repeated="12"/>
        </table:table-row>
        <table:table-row table:style-name="ro1">
          <table:table-cell office:value-type="float" office:value="60200" calcext:value-type="float">
            <text:p>60200</text:p>
          </table:table-cell>
          <table:table-cell/>
          <table:table-cell office:value-type="float" office:value="4.092765" calcext:value-type="float">
            <text:p>4.092765</text:p>
          </table:table-cell>
          <table:table-cell office:value-type="float" office:value="8.18512" calcext:value-type="float">
            <text:p>8.18512</text:p>
          </table:table-cell>
          <table:table-cell table:number-columns-repeated="12"/>
        </table:table-row>
        <table:table-row table:style-name="ro1">
          <table:table-cell office:value-type="float" office:value="60300" calcext:value-type="float">
            <text:p>60300</text:p>
          </table:table-cell>
          <table:table-cell/>
          <table:table-cell office:value-type="float" office:value="4.104896" calcext:value-type="float">
            <text:p>4.104896</text:p>
          </table:table-cell>
          <table:table-cell office:value-type="float" office:value="8.20938" calcext:value-type="float">
            <text:p>8.20938</text:p>
          </table:table-cell>
          <table:table-cell table:number-columns-repeated="12"/>
        </table:table-row>
        <table:table-row table:style-name="ro1">
          <table:table-cell office:value-type="float" office:value="60400" calcext:value-type="float">
            <text:p>60400</text:p>
          </table:table-cell>
          <table:table-cell/>
          <table:table-cell office:value-type="float" office:value="4.106759" calcext:value-type="float">
            <text:p>4.106759</text:p>
          </table:table-cell>
          <table:table-cell office:value-type="float" office:value="8.21308" calcext:value-type="float">
            <text:p>8.21308</text:p>
          </table:table-cell>
          <table:table-cell table:number-columns-repeated="12"/>
        </table:table-row>
        <table:table-row table:style-name="ro1">
          <table:table-cell office:value-type="float" office:value="60500" calcext:value-type="float">
            <text:p>60500</text:p>
          </table:table-cell>
          <table:table-cell/>
          <table:table-cell office:value-type="float" office:value="4.124139" calcext:value-type="float">
            <text:p>4.124139</text:p>
          </table:table-cell>
          <table:table-cell office:value-type="float" office:value="8.247852" calcext:value-type="float">
            <text:p>8.247852</text:p>
          </table:table-cell>
          <table:table-cell table:number-columns-repeated="12"/>
        </table:table-row>
        <table:table-row table:style-name="ro1">
          <table:table-cell office:value-type="float" office:value="60600" calcext:value-type="float">
            <text:p>60600</text:p>
          </table:table-cell>
          <table:table-cell/>
          <table:table-cell office:value-type="float" office:value="4.137695" calcext:value-type="float">
            <text:p>4.137695</text:p>
          </table:table-cell>
          <table:table-cell office:value-type="float" office:value="8.274968" calcext:value-type="float">
            <text:p>8.274968</text:p>
          </table:table-cell>
          <table:table-cell table:number-columns-repeated="12"/>
        </table:table-row>
        <table:table-row table:style-name="ro1">
          <table:table-cell office:value-type="float" office:value="60700" calcext:value-type="float">
            <text:p>60700</text:p>
          </table:table-cell>
          <table:table-cell/>
          <table:table-cell office:value-type="float" office:value="4.261095" calcext:value-type="float">
            <text:p>4.261095</text:p>
          </table:table-cell>
          <table:table-cell office:value-type="float" office:value="8.521772" calcext:value-type="float">
            <text:p>8.521772</text:p>
          </table:table-cell>
          <table:table-cell table:number-columns-repeated="12"/>
        </table:table-row>
        <table:table-row table:style-name="ro1">
          <table:table-cell office:value-type="float" office:value="60800" calcext:value-type="float">
            <text:p>60800</text:p>
          </table:table-cell>
          <table:table-cell/>
          <table:table-cell office:value-type="float" office:value="4.345104" calcext:value-type="float">
            <text:p>4.345104</text:p>
          </table:table-cell>
          <table:table-cell office:value-type="float" office:value="8.689776" calcext:value-type="float">
            <text:p>8.689776</text:p>
          </table:table-cell>
          <table:table-cell table:number-columns-repeated="12"/>
        </table:table-row>
        <table:table-row table:style-name="ro1">
          <table:table-cell office:value-type="float" office:value="60900" calcext:value-type="float">
            <text:p>60900</text:p>
          </table:table-cell>
          <table:table-cell/>
          <table:table-cell office:value-type="float" office:value="4.183132" calcext:value-type="float">
            <text:p>4.183132</text:p>
          </table:table-cell>
          <table:table-cell office:value-type="float" office:value="8.365836" calcext:value-type="float">
            <text:p>8.365836</text:p>
          </table:table-cell>
          <table:table-cell table:number-columns-repeated="12"/>
        </table:table-row>
        <table:table-row table:style-name="ro1">
          <table:table-cell office:value-type="float" office:value="61000" calcext:value-type="float">
            <text:p>61000</text:p>
          </table:table-cell>
          <table:table-cell/>
          <table:table-cell office:value-type="float" office:value="4.302694" calcext:value-type="float">
            <text:p>4.302694</text:p>
          </table:table-cell>
          <table:table-cell office:value-type="float" office:value="8.604962" calcext:value-type="float">
            <text:p>8.604962</text:p>
          </table:table-cell>
          <table:table-cell table:number-columns-repeated="12"/>
        </table:table-row>
        <table:table-row table:style-name="ro1">
          <table:table-cell office:value-type="float" office:value="61100" calcext:value-type="float">
            <text:p>61100</text:p>
          </table:table-cell>
          <table:table-cell/>
          <table:table-cell office:value-type="float" office:value="4.391231" calcext:value-type="float">
            <text:p>4.391231</text:p>
          </table:table-cell>
          <table:table-cell office:value-type="float" office:value="8.781962" calcext:value-type="float">
            <text:p>8.781962</text:p>
          </table:table-cell>
          <table:table-cell table:number-columns-repeated="12"/>
        </table:table-row>
        <table:table-row table:style-name="ro1">
          <table:table-cell office:value-type="float" office:value="61200" calcext:value-type="float">
            <text:p>61200</text:p>
          </table:table-cell>
          <table:table-cell/>
          <table:table-cell office:value-type="float" office:value="4.388209" calcext:value-type="float">
            <text:p>4.388209</text:p>
          </table:table-cell>
          <table:table-cell office:value-type="float" office:value="8.775982" calcext:value-type="float">
            <text:p>8.775982</text:p>
          </table:table-cell>
          <table:table-cell table:number-columns-repeated="12"/>
        </table:table-row>
        <table:table-row table:style-name="ro1">
          <table:table-cell office:value-type="float" office:value="61300" calcext:value-type="float">
            <text:p>61300</text:p>
          </table:table-cell>
          <table:table-cell/>
          <table:table-cell office:value-type="float" office:value="4.305058" calcext:value-type="float">
            <text:p>4.305058</text:p>
          </table:table-cell>
          <table:table-cell office:value-type="float" office:value="8.60946" calcext:value-type="float">
            <text:p>8.60946</text:p>
          </table:table-cell>
          <table:table-cell table:number-columns-repeated="12"/>
        </table:table-row>
        <table:table-row table:style-name="ro1">
          <table:table-cell office:value-type="float" office:value="61400" calcext:value-type="float">
            <text:p>61400</text:p>
          </table:table-cell>
          <table:table-cell/>
          <table:table-cell office:value-type="float" office:value="4.350929" calcext:value-type="float">
            <text:p>4.350929</text:p>
          </table:table-cell>
          <table:table-cell office:value-type="float" office:value="8.701368" calcext:value-type="float">
            <text:p>8.701368</text:p>
          </table:table-cell>
          <table:table-cell table:number-columns-repeated="12"/>
        </table:table-row>
        <table:table-row table:style-name="ro1">
          <table:table-cell office:value-type="float" office:value="61500" calcext:value-type="float">
            <text:p>61500</text:p>
          </table:table-cell>
          <table:table-cell/>
          <table:table-cell office:value-type="float" office:value="4.281074" calcext:value-type="float">
            <text:p>4.281074</text:p>
          </table:table-cell>
          <table:table-cell office:value-type="float" office:value="8.561728" calcext:value-type="float">
            <text:p>8.561728</text:p>
          </table:table-cell>
          <table:table-cell table:number-columns-repeated="12"/>
        </table:table-row>
        <table:table-row table:style-name="ro1">
          <table:table-cell office:value-type="float" office:value="61600" calcext:value-type="float">
            <text:p>61600</text:p>
          </table:table-cell>
          <table:table-cell/>
          <table:table-cell office:value-type="float" office:value="4.282101" calcext:value-type="float">
            <text:p>4.282101</text:p>
          </table:table-cell>
          <table:table-cell office:value-type="float" office:value="8.56378" calcext:value-type="float">
            <text:p>8.56378</text:p>
          </table:table-cell>
          <table:table-cell table:number-columns-repeated="12"/>
        </table:table-row>
        <table:table-row table:style-name="ro1">
          <table:table-cell office:value-type="float" office:value="61700" calcext:value-type="float">
            <text:p>61700</text:p>
          </table:table-cell>
          <table:table-cell/>
          <table:table-cell office:value-type="float" office:value="4.291059" calcext:value-type="float">
            <text:p>4.291059</text:p>
          </table:table-cell>
          <table:table-cell office:value-type="float" office:value="8.5817" calcext:value-type="float">
            <text:p>8.5817</text:p>
          </table:table-cell>
          <table:table-cell table:number-columns-repeated="12"/>
        </table:table-row>
        <table:table-row table:style-name="ro1">
          <table:table-cell office:value-type="float" office:value="61800" calcext:value-type="float">
            <text:p>61800</text:p>
          </table:table-cell>
          <table:table-cell/>
          <table:table-cell office:value-type="float" office:value="4.316363" calcext:value-type="float">
            <text:p>4.316363</text:p>
          </table:table-cell>
          <table:table-cell office:value-type="float" office:value="8.632304" calcext:value-type="float">
            <text:p>8.632304</text:p>
          </table:table-cell>
          <table:table-cell table:number-columns-repeated="12"/>
        </table:table-row>
        <table:table-row table:style-name="ro1">
          <table:table-cell office:value-type="float" office:value="61900" calcext:value-type="float">
            <text:p>61900</text:p>
          </table:table-cell>
          <table:table-cell/>
          <table:table-cell office:value-type="float" office:value="4.313988" calcext:value-type="float">
            <text:p>4.313988</text:p>
          </table:table-cell>
          <table:table-cell office:value-type="float" office:value="8.627554" calcext:value-type="float">
            <text:p>8.627554</text:p>
          </table:table-cell>
          <table:table-cell table:number-columns-repeated="12"/>
        </table:table-row>
        <table:table-row table:style-name="ro1">
          <table:table-cell office:value-type="float" office:value="62000" calcext:value-type="float">
            <text:p>62000</text:p>
          </table:table-cell>
          <table:table-cell/>
          <table:table-cell office:value-type="float" office:value="4.330408" calcext:value-type="float">
            <text:p>4.330408</text:p>
          </table:table-cell>
          <table:table-cell office:value-type="float" office:value="8.66038" calcext:value-type="float">
            <text:p>8.66038</text:p>
          </table:table-cell>
          <table:table-cell table:number-columns-repeated="12"/>
        </table:table-row>
        <table:table-row table:style-name="ro1">
          <table:table-cell office:value-type="float" office:value="62100" calcext:value-type="float">
            <text:p>62100</text:p>
          </table:table-cell>
          <table:table-cell/>
          <table:table-cell office:value-type="float" office:value="4.370854" calcext:value-type="float">
            <text:p>4.370854</text:p>
          </table:table-cell>
          <table:table-cell office:value-type="float" office:value="8.741286" calcext:value-type="float">
            <text:p>8.741286</text:p>
          </table:table-cell>
          <table:table-cell table:number-columns-repeated="12"/>
        </table:table-row>
        <table:table-row table:style-name="ro1">
          <table:table-cell office:value-type="float" office:value="62200" calcext:value-type="float">
            <text:p>62200</text:p>
          </table:table-cell>
          <table:table-cell/>
          <table:table-cell office:value-type="float" office:value="4.422203" calcext:value-type="float">
            <text:p>4.422203</text:p>
          </table:table-cell>
          <table:table-cell office:value-type="float" office:value="8.84398" calcext:value-type="float">
            <text:p>8.84398</text:p>
          </table:table-cell>
          <table:table-cell table:number-columns-repeated="12"/>
        </table:table-row>
        <table:table-row table:style-name="ro1">
          <table:table-cell office:value-type="float" office:value="62300" calcext:value-type="float">
            <text:p>62300</text:p>
          </table:table-cell>
          <table:table-cell/>
          <table:table-cell office:value-type="float" office:value="4.406022" calcext:value-type="float">
            <text:p>4.406022</text:p>
          </table:table-cell>
          <table:table-cell office:value-type="float" office:value="8.81162" calcext:value-type="float">
            <text:p>8.81162</text:p>
          </table:table-cell>
          <table:table-cell table:number-columns-repeated="12"/>
        </table:table-row>
        <table:table-row table:style-name="ro1">
          <table:table-cell office:value-type="float" office:value="62400" calcext:value-type="float">
            <text:p>62400</text:p>
          </table:table-cell>
          <table:table-cell/>
          <table:table-cell office:value-type="float" office:value="4.46704" calcext:value-type="float">
            <text:p>4.46704</text:p>
          </table:table-cell>
          <table:table-cell office:value-type="float" office:value="8.93355" calcext:value-type="float">
            <text:p>8.93355</text:p>
          </table:table-cell>
          <table:table-cell table:number-columns-repeated="12"/>
        </table:table-row>
        <table:table-row table:style-name="ro1">
          <table:table-cell office:value-type="float" office:value="62500" calcext:value-type="float">
            <text:p>62500</text:p>
          </table:table-cell>
          <table:table-cell/>
          <table:table-cell office:value-type="float" office:value="4.598255" calcext:value-type="float">
            <text:p>4.598255</text:p>
          </table:table-cell>
          <table:table-cell office:value-type="float" office:value="9.196066" calcext:value-type="float">
            <text:p>9.196066</text:p>
          </table:table-cell>
          <table:table-cell table:number-columns-repeated="12"/>
        </table:table-row>
        <table:table-row table:style-name="ro1">
          <table:table-cell office:value-type="float" office:value="62600" calcext:value-type="float">
            <text:p>62600</text:p>
          </table:table-cell>
          <table:table-cell/>
          <table:table-cell office:value-type="float" office:value="4.546193" calcext:value-type="float">
            <text:p>4.546193</text:p>
          </table:table-cell>
          <table:table-cell office:value-type="float" office:value="9.091942" calcext:value-type="float">
            <text:p>9.091942</text:p>
          </table:table-cell>
          <table:table-cell table:number-columns-repeated="12"/>
        </table:table-row>
        <table:table-row table:style-name="ro1">
          <table:table-cell office:value-type="float" office:value="62700" calcext:value-type="float">
            <text:p>62700</text:p>
          </table:table-cell>
          <table:table-cell/>
          <table:table-cell office:value-type="float" office:value="4.635421" calcext:value-type="float">
            <text:p>4.635421</text:p>
          </table:table-cell>
          <table:table-cell office:value-type="float" office:value="9.270414" calcext:value-type="float">
            <text:p>9.270414</text:p>
          </table:table-cell>
          <table:table-cell table:number-columns-repeated="12"/>
        </table:table-row>
        <table:table-row table:style-name="ro1">
          <table:table-cell office:value-type="float" office:value="62800" calcext:value-type="float">
            <text:p>62800</text:p>
          </table:table-cell>
          <table:table-cell/>
          <table:table-cell office:value-type="float" office:value="4.522771" calcext:value-type="float">
            <text:p>4.522771</text:p>
          </table:table-cell>
          <table:table-cell office:value-type="float" office:value="9.044994" calcext:value-type="float">
            <text:p>9.044994</text:p>
          </table:table-cell>
          <table:table-cell table:number-columns-repeated="12"/>
        </table:table-row>
        <table:table-row table:style-name="ro1">
          <table:table-cell office:value-type="float" office:value="62900" calcext:value-type="float">
            <text:p>62900</text:p>
          </table:table-cell>
          <table:table-cell/>
          <table:table-cell office:value-type="float" office:value="4.554486" calcext:value-type="float">
            <text:p>4.554486</text:p>
          </table:table-cell>
          <table:table-cell office:value-type="float" office:value="9.108528" calcext:value-type="float">
            <text:p>9.108528</text:p>
          </table:table-cell>
          <table:table-cell table:number-columns-repeated="12"/>
        </table:table-row>
        <table:table-row table:style-name="ro1">
          <table:table-cell office:value-type="float" office:value="63000" calcext:value-type="float">
            <text:p>63000</text:p>
          </table:table-cell>
          <table:table-cell/>
          <table:table-cell office:value-type="float" office:value="4.703549" calcext:value-type="float">
            <text:p>4.703549</text:p>
          </table:table-cell>
          <table:table-cell office:value-type="float" office:value="9.40665" calcext:value-type="float">
            <text:p>9.40665</text:p>
          </table:table-cell>
          <table:table-cell table:number-columns-repeated="12"/>
        </table:table-row>
        <table:table-row table:style-name="ro1">
          <table:table-cell office:value-type="float" office:value="63100" calcext:value-type="float">
            <text:p>63100</text:p>
          </table:table-cell>
          <table:table-cell/>
          <table:table-cell office:value-type="float" office:value="4.602721" calcext:value-type="float">
            <text:p>4.602721</text:p>
          </table:table-cell>
          <table:table-cell office:value-type="float" office:value="9.20492" calcext:value-type="float">
            <text:p>9.20492</text:p>
          </table:table-cell>
          <table:table-cell table:number-columns-repeated="12"/>
        </table:table-row>
        <table:table-row table:style-name="ro1">
          <table:table-cell office:value-type="float" office:value="63200" calcext:value-type="float">
            <text:p>63200</text:p>
          </table:table-cell>
          <table:table-cell/>
          <table:table-cell office:value-type="float" office:value="6.170866" calcext:value-type="float">
            <text:p>6.170866</text:p>
          </table:table-cell>
          <table:table-cell office:value-type="float" office:value="9.062692" calcext:value-type="float">
            <text:p>9.062692</text:p>
          </table:table-cell>
          <table:table-cell table:number-columns-repeated="12"/>
        </table:table-row>
        <table:table-row table:style-name="ro1">
          <table:table-cell office:value-type="float" office:value="63300" calcext:value-type="float">
            <text:p>63300</text:p>
          </table:table-cell>
          <table:table-cell/>
          <table:table-cell office:value-type="float" office:value="4.537527" calcext:value-type="float">
            <text:p>4.537527</text:p>
          </table:table-cell>
          <table:table-cell office:value-type="float" office:value="9.074612" calcext:value-type="float">
            <text:p>9.074612</text:p>
          </table:table-cell>
          <table:table-cell table:number-columns-repeated="12"/>
        </table:table-row>
        <table:table-row table:style-name="ro1">
          <table:table-cell office:value-type="float" office:value="63400" calcext:value-type="float">
            <text:p>63400</text:p>
          </table:table-cell>
          <table:table-cell/>
          <table:table-cell office:value-type="float" office:value="4.531885" calcext:value-type="float">
            <text:p>4.531885</text:p>
          </table:table-cell>
          <table:table-cell office:value-type="float" office:value="9.06334" calcext:value-type="float">
            <text:p>9.06334</text:p>
          </table:table-cell>
          <table:table-cell table:number-columns-repeated="12"/>
        </table:table-row>
        <table:table-row table:style-name="ro1">
          <table:table-cell office:value-type="float" office:value="63500" calcext:value-type="float">
            <text:p>63500</text:p>
          </table:table-cell>
          <table:table-cell/>
          <table:table-cell office:value-type="float" office:value="4.552049" calcext:value-type="float">
            <text:p>4.552049</text:p>
          </table:table-cell>
          <table:table-cell office:value-type="float" office:value="9.103636" calcext:value-type="float">
            <text:p>9.103636</text:p>
          </table:table-cell>
          <table:table-cell table:number-columns-repeated="12"/>
        </table:table-row>
        <table:table-row table:style-name="ro1">
          <table:table-cell office:value-type="float" office:value="63600" calcext:value-type="float">
            <text:p>63600</text:p>
          </table:table-cell>
          <table:table-cell/>
          <table:table-cell office:value-type="float" office:value="4.567328" calcext:value-type="float">
            <text:p>4.567328</text:p>
          </table:table-cell>
          <table:table-cell office:value-type="float" office:value="9.134222" calcext:value-type="float">
            <text:p>9.134222</text:p>
          </table:table-cell>
          <table:table-cell table:number-columns-repeated="12"/>
        </table:table-row>
        <table:table-row table:style-name="ro1">
          <table:table-cell office:value-type="float" office:value="63700" calcext:value-type="float">
            <text:p>63700</text:p>
          </table:table-cell>
          <table:table-cell/>
          <table:table-cell office:value-type="float" office:value="4.573138" calcext:value-type="float">
            <text:p>4.573138</text:p>
          </table:table-cell>
          <table:table-cell office:value-type="float" office:value="9.145816" calcext:value-type="float">
            <text:p>9.145816</text:p>
          </table:table-cell>
          <table:table-cell table:number-columns-repeated="12"/>
        </table:table-row>
        <table:table-row table:style-name="ro1">
          <table:table-cell office:value-type="float" office:value="63800" calcext:value-type="float">
            <text:p>63800</text:p>
          </table:table-cell>
          <table:table-cell/>
          <table:table-cell office:value-type="float" office:value="4.582395" calcext:value-type="float">
            <text:p>4.582395</text:p>
          </table:table-cell>
          <table:table-cell office:value-type="float" office:value="9.164358" calcext:value-type="float">
            <text:p>9.164358</text:p>
          </table:table-cell>
          <table:table-cell table:number-columns-repeated="12"/>
        </table:table-row>
        <table:table-row table:style-name="ro1">
          <table:table-cell office:value-type="float" office:value="63900" calcext:value-type="float">
            <text:p>63900</text:p>
          </table:table-cell>
          <table:table-cell/>
          <table:table-cell office:value-type="float" office:value="4.609423" calcext:value-type="float">
            <text:p>4.609423</text:p>
          </table:table-cell>
          <table:table-cell office:value-type="float" office:value="9.218412" calcext:value-type="float">
            <text:p>9.218412</text:p>
          </table:table-cell>
          <table:table-cell table:number-columns-repeated="12"/>
        </table:table-row>
        <table:table-row table:style-name="ro1">
          <table:table-cell office:value-type="float" office:value="64000" calcext:value-type="float">
            <text:p>64000</text:p>
          </table:table-cell>
          <table:table-cell/>
          <table:table-cell office:value-type="float" office:value="4.622665" calcext:value-type="float">
            <text:p>4.622665</text:p>
          </table:table-cell>
          <table:table-cell office:value-type="float" office:value="9.244894" calcext:value-type="float">
            <text:p>9.244894</text:p>
          </table:table-cell>
          <table:table-cell table:number-columns-repeated="12"/>
        </table:table-row>
        <table:table-row table:style-name="ro1">
          <table:table-cell office:value-type="float" office:value="64100" calcext:value-type="float">
            <text:p>64100</text:p>
          </table:table-cell>
          <table:table-cell/>
          <table:table-cell office:value-type="float" office:value="4.645441" calcext:value-type="float">
            <text:p>4.645441</text:p>
          </table:table-cell>
          <table:table-cell office:value-type="float" office:value="9.290444" calcext:value-type="float">
            <text:p>9.290444</text:p>
          </table:table-cell>
          <table:table-cell table:number-columns-repeated="12"/>
        </table:table-row>
        <table:table-row table:style-name="ro1">
          <table:table-cell office:value-type="float" office:value="64200" calcext:value-type="float">
            <text:p>64200</text:p>
          </table:table-cell>
          <table:table-cell/>
          <table:table-cell office:value-type="float" office:value="4.669972" calcext:value-type="float">
            <text:p>4.669972</text:p>
          </table:table-cell>
          <table:table-cell office:value-type="float" office:value="9.339508" calcext:value-type="float">
            <text:p>9.339508</text:p>
          </table:table-cell>
          <table:table-cell table:number-columns-repeated="12"/>
        </table:table-row>
        <table:table-row table:style-name="ro1">
          <table:table-cell office:value-type="float" office:value="64300" calcext:value-type="float">
            <text:p>64300</text:p>
          </table:table-cell>
          <table:table-cell/>
          <table:table-cell office:value-type="float" office:value="4.698548" calcext:value-type="float">
            <text:p>4.698548</text:p>
          </table:table-cell>
          <table:table-cell office:value-type="float" office:value="9.396652" calcext:value-type="float">
            <text:p>9.396652</text:p>
          </table:table-cell>
          <table:table-cell table:number-columns-repeated="12"/>
        </table:table-row>
        <table:table-row table:style-name="ro1">
          <table:table-cell office:value-type="float" office:value="64400" calcext:value-type="float">
            <text:p>64400</text:p>
          </table:table-cell>
          <table:table-cell/>
          <table:table-cell office:value-type="float" office:value="4.686586" calcext:value-type="float">
            <text:p>4.686586</text:p>
          </table:table-cell>
          <table:table-cell office:value-type="float" office:value="9.372734" calcext:value-type="float">
            <text:p>9.372734</text:p>
          </table:table-cell>
          <table:table-cell table:number-columns-repeated="12"/>
        </table:table-row>
        <table:table-row table:style-name="ro1">
          <table:table-cell office:value-type="float" office:value="64500" calcext:value-type="float">
            <text:p>64500</text:p>
          </table:table-cell>
          <table:table-cell/>
          <table:table-cell office:value-type="float" office:value="4.717012" calcext:value-type="float">
            <text:p>4.717012</text:p>
          </table:table-cell>
          <table:table-cell office:value-type="float" office:value="9.433588" calcext:value-type="float">
            <text:p>9.433588</text:p>
          </table:table-cell>
          <table:table-cell table:number-columns-repeated="12"/>
        </table:table-row>
        <table:table-row table:style-name="ro1">
          <table:table-cell office:value-type="float" office:value="64600" calcext:value-type="float">
            <text:p>64600</text:p>
          </table:table-cell>
          <table:table-cell/>
          <table:table-cell office:value-type="float" office:value="4.826665" calcext:value-type="float">
            <text:p>4.826665</text:p>
          </table:table-cell>
          <table:table-cell office:value-type="float" office:value="9.652802" calcext:value-type="float">
            <text:p>9.652802</text:p>
          </table:table-cell>
          <table:table-cell table:number-columns-repeated="12"/>
        </table:table-row>
        <table:table-row table:style-name="ro1">
          <table:table-cell office:value-type="float" office:value="64700" calcext:value-type="float">
            <text:p>64700</text:p>
          </table:table-cell>
          <table:table-cell/>
          <table:table-cell office:value-type="float" office:value="4.810067" calcext:value-type="float">
            <text:p>4.810067</text:p>
          </table:table-cell>
          <table:table-cell office:value-type="float" office:value="9.619696" calcext:value-type="float">
            <text:p>9.619696</text:p>
          </table:table-cell>
          <table:table-cell table:number-columns-repeated="12"/>
        </table:table-row>
        <table:table-row table:style-name="ro1">
          <table:table-cell office:value-type="float" office:value="64800" calcext:value-type="float">
            <text:p>64800</text:p>
          </table:table-cell>
          <table:table-cell/>
          <table:table-cell office:value-type="float" office:value="4.800614" calcext:value-type="float">
            <text:p>4.800614</text:p>
          </table:table-cell>
          <table:table-cell office:value-type="float" office:value="9.600786" calcext:value-type="float">
            <text:p>9.600786</text:p>
          </table:table-cell>
          <table:table-cell table:number-columns-repeated="12"/>
        </table:table-row>
        <table:table-row table:style-name="ro1">
          <table:table-cell office:value-type="float" office:value="64900" calcext:value-type="float">
            <text:p>64900</text:p>
          </table:table-cell>
          <table:table-cell/>
          <table:table-cell office:value-type="float" office:value="6.607887" calcext:value-type="float">
            <text:p>6.607887</text:p>
          </table:table-cell>
          <table:table-cell office:value-type="float" office:value="9.596312" calcext:value-type="float">
            <text:p>9.596312</text:p>
          </table:table-cell>
          <table:table-cell table:number-columns-repeated="12"/>
        </table:table-row>
        <table:table-row table:style-name="ro1">
          <table:table-cell office:value-type="float" office:value="65000" calcext:value-type="float">
            <text:p>65000</text:p>
          </table:table-cell>
          <table:table-cell/>
          <table:table-cell office:value-type="float" office:value="4.780151" calcext:value-type="float">
            <text:p>4.780151</text:p>
          </table:table-cell>
          <table:table-cell office:value-type="float" office:value="9.559858" calcext:value-type="float">
            <text:p>9.559858</text:p>
          </table:table-cell>
          <table:table-cell table:number-columns-repeated="12"/>
        </table:table-row>
        <table:table-row table:style-name="ro1">
          <table:table-cell office:value-type="float" office:value="65100" calcext:value-type="float">
            <text:p>65100</text:p>
          </table:table-cell>
          <table:table-cell/>
          <table:table-cell office:value-type="float" office:value="4.791777" calcext:value-type="float">
            <text:p>4.791777</text:p>
          </table:table-cell>
          <table:table-cell office:value-type="float" office:value="9.583094" calcext:value-type="float">
            <text:p>9.583094</text:p>
          </table:table-cell>
          <table:table-cell table:number-columns-repeated="12"/>
        </table:table-row>
        <table:table-row table:style-name="ro1">
          <table:table-cell office:value-type="float" office:value="65200" calcext:value-type="float">
            <text:p>65200</text:p>
          </table:table-cell>
          <table:table-cell/>
          <table:table-cell office:value-type="float" office:value="4.812781" calcext:value-type="float">
            <text:p>4.812781</text:p>
          </table:table-cell>
          <table:table-cell office:value-type="float" office:value="9.625118" calcext:value-type="float">
            <text:p>9.625118</text:p>
          </table:table-cell>
          <table:table-cell table:number-columns-repeated="12"/>
        </table:table-row>
        <table:table-row table:style-name="ro1">
          <table:table-cell office:value-type="float" office:value="65300" calcext:value-type="float">
            <text:p>65300</text:p>
          </table:table-cell>
          <table:table-cell/>
          <table:table-cell office:value-type="float" office:value="4.840099" calcext:value-type="float">
            <text:p>4.840099</text:p>
          </table:table-cell>
          <table:table-cell office:value-type="float" office:value="9.679728" calcext:value-type="float">
            <text:p>9.679728</text:p>
          </table:table-cell>
          <table:table-cell table:number-columns-repeated="12"/>
        </table:table-row>
        <table:table-row table:style-name="ro1">
          <table:table-cell office:value-type="float" office:value="65400" calcext:value-type="float">
            <text:p>65400</text:p>
          </table:table-cell>
          <table:table-cell/>
          <table:table-cell office:value-type="float" office:value="4.853631" calcext:value-type="float">
            <text:p>4.853631</text:p>
          </table:table-cell>
          <table:table-cell office:value-type="float" office:value="9.706818" calcext:value-type="float">
            <text:p>9.706818</text:p>
          </table:table-cell>
          <table:table-cell table:number-columns-repeated="12"/>
        </table:table-row>
        <table:table-row table:style-name="ro1">
          <table:table-cell office:value-type="float" office:value="65500" calcext:value-type="float">
            <text:p>65500</text:p>
          </table:table-cell>
          <table:table-cell/>
          <table:table-cell office:value-type="float" office:value="4.864903" calcext:value-type="float">
            <text:p>4.864903</text:p>
          </table:table-cell>
          <table:table-cell office:value-type="float" office:value="9.72936" calcext:value-type="float">
            <text:p>9.72936</text:p>
          </table:table-cell>
          <table:table-cell table:number-columns-repeated="12"/>
        </table:table-row>
        <table:table-row table:style-name="ro1">
          <table:table-cell office:value-type="float" office:value="65600" calcext:value-type="float">
            <text:p>65600</text:p>
          </table:table-cell>
          <table:table-cell/>
          <table:table-cell office:value-type="float" office:value="4.876953" calcext:value-type="float">
            <text:p>4.876953</text:p>
          </table:table-cell>
          <table:table-cell office:value-type="float" office:value="9.753456" calcext:value-type="float">
            <text:p>9.753456</text:p>
          </table:table-cell>
          <table:table-cell table:number-columns-repeated="12"/>
        </table:table-row>
        <table:table-row table:style-name="ro1">
          <table:table-cell office:value-type="float" office:value="65700" calcext:value-type="float">
            <text:p>65700</text:p>
          </table:table-cell>
          <table:table-cell/>
          <table:table-cell office:value-type="float" office:value="4.885948" calcext:value-type="float">
            <text:p>4.885948</text:p>
          </table:table-cell>
          <table:table-cell office:value-type="float" office:value="9.771452" calcext:value-type="float">
            <text:p>9.771452</text:p>
          </table:table-cell>
          <table:table-cell table:number-columns-repeated="12"/>
        </table:table-row>
        <table:table-row table:style-name="ro1">
          <table:table-cell office:value-type="float" office:value="65800" calcext:value-type="float">
            <text:p>65800</text:p>
          </table:table-cell>
          <table:table-cell/>
          <table:table-cell office:value-type="float" office:value="6.487339" calcext:value-type="float">
            <text:p>6.487339</text:p>
          </table:table-cell>
          <table:table-cell office:value-type="float" office:value="9.79111" calcext:value-type="float">
            <text:p>9.79111</text:p>
          </table:table-cell>
          <table:table-cell table:number-columns-repeated="12"/>
        </table:table-row>
        <table:table-row table:style-name="ro1">
          <table:table-cell office:value-type="float" office:value="65900" calcext:value-type="float">
            <text:p>65900</text:p>
          </table:table-cell>
          <table:table-cell/>
          <table:table-cell office:value-type="float" office:value="4.912973" calcext:value-type="float">
            <text:p>4.912973</text:p>
          </table:table-cell>
          <table:table-cell office:value-type="float" office:value="9.825498" calcext:value-type="float">
            <text:p>9.825498</text:p>
          </table:table-cell>
          <table:table-cell table:number-columns-repeated="12"/>
        </table:table-row>
        <table:table-row table:style-name="ro1">
          <table:table-cell office:value-type="float" office:value="66000" calcext:value-type="float">
            <text:p>66000</text:p>
          </table:table-cell>
          <table:table-cell/>
          <table:table-cell office:value-type="float" office:value="4.919201" calcext:value-type="float">
            <text:p>4.919201</text:p>
          </table:table-cell>
          <table:table-cell office:value-type="float" office:value="9.83795" calcext:value-type="float">
            <text:p>9.83795</text:p>
          </table:table-cell>
          <table:table-cell table:number-columns-repeated="12"/>
        </table:table-row>
        <table:table-row table:style-name="ro1">
          <table:table-cell office:value-type="float" office:value="66100" calcext:value-type="float">
            <text:p>66100</text:p>
          </table:table-cell>
          <table:table-cell/>
          <table:table-cell office:value-type="float" office:value="4.9264" calcext:value-type="float">
            <text:p>4.9264</text:p>
          </table:table-cell>
          <table:table-cell office:value-type="float" office:value="9.852352" calcext:value-type="float">
            <text:p>9.852352</text:p>
          </table:table-cell>
          <table:table-cell table:number-columns-repeated="12"/>
        </table:table-row>
        <table:table-row table:style-name="ro1">
          <table:table-cell office:value-type="float" office:value="66200" calcext:value-type="float">
            <text:p>66200</text:p>
          </table:table-cell>
          <table:table-cell/>
          <table:table-cell office:value-type="float" office:value="4.932996" calcext:value-type="float">
            <text:p>4.932996</text:p>
          </table:table-cell>
          <table:table-cell office:value-type="float" office:value="9.865542" calcext:value-type="float">
            <text:p>9.865542</text:p>
          </table:table-cell>
          <table:table-cell table:number-columns-repeated="12"/>
        </table:table-row>
        <table:table-row table:style-name="ro1">
          <table:table-cell office:value-type="float" office:value="66300" calcext:value-type="float">
            <text:p>66300</text:p>
          </table:table-cell>
          <table:table-cell/>
          <table:table-cell office:value-type="float" office:value="4.945488" calcext:value-type="float">
            <text:p>4.945488</text:p>
          </table:table-cell>
          <table:table-cell office:value-type="float" office:value="9.890526" calcext:value-type="float">
            <text:p>9.890526</text:p>
          </table:table-cell>
          <table:table-cell table:number-columns-repeated="12"/>
        </table:table-row>
        <table:table-row table:style-name="ro1">
          <table:table-cell office:value-type="float" office:value="66400" calcext:value-type="float">
            <text:p>66400</text:p>
          </table:table-cell>
          <table:table-cell/>
          <table:table-cell office:value-type="float" office:value="4.96324" calcext:value-type="float">
            <text:p>4.96324</text:p>
          </table:table-cell>
          <table:table-cell office:value-type="float" office:value="9.926026" calcext:value-type="float">
            <text:p>9.926026</text:p>
          </table:table-cell>
          <table:table-cell table:number-columns-repeated="12"/>
        </table:table-row>
        <table:table-row table:style-name="ro1">
          <table:table-cell office:value-type="float" office:value="66500" calcext:value-type="float">
            <text:p>66500</text:p>
          </table:table-cell>
          <table:table-cell/>
          <table:table-cell office:value-type="float" office:value="4.981915" calcext:value-type="float">
            <text:p>4.981915</text:p>
          </table:table-cell>
          <table:table-cell office:value-type="float" office:value="9.96337" calcext:value-type="float">
            <text:p>9.96337</text:p>
          </table:table-cell>
          <table:table-cell table:number-columns-repeated="12"/>
        </table:table-row>
        <table:table-row table:style-name="ro1">
          <table:table-cell office:value-type="float" office:value="66600" calcext:value-type="float">
            <text:p>66600</text:p>
          </table:table-cell>
          <table:table-cell/>
          <table:table-cell office:value-type="float" office:value="4.995266" calcext:value-type="float">
            <text:p>4.995266</text:p>
          </table:table-cell>
          <table:table-cell office:value-type="float" office:value="9.99008" calcext:value-type="float">
            <text:p>9.99008</text:p>
          </table:table-cell>
          <table:table-cell table:number-columns-repeated="12"/>
        </table:table-row>
        <table:table-row table:style-name="ro1">
          <table:table-cell office:value-type="float" office:value="66700" calcext:value-type="float">
            <text:p>66700</text:p>
          </table:table-cell>
          <table:table-cell/>
          <table:table-cell office:value-type="float" office:value="5.059271" calcext:value-type="float">
            <text:p>5.059271</text:p>
          </table:table-cell>
          <table:table-cell office:value-type="float" office:value="10.11809" calcext:value-type="float">
            <text:p>10.11809</text:p>
          </table:table-cell>
          <table:table-cell table:number-columns-repeated="12"/>
        </table:table-row>
        <table:table-row table:style-name="ro1">
          <table:table-cell office:value-type="float" office:value="66800" calcext:value-type="float">
            <text:p>66800</text:p>
          </table:table-cell>
          <table:table-cell/>
          <table:table-cell office:value-type="float" office:value="6.068853" calcext:value-type="float">
            <text:p>6.068853</text:p>
          </table:table-cell>
          <table:table-cell office:value-type="float" office:value="10.171792" calcext:value-type="float">
            <text:p>10.171792</text:p>
          </table:table-cell>
          <table:table-cell table:number-columns-repeated="12"/>
        </table:table-row>
        <table:table-row table:style-name="ro1">
          <table:table-cell office:value-type="float" office:value="66900" calcext:value-type="float">
            <text:p>66900</text:p>
          </table:table-cell>
          <table:table-cell/>
          <table:table-cell office:value-type="float" office:value="5.059187" calcext:value-type="float">
            <text:p>5.059187</text:p>
          </table:table-cell>
          <table:table-cell office:value-type="float" office:value="10.117846" calcext:value-type="float">
            <text:p>10.117846</text:p>
          </table:table-cell>
          <table:table-cell table:number-columns-repeated="12"/>
        </table:table-row>
        <table:table-row table:style-name="ro1">
          <table:table-cell office:value-type="float" office:value="67000" calcext:value-type="float">
            <text:p>67000</text:p>
          </table:table-cell>
          <table:table-cell/>
          <table:table-cell office:value-type="float" office:value="5.118677" calcext:value-type="float">
            <text:p>5.118677</text:p>
          </table:table-cell>
          <table:table-cell office:value-type="float" office:value="10.236898" calcext:value-type="float">
            <text:p>10.236898</text:p>
          </table:table-cell>
          <table:table-cell table:number-columns-repeated="12"/>
        </table:table-row>
        <table:table-row table:style-name="ro1">
          <table:table-cell office:value-type="float" office:value="67100" calcext:value-type="float">
            <text:p>67100</text:p>
          </table:table-cell>
          <table:table-cell/>
          <table:table-cell office:value-type="float" office:value="5.091016" calcext:value-type="float">
            <text:p>5.091016</text:p>
          </table:table-cell>
          <table:table-cell office:value-type="float" office:value="10.181572" calcext:value-type="float">
            <text:p>10.181572</text:p>
          </table:table-cell>
          <table:table-cell table:number-columns-repeated="12"/>
        </table:table-row>
        <table:table-row table:style-name="ro1">
          <table:table-cell office:value-type="float" office:value="67200" calcext:value-type="float">
            <text:p>67200</text:p>
          </table:table-cell>
          <table:table-cell/>
          <table:table-cell office:value-type="float" office:value="5.103697" calcext:value-type="float">
            <text:p>5.103697</text:p>
          </table:table-cell>
          <table:table-cell office:value-type="float" office:value="10.206934" calcext:value-type="float">
            <text:p>10.206934</text:p>
          </table:table-cell>
          <table:table-cell table:number-columns-repeated="12"/>
        </table:table-row>
        <table:table-row table:style-name="ro1">
          <table:table-cell office:value-type="float" office:value="67300" calcext:value-type="float">
            <text:p>67300</text:p>
          </table:table-cell>
          <table:table-cell/>
          <table:table-cell office:value-type="float" office:value="5.147449" calcext:value-type="float">
            <text:p>5.147449</text:p>
          </table:table-cell>
          <table:table-cell office:value-type="float" office:value="10.29442" calcext:value-type="float">
            <text:p>10.29442</text:p>
          </table:table-cell>
          <table:table-cell table:number-columns-repeated="12"/>
        </table:table-row>
        <table:table-row table:style-name="ro1">
          <table:table-cell office:value-type="float" office:value="67400" calcext:value-type="float">
            <text:p>67400</text:p>
          </table:table-cell>
          <table:table-cell/>
          <table:table-cell office:value-type="float" office:value="5.119459" calcext:value-type="float">
            <text:p>5.119459</text:p>
          </table:table-cell>
          <table:table-cell office:value-type="float" office:value="10.23846" calcext:value-type="float">
            <text:p>10.23846</text:p>
          </table:table-cell>
          <table:table-cell table:number-columns-repeated="12"/>
        </table:table-row>
        <table:table-row table:style-name="ro1">
          <table:table-cell office:value-type="float" office:value="67500" calcext:value-type="float">
            <text:p>67500</text:p>
          </table:table-cell>
          <table:table-cell/>
          <table:table-cell office:value-type="float" office:value="5.202342" calcext:value-type="float">
            <text:p>5.202342</text:p>
          </table:table-cell>
          <table:table-cell office:value-type="float" office:value="10.404226" calcext:value-type="float">
            <text:p>10.404226</text:p>
          </table:table-cell>
          <table:table-cell table:number-columns-repeated="12"/>
        </table:table-row>
        <table:table-row table:style-name="ro1">
          <table:table-cell office:value-type="float" office:value="67600" calcext:value-type="float">
            <text:p>67600</text:p>
          </table:table-cell>
          <table:table-cell/>
          <table:table-cell office:value-type="float" office:value="5.322902" calcext:value-type="float">
            <text:p>5.322902</text:p>
          </table:table-cell>
          <table:table-cell office:value-type="float" office:value="10.645342" calcext:value-type="float">
            <text:p>10.645342</text:p>
          </table:table-cell>
          <table:table-cell table:number-columns-repeated="12"/>
        </table:table-row>
        <table:table-row table:style-name="ro1">
          <table:table-cell office:value-type="float" office:value="67700" calcext:value-type="float">
            <text:p>67700</text:p>
          </table:table-cell>
          <table:table-cell/>
          <table:table-cell office:value-type="float" office:value="5.343874" calcext:value-type="float">
            <text:p>5.343874</text:p>
          </table:table-cell>
          <table:table-cell office:value-type="float" office:value="10.547072" calcext:value-type="float">
            <text:p>10.547072</text:p>
          </table:table-cell>
          <table:table-cell table:number-columns-repeated="12"/>
        </table:table-row>
        <table:table-row table:style-name="ro1">
          <table:table-cell office:value-type="float" office:value="67800" calcext:value-type="float">
            <text:p>67800</text:p>
          </table:table-cell>
          <table:table-cell/>
          <table:table-cell office:value-type="float" office:value="5.286641" calcext:value-type="float">
            <text:p>5.286641</text:p>
          </table:table-cell>
          <table:table-cell office:value-type="float" office:value="10.572818" calcext:value-type="float">
            <text:p>10.572818</text:p>
          </table:table-cell>
          <table:table-cell table:number-columns-repeated="12"/>
        </table:table-row>
        <table:table-row table:style-name="ro1">
          <table:table-cell office:value-type="float" office:value="67900" calcext:value-type="float">
            <text:p>67900</text:p>
          </table:table-cell>
          <table:table-cell/>
          <table:table-cell office:value-type="float" office:value="5.278517" calcext:value-type="float">
            <text:p>5.278517</text:p>
          </table:table-cell>
          <table:table-cell office:value-type="float" office:value="10.556564" calcext:value-type="float">
            <text:p>10.556564</text:p>
          </table:table-cell>
          <table:table-cell table:number-columns-repeated="12"/>
        </table:table-row>
        <table:table-row table:style-name="ro1">
          <table:table-cell office:value-type="float" office:value="68000" calcext:value-type="float">
            <text:p>68000</text:p>
          </table:table-cell>
          <table:table-cell/>
          <table:table-cell office:value-type="float" office:value="5.279081" calcext:value-type="float">
            <text:p>5.279081</text:p>
          </table:table-cell>
          <table:table-cell office:value-type="float" office:value="10.557644" calcext:value-type="float">
            <text:p>10.557644</text:p>
          </table:table-cell>
          <table:table-cell table:number-columns-repeated="12"/>
        </table:table-row>
        <table:table-row table:style-name="ro1">
          <table:table-cell office:value-type="float" office:value="68100" calcext:value-type="float">
            <text:p>68100</text:p>
          </table:table-cell>
          <table:table-cell/>
          <table:table-cell office:value-type="float" office:value="5.232985" calcext:value-type="float">
            <text:p>5.232985</text:p>
          </table:table-cell>
          <table:table-cell office:value-type="float" office:value="10.465506" calcext:value-type="float">
            <text:p>10.465506</text:p>
          </table:table-cell>
          <table:table-cell table:number-columns-repeated="12"/>
        </table:table-row>
        <table:table-row table:style-name="ro1">
          <table:table-cell office:value-type="float" office:value="68200" calcext:value-type="float">
            <text:p>68200</text:p>
          </table:table-cell>
          <table:table-cell/>
          <table:table-cell office:value-type="float" office:value="5.30865" calcext:value-type="float">
            <text:p>5.30865</text:p>
          </table:table-cell>
          <table:table-cell office:value-type="float" office:value="10.616836" calcext:value-type="float">
            <text:p>10.616836</text:p>
          </table:table-cell>
          <table:table-cell table:number-columns-repeated="12"/>
        </table:table-row>
        <table:table-row table:style-name="ro1">
          <table:table-cell office:value-type="float" office:value="68300" calcext:value-type="float">
            <text:p>68300</text:p>
          </table:table-cell>
          <table:table-cell/>
          <table:table-cell office:value-type="float" office:value="5.467715" calcext:value-type="float">
            <text:p>5.467715</text:p>
          </table:table-cell>
          <table:table-cell office:value-type="float" office:value="10.934946" calcext:value-type="float">
            <text:p>10.934946</text:p>
          </table:table-cell>
          <table:table-cell table:number-columns-repeated="12"/>
        </table:table-row>
        <table:table-row table:style-name="ro1">
          <table:table-cell office:value-type="float" office:value="68400" calcext:value-type="float">
            <text:p>68400</text:p>
          </table:table-cell>
          <table:table-cell/>
          <table:table-cell office:value-type="float" office:value="5.410396" calcext:value-type="float">
            <text:p>5.410396</text:p>
          </table:table-cell>
          <table:table-cell office:value-type="float" office:value="10.820266" calcext:value-type="float">
            <text:p>10.820266</text:p>
          </table:table-cell>
          <table:table-cell table:number-columns-repeated="12"/>
        </table:table-row>
        <table:table-row table:style-name="ro1">
          <table:table-cell office:value-type="float" office:value="68500" calcext:value-type="float">
            <text:p>68500</text:p>
          </table:table-cell>
          <table:table-cell/>
          <table:table-cell office:value-type="float" office:value="5.452563" calcext:value-type="float">
            <text:p>5.452563</text:p>
          </table:table-cell>
          <table:table-cell office:value-type="float" office:value="10.90464" calcext:value-type="float">
            <text:p>10.90464</text:p>
          </table:table-cell>
          <table:table-cell table:number-columns-repeated="12"/>
        </table:table-row>
        <table:table-row table:style-name="ro1">
          <table:table-cell office:value-type="float" office:value="68600" calcext:value-type="float">
            <text:p>68600</text:p>
          </table:table-cell>
          <table:table-cell/>
          <table:table-cell office:value-type="float" office:value="5.346515" calcext:value-type="float">
            <text:p>5.346515</text:p>
          </table:table-cell>
          <table:table-cell office:value-type="float" office:value="10.692564" calcext:value-type="float">
            <text:p>10.692564</text:p>
          </table:table-cell>
          <table:table-cell table:number-columns-repeated="12"/>
        </table:table-row>
        <table:table-row table:style-name="ro1">
          <table:table-cell office:value-type="float" office:value="68700" calcext:value-type="float">
            <text:p>68700</text:p>
          </table:table-cell>
          <table:table-cell/>
          <table:table-cell office:value-type="float" office:value="5.33195" calcext:value-type="float">
            <text:p>5.33195</text:p>
          </table:table-cell>
          <table:table-cell office:value-type="float" office:value="10.663432" calcext:value-type="float">
            <text:p>10.663432</text:p>
          </table:table-cell>
          <table:table-cell table:number-columns-repeated="12"/>
        </table:table-row>
        <table:table-row table:style-name="ro1">
          <table:table-cell office:value-type="float" office:value="68800" calcext:value-type="float">
            <text:p>68800</text:p>
          </table:table-cell>
          <table:table-cell/>
          <table:table-cell office:value-type="float" office:value="5.338915" calcext:value-type="float">
            <text:p>5.338915</text:p>
          </table:table-cell>
          <table:table-cell office:value-type="float" office:value="10.677362" calcext:value-type="float">
            <text:p>10.677362</text:p>
          </table:table-cell>
          <table:table-cell table:number-columns-repeated="12"/>
        </table:table-row>
        <table:table-row table:style-name="ro1">
          <table:table-cell office:value-type="float" office:value="68900" calcext:value-type="float">
            <text:p>68900</text:p>
          </table:table-cell>
          <table:table-cell/>
          <table:table-cell office:value-type="float" office:value="5.362201" calcext:value-type="float">
            <text:p>5.362201</text:p>
          </table:table-cell>
          <table:table-cell office:value-type="float" office:value="10.72393" calcext:value-type="float">
            <text:p>10.72393</text:p>
          </table:table-cell>
          <table:table-cell table:number-columns-repeated="12"/>
        </table:table-row>
        <table:table-row table:style-name="ro1">
          <table:table-cell office:value-type="float" office:value="69000" calcext:value-type="float">
            <text:p>69000</text:p>
          </table:table-cell>
          <table:table-cell/>
          <table:table-cell office:value-type="float" office:value="5.364593" calcext:value-type="float">
            <text:p>5.364593</text:p>
          </table:table-cell>
          <table:table-cell office:value-type="float" office:value="10.728708" calcext:value-type="float">
            <text:p>10.728708</text:p>
          </table:table-cell>
          <table:table-cell table:number-columns-repeated="12"/>
        </table:table-row>
        <table:table-row table:style-name="ro1">
          <table:table-cell office:value-type="float" office:value="69100" calcext:value-type="float">
            <text:p>69100</text:p>
          </table:table-cell>
          <table:table-cell/>
          <table:table-cell office:value-type="float" office:value="6.117575" calcext:value-type="float">
            <text:p>6.117575</text:p>
          </table:table-cell>
          <table:table-cell office:value-type="float" office:value="10.78547" calcext:value-type="float">
            <text:p>10.78547</text:p>
          </table:table-cell>
          <table:table-cell table:number-columns-repeated="12"/>
        </table:table-row>
        <table:table-row table:style-name="ro1">
          <table:table-cell office:value-type="float" office:value="69200" calcext:value-type="float">
            <text:p>69200</text:p>
          </table:table-cell>
          <table:table-cell/>
          <table:table-cell office:value-type="float" office:value="5.389972" calcext:value-type="float">
            <text:p>5.389972</text:p>
          </table:table-cell>
          <table:table-cell office:value-type="float" office:value="10.77947" calcext:value-type="float">
            <text:p>10.77947</text:p>
          </table:table-cell>
          <table:table-cell table:number-columns-repeated="12"/>
        </table:table-row>
        <table:table-row table:style-name="ro1">
          <table:table-cell office:value-type="float" office:value="69300" calcext:value-type="float">
            <text:p>69300</text:p>
          </table:table-cell>
          <table:table-cell/>
          <table:table-cell office:value-type="float" office:value="5.406653" calcext:value-type="float">
            <text:p>5.406653</text:p>
          </table:table-cell>
          <table:table-cell office:value-type="float" office:value="10.812836" calcext:value-type="float">
            <text:p>10.812836</text:p>
          </table:table-cell>
          <table:table-cell table:number-columns-repeated="12"/>
        </table:table-row>
        <table:table-row table:style-name="ro1">
          <table:table-cell office:value-type="float" office:value="69400" calcext:value-type="float">
            <text:p>69400</text:p>
          </table:table-cell>
          <table:table-cell/>
          <table:table-cell office:value-type="float" office:value="5.438397" calcext:value-type="float">
            <text:p>5.438397</text:p>
          </table:table-cell>
          <table:table-cell office:value-type="float" office:value="10.876322" calcext:value-type="float">
            <text:p>10.876322</text:p>
          </table:table-cell>
          <table:table-cell table:number-columns-repeated="12"/>
        </table:table-row>
        <table:table-row table:style-name="ro1">
          <table:table-cell office:value-type="float" office:value="69500" calcext:value-type="float">
            <text:p>69500</text:p>
          </table:table-cell>
          <table:table-cell/>
          <table:table-cell office:value-type="float" office:value="5.438332" calcext:value-type="float">
            <text:p>5.438332</text:p>
          </table:table-cell>
          <table:table-cell office:value-type="float" office:value="10.876186" calcext:value-type="float">
            <text:p>10.876186</text:p>
          </table:table-cell>
          <table:table-cell table:number-columns-repeated="12"/>
        </table:table-row>
        <table:table-row table:style-name="ro1">
          <table:table-cell office:value-type="float" office:value="69600" calcext:value-type="float">
            <text:p>69600</text:p>
          </table:table-cell>
          <table:table-cell/>
          <table:table-cell office:value-type="float" office:value="5.45741" calcext:value-type="float">
            <text:p>5.45741</text:p>
          </table:table-cell>
          <table:table-cell office:value-type="float" office:value="10.914348" calcext:value-type="float">
            <text:p>10.914348</text:p>
          </table:table-cell>
          <table:table-cell table:number-columns-repeated="12"/>
        </table:table-row>
        <table:table-row table:style-name="ro1">
          <table:table-cell office:value-type="float" office:value="69700" calcext:value-type="float">
            <text:p>69700</text:p>
          </table:table-cell>
          <table:table-cell/>
          <table:table-cell office:value-type="float" office:value="5.471531" calcext:value-type="float">
            <text:p>5.471531</text:p>
          </table:table-cell>
          <table:table-cell office:value-type="float" office:value="10.94259" calcext:value-type="float">
            <text:p>10.94259</text:p>
          </table:table-cell>
          <table:table-cell table:number-columns-repeated="12"/>
        </table:table-row>
        <table:table-row table:style-name="ro1">
          <table:table-cell office:value-type="float" office:value="69800" calcext:value-type="float">
            <text:p>69800</text:p>
          </table:table-cell>
          <table:table-cell/>
          <table:table-cell office:value-type="float" office:value="5.480375" calcext:value-type="float">
            <text:p>5.480375</text:p>
          </table:table-cell>
          <table:table-cell office:value-type="float" office:value="10.960276" calcext:value-type="float">
            <text:p>10.960276</text:p>
          </table:table-cell>
          <table:table-cell table:number-columns-repeated="12"/>
        </table:table-row>
        <table:table-row table:style-name="ro1">
          <table:table-cell office:value-type="float" office:value="69900" calcext:value-type="float">
            <text:p>69900</text:p>
          </table:table-cell>
          <table:table-cell/>
          <table:table-cell office:value-type="float" office:value="5.493946" calcext:value-type="float">
            <text:p>5.493946</text:p>
          </table:table-cell>
          <table:table-cell office:value-type="float" office:value="10.987418" calcext:value-type="float">
            <text:p>10.987418</text:p>
          </table:table-cell>
          <table:table-cell table:number-columns-repeated="12"/>
        </table:table-row>
        <table:table-row table:style-name="ro1">
          <table:table-cell office:value-type="float" office:value="70000" calcext:value-type="float">
            <text:p>70000</text:p>
          </table:table-cell>
          <table:table-cell/>
          <table:table-cell office:value-type="float" office:value="5.511022" calcext:value-type="float">
            <text:p>5.511022</text:p>
          </table:table-cell>
          <table:table-cell office:value-type="float" office:value="11.021568" calcext:value-type="float">
            <text:p>11.021568</text:p>
          </table:table-cell>
          <table:table-cell table:number-columns-repeated="12"/>
        </table:table-row>
        <table:table-row table:style-name="ro1">
          <table:table-cell office:value-type="float" office:value="70100" calcext:value-type="float">
            <text:p>70100</text:p>
          </table:table-cell>
          <table:table-cell/>
          <table:table-cell office:value-type="float" office:value="7.449132" calcext:value-type="float">
            <text:p>7.449132</text:p>
          </table:table-cell>
          <table:table-cell office:value-type="float" office:value="11.088002" calcext:value-type="float">
            <text:p>11.088002</text:p>
          </table:table-cell>
          <table:table-cell table:number-columns-repeated="12"/>
        </table:table-row>
        <table:table-row table:style-name="ro1">
          <table:table-cell office:value-type="float" office:value="70200" calcext:value-type="float">
            <text:p>70200</text:p>
          </table:table-cell>
          <table:table-cell/>
          <table:table-cell office:value-type="float" office:value="5.67643" calcext:value-type="float">
            <text:p>5.67643</text:p>
          </table:table-cell>
          <table:table-cell office:value-type="float" office:value="11.352376" calcext:value-type="float">
            <text:p>11.352376</text:p>
          </table:table-cell>
          <table:table-cell table:number-columns-repeated="12"/>
        </table:table-row>
        <table:table-row table:style-name="ro1">
          <table:table-cell office:value-type="float" office:value="70300" calcext:value-type="float">
            <text:p>70300</text:p>
          </table:table-cell>
          <table:table-cell/>
          <table:table-cell office:value-type="float" office:value="5.568686" calcext:value-type="float">
            <text:p>5.568686</text:p>
          </table:table-cell>
          <table:table-cell office:value-type="float" office:value="11.136892" calcext:value-type="float">
            <text:p>11.136892</text:p>
          </table:table-cell>
          <table:table-cell table:number-columns-repeated="12"/>
        </table:table-row>
        <table:table-row table:style-name="ro1">
          <table:table-cell office:value-type="float" office:value="70400" calcext:value-type="float">
            <text:p>70400</text:p>
          </table:table-cell>
          <table:table-cell/>
          <table:table-cell office:value-type="float" office:value="5.602002" calcext:value-type="float">
            <text:p>5.602002</text:p>
          </table:table-cell>
          <table:table-cell office:value-type="float" office:value="11.203526" calcext:value-type="float">
            <text:p>11.203526</text:p>
          </table:table-cell>
          <table:table-cell table:number-columns-repeated="12"/>
        </table:table-row>
        <table:table-row table:style-name="ro1">
          <table:table-cell office:value-type="float" office:value="70500" calcext:value-type="float">
            <text:p>70500</text:p>
          </table:table-cell>
          <table:table-cell/>
          <table:table-cell office:value-type="float" office:value="5.687308" calcext:value-type="float">
            <text:p>5.687308</text:p>
          </table:table-cell>
          <table:table-cell office:value-type="float" office:value="11.374136" calcext:value-type="float">
            <text:p>11.374136</text:p>
          </table:table-cell>
          <table:table-cell table:number-columns-repeated="12"/>
        </table:table-row>
        <table:table-row table:style-name="ro1">
          <table:table-cell office:value-type="float" office:value="70600" calcext:value-type="float">
            <text:p>70600</text:p>
          </table:table-cell>
          <table:table-cell/>
          <table:table-cell office:value-type="float" office:value="5.639629" calcext:value-type="float">
            <text:p>5.639629</text:p>
          </table:table-cell>
          <table:table-cell office:value-type="float" office:value="11.278762" calcext:value-type="float">
            <text:p>11.278762</text:p>
          </table:table-cell>
          <table:table-cell table:number-columns-repeated="12"/>
        </table:table-row>
        <table:table-row table:style-name="ro1">
          <table:table-cell office:value-type="float" office:value="70700" calcext:value-type="float">
            <text:p>70700</text:p>
          </table:table-cell>
          <table:table-cell/>
          <table:table-cell office:value-type="float" office:value="5.625233" calcext:value-type="float">
            <text:p>5.625233</text:p>
          </table:table-cell>
          <table:table-cell office:value-type="float" office:value="11.249984" calcext:value-type="float">
            <text:p>11.249984</text:p>
          </table:table-cell>
          <table:table-cell table:number-columns-repeated="12"/>
        </table:table-row>
        <table:table-row table:style-name="ro1">
          <table:table-cell office:value-type="float" office:value="70800" calcext:value-type="float">
            <text:p>70800</text:p>
          </table:table-cell>
          <table:table-cell/>
          <table:table-cell office:value-type="float" office:value="5.711992" calcext:value-type="float">
            <text:p>5.711992</text:p>
          </table:table-cell>
          <table:table-cell office:value-type="float" office:value="11.423502" calcext:value-type="float">
            <text:p>11.423502</text:p>
          </table:table-cell>
          <table:table-cell table:number-columns-repeated="12"/>
        </table:table-row>
        <table:table-row table:style-name="ro1">
          <table:table-cell office:value-type="float" office:value="70900" calcext:value-type="float">
            <text:p>70900</text:p>
          </table:table-cell>
          <table:table-cell/>
          <table:table-cell office:value-type="float" office:value="5.774343" calcext:value-type="float">
            <text:p>5.774343</text:p>
          </table:table-cell>
          <table:table-cell office:value-type="float" office:value="11.54811" calcext:value-type="float">
            <text:p>11.54811</text:p>
          </table:table-cell>
          <table:table-cell table:number-columns-repeated="12"/>
        </table:table-row>
        <table:table-row table:style-name="ro1">
          <table:table-cell office:value-type="float" office:value="71000" calcext:value-type="float">
            <text:p>71000</text:p>
          </table:table-cell>
          <table:table-cell/>
          <table:table-cell office:value-type="float" office:value="5.779665" calcext:value-type="float">
            <text:p>5.779665</text:p>
          </table:table-cell>
          <table:table-cell office:value-type="float" office:value="11.558778" calcext:value-type="float">
            <text:p>11.558778</text:p>
          </table:table-cell>
          <table:table-cell table:number-columns-repeated="12"/>
        </table:table-row>
        <table:table-row table:style-name="ro1">
          <table:table-cell office:value-type="float" office:value="71100" calcext:value-type="float">
            <text:p>71100</text:p>
          </table:table-cell>
          <table:table-cell/>
          <table:table-cell office:value-type="float" office:value="5.756592" calcext:value-type="float">
            <text:p>5.756592</text:p>
          </table:table-cell>
          <table:table-cell office:value-type="float" office:value="11.512698" calcext:value-type="float">
            <text:p>11.512698</text:p>
          </table:table-cell>
          <table:table-cell table:number-columns-repeated="12"/>
        </table:table-row>
        <table:table-row table:style-name="ro1">
          <table:table-cell office:value-type="float" office:value="71200" calcext:value-type="float">
            <text:p>71200</text:p>
          </table:table-cell>
          <table:table-cell/>
          <table:table-cell office:value-type="float" office:value="5.860115" calcext:value-type="float">
            <text:p>5.860115</text:p>
          </table:table-cell>
          <table:table-cell office:value-type="float" office:value="11.71974" calcext:value-type="float">
            <text:p>11.71974</text:p>
          </table:table-cell>
          <table:table-cell table:number-columns-repeated="12"/>
        </table:table-row>
        <table:table-row table:style-name="ro1">
          <table:table-cell office:value-type="float" office:value="71300" calcext:value-type="float">
            <text:p>71300</text:p>
          </table:table-cell>
          <table:table-cell/>
          <table:table-cell office:value-type="float" office:value="5.900539" calcext:value-type="float">
            <text:p>5.900539</text:p>
          </table:table-cell>
          <table:table-cell office:value-type="float" office:value="11.800482" calcext:value-type="float">
            <text:p>11.800482</text:p>
          </table:table-cell>
          <table:table-cell table:number-columns-repeated="12"/>
        </table:table-row>
        <table:table-row table:style-name="ro1">
          <table:table-cell office:value-type="float" office:value="71400" calcext:value-type="float">
            <text:p>71400</text:p>
          </table:table-cell>
          <table:table-cell/>
          <table:table-cell office:value-type="float" office:value="5.766127" calcext:value-type="float">
            <text:p>5.766127</text:p>
          </table:table-cell>
          <table:table-cell office:value-type="float" office:value="11.53177" calcext:value-type="float">
            <text:p>11.53177</text:p>
          </table:table-cell>
          <table:table-cell table:number-columns-repeated="12"/>
        </table:table-row>
        <table:table-row table:style-name="ro1">
          <table:table-cell office:value-type="float" office:value="71500" calcext:value-type="float">
            <text:p>71500</text:p>
          </table:table-cell>
          <table:table-cell/>
          <table:table-cell office:value-type="float" office:value="5.83266" calcext:value-type="float">
            <text:p>5.83266</text:p>
          </table:table-cell>
          <table:table-cell office:value-type="float" office:value="11.664834" calcext:value-type="float">
            <text:p>11.664834</text:p>
          </table:table-cell>
          <table:table-cell table:number-columns-repeated="12"/>
        </table:table-row>
        <table:table-row table:style-name="ro1">
          <table:table-cell office:value-type="float" office:value="71600" calcext:value-type="float">
            <text:p>71600</text:p>
          </table:table-cell>
          <table:table-cell/>
          <table:table-cell office:value-type="float" office:value="5.858466" calcext:value-type="float">
            <text:p>5.858466</text:p>
          </table:table-cell>
          <table:table-cell office:value-type="float" office:value="11.716446" calcext:value-type="float">
            <text:p>11.716446</text:p>
          </table:table-cell>
          <table:table-cell table:number-columns-repeated="12"/>
        </table:table-row>
        <table:table-row table:style-name="ro1">
          <table:table-cell office:value-type="float" office:value="71700" calcext:value-type="float">
            <text:p>71700</text:p>
          </table:table-cell>
          <table:table-cell/>
          <table:table-cell office:value-type="float" office:value="5.780129" calcext:value-type="float">
            <text:p>5.780129</text:p>
          </table:table-cell>
          <table:table-cell office:value-type="float" office:value="11.55977" calcext:value-type="float">
            <text:p>11.55977</text:p>
          </table:table-cell>
          <table:table-cell table:number-columns-repeated="12"/>
        </table:table-row>
        <table:table-row table:style-name="ro1">
          <table:table-cell office:value-type="float" office:value="71800" calcext:value-type="float">
            <text:p>71800</text:p>
          </table:table-cell>
          <table:table-cell/>
          <table:table-cell office:value-type="float" office:value="5.868882" calcext:value-type="float">
            <text:p>5.868882</text:p>
          </table:table-cell>
          <table:table-cell office:value-type="float" office:value="11.737274" calcext:value-type="float">
            <text:p>11.737274</text:p>
          </table:table-cell>
          <table:table-cell table:number-columns-repeated="12"/>
        </table:table-row>
        <table:table-row table:style-name="ro1">
          <table:table-cell office:value-type="float" office:value="71900" calcext:value-type="float">
            <text:p>71900</text:p>
          </table:table-cell>
          <table:table-cell/>
          <table:table-cell office:value-type="float" office:value="6.025296" calcext:value-type="float">
            <text:p>6.025296</text:p>
          </table:table-cell>
          <table:table-cell office:value-type="float" office:value="12.0501" calcext:value-type="float">
            <text:p>12.0501</text:p>
          </table:table-cell>
          <table:table-cell table:number-columns-repeated="12"/>
        </table:table-row>
        <table:table-row table:style-name="ro1">
          <table:table-cell office:value-type="float" office:value="72000" calcext:value-type="float">
            <text:p>72000</text:p>
          </table:table-cell>
          <table:table-cell/>
          <table:table-cell office:value-type="float" office:value="5.962397" calcext:value-type="float">
            <text:p>5.962397</text:p>
          </table:table-cell>
          <table:table-cell office:value-type="float" office:value="11.924296" calcext:value-type="float">
            <text:p>11.924296</text:p>
          </table:table-cell>
          <table:table-cell table:number-columns-repeated="12"/>
        </table:table-row>
        <table:table-row table:style-name="ro1">
          <table:table-cell office:value-type="float" office:value="72100" calcext:value-type="float">
            <text:p>72100</text:p>
          </table:table-cell>
          <table:table-cell/>
          <table:table-cell office:value-type="float" office:value="5.851596" calcext:value-type="float">
            <text:p>5.851596</text:p>
          </table:table-cell>
          <table:table-cell office:value-type="float" office:value="11.702642" calcext:value-type="float">
            <text:p>11.702642</text:p>
          </table:table-cell>
          <table:table-cell table:number-columns-repeated="12"/>
        </table:table-row>
        <table:table-row table:style-name="ro1">
          <table:table-cell office:value-type="float" office:value="72200" calcext:value-type="float">
            <text:p>72200</text:p>
          </table:table-cell>
          <table:table-cell/>
          <table:table-cell office:value-type="float" office:value="5.86927" calcext:value-type="float">
            <text:p>5.86927</text:p>
          </table:table-cell>
          <table:table-cell office:value-type="float" office:value="11.738048" calcext:value-type="float">
            <text:p>11.738048</text:p>
          </table:table-cell>
          <table:table-cell table:number-columns-repeated="12"/>
        </table:table-row>
        <table:table-row table:style-name="ro1">
          <table:table-cell office:value-type="float" office:value="72300" calcext:value-type="float">
            <text:p>72300</text:p>
          </table:table-cell>
          <table:table-cell/>
          <table:table-cell office:value-type="float" office:value="5.881685" calcext:value-type="float">
            <text:p>5.881685</text:p>
          </table:table-cell>
          <table:table-cell office:value-type="float" office:value="11.762878" calcext:value-type="float">
            <text:p>11.762878</text:p>
          </table:table-cell>
          <table:table-cell table:number-columns-repeated="12"/>
        </table:table-row>
        <table:table-row table:style-name="ro1">
          <table:table-cell office:value-type="float" office:value="72400" calcext:value-type="float">
            <text:p>72400</text:p>
          </table:table-cell>
          <table:table-cell/>
          <table:table-cell office:value-type="float" office:value="5.904396" calcext:value-type="float">
            <text:p>5.904396</text:p>
          </table:table-cell>
          <table:table-cell office:value-type="float" office:value="11.808296" calcext:value-type="float">
            <text:p>11.808296</text:p>
          </table:table-cell>
          <table:table-cell table:number-columns-repeated="12"/>
        </table:table-row>
        <table:table-row table:style-name="ro1">
          <table:table-cell office:value-type="float" office:value="72500" calcext:value-type="float">
            <text:p>72500</text:p>
          </table:table-cell>
          <table:table-cell/>
          <table:table-cell office:value-type="float" office:value="5.919588" calcext:value-type="float">
            <text:p>5.919588</text:p>
          </table:table-cell>
          <table:table-cell office:value-type="float" office:value="11.838682" calcext:value-type="float">
            <text:p>11.838682</text:p>
          </table:table-cell>
          <table:table-cell table:number-columns-repeated="12"/>
        </table:table-row>
        <table:table-row table:style-name="ro1">
          <table:table-cell office:value-type="float" office:value="72600" calcext:value-type="float">
            <text:p>72600</text:p>
          </table:table-cell>
          <table:table-cell/>
          <table:table-cell office:value-type="float" office:value="5.939217" calcext:value-type="float">
            <text:p>5.939217</text:p>
          </table:table-cell>
          <table:table-cell office:value-type="float" office:value="11.87794" calcext:value-type="float">
            <text:p>11.87794</text:p>
          </table:table-cell>
          <table:table-cell table:number-columns-repeated="12"/>
        </table:table-row>
        <table:table-row table:style-name="ro1">
          <table:table-cell office:value-type="float" office:value="72700" calcext:value-type="float">
            <text:p>72700</text:p>
          </table:table-cell>
          <table:table-cell/>
          <table:table-cell office:value-type="float" office:value="5.956553" calcext:value-type="float">
            <text:p>5.956553</text:p>
          </table:table-cell>
          <table:table-cell office:value-type="float" office:value="11.91261" calcext:value-type="float">
            <text:p>11.91261</text:p>
          </table:table-cell>
          <table:table-cell table:number-columns-repeated="12"/>
        </table:table-row>
        <table:table-row table:style-name="ro1">
          <table:table-cell office:value-type="float" office:value="72800" calcext:value-type="float">
            <text:p>72800</text:p>
          </table:table-cell>
          <table:table-cell/>
          <table:table-cell office:value-type="float" office:value="5.972944" calcext:value-type="float">
            <text:p>5.972944</text:p>
          </table:table-cell>
          <table:table-cell office:value-type="float" office:value="11.945392" calcext:value-type="float">
            <text:p>11.945392</text:p>
          </table:table-cell>
          <table:table-cell table:number-columns-repeated="12"/>
        </table:table-row>
        <table:table-row table:style-name="ro1">
          <table:table-cell office:value-type="float" office:value="72900" calcext:value-type="float">
            <text:p>72900</text:p>
          </table:table-cell>
          <table:table-cell/>
          <table:table-cell office:value-type="float" office:value="6.042597" calcext:value-type="float">
            <text:p>6.042597</text:p>
          </table:table-cell>
          <table:table-cell office:value-type="float" office:value="12.084696" calcext:value-type="float">
            <text:p>12.084696</text:p>
          </table:table-cell>
          <table:table-cell table:number-columns-repeated="12"/>
        </table:table-row>
        <table:table-row table:style-name="ro1">
          <table:table-cell office:value-type="float" office:value="73000" calcext:value-type="float">
            <text:p>73000</text:p>
          </table:table-cell>
          <table:table-cell/>
          <table:table-cell office:value-type="float" office:value="6.130743" calcext:value-type="float">
            <text:p>6.130743</text:p>
          </table:table-cell>
          <table:table-cell office:value-type="float" office:value="12.260878" calcext:value-type="float">
            <text:p>12.260878</text:p>
          </table:table-cell>
          <table:table-cell table:number-columns-repeated="12"/>
        </table:table-row>
        <table:table-row table:style-name="ro1">
          <table:table-cell office:value-type="float" office:value="73100" calcext:value-type="float">
            <text:p>73100</text:p>
          </table:table-cell>
          <table:table-cell/>
          <table:table-cell office:value-type="float" office:value="6.182752" calcext:value-type="float">
            <text:p>6.182752</text:p>
          </table:table-cell>
          <table:table-cell office:value-type="float" office:value="12.36497" calcext:value-type="float">
            <text:p>12.36497</text:p>
          </table:table-cell>
          <table:table-cell table:number-columns-repeated="12"/>
        </table:table-row>
        <table:table-row table:style-name="ro1">
          <table:table-cell office:value-type="float" office:value="73200" calcext:value-type="float">
            <text:p>73200</text:p>
          </table:table-cell>
          <table:table-cell/>
          <table:table-cell office:value-type="float" office:value="6.071882" calcext:value-type="float">
            <text:p>6.071882</text:p>
          </table:table-cell>
          <table:table-cell office:value-type="float" office:value="12.143264" calcext:value-type="float">
            <text:p>12.143264</text:p>
          </table:table-cell>
          <table:table-cell table:number-columns-repeated="12"/>
        </table:table-row>
        <table:table-row table:style-name="ro1">
          <table:table-cell office:value-type="float" office:value="73300" calcext:value-type="float">
            <text:p>73300</text:p>
          </table:table-cell>
          <table:table-cell/>
          <table:table-cell office:value-type="float" office:value="6.078551" calcext:value-type="float">
            <text:p>6.078551</text:p>
          </table:table-cell>
          <table:table-cell office:value-type="float" office:value="12.156604" calcext:value-type="float">
            <text:p>12.156604</text:p>
          </table:table-cell>
          <table:table-cell table:number-columns-repeated="12"/>
        </table:table-row>
        <table:table-row table:style-name="ro1">
          <table:table-cell office:value-type="float" office:value="73400" calcext:value-type="float">
            <text:p>73400</text:p>
          </table:table-cell>
          <table:table-cell/>
          <table:table-cell office:value-type="float" office:value="6.100986" calcext:value-type="float">
            <text:p>6.100986</text:p>
          </table:table-cell>
          <table:table-cell office:value-type="float" office:value="12.201472" calcext:value-type="float">
            <text:p>12.201472</text:p>
          </table:table-cell>
          <table:table-cell table:number-columns-repeated="12"/>
        </table:table-row>
        <table:table-row table:style-name="ro1">
          <table:table-cell office:value-type="float" office:value="73500" calcext:value-type="float">
            <text:p>73500</text:p>
          </table:table-cell>
          <table:table-cell/>
          <table:table-cell office:value-type="float" office:value="6.102966" calcext:value-type="float">
            <text:p>6.102966</text:p>
          </table:table-cell>
          <table:table-cell office:value-type="float" office:value="12.205426" calcext:value-type="float">
            <text:p>12.205426</text:p>
          </table:table-cell>
          <table:table-cell table:number-columns-repeated="12"/>
        </table:table-row>
        <table:table-row table:style-name="ro1">
          <table:table-cell office:value-type="float" office:value="73600" calcext:value-type="float">
            <text:p>73600</text:p>
          </table:table-cell>
          <table:table-cell/>
          <table:table-cell office:value-type="float" office:value="6.152099" calcext:value-type="float">
            <text:p>6.152099</text:p>
          </table:table-cell>
          <table:table-cell office:value-type="float" office:value="12.303698" calcext:value-type="float">
            <text:p>12.303698</text:p>
          </table:table-cell>
          <table:table-cell table:number-columns-repeated="12"/>
        </table:table-row>
        <table:table-row table:style-name="ro1">
          <table:table-cell office:value-type="float" office:value="73700" calcext:value-type="float">
            <text:p>73700</text:p>
          </table:table-cell>
          <table:table-cell/>
          <table:table-cell office:value-type="float" office:value="6.142895" calcext:value-type="float">
            <text:p>6.142895</text:p>
          </table:table-cell>
          <table:table-cell office:value-type="float" office:value="12.285288" calcext:value-type="float">
            <text:p>12.285288</text:p>
          </table:table-cell>
          <table:table-cell table:number-columns-repeated="12"/>
        </table:table-row>
        <table:table-row table:style-name="ro1">
          <table:table-cell office:value-type="float" office:value="73800" calcext:value-type="float">
            <text:p>73800</text:p>
          </table:table-cell>
          <table:table-cell/>
          <table:table-cell office:value-type="float" office:value="6.179435" calcext:value-type="float">
            <text:p>6.179435</text:p>
          </table:table-cell>
          <table:table-cell office:value-type="float" office:value="12.358366" calcext:value-type="float">
            <text:p>12.358366</text:p>
          </table:table-cell>
          <table:table-cell table:number-columns-repeated="12"/>
        </table:table-row>
        <table:table-row table:style-name="ro1">
          <table:table-cell office:value-type="float" office:value="73900" calcext:value-type="float">
            <text:p>73900</text:p>
          </table:table-cell>
          <table:table-cell/>
          <table:table-cell office:value-type="float" office:value="6.636067" calcext:value-type="float">
            <text:p>6.636067</text:p>
          </table:table-cell>
          <table:table-cell office:value-type="float" office:value="12.325296" calcext:value-type="float">
            <text:p>12.325296</text:p>
          </table:table-cell>
          <table:table-cell table:number-columns-repeated="12"/>
        </table:table-row>
        <table:table-row table:style-name="ro1">
          <table:table-cell office:value-type="float" office:value="74000" calcext:value-type="float">
            <text:p>74000</text:p>
          </table:table-cell>
          <table:table-cell/>
          <table:table-cell office:value-type="float" office:value="6.242333" calcext:value-type="float">
            <text:p>6.242333</text:p>
          </table:table-cell>
          <table:table-cell office:value-type="float" office:value="12.4841" calcext:value-type="float">
            <text:p>12.4841</text:p>
          </table:table-cell>
          <table:table-cell table:number-columns-repeated="12"/>
        </table:table-row>
        <table:table-row table:style-name="ro1">
          <table:table-cell office:value-type="float" office:value="74100" calcext:value-type="float">
            <text:p>74100</text:p>
          </table:table-cell>
          <table:table-cell/>
          <table:table-cell office:value-type="float" office:value="6.204647" calcext:value-type="float">
            <text:p>6.204647</text:p>
          </table:table-cell>
          <table:table-cell office:value-type="float" office:value="12.408788" calcext:value-type="float">
            <text:p>12.408788</text:p>
          </table:table-cell>
          <table:table-cell table:number-columns-repeated="12"/>
        </table:table-row>
        <table:table-row table:style-name="ro1">
          <table:table-cell office:value-type="float" office:value="74200" calcext:value-type="float">
            <text:p>74200</text:p>
          </table:table-cell>
          <table:table-cell/>
          <table:table-cell office:value-type="float" office:value="6.24063" calcext:value-type="float">
            <text:p>6.24063</text:p>
          </table:table-cell>
          <table:table-cell office:value-type="float" office:value="12.480754" calcext:value-type="float">
            <text:p>12.480754</text:p>
          </table:table-cell>
          <table:table-cell table:number-columns-repeated="12"/>
        </table:table-row>
        <table:table-row table:style-name="ro1">
          <table:table-cell office:value-type="float" office:value="74300" calcext:value-type="float">
            <text:p>74300</text:p>
          </table:table-cell>
          <table:table-cell/>
          <table:table-cell office:value-type="float" office:value="6.282045" calcext:value-type="float">
            <text:p>6.282045</text:p>
          </table:table-cell>
          <table:table-cell office:value-type="float" office:value="12.563582" calcext:value-type="float">
            <text:p>12.563582</text:p>
          </table:table-cell>
          <table:table-cell table:number-columns-repeated="12"/>
        </table:table-row>
        <table:table-row table:style-name="ro1">
          <table:table-cell office:value-type="float" office:value="74400" calcext:value-type="float">
            <text:p>74400</text:p>
          </table:table-cell>
          <table:table-cell/>
          <table:table-cell office:value-type="float" office:value="6.303892" calcext:value-type="float">
            <text:p>6.303892</text:p>
          </table:table-cell>
          <table:table-cell office:value-type="float" office:value="12.60728" calcext:value-type="float">
            <text:p>12.60728</text:p>
          </table:table-cell>
          <table:table-cell table:number-columns-repeated="12"/>
        </table:table-row>
        <table:table-row table:style-name="ro1">
          <table:table-cell office:value-type="float" office:value="74500" calcext:value-type="float">
            <text:p>74500</text:p>
          </table:table-cell>
          <table:table-cell/>
          <table:table-cell office:value-type="float" office:value="6.281302" calcext:value-type="float">
            <text:p>6.281302</text:p>
          </table:table-cell>
          <table:table-cell office:value-type="float" office:value="12.562092" calcext:value-type="float">
            <text:p>12.562092</text:p>
          </table:table-cell>
          <table:table-cell table:number-columns-repeated="12"/>
        </table:table-row>
        <table:table-row table:style-name="ro1">
          <table:table-cell office:value-type="float" office:value="74600" calcext:value-type="float">
            <text:p>74600</text:p>
          </table:table-cell>
          <table:table-cell/>
          <table:table-cell office:value-type="float" office:value="6.322286" calcext:value-type="float">
            <text:p>6.322286</text:p>
          </table:table-cell>
          <table:table-cell office:value-type="float" office:value="12.644064" calcext:value-type="float">
            <text:p>12.644064</text:p>
          </table:table-cell>
          <table:table-cell table:number-columns-repeated="12"/>
        </table:table-row>
        <table:table-row table:style-name="ro1">
          <table:table-cell office:value-type="float" office:value="74700" calcext:value-type="float">
            <text:p>74700</text:p>
          </table:table-cell>
          <table:table-cell/>
          <table:table-cell office:value-type="float" office:value="6.281226" calcext:value-type="float">
            <text:p>6.281226</text:p>
          </table:table-cell>
          <table:table-cell office:value-type="float" office:value="12.561924" calcext:value-type="float">
            <text:p>12.561924</text:p>
          </table:table-cell>
          <table:table-cell table:number-columns-repeated="12"/>
        </table:table-row>
        <table:table-row table:style-name="ro1">
          <table:table-cell office:value-type="float" office:value="74800" calcext:value-type="float">
            <text:p>74800</text:p>
          </table:table-cell>
          <table:table-cell/>
          <table:table-cell office:value-type="float" office:value="6.300124" calcext:value-type="float">
            <text:p>6.300124</text:p>
          </table:table-cell>
          <table:table-cell office:value-type="float" office:value="12.59974" calcext:value-type="float">
            <text:p>12.59974</text:p>
          </table:table-cell>
          <table:table-cell table:number-columns-repeated="12"/>
        </table:table-row>
        <table:table-row table:style-name="ro1">
          <table:table-cell office:value-type="float" office:value="74900" calcext:value-type="float">
            <text:p>74900</text:p>
          </table:table-cell>
          <table:table-cell/>
          <table:table-cell office:value-type="float" office:value="6.39223" calcext:value-type="float">
            <text:p>6.39223</text:p>
          </table:table-cell>
          <table:table-cell office:value-type="float" office:value="12.783948" calcext:value-type="float">
            <text:p>12.783948</text:p>
          </table:table-cell>
          <table:table-cell table:number-columns-repeated="12"/>
        </table:table-row>
        <table:table-row table:style-name="ro1">
          <table:table-cell office:value-type="float" office:value="75000" calcext:value-type="float">
            <text:p>75000</text:p>
          </table:table-cell>
          <table:table-cell/>
          <table:table-cell office:value-type="float" office:value="6.370604" calcext:value-type="float">
            <text:p>6.370604</text:p>
          </table:table-cell>
          <table:table-cell office:value-type="float" office:value="12.740676" calcext:value-type="float">
            <text:p>12.740676</text:p>
          </table:table-cell>
          <table:table-cell table:number-columns-repeated="12"/>
        </table:table-row>
        <table:table-row table:style-name="ro1">
          <table:table-cell office:value-type="float" office:value="75100" calcext:value-type="float">
            <text:p>75100</text:p>
          </table:table-cell>
          <table:table-cell/>
          <table:table-cell office:value-type="float" office:value="6.351977" calcext:value-type="float">
            <text:p>6.351977</text:p>
          </table:table-cell>
          <table:table-cell office:value-type="float" office:value="12.70342" calcext:value-type="float">
            <text:p>12.70342</text:p>
          </table:table-cell>
          <table:table-cell table:number-columns-repeated="12"/>
        </table:table-row>
        <table:table-row table:style-name="ro1">
          <table:table-cell office:value-type="float" office:value="75200" calcext:value-type="float">
            <text:p>75200</text:p>
          </table:table-cell>
          <table:table-cell/>
          <table:table-cell office:value-type="float" office:value="6.491535" calcext:value-type="float">
            <text:p>6.491535</text:p>
          </table:table-cell>
          <table:table-cell office:value-type="float" office:value="12.982556" calcext:value-type="float">
            <text:p>12.982556</text:p>
          </table:table-cell>
          <table:table-cell table:number-columns-repeated="12"/>
        </table:table-row>
        <table:table-row table:style-name="ro1">
          <table:table-cell office:value-type="float" office:value="75300" calcext:value-type="float">
            <text:p>75300</text:p>
          </table:table-cell>
          <table:table-cell/>
          <table:table-cell office:value-type="float" office:value="7.609879" calcext:value-type="float">
            <text:p>7.609879</text:p>
          </table:table-cell>
          <table:table-cell office:value-type="float" office:value="12.932558" calcext:value-type="float">
            <text:p>12.932558</text:p>
          </table:table-cell>
          <table:table-cell table:number-columns-repeated="12"/>
        </table:table-row>
        <table:table-row table:style-name="ro1">
          <table:table-cell office:value-type="float" office:value="75400" calcext:value-type="float">
            <text:p>75400</text:p>
          </table:table-cell>
          <table:table-cell/>
          <table:table-cell office:value-type="float" office:value="6.490052" calcext:value-type="float">
            <text:p>6.490052</text:p>
          </table:table-cell>
          <table:table-cell office:value-type="float" office:value="12.979554" calcext:value-type="float">
            <text:p>12.979554</text:p>
          </table:table-cell>
          <table:table-cell table:number-columns-repeated="12"/>
        </table:table-row>
        <table:table-row table:style-name="ro1">
          <table:table-cell office:value-type="float" office:value="75500" calcext:value-type="float">
            <text:p>75500</text:p>
          </table:table-cell>
          <table:table-cell/>
          <table:table-cell office:value-type="float" office:value="6.542073" calcext:value-type="float">
            <text:p>6.542073</text:p>
          </table:table-cell>
          <table:table-cell office:value-type="float" office:value="13.08363" calcext:value-type="float">
            <text:p>13.08363</text:p>
          </table:table-cell>
          <table:table-cell table:number-columns-repeated="12"/>
        </table:table-row>
        <table:table-row table:style-name="ro1">
          <table:table-cell office:value-type="float" office:value="75600" calcext:value-type="float">
            <text:p>75600</text:p>
          </table:table-cell>
          <table:table-cell/>
          <table:table-cell office:value-type="float" office:value="6.476596" calcext:value-type="float">
            <text:p>6.476596</text:p>
          </table:table-cell>
          <table:table-cell office:value-type="float" office:value="12.952674" calcext:value-type="float">
            <text:p>12.952674</text:p>
          </table:table-cell>
          <table:table-cell table:number-columns-repeated="12"/>
        </table:table-row>
        <table:table-row table:style-name="ro1">
          <table:table-cell office:value-type="float" office:value="75700" calcext:value-type="float">
            <text:p>75700</text:p>
          </table:table-cell>
          <table:table-cell/>
          <table:table-cell office:value-type="float" office:value="6.487354" calcext:value-type="float">
            <text:p>6.487354</text:p>
          </table:table-cell>
          <table:table-cell office:value-type="float" office:value="12.974192" calcext:value-type="float">
            <text:p>12.974192</text:p>
          </table:table-cell>
          <table:table-cell table:number-columns-repeated="12"/>
        </table:table-row>
        <table:table-row table:style-name="ro1">
          <table:table-cell office:value-type="float" office:value="75800" calcext:value-type="float">
            <text:p>75800</text:p>
          </table:table-cell>
          <table:table-cell/>
          <table:table-cell office:value-type="float" office:value="6.459161" calcext:value-type="float">
            <text:p>6.459161</text:p>
          </table:table-cell>
          <table:table-cell office:value-type="float" office:value="12.917806" calcext:value-type="float">
            <text:p>12.917806</text:p>
          </table:table-cell>
          <table:table-cell table:number-columns-repeated="12"/>
        </table:table-row>
        <table:table-row table:style-name="ro1">
          <table:table-cell office:value-type="float" office:value="75900" calcext:value-type="float">
            <text:p>75900</text:p>
          </table:table-cell>
          <table:table-cell/>
          <table:table-cell office:value-type="float" office:value="6.534701" calcext:value-type="float">
            <text:p>6.534701</text:p>
          </table:table-cell>
          <table:table-cell office:value-type="float" office:value="13.068886" calcext:value-type="float">
            <text:p>13.068886</text:p>
          </table:table-cell>
          <table:table-cell table:number-columns-repeated="12"/>
        </table:table-row>
        <table:table-row table:style-name="ro1">
          <table:table-cell office:value-type="float" office:value="76000" calcext:value-type="float">
            <text:p>76000</text:p>
          </table:table-cell>
          <table:table-cell/>
          <table:table-cell office:value-type="float" office:value="6.53196" calcext:value-type="float">
            <text:p>6.53196</text:p>
          </table:table-cell>
          <table:table-cell office:value-type="float" office:value="13.0634" calcext:value-type="float">
            <text:p>13.0634</text:p>
          </table:table-cell>
          <table:table-cell table:number-columns-repeated="12"/>
        </table:table-row>
        <table:table-row table:style-name="ro1">
          <table:table-cell office:value-type="float" office:value="76100" calcext:value-type="float">
            <text:p>76100</text:p>
          </table:table-cell>
          <table:table-cell/>
          <table:table-cell office:value-type="float" office:value="6.659951" calcext:value-type="float">
            <text:p>6.659951</text:p>
          </table:table-cell>
          <table:table-cell office:value-type="float" office:value="13.319378" calcext:value-type="float">
            <text:p>13.319378</text:p>
          </table:table-cell>
          <table:table-cell table:number-columns-repeated="12"/>
        </table:table-row>
        <table:table-row table:style-name="ro1">
          <table:table-cell office:value-type="float" office:value="76200" calcext:value-type="float">
            <text:p>76200</text:p>
          </table:table-cell>
          <table:table-cell/>
          <table:table-cell office:value-type="float" office:value="6.619962" calcext:value-type="float">
            <text:p>6.619962</text:p>
          </table:table-cell>
          <table:table-cell office:value-type="float" office:value="13.239352" calcext:value-type="float">
            <text:p>13.239352</text:p>
          </table:table-cell>
          <table:table-cell table:number-columns-repeated="12"/>
        </table:table-row>
        <table:table-row table:style-name="ro1">
          <table:table-cell office:value-type="float" office:value="76300" calcext:value-type="float">
            <text:p>76300</text:p>
          </table:table-cell>
          <table:table-cell/>
          <table:table-cell office:value-type="float" office:value="6.582292" calcext:value-type="float">
            <text:p>6.582292</text:p>
          </table:table-cell>
          <table:table-cell office:value-type="float" office:value="13.164068" calcext:value-type="float">
            <text:p>13.164068</text:p>
          </table:table-cell>
          <table:table-cell table:number-columns-repeated="12"/>
        </table:table-row>
        <table:table-row table:style-name="ro1">
          <table:table-cell office:value-type="float" office:value="76400" calcext:value-type="float">
            <text:p>76400</text:p>
          </table:table-cell>
          <table:table-cell/>
          <table:table-cell office:value-type="float" office:value="6.686239" calcext:value-type="float">
            <text:p>6.686239</text:p>
          </table:table-cell>
          <table:table-cell office:value-type="float" office:value="13.37196" calcext:value-type="float">
            <text:p>13.37196</text:p>
          </table:table-cell>
          <table:table-cell table:number-columns-repeated="12"/>
        </table:table-row>
        <table:table-row table:style-name="ro1">
          <table:table-cell office:value-type="float" office:value="76500" calcext:value-type="float">
            <text:p>76500</text:p>
          </table:table-cell>
          <table:table-cell/>
          <table:table-cell office:value-type="float" office:value="6.694954" calcext:value-type="float">
            <text:p>6.694954</text:p>
          </table:table-cell>
          <table:table-cell office:value-type="float" office:value="13.389386" calcext:value-type="float">
            <text:p>13.389386</text:p>
          </table:table-cell>
          <table:table-cell table:number-columns-repeated="12"/>
        </table:table-row>
        <table:table-row table:style-name="ro1">
          <table:table-cell office:value-type="float" office:value="76600" calcext:value-type="float">
            <text:p>76600</text:p>
          </table:table-cell>
          <table:table-cell/>
          <table:table-cell office:value-type="float" office:value="6.67442" calcext:value-type="float">
            <text:p>6.67442</text:p>
          </table:table-cell>
          <table:table-cell office:value-type="float" office:value="13.348314" calcext:value-type="float">
            <text:p>13.348314</text:p>
          </table:table-cell>
          <table:table-cell table:number-columns-repeated="12"/>
        </table:table-row>
        <table:table-row table:style-name="ro1">
          <table:table-cell office:value-type="float" office:value="76700" calcext:value-type="float">
            <text:p>76700</text:p>
          </table:table-cell>
          <table:table-cell/>
          <table:table-cell office:value-type="float" office:value="6.763053" calcext:value-type="float">
            <text:p>6.763053</text:p>
          </table:table-cell>
          <table:table-cell office:value-type="float" office:value="13.525584" calcext:value-type="float">
            <text:p>13.525584</text:p>
          </table:table-cell>
          <table:table-cell table:number-columns-repeated="12"/>
        </table:table-row>
        <table:table-row table:style-name="ro1">
          <table:table-cell office:value-type="float" office:value="76800" calcext:value-type="float">
            <text:p>76800</text:p>
          </table:table-cell>
          <table:table-cell/>
          <table:table-cell office:value-type="float" office:value="6.769967" calcext:value-type="float">
            <text:p>6.769967</text:p>
          </table:table-cell>
          <table:table-cell office:value-type="float" office:value="13.539414" calcext:value-type="float">
            <text:p>13.539414</text:p>
          </table:table-cell>
          <table:table-cell table:number-columns-repeated="12"/>
        </table:table-row>
        <table:table-row table:style-name="ro1">
          <table:table-cell office:value-type="float" office:value="76900" calcext:value-type="float">
            <text:p>76900</text:p>
          </table:table-cell>
          <table:table-cell/>
          <table:table-cell office:value-type="float" office:value="6.79088" calcext:value-type="float">
            <text:p>6.79088</text:p>
          </table:table-cell>
          <table:table-cell office:value-type="float" office:value="13.581218" calcext:value-type="float">
            <text:p>13.581218</text:p>
          </table:table-cell>
          <table:table-cell table:number-columns-repeated="12"/>
        </table:table-row>
        <table:table-row table:style-name="ro1">
          <table:table-cell office:value-type="float" office:value="77000" calcext:value-type="float">
            <text:p>77000</text:p>
          </table:table-cell>
          <table:table-cell/>
          <table:table-cell office:value-type="float" office:value="6.715972" calcext:value-type="float">
            <text:p>6.715972</text:p>
          </table:table-cell>
          <table:table-cell office:value-type="float" office:value="13.431422" calcext:value-type="float">
            <text:p>13.431422</text:p>
          </table:table-cell>
          <table:table-cell table:number-columns-repeated="12"/>
        </table:table-row>
        <table:table-row table:style-name="ro1">
          <table:table-cell office:value-type="float" office:value="77100" calcext:value-type="float">
            <text:p>77100</text:p>
          </table:table-cell>
          <table:table-cell/>
          <table:table-cell office:value-type="float" office:value="6.691451" calcext:value-type="float">
            <text:p>6.691451</text:p>
          </table:table-cell>
          <table:table-cell office:value-type="float" office:value="13.382378" calcext:value-type="float">
            <text:p>13.382378</text:p>
          </table:table-cell>
          <table:table-cell table:number-columns-repeated="12"/>
        </table:table-row>
        <table:table-row table:style-name="ro1">
          <table:table-cell office:value-type="float" office:value="77200" calcext:value-type="float">
            <text:p>77200</text:p>
          </table:table-cell>
          <table:table-cell/>
          <table:table-cell office:value-type="float" office:value="6.854149" calcext:value-type="float">
            <text:p>6.854149</text:p>
          </table:table-cell>
          <table:table-cell office:value-type="float" office:value="13.707774" calcext:value-type="float">
            <text:p>13.707774</text:p>
          </table:table-cell>
          <table:table-cell table:number-columns-repeated="12"/>
        </table:table-row>
        <table:table-row table:style-name="ro1">
          <table:table-cell office:value-type="float" office:value="77300" calcext:value-type="float">
            <text:p>77300</text:p>
          </table:table-cell>
          <table:table-cell/>
          <table:table-cell office:value-type="float" office:value="6.930091" calcext:value-type="float">
            <text:p>6.930091</text:p>
          </table:table-cell>
          <table:table-cell office:value-type="float" office:value="13.859636" calcext:value-type="float">
            <text:p>13.859636</text:p>
          </table:table-cell>
          <table:table-cell table:number-columns-repeated="12"/>
        </table:table-row>
        <table:table-row table:style-name="ro1">
          <table:table-cell office:value-type="float" office:value="77400" calcext:value-type="float">
            <text:p>77400</text:p>
          </table:table-cell>
          <table:table-cell/>
          <table:table-cell office:value-type="float" office:value="6.890142" calcext:value-type="float">
            <text:p>6.890142</text:p>
          </table:table-cell>
          <table:table-cell office:value-type="float" office:value="13.779758" calcext:value-type="float">
            <text:p>13.779758</text:p>
          </table:table-cell>
          <table:table-cell table:number-columns-repeated="12"/>
        </table:table-row>
        <table:table-row table:style-name="ro1">
          <table:table-cell office:value-type="float" office:value="77500" calcext:value-type="float">
            <text:p>77500</text:p>
          </table:table-cell>
          <table:table-cell/>
          <table:table-cell office:value-type="float" office:value="6.956352" calcext:value-type="float">
            <text:p>6.956352</text:p>
          </table:table-cell>
          <table:table-cell office:value-type="float" office:value="13.912174" calcext:value-type="float">
            <text:p>13.912174</text:p>
          </table:table-cell>
          <table:table-cell table:number-columns-repeated="12"/>
        </table:table-row>
        <table:table-row table:style-name="ro1">
          <table:table-cell office:value-type="float" office:value="77600" calcext:value-type="float">
            <text:p>77600</text:p>
          </table:table-cell>
          <table:table-cell/>
          <table:table-cell office:value-type="float" office:value="6.88286" calcext:value-type="float">
            <text:p>6.88286</text:p>
          </table:table-cell>
          <table:table-cell office:value-type="float" office:value="13.765192" calcext:value-type="float">
            <text:p>13.765192</text:p>
          </table:table-cell>
          <table:table-cell table:number-columns-repeated="12"/>
        </table:table-row>
        <table:table-row table:style-name="ro1">
          <table:table-cell office:value-type="float" office:value="77700" calcext:value-type="float">
            <text:p>77700</text:p>
          </table:table-cell>
          <table:table-cell/>
          <table:table-cell office:value-type="float" office:value="6.969535" calcext:value-type="float">
            <text:p>6.969535</text:p>
          </table:table-cell>
          <table:table-cell office:value-type="float" office:value="13.938538" calcext:value-type="float">
            <text:p>13.938538</text:p>
          </table:table-cell>
          <table:table-cell table:number-columns-repeated="12"/>
        </table:table-row>
        <table:table-row table:style-name="ro1">
          <table:table-cell office:value-type="float" office:value="77800" calcext:value-type="float">
            <text:p>77800</text:p>
          </table:table-cell>
          <table:table-cell/>
          <table:table-cell office:value-type="float" office:value="6.825189" calcext:value-type="float">
            <text:p>6.825189</text:p>
          </table:table-cell>
          <table:table-cell office:value-type="float" office:value="13.649848" calcext:value-type="float">
            <text:p>13.649848</text:p>
          </table:table-cell>
          <table:table-cell table:number-columns-repeated="12"/>
        </table:table-row>
        <table:table-row table:style-name="ro1">
          <table:table-cell office:value-type="float" office:value="77900" calcext:value-type="float">
            <text:p>77900</text:p>
          </table:table-cell>
          <table:table-cell/>
          <table:table-cell office:value-type="float" office:value="6.833954" calcext:value-type="float">
            <text:p>6.833954</text:p>
          </table:table-cell>
          <table:table-cell office:value-type="float" office:value="13.667376" calcext:value-type="float">
            <text:p>13.667376</text:p>
          </table:table-cell>
          <table:table-cell table:number-columns-repeated="12"/>
        </table:table-row>
        <table:table-row table:style-name="ro1">
          <table:table-cell office:value-type="float" office:value="78000" calcext:value-type="float">
            <text:p>78000</text:p>
          </table:table-cell>
          <table:table-cell/>
          <table:table-cell office:value-type="float" office:value="6.843571" calcext:value-type="float">
            <text:p>6.843571</text:p>
          </table:table-cell>
          <table:table-cell office:value-type="float" office:value="13.686612" calcext:value-type="float">
            <text:p>13.686612</text:p>
          </table:table-cell>
          <table:table-cell table:number-columns-repeated="12"/>
        </table:table-row>
        <table:table-row table:style-name="ro1">
          <table:table-cell office:value-type="float" office:value="78100" calcext:value-type="float">
            <text:p>78100</text:p>
          </table:table-cell>
          <table:table-cell/>
          <table:table-cell office:value-type="float" office:value="6.871414" calcext:value-type="float">
            <text:p>6.871414</text:p>
          </table:table-cell>
          <table:table-cell office:value-type="float" office:value="13.742296" calcext:value-type="float">
            <text:p>13.742296</text:p>
          </table:table-cell>
          <table:table-cell table:number-columns-repeated="12"/>
        </table:table-row>
        <table:table-row table:style-name="ro1">
          <table:table-cell office:value-type="float" office:value="78200" calcext:value-type="float">
            <text:p>78200</text:p>
          </table:table-cell>
          <table:table-cell/>
          <table:table-cell office:value-type="float" office:value="6.884836" calcext:value-type="float">
            <text:p>6.884836</text:p>
          </table:table-cell>
          <table:table-cell office:value-type="float" office:value="13.76914" calcext:value-type="float">
            <text:p>13.76914</text:p>
          </table:table-cell>
          <table:table-cell table:number-columns-repeated="12"/>
        </table:table-row>
        <table:table-row table:style-name="ro1">
          <table:table-cell office:value-type="float" office:value="78300" calcext:value-type="float">
            <text:p>78300</text:p>
          </table:table-cell>
          <table:table-cell/>
          <table:table-cell office:value-type="float" office:value="6.917499" calcext:value-type="float">
            <text:p>6.917499</text:p>
          </table:table-cell>
          <table:table-cell office:value-type="float" office:value="13.834406" calcext:value-type="float">
            <text:p>13.834406</text:p>
          </table:table-cell>
          <table:table-cell table:number-columns-repeated="12"/>
        </table:table-row>
        <table:table-row table:style-name="ro1">
          <table:table-cell office:value-type="float" office:value="78400" calcext:value-type="float">
            <text:p>78400</text:p>
          </table:table-cell>
          <table:table-cell/>
          <table:table-cell office:value-type="float" office:value="6.910966" calcext:value-type="float">
            <text:p>6.910966</text:p>
          </table:table-cell>
          <table:table-cell office:value-type="float" office:value="13.8214" calcext:value-type="float">
            <text:p>13.8214</text:p>
          </table:table-cell>
          <table:table-cell table:number-columns-repeated="12"/>
        </table:table-row>
        <table:table-row table:style-name="ro1">
          <table:table-cell office:value-type="float" office:value="78500" calcext:value-type="float">
            <text:p>78500</text:p>
          </table:table-cell>
          <table:table-cell/>
          <table:table-cell office:value-type="float" office:value="6.927715" calcext:value-type="float">
            <text:p>6.927715</text:p>
          </table:table-cell>
          <table:table-cell office:value-type="float" office:value="13.854896" calcext:value-type="float">
            <text:p>13.854896</text:p>
          </table:table-cell>
          <table:table-cell table:number-columns-repeated="12"/>
        </table:table-row>
        <table:table-row table:style-name="ro1">
          <table:table-cell office:value-type="float" office:value="78600" calcext:value-type="float">
            <text:p>78600</text:p>
          </table:table-cell>
          <table:table-cell/>
          <table:table-cell office:value-type="float" office:value="6.944842" calcext:value-type="float">
            <text:p>6.944842</text:p>
          </table:table-cell>
          <table:table-cell office:value-type="float" office:value="13.88915" calcext:value-type="float">
            <text:p>13.88915</text:p>
          </table:table-cell>
          <table:table-cell table:number-columns-repeated="12"/>
        </table:table-row>
        <table:table-row table:style-name="ro1">
          <table:table-cell office:value-type="float" office:value="78700" calcext:value-type="float">
            <text:p>78700</text:p>
          </table:table-cell>
          <table:table-cell/>
          <table:table-cell office:value-type="float" office:value="6.9917" calcext:value-type="float">
            <text:p>6.9917</text:p>
          </table:table-cell>
          <table:table-cell office:value-type="float" office:value="13.982862" calcext:value-type="float">
            <text:p>13.982862</text:p>
          </table:table-cell>
          <table:table-cell table:number-columns-repeated="12"/>
        </table:table-row>
        <table:table-row table:style-name="ro1">
          <table:table-cell office:value-type="float" office:value="78800" calcext:value-type="float">
            <text:p>78800</text:p>
          </table:table-cell>
          <table:table-cell/>
          <table:table-cell office:value-type="float" office:value="7.165153" calcext:value-type="float">
            <text:p>7.165153</text:p>
          </table:table-cell>
          <table:table-cell office:value-type="float" office:value="14.329768" calcext:value-type="float">
            <text:p>14.329768</text:p>
          </table:table-cell>
          <table:table-cell table:number-columns-repeated="12"/>
        </table:table-row>
        <table:table-row table:style-name="ro1">
          <table:table-cell office:value-type="float" office:value="78900" calcext:value-type="float">
            <text:p>78900</text:p>
          </table:table-cell>
          <table:table-cell/>
          <table:table-cell office:value-type="float" office:value="7.040522" calcext:value-type="float">
            <text:p>7.040522</text:p>
          </table:table-cell>
          <table:table-cell office:value-type="float" office:value="14.080508" calcext:value-type="float">
            <text:p>14.080508</text:p>
          </table:table-cell>
          <table:table-cell table:number-columns-repeated="12"/>
        </table:table-row>
        <table:table-row table:style-name="ro1">
          <table:table-cell office:value-type="float" office:value="79000" calcext:value-type="float">
            <text:p>79000</text:p>
          </table:table-cell>
          <table:table-cell/>
          <table:table-cell office:value-type="float" office:value="7.075105" calcext:value-type="float">
            <text:p>7.075105</text:p>
          </table:table-cell>
          <table:table-cell office:value-type="float" office:value="14.149672" calcext:value-type="float">
            <text:p>14.149672</text:p>
          </table:table-cell>
          <table:table-cell table:number-columns-repeated="12"/>
        </table:table-row>
        <table:table-row table:style-name="ro1">
          <table:table-cell office:value-type="float" office:value="79100" calcext:value-type="float">
            <text:p>79100</text:p>
          </table:table-cell>
          <table:table-cell/>
          <table:table-cell office:value-type="float" office:value="7.152702" calcext:value-type="float">
            <text:p>7.152702</text:p>
          </table:table-cell>
          <table:table-cell office:value-type="float" office:value="14.304806" calcext:value-type="float">
            <text:p>14.304806</text:p>
          </table:table-cell>
          <table:table-cell table:number-columns-repeated="12"/>
        </table:table-row>
        <table:table-row table:style-name="ro1">
          <table:table-cell office:value-type="float" office:value="79200" calcext:value-type="float">
            <text:p>79200</text:p>
          </table:table-cell>
          <table:table-cell/>
          <table:table-cell office:value-type="float" office:value="7.194061" calcext:value-type="float">
            <text:p>7.194061</text:p>
          </table:table-cell>
          <table:table-cell office:value-type="float" office:value="14.38756" calcext:value-type="float">
            <text:p>14.38756</text:p>
          </table:table-cell>
          <table:table-cell table:number-columns-repeated="12"/>
        </table:table-row>
        <table:table-row table:style-name="ro1">
          <table:table-cell office:value-type="float" office:value="79300" calcext:value-type="float">
            <text:p>79300</text:p>
          </table:table-cell>
          <table:table-cell/>
          <table:table-cell office:value-type="float" office:value="7.084455" calcext:value-type="float">
            <text:p>7.084455</text:p>
          </table:table-cell>
          <table:table-cell office:value-type="float" office:value="14.168364" calcext:value-type="float">
            <text:p>14.168364</text:p>
          </table:table-cell>
          <table:table-cell table:number-columns-repeated="12"/>
        </table:table-row>
        <table:table-row table:style-name="ro1">
          <table:table-cell office:value-type="float" office:value="79400" calcext:value-type="float">
            <text:p>79400</text:p>
          </table:table-cell>
          <table:table-cell/>
          <table:table-cell office:value-type="float" office:value="7.092778" calcext:value-type="float">
            <text:p>7.092778</text:p>
          </table:table-cell>
          <table:table-cell office:value-type="float" office:value="14.185016" calcext:value-type="float">
            <text:p>14.185016</text:p>
          </table:table-cell>
          <table:table-cell table:number-columns-repeated="12"/>
        </table:table-row>
        <table:table-row table:style-name="ro1">
          <table:table-cell office:value-type="float" office:value="79500" calcext:value-type="float">
            <text:p>79500</text:p>
          </table:table-cell>
          <table:table-cell/>
          <table:table-cell office:value-type="float" office:value="7.109701" calcext:value-type="float">
            <text:p>7.109701</text:p>
          </table:table-cell>
          <table:table-cell office:value-type="float" office:value="14.218862" calcext:value-type="float">
            <text:p>14.218862</text:p>
          </table:table-cell>
          <table:table-cell table:number-columns-repeated="12"/>
        </table:table-row>
        <table:table-row table:style-name="ro1">
          <table:table-cell office:value-type="float" office:value="79600" calcext:value-type="float">
            <text:p>79600</text:p>
          </table:table-cell>
          <table:table-cell/>
          <table:table-cell office:value-type="float" office:value="7.131689" calcext:value-type="float">
            <text:p>7.131689</text:p>
          </table:table-cell>
          <table:table-cell office:value-type="float" office:value="14.262834" calcext:value-type="float">
            <text:p>14.262834</text:p>
          </table:table-cell>
          <table:table-cell table:number-columns-repeated="12"/>
        </table:table-row>
        <table:table-row table:style-name="ro1">
          <table:table-cell office:value-type="float" office:value="79700" calcext:value-type="float">
            <text:p>79700</text:p>
          </table:table-cell>
          <table:table-cell/>
          <table:table-cell office:value-type="float" office:value="7.143642" calcext:value-type="float">
            <text:p>7.143642</text:p>
          </table:table-cell>
          <table:table-cell office:value-type="float" office:value="14.286742" calcext:value-type="float">
            <text:p>14.286742</text:p>
          </table:table-cell>
          <table:table-cell table:number-columns-repeated="12"/>
        </table:table-row>
        <table:table-row table:style-name="ro1">
          <table:table-cell office:value-type="float" office:value="79800" calcext:value-type="float">
            <text:p>79800</text:p>
          </table:table-cell>
          <table:table-cell/>
          <table:table-cell office:value-type="float" office:value="7.171978" calcext:value-type="float">
            <text:p>7.171978</text:p>
          </table:table-cell>
          <table:table-cell office:value-type="float" office:value="14.343414" calcext:value-type="float">
            <text:p>14.343414</text:p>
          </table:table-cell>
          <table:table-cell table:number-columns-repeated="12"/>
        </table:table-row>
        <table:table-row table:style-name="ro1">
          <table:table-cell office:value-type="float" office:value="79900" calcext:value-type="float">
            <text:p>79900</text:p>
          </table:table-cell>
          <table:table-cell/>
          <table:table-cell office:value-type="float" office:value="7.176892" calcext:value-type="float">
            <text:p>7.176892</text:p>
          </table:table-cell>
          <table:table-cell office:value-type="float" office:value="14.353244" calcext:value-type="float">
            <text:p>14.353244</text:p>
          </table:table-cell>
          <table:table-cell table:number-columns-repeated="12"/>
        </table:table-row>
        <table:table-row table:style-name="ro1">
          <table:table-cell office:value-type="float" office:value="80000" calcext:value-type="float">
            <text:p>80000</text:p>
          </table:table-cell>
          <table:table-cell/>
          <table:table-cell office:value-type="float" office:value="7.202285" calcext:value-type="float">
            <text:p>7.202285</text:p>
          </table:table-cell>
          <table:table-cell office:value-type="float" office:value="14.404024" calcext:value-type="float">
            <text:p>14.404024</text:p>
          </table:table-cell>
          <table:table-cell table:number-columns-repeated="12"/>
        </table:table-row>
        <table:table-row table:style-name="ro1">
          <table:table-cell office:value-type="float" office:value="80100" calcext:value-type="float">
            <text:p>80100</text:p>
          </table:table-cell>
          <table:table-cell/>
          <table:table-cell office:value-type="float" office:value="7.217182" calcext:value-type="float">
            <text:p>7.217182</text:p>
          </table:table-cell>
          <table:table-cell office:value-type="float" office:value="14.433792" calcext:value-type="float">
            <text:p>14.433792</text:p>
          </table:table-cell>
          <table:table-cell table:number-columns-repeated="12"/>
        </table:table-row>
        <table:table-row table:style-name="ro1">
          <table:table-cell office:value-type="float" office:value="80200" calcext:value-type="float">
            <text:p>80200</text:p>
          </table:table-cell>
          <table:table-cell/>
          <table:table-cell office:value-type="float" office:value="7.234531" calcext:value-type="float">
            <text:p>7.234531</text:p>
          </table:table-cell>
          <table:table-cell office:value-type="float" office:value="14.468518" calcext:value-type="float">
            <text:p>14.468518</text:p>
          </table:table-cell>
          <table:table-cell table:number-columns-repeated="12"/>
        </table:table-row>
        <table:table-row table:style-name="ro1">
          <table:table-cell office:value-type="float" office:value="80300" calcext:value-type="float">
            <text:p>80300</text:p>
          </table:table-cell>
          <table:table-cell/>
          <table:table-cell office:value-type="float" office:value="7.255202" calcext:value-type="float">
            <text:p>7.255202</text:p>
          </table:table-cell>
          <table:table-cell office:value-type="float" office:value="14.509858" calcext:value-type="float">
            <text:p>14.509858</text:p>
          </table:table-cell>
          <table:table-cell table:number-columns-repeated="12"/>
        </table:table-row>
        <table:table-row table:style-name="ro1">
          <table:table-cell office:value-type="float" office:value="80400" calcext:value-type="float">
            <text:p>80400</text:p>
          </table:table-cell>
          <table:table-cell/>
          <table:table-cell office:value-type="float" office:value="7.274872" calcext:value-type="float">
            <text:p>7.274872</text:p>
          </table:table-cell>
          <table:table-cell office:value-type="float" office:value="14.549198" calcext:value-type="float">
            <text:p>14.549198</text:p>
          </table:table-cell>
          <table:table-cell table:number-columns-repeated="12"/>
        </table:table-row>
        <table:table-row table:style-name="ro1">
          <table:table-cell office:value-type="float" office:value="80500" calcext:value-type="float">
            <text:p>80500</text:p>
          </table:table-cell>
          <table:table-cell/>
          <table:table-cell office:value-type="float" office:value="7.291805" calcext:value-type="float">
            <text:p>7.291805</text:p>
          </table:table-cell>
          <table:table-cell office:value-type="float" office:value="14.583064" calcext:value-type="float">
            <text:p>14.583064</text:p>
          </table:table-cell>
          <table:table-cell table:number-columns-repeated="12"/>
        </table:table-row>
        <table:table-row table:style-name="ro1">
          <table:table-cell office:value-type="float" office:value="80600" calcext:value-type="float">
            <text:p>80600</text:p>
          </table:table-cell>
          <table:table-cell/>
          <table:table-cell office:value-type="float" office:value="7.302582" calcext:value-type="float">
            <text:p>7.302582</text:p>
          </table:table-cell>
          <table:table-cell office:value-type="float" office:value="14.604616" calcext:value-type="float">
            <text:p>14.604616</text:p>
          </table:table-cell>
          <table:table-cell table:number-columns-repeated="12"/>
        </table:table-row>
        <table:table-row table:style-name="ro1">
          <table:table-cell office:value-type="float" office:value="80700" calcext:value-type="float">
            <text:p>80700</text:p>
          </table:table-cell>
          <table:table-cell/>
          <table:table-cell office:value-type="float" office:value="7.333101" calcext:value-type="float">
            <text:p>7.333101</text:p>
          </table:table-cell>
          <table:table-cell office:value-type="float" office:value="14.665654" calcext:value-type="float">
            <text:p>14.665654</text:p>
          </table:table-cell>
          <table:table-cell table:number-columns-repeated="12"/>
        </table:table-row>
        <table:table-row table:style-name="ro1">
          <table:table-cell office:value-type="float" office:value="80800" calcext:value-type="float">
            <text:p>80800</text:p>
          </table:table-cell>
          <table:table-cell/>
          <table:table-cell office:value-type="float" office:value="7.413198" calcext:value-type="float">
            <text:p>7.413198</text:p>
          </table:table-cell>
          <table:table-cell office:value-type="float" office:value="14.825844" calcext:value-type="float">
            <text:p>14.825844</text:p>
          </table:table-cell>
          <table:table-cell table:number-columns-repeated="12"/>
        </table:table-row>
        <table:table-row table:style-name="ro1">
          <table:table-cell office:value-type="float" office:value="80900" calcext:value-type="float">
            <text:p>80900</text:p>
          </table:table-cell>
          <table:table-cell/>
          <table:table-cell office:value-type="float" office:value="7.389079" calcext:value-type="float">
            <text:p>7.389079</text:p>
          </table:table-cell>
          <table:table-cell office:value-type="float" office:value="14.77761" calcext:value-type="float">
            <text:p>14.77761</text:p>
          </table:table-cell>
          <table:table-cell table:number-columns-repeated="12"/>
        </table:table-row>
        <table:table-row table:style-name="ro1">
          <table:table-cell office:value-type="float" office:value="81000" calcext:value-type="float">
            <text:p>81000</text:p>
          </table:table-cell>
          <table:table-cell/>
          <table:table-cell office:value-type="float" office:value="7.41609" calcext:value-type="float">
            <text:p>7.41609</text:p>
          </table:table-cell>
          <table:table-cell office:value-type="float" office:value="14.831628" calcext:value-type="float">
            <text:p>14.831628</text:p>
          </table:table-cell>
          <table:table-cell table:number-columns-repeated="12"/>
        </table:table-row>
        <table:table-row table:style-name="ro1">
          <table:table-cell office:value-type="float" office:value="81100" calcext:value-type="float">
            <text:p>81100</text:p>
          </table:table-cell>
          <table:table-cell/>
          <table:table-cell office:value-type="float" office:value="7.415501" calcext:value-type="float">
            <text:p>7.415501</text:p>
          </table:table-cell>
          <table:table-cell office:value-type="float" office:value="14.830448" calcext:value-type="float">
            <text:p>14.830448</text:p>
          </table:table-cell>
          <table:table-cell table:number-columns-repeated="12"/>
        </table:table-row>
        <table:table-row table:style-name="ro1">
          <table:table-cell office:value-type="float" office:value="81200" calcext:value-type="float">
            <text:p>81200</text:p>
          </table:table-cell>
          <table:table-cell/>
          <table:table-cell office:value-type="float" office:value="7.421259" calcext:value-type="float">
            <text:p>7.421259</text:p>
          </table:table-cell>
          <table:table-cell office:value-type="float" office:value="14.841968" calcext:value-type="float">
            <text:p>14.841968</text:p>
          </table:table-cell>
          <table:table-cell table:number-columns-repeated="12"/>
        </table:table-row>
        <table:table-row table:style-name="ro1">
          <table:table-cell office:value-type="float" office:value="81300" calcext:value-type="float">
            <text:p>81300</text:p>
          </table:table-cell>
          <table:table-cell/>
          <table:table-cell office:value-type="float" office:value="7.469445" calcext:value-type="float">
            <text:p>7.469445</text:p>
          </table:table-cell>
          <table:table-cell office:value-type="float" office:value="14.938328" calcext:value-type="float">
            <text:p>14.938328</text:p>
          </table:table-cell>
          <table:table-cell table:number-columns-repeated="12"/>
        </table:table-row>
        <table:table-row table:style-name="ro1">
          <table:table-cell office:value-type="float" office:value="81400" calcext:value-type="float">
            <text:p>81400</text:p>
          </table:table-cell>
          <table:table-cell/>
          <table:table-cell office:value-type="float" office:value="7.469395" calcext:value-type="float">
            <text:p>7.469395</text:p>
          </table:table-cell>
          <table:table-cell office:value-type="float" office:value="14.938236" calcext:value-type="float">
            <text:p>14.938236</text:p>
          </table:table-cell>
          <table:table-cell table:number-columns-repeated="12"/>
        </table:table-row>
        <table:table-row table:style-name="ro1">
          <table:table-cell office:value-type="float" office:value="81500" calcext:value-type="float">
            <text:p>81500</text:p>
          </table:table-cell>
          <table:table-cell/>
          <table:table-cell office:value-type="float" office:value="7.50575" calcext:value-type="float">
            <text:p>7.50575</text:p>
          </table:table-cell>
          <table:table-cell office:value-type="float" office:value="15.010946" calcext:value-type="float">
            <text:p>15.010946</text:p>
          </table:table-cell>
          <table:table-cell table:number-columns-repeated="12"/>
        </table:table-row>
        <table:table-row table:style-name="ro1">
          <table:table-cell office:value-type="float" office:value="81600" calcext:value-type="float">
            <text:p>81600</text:p>
          </table:table-cell>
          <table:table-cell/>
          <table:table-cell office:value-type="float" office:value="7.525614" calcext:value-type="float">
            <text:p>7.525614</text:p>
          </table:table-cell>
          <table:table-cell office:value-type="float" office:value="15.050672" calcext:value-type="float">
            <text:p>15.050672</text:p>
          </table:table-cell>
          <table:table-cell table:number-columns-repeated="12"/>
        </table:table-row>
        <table:table-row table:style-name="ro1">
          <table:table-cell office:value-type="float" office:value="81700" calcext:value-type="float">
            <text:p>81700</text:p>
          </table:table-cell>
          <table:table-cell/>
          <table:table-cell office:value-type="float" office:value="7.526104" calcext:value-type="float">
            <text:p>7.526104</text:p>
          </table:table-cell>
          <table:table-cell office:value-type="float" office:value="15.051652" calcext:value-type="float">
            <text:p>15.051652</text:p>
          </table:table-cell>
          <table:table-cell table:number-columns-repeated="12"/>
        </table:table-row>
        <table:table-row table:style-name="ro1">
          <table:table-cell office:value-type="float" office:value="81800" calcext:value-type="float">
            <text:p>81800</text:p>
          </table:table-cell>
          <table:table-cell/>
          <table:table-cell office:value-type="float" office:value="7.552356" calcext:value-type="float">
            <text:p>7.552356</text:p>
          </table:table-cell>
          <table:table-cell office:value-type="float" office:value="15.104152" calcext:value-type="float">
            <text:p>15.104152</text:p>
          </table:table-cell>
          <table:table-cell table:number-columns-repeated="12"/>
        </table:table-row>
        <table:table-row table:style-name="ro1">
          <table:table-cell office:value-type="float" office:value="81900" calcext:value-type="float">
            <text:p>81900</text:p>
          </table:table-cell>
          <table:table-cell/>
          <table:table-cell office:value-type="float" office:value="7.556377" calcext:value-type="float">
            <text:p>7.556377</text:p>
          </table:table-cell>
          <table:table-cell office:value-type="float" office:value="15.112198" calcext:value-type="float">
            <text:p>15.112198</text:p>
          </table:table-cell>
          <table:table-cell table:number-columns-repeated="12"/>
        </table:table-row>
        <table:table-row table:style-name="ro1">
          <table:table-cell office:value-type="float" office:value="82000" calcext:value-type="float">
            <text:p>82000</text:p>
          </table:table-cell>
          <table:table-cell/>
          <table:table-cell office:value-type="float" office:value="7.561873" calcext:value-type="float">
            <text:p>7.561873</text:p>
          </table:table-cell>
          <table:table-cell office:value-type="float" office:value="15.123188" calcext:value-type="float">
            <text:p>15.123188</text:p>
          </table:table-cell>
          <table:table-cell table:number-columns-repeated="12"/>
        </table:table-row>
        <table:table-row table:style-name="ro1">
          <table:table-cell office:value-type="float" office:value="82100" calcext:value-type="float">
            <text:p>82100</text:p>
          </table:table-cell>
          <table:table-cell/>
          <table:table-cell office:value-type="float" office:value="7.607722" calcext:value-type="float">
            <text:p>7.607722</text:p>
          </table:table-cell>
          <table:table-cell office:value-type="float" office:value="15.214884" calcext:value-type="float">
            <text:p>15.214884</text:p>
          </table:table-cell>
          <table:table-cell table:number-columns-repeated="12"/>
        </table:table-row>
        <table:table-row table:style-name="ro1">
          <table:table-cell office:value-type="float" office:value="82200" calcext:value-type="float">
            <text:p>82200</text:p>
          </table:table-cell>
          <table:table-cell/>
          <table:table-cell office:value-type="float" office:value="7.642089" calcext:value-type="float">
            <text:p>7.642089</text:p>
          </table:table-cell>
          <table:table-cell office:value-type="float" office:value="15.283618" calcext:value-type="float">
            <text:p>15.283618</text:p>
          </table:table-cell>
          <table:table-cell table:number-columns-repeated="12"/>
        </table:table-row>
        <table:table-row table:style-name="ro1">
          <table:table-cell office:value-type="float" office:value="82300" calcext:value-type="float">
            <text:p>82300</text:p>
          </table:table-cell>
          <table:table-cell/>
          <table:table-cell office:value-type="float" office:value="7.659254" calcext:value-type="float">
            <text:p>7.659254</text:p>
          </table:table-cell>
          <table:table-cell office:value-type="float" office:value="15.317926" calcext:value-type="float">
            <text:p>15.317926</text:p>
          </table:table-cell>
          <table:table-cell table:number-columns-repeated="12"/>
        </table:table-row>
        <table:table-row table:style-name="ro1">
          <table:table-cell office:value-type="float" office:value="82400" calcext:value-type="float">
            <text:p>82400</text:p>
          </table:table-cell>
          <table:table-cell/>
          <table:table-cell office:value-type="float" office:value="10.075751" calcext:value-type="float">
            <text:p>10.075751</text:p>
          </table:table-cell>
          <table:table-cell office:value-type="float" office:value="15.305776" calcext:value-type="float">
            <text:p>15.305776</text:p>
          </table:table-cell>
          <table:table-cell table:number-columns-repeated="12"/>
        </table:table-row>
        <table:table-row table:style-name="ro1">
          <table:table-cell office:value-type="float" office:value="82500" calcext:value-type="float">
            <text:p>82500</text:p>
          </table:table-cell>
          <table:table-cell/>
          <table:table-cell office:value-type="float" office:value="7.658777" calcext:value-type="float">
            <text:p>7.658777</text:p>
          </table:table-cell>
          <table:table-cell office:value-type="float" office:value="15.316988" calcext:value-type="float">
            <text:p>15.316988</text:p>
          </table:table-cell>
          <table:table-cell table:number-columns-repeated="12"/>
        </table:table-row>
        <table:table-row table:style-name="ro1">
          <table:table-cell office:value-type="float" office:value="82600" calcext:value-type="float">
            <text:p>82600</text:p>
          </table:table-cell>
          <table:table-cell/>
          <table:table-cell office:value-type="float" office:value="7.68157" calcext:value-type="float">
            <text:p>7.68157</text:p>
          </table:table-cell>
          <table:table-cell office:value-type="float" office:value="15.362576" calcext:value-type="float">
            <text:p>15.362576</text:p>
          </table:table-cell>
          <table:table-cell table:number-columns-repeated="12"/>
        </table:table-row>
        <table:table-row table:style-name="ro1">
          <table:table-cell office:value-type="float" office:value="82700" calcext:value-type="float">
            <text:p>82700</text:p>
          </table:table-cell>
          <table:table-cell/>
          <table:table-cell office:value-type="float" office:value="7.700108" calcext:value-type="float">
            <text:p>7.700108</text:p>
          </table:table-cell>
          <table:table-cell office:value-type="float" office:value="15.39965" calcext:value-type="float">
            <text:p>15.39965</text:p>
          </table:table-cell>
          <table:table-cell table:number-columns-repeated="12"/>
        </table:table-row>
        <table:table-row table:style-name="ro1">
          <table:table-cell office:value-type="float" office:value="82800" calcext:value-type="float">
            <text:p>82800</text:p>
          </table:table-cell>
          <table:table-cell/>
          <table:table-cell office:value-type="float" office:value="7.712768" calcext:value-type="float">
            <text:p>7.712768</text:p>
          </table:table-cell>
          <table:table-cell office:value-type="float" office:value="15.424972" calcext:value-type="float">
            <text:p>15.424972</text:p>
          </table:table-cell>
          <table:table-cell table:number-columns-repeated="12"/>
        </table:table-row>
        <table:table-row table:style-name="ro1">
          <table:table-cell office:value-type="float" office:value="82900" calcext:value-type="float">
            <text:p>82900</text:p>
          </table:table-cell>
          <table:table-cell/>
          <table:table-cell office:value-type="float" office:value="7.799267" calcext:value-type="float">
            <text:p>7.799267</text:p>
          </table:table-cell>
          <table:table-cell office:value-type="float" office:value="15.59797" calcext:value-type="float">
            <text:p>15.59797</text:p>
          </table:table-cell>
          <table:table-cell table:number-columns-repeated="12"/>
        </table:table-row>
        <table:table-row table:style-name="ro1">
          <table:table-cell office:value-type="float" office:value="83000" calcext:value-type="float">
            <text:p>83000</text:p>
          </table:table-cell>
          <table:table-cell/>
          <table:table-cell office:value-type="float" office:value="7.815132" calcext:value-type="float">
            <text:p>7.815132</text:p>
          </table:table-cell>
          <table:table-cell office:value-type="float" office:value="15.629698" calcext:value-type="float">
            <text:p>15.629698</text:p>
          </table:table-cell>
          <table:table-cell table:number-columns-repeated="12"/>
        </table:table-row>
        <table:table-row table:style-name="ro1">
          <table:table-cell office:value-type="float" office:value="83100" calcext:value-type="float">
            <text:p>83100</text:p>
          </table:table-cell>
          <table:table-cell/>
          <table:table-cell office:value-type="float" office:value="7.81438" calcext:value-type="float">
            <text:p>7.81438</text:p>
          </table:table-cell>
          <table:table-cell office:value-type="float" office:value="15.628192" calcext:value-type="float">
            <text:p>15.628192</text:p>
          </table:table-cell>
          <table:table-cell table:number-columns-repeated="12"/>
        </table:table-row>
        <table:table-row table:style-name="ro1">
          <table:table-cell office:value-type="float" office:value="83200" calcext:value-type="float">
            <text:p>83200</text:p>
          </table:table-cell>
          <table:table-cell/>
          <table:table-cell office:value-type="float" office:value="9.275559" calcext:value-type="float">
            <text:p>9.275559</text:p>
          </table:table-cell>
          <table:table-cell office:value-type="float" office:value="15.82145" calcext:value-type="float">
            <text:p>15.82145</text:p>
          </table:table-cell>
          <table:table-cell table:number-columns-repeated="12"/>
        </table:table-row>
        <table:table-row table:style-name="ro1">
          <table:table-cell office:value-type="float" office:value="83300" calcext:value-type="float">
            <text:p>83300</text:p>
          </table:table-cell>
          <table:table-cell/>
          <table:table-cell office:value-type="float" office:value="7.964765" calcext:value-type="float">
            <text:p>7.964765</text:p>
          </table:table-cell>
          <table:table-cell office:value-type="float" office:value="15.928962" calcext:value-type="float">
            <text:p>15.928962</text:p>
          </table:table-cell>
          <table:table-cell table:number-columns-repeated="12"/>
        </table:table-row>
        <table:table-row table:style-name="ro1">
          <table:table-cell office:value-type="float" office:value="83400" calcext:value-type="float">
            <text:p>83400</text:p>
          </table:table-cell>
          <table:table-cell/>
          <table:table-cell office:value-type="float" office:value="7.864852" calcext:value-type="float">
            <text:p>7.864852</text:p>
          </table:table-cell>
          <table:table-cell office:value-type="float" office:value="15.729138" calcext:value-type="float">
            <text:p>15.729138</text:p>
          </table:table-cell>
          <table:table-cell table:number-columns-repeated="12"/>
        </table:table-row>
        <table:table-row table:style-name="ro1">
          <table:table-cell office:value-type="float" office:value="83500" calcext:value-type="float">
            <text:p>83500</text:p>
          </table:table-cell>
          <table:table-cell/>
          <table:table-cell office:value-type="float" office:value="7.956627" calcext:value-type="float">
            <text:p>7.956627</text:p>
          </table:table-cell>
          <table:table-cell office:value-type="float" office:value="15.912684" calcext:value-type="float">
            <text:p>15.912684</text:p>
          </table:table-cell>
          <table:table-cell table:number-columns-repeated="12"/>
        </table:table-row>
        <table:table-row table:style-name="ro1">
          <table:table-cell office:value-type="float" office:value="83600" calcext:value-type="float">
            <text:p>83600</text:p>
          </table:table-cell>
          <table:table-cell/>
          <table:table-cell office:value-type="float" office:value="7.967838" calcext:value-type="float">
            <text:p>7.967838</text:p>
          </table:table-cell>
          <table:table-cell office:value-type="float" office:value="15.935106" calcext:value-type="float">
            <text:p>15.935106</text:p>
          </table:table-cell>
          <table:table-cell table:number-columns-repeated="12"/>
        </table:table-row>
        <table:table-row table:style-name="ro1">
          <table:table-cell office:value-type="float" office:value="83700" calcext:value-type="float">
            <text:p>83700</text:p>
          </table:table-cell>
          <table:table-cell/>
          <table:table-cell office:value-type="float" office:value="7.935604" calcext:value-type="float">
            <text:p>7.935604</text:p>
          </table:table-cell>
          <table:table-cell office:value-type="float" office:value="15.870636" calcext:value-type="float">
            <text:p>15.870636</text:p>
          </table:table-cell>
          <table:table-cell table:number-columns-repeated="12"/>
        </table:table-row>
        <table:table-row table:style-name="ro1">
          <table:table-cell office:value-type="float" office:value="83800" calcext:value-type="float">
            <text:p>83800</text:p>
          </table:table-cell>
          <table:table-cell/>
          <table:table-cell office:value-type="float" office:value="7.956311" calcext:value-type="float">
            <text:p>7.956311</text:p>
          </table:table-cell>
          <table:table-cell office:value-type="float" office:value="15.912054" calcext:value-type="float">
            <text:p>15.912054</text:p>
          </table:table-cell>
          <table:table-cell table:number-columns-repeated="12"/>
        </table:table-row>
        <table:table-row table:style-name="ro1">
          <table:table-cell office:value-type="float" office:value="83900" calcext:value-type="float">
            <text:p>83900</text:p>
          </table:table-cell>
          <table:table-cell/>
          <table:table-cell office:value-type="float" office:value="7.928136" calcext:value-type="float">
            <text:p>7.928136</text:p>
          </table:table-cell>
          <table:table-cell office:value-type="float" office:value="15.8557" calcext:value-type="float">
            <text:p>15.8557</text:p>
          </table:table-cell>
          <table:table-cell table:number-columns-repeated="12"/>
        </table:table-row>
        <table:table-row table:style-name="ro1">
          <table:table-cell office:value-type="float" office:value="84000" calcext:value-type="float">
            <text:p>84000</text:p>
          </table:table-cell>
          <table:table-cell/>
          <table:table-cell office:value-type="float" office:value="7.956739" calcext:value-type="float">
            <text:p>7.956739</text:p>
          </table:table-cell>
          <table:table-cell office:value-type="float" office:value="15.912908" calcext:value-type="float">
            <text:p>15.912908</text:p>
          </table:table-cell>
          <table:table-cell table:number-columns-repeated="12"/>
        </table:table-row>
        <table:table-row table:style-name="ro1">
          <table:table-cell office:value-type="float" office:value="84100" calcext:value-type="float">
            <text:p>84100</text:p>
          </table:table-cell>
          <table:table-cell/>
          <table:table-cell office:value-type="float" office:value="8.015495" calcext:value-type="float">
            <text:p>8.015495</text:p>
          </table:table-cell>
          <table:table-cell office:value-type="float" office:value="16.030388" calcext:value-type="float">
            <text:p>16.030388</text:p>
          </table:table-cell>
          <table:table-cell table:number-columns-repeated="12"/>
        </table:table-row>
        <table:table-row table:style-name="ro1">
          <table:table-cell office:value-type="float" office:value="84200" calcext:value-type="float">
            <text:p>84200</text:p>
          </table:table-cell>
          <table:table-cell/>
          <table:table-cell office:value-type="float" office:value="7.992808" calcext:value-type="float">
            <text:p>7.992808</text:p>
          </table:table-cell>
          <table:table-cell office:value-type="float" office:value="15.985044" calcext:value-type="float">
            <text:p>15.985044</text:p>
          </table:table-cell>
          <table:table-cell table:number-columns-repeated="12"/>
        </table:table-row>
        <table:table-row table:style-name="ro1">
          <table:table-cell office:value-type="float" office:value="84300" calcext:value-type="float">
            <text:p>84300</text:p>
          </table:table-cell>
          <table:table-cell/>
          <table:table-cell office:value-type="float" office:value="12.31981" calcext:value-type="float">
            <text:p>12.31981</text:p>
          </table:table-cell>
          <table:table-cell office:value-type="float" office:value="16.047458" calcext:value-type="float">
            <text:p>16.047458</text:p>
          </table:table-cell>
          <table:table-cell table:number-columns-repeated="12"/>
        </table:table-row>
        <table:table-row table:style-name="ro1">
          <table:table-cell office:value-type="float" office:value="84400" calcext:value-type="float">
            <text:p>84400</text:p>
          </table:table-cell>
          <table:table-cell/>
          <table:table-cell office:value-type="float" office:value="8.054779" calcext:value-type="float">
            <text:p>8.054779</text:p>
          </table:table-cell>
          <table:table-cell office:value-type="float" office:value="16.10898" calcext:value-type="float">
            <text:p>16.10898</text:p>
          </table:table-cell>
          <table:table-cell table:number-columns-repeated="12"/>
        </table:table-row>
        <table:table-row table:style-name="ro1">
          <table:table-cell office:value-type="float" office:value="84500" calcext:value-type="float">
            <text:p>84500</text:p>
          </table:table-cell>
          <table:table-cell/>
          <table:table-cell office:value-type="float" office:value="8.066653" calcext:value-type="float">
            <text:p>8.066653</text:p>
          </table:table-cell>
          <table:table-cell office:value-type="float" office:value="16.132732" calcext:value-type="float">
            <text:p>16.132732</text:p>
          </table:table-cell>
          <table:table-cell table:number-columns-repeated="12"/>
        </table:table-row>
        <table:table-row table:style-name="ro1">
          <table:table-cell office:value-type="float" office:value="84600" calcext:value-type="float">
            <text:p>84600</text:p>
          </table:table-cell>
          <table:table-cell/>
          <table:table-cell office:value-type="float" office:value="8.09615" calcext:value-type="float">
            <text:p>8.09615</text:p>
          </table:table-cell>
          <table:table-cell office:value-type="float" office:value="16.191714" calcext:value-type="float">
            <text:p>16.191714</text:p>
          </table:table-cell>
          <table:table-cell table:number-columns-repeated="12"/>
        </table:table-row>
        <table:table-row table:style-name="ro1">
          <table:table-cell office:value-type="float" office:value="84700" calcext:value-type="float">
            <text:p>84700</text:p>
          </table:table-cell>
          <table:table-cell/>
          <table:table-cell office:value-type="float" office:value="9.161147" calcext:value-type="float">
            <text:p>9.161147</text:p>
          </table:table-cell>
          <table:table-cell office:value-type="float" office:value="16.185442" calcext:value-type="float">
            <text:p>16.185442</text:p>
          </table:table-cell>
          <table:table-cell table:number-columns-repeated="12"/>
        </table:table-row>
        <table:table-row table:style-name="ro1">
          <table:table-cell office:value-type="float" office:value="84800" calcext:value-type="float">
            <text:p>84800</text:p>
          </table:table-cell>
          <table:table-cell/>
          <table:table-cell office:value-type="float" office:value="8.16296" calcext:value-type="float">
            <text:p>8.16296</text:p>
          </table:table-cell>
          <table:table-cell office:value-type="float" office:value="16.32534" calcext:value-type="float">
            <text:p>16.32534</text:p>
          </table:table-cell>
          <table:table-cell table:number-columns-repeated="12"/>
        </table:table-row>
        <table:table-row table:style-name="ro1">
          <table:table-cell office:value-type="float" office:value="84900" calcext:value-type="float">
            <text:p>84900</text:p>
          </table:table-cell>
          <table:table-cell/>
          <table:table-cell office:value-type="float" office:value="8.269654" calcext:value-type="float">
            <text:p>8.269654</text:p>
          </table:table-cell>
          <table:table-cell office:value-type="float" office:value="16.538726" calcext:value-type="float">
            <text:p>16.538726</text:p>
          </table:table-cell>
          <table:table-cell table:number-columns-repeated="12"/>
        </table:table-row>
        <table:table-row table:style-name="ro1">
          <table:table-cell office:value-type="float" office:value="85000" calcext:value-type="float">
            <text:p>85000</text:p>
          </table:table-cell>
          <table:table-cell/>
          <table:table-cell office:value-type="float" office:value="8.216151" calcext:value-type="float">
            <text:p>8.216151</text:p>
          </table:table-cell>
          <table:table-cell office:value-type="float" office:value="16.431722" calcext:value-type="float">
            <text:p>16.431722</text:p>
          </table:table-cell>
          <table:table-cell table:number-columns-repeated="12"/>
        </table:table-row>
        <table:table-row table:style-name="ro1">
          <table:table-cell office:value-type="float" office:value="85100" calcext:value-type="float">
            <text:p>85100</text:p>
          </table:table-cell>
          <table:table-cell/>
          <table:table-cell office:value-type="float" office:value="8.405507" calcext:value-type="float">
            <text:p>8.405507</text:p>
          </table:table-cell>
          <table:table-cell office:value-type="float" office:value="16.810434" calcext:value-type="float">
            <text:p>16.810434</text:p>
          </table:table-cell>
          <table:table-cell table:number-columns-repeated="12"/>
        </table:table-row>
        <table:table-row table:style-name="ro1">
          <table:table-cell office:value-type="float" office:value="85200" calcext:value-type="float">
            <text:p>85200</text:p>
          </table:table-cell>
          <table:table-cell/>
          <table:table-cell office:value-type="float" office:value="8.32671" calcext:value-type="float">
            <text:p>8.32671</text:p>
          </table:table-cell>
          <table:table-cell office:value-type="float" office:value="16.652818" calcext:value-type="float">
            <text:p>16.652818</text:p>
          </table:table-cell>
          <table:table-cell table:number-columns-repeated="12"/>
        </table:table-row>
        <table:table-row table:style-name="ro1">
          <table:table-cell office:value-type="float" office:value="85300" calcext:value-type="float">
            <text:p>85300</text:p>
          </table:table-cell>
          <table:table-cell/>
          <table:table-cell office:value-type="float" office:value="8.378097" calcext:value-type="float">
            <text:p>8.378097</text:p>
          </table:table-cell>
          <table:table-cell office:value-type="float" office:value="16.755502" calcext:value-type="float">
            <text:p>16.755502</text:p>
          </table:table-cell>
          <table:table-cell table:number-columns-repeated="12"/>
        </table:table-row>
        <table:table-row table:style-name="ro1">
          <table:table-cell office:value-type="float" office:value="85400" calcext:value-type="float">
            <text:p>85400</text:p>
          </table:table-cell>
          <table:table-cell/>
          <table:table-cell office:value-type="float" office:value="8.34854" calcext:value-type="float">
            <text:p>8.34854</text:p>
          </table:table-cell>
          <table:table-cell office:value-type="float" office:value="16.696496" calcext:value-type="float">
            <text:p>16.696496</text:p>
          </table:table-cell>
          <table:table-cell table:number-columns-repeated="12"/>
        </table:table-row>
        <table:table-row table:style-name="ro1">
          <table:table-cell office:value-type="float" office:value="85500" calcext:value-type="float">
            <text:p>85500</text:p>
          </table:table-cell>
          <table:table-cell/>
          <table:table-cell office:value-type="float" office:value="8.393792" calcext:value-type="float">
            <text:p>8.393792</text:p>
          </table:table-cell>
          <table:table-cell office:value-type="float" office:value="16.78698" calcext:value-type="float">
            <text:p>16.78698</text:p>
          </table:table-cell>
          <table:table-cell table:number-columns-repeated="12"/>
        </table:table-row>
        <table:table-row table:style-name="ro1">
          <table:table-cell office:value-type="float" office:value="85600" calcext:value-type="float">
            <text:p>85600</text:p>
          </table:table-cell>
          <table:table-cell/>
          <table:table-cell office:value-type="float" office:value="8.390605" calcext:value-type="float">
            <text:p>8.390605</text:p>
          </table:table-cell>
          <table:table-cell office:value-type="float" office:value="16.780622" calcext:value-type="float">
            <text:p>16.780622</text:p>
          </table:table-cell>
          <table:table-cell table:number-columns-repeated="12"/>
        </table:table-row>
        <table:table-row table:style-name="ro1">
          <table:table-cell office:value-type="float" office:value="85700" calcext:value-type="float">
            <text:p>85700</text:p>
          </table:table-cell>
          <table:table-cell/>
          <table:table-cell office:value-type="float" office:value="8.362139" calcext:value-type="float">
            <text:p>8.362139</text:p>
          </table:table-cell>
          <table:table-cell office:value-type="float" office:value="16.723696" calcext:value-type="float">
            <text:p>16.723696</text:p>
          </table:table-cell>
          <table:table-cell table:number-columns-repeated="12"/>
        </table:table-row>
        <table:table-row table:style-name="ro1">
          <table:table-cell office:value-type="float" office:value="85800" calcext:value-type="float">
            <text:p>85800</text:p>
          </table:table-cell>
          <table:table-cell/>
          <table:table-cell office:value-type="float" office:value="8.3246" calcext:value-type="float">
            <text:p>8.3246</text:p>
          </table:table-cell>
          <table:table-cell office:value-type="float" office:value="16.648608" calcext:value-type="float">
            <text:p>16.648608</text:p>
          </table:table-cell>
          <table:table-cell table:number-columns-repeated="12"/>
        </table:table-row>
        <table:table-row table:style-name="ro1">
          <table:table-cell office:value-type="float" office:value="85900" calcext:value-type="float">
            <text:p>85900</text:p>
          </table:table-cell>
          <table:table-cell/>
          <table:table-cell office:value-type="float" office:value="12.025983" calcext:value-type="float">
            <text:p>12.025983</text:p>
          </table:table-cell>
          <table:table-cell office:value-type="float" office:value="16.993818" calcext:value-type="float">
            <text:p>16.993818</text:p>
          </table:table-cell>
          <table:table-cell table:number-columns-repeated="12"/>
        </table:table-row>
        <table:table-row table:style-name="ro1">
          <table:table-cell office:value-type="float" office:value="86000" calcext:value-type="float">
            <text:p>86000</text:p>
          </table:table-cell>
          <table:table-cell/>
          <table:table-cell office:value-type="float" office:value="8.397195" calcext:value-type="float">
            <text:p>8.397195</text:p>
          </table:table-cell>
          <table:table-cell office:value-type="float" office:value="16.793802" calcext:value-type="float">
            <text:p>16.793802</text:p>
          </table:table-cell>
          <table:table-cell table:number-columns-repeated="12"/>
        </table:table-row>
        <table:table-row table:style-name="ro1">
          <table:table-cell office:value-type="float" office:value="86100" calcext:value-type="float">
            <text:p>86100</text:p>
          </table:table-cell>
          <table:table-cell/>
          <table:table-cell office:value-type="float" office:value="8.452474" calcext:value-type="float">
            <text:p>8.452474</text:p>
          </table:table-cell>
          <table:table-cell office:value-type="float" office:value="16.904362" calcext:value-type="float">
            <text:p>16.904362</text:p>
          </table:table-cell>
          <table:table-cell table:number-columns-repeated="12"/>
        </table:table-row>
        <table:table-row table:style-name="ro1">
          <table:table-cell office:value-type="float" office:value="86200" calcext:value-type="float">
            <text:p>86200</text:p>
          </table:table-cell>
          <table:table-cell/>
          <table:table-cell office:value-type="float" office:value="8.416648" calcext:value-type="float">
            <text:p>8.416648</text:p>
          </table:table-cell>
          <table:table-cell office:value-type="float" office:value="16.83271" calcext:value-type="float">
            <text:p>16.83271</text:p>
          </table:table-cell>
          <table:table-cell table:number-columns-repeated="12"/>
        </table:table-row>
        <table:table-row table:style-name="ro1">
          <table:table-cell office:value-type="float" office:value="86300" calcext:value-type="float">
            <text:p>86300</text:p>
          </table:table-cell>
          <table:table-cell/>
          <table:table-cell office:value-type="float" office:value="8.460317" calcext:value-type="float">
            <text:p>8.460317</text:p>
          </table:table-cell>
          <table:table-cell office:value-type="float" office:value="16.920048" calcext:value-type="float">
            <text:p>16.920048</text:p>
          </table:table-cell>
          <table:table-cell table:number-columns-repeated="12"/>
        </table:table-row>
        <table:table-row table:style-name="ro1">
          <table:table-cell office:value-type="float" office:value="86400" calcext:value-type="float">
            <text:p>86400</text:p>
          </table:table-cell>
          <table:table-cell/>
          <table:table-cell office:value-type="float" office:value="8.481529" calcext:value-type="float">
            <text:p>8.481529</text:p>
          </table:table-cell>
          <table:table-cell office:value-type="float" office:value="16.962468" calcext:value-type="float">
            <text:p>16.962468</text:p>
          </table:table-cell>
          <table:table-cell table:number-columns-repeated="12"/>
        </table:table-row>
        <table:table-row table:style-name="ro1">
          <table:table-cell office:value-type="float" office:value="86500" calcext:value-type="float">
            <text:p>86500</text:p>
          </table:table-cell>
          <table:table-cell/>
          <table:table-cell office:value-type="float" office:value="8.442608" calcext:value-type="float">
            <text:p>8.442608</text:p>
          </table:table-cell>
          <table:table-cell office:value-type="float" office:value="16.88463" calcext:value-type="float">
            <text:p>16.88463</text:p>
          </table:table-cell>
          <table:table-cell table:number-columns-repeated="12"/>
        </table:table-row>
        <table:table-row table:style-name="ro1">
          <table:table-cell office:value-type="float" office:value="86600" calcext:value-type="float">
            <text:p>86600</text:p>
          </table:table-cell>
          <table:table-cell/>
          <table:table-cell office:value-type="float" office:value="8.477229" calcext:value-type="float">
            <text:p>8.477229</text:p>
          </table:table-cell>
          <table:table-cell office:value-type="float" office:value="16.953868" calcext:value-type="float">
            <text:p>16.953868</text:p>
          </table:table-cell>
          <table:table-cell table:number-columns-repeated="12"/>
        </table:table-row>
        <table:table-row table:style-name="ro1">
          <table:table-cell office:value-type="float" office:value="86700" calcext:value-type="float">
            <text:p>86700</text:p>
          </table:table-cell>
          <table:table-cell/>
          <table:table-cell office:value-type="float" office:value="8.493754" calcext:value-type="float">
            <text:p>8.493754</text:p>
          </table:table-cell>
          <table:table-cell office:value-type="float" office:value="16.986918" calcext:value-type="float">
            <text:p>16.986918</text:p>
          </table:table-cell>
          <table:table-cell table:number-columns-repeated="12"/>
        </table:table-row>
        <table:table-row table:style-name="ro1">
          <table:table-cell office:value-type="float" office:value="86800" calcext:value-type="float">
            <text:p>86800</text:p>
          </table:table-cell>
          <table:table-cell/>
          <table:table-cell office:value-type="float" office:value="8.494521" calcext:value-type="float">
            <text:p>8.494521</text:p>
          </table:table-cell>
          <table:table-cell office:value-type="float" office:value="16.988454" calcext:value-type="float">
            <text:p>16.988454</text:p>
          </table:table-cell>
          <table:table-cell table:number-columns-repeated="12"/>
        </table:table-row>
        <table:table-row table:style-name="ro1">
          <table:table-cell office:value-type="float" office:value="86900" calcext:value-type="float">
            <text:p>86900</text:p>
          </table:table-cell>
          <table:table-cell/>
          <table:table-cell office:value-type="float" office:value="8.522668" calcext:value-type="float">
            <text:p>8.522668</text:p>
          </table:table-cell>
          <table:table-cell office:value-type="float" office:value="17.04474" calcext:value-type="float">
            <text:p>17.04474</text:p>
          </table:table-cell>
          <table:table-cell table:number-columns-repeated="12"/>
        </table:table-row>
        <table:table-row table:style-name="ro1">
          <table:table-cell office:value-type="float" office:value="87000" calcext:value-type="float">
            <text:p>87000</text:p>
          </table:table-cell>
          <table:table-cell/>
          <table:table-cell office:value-type="float" office:value="8.530809" calcext:value-type="float">
            <text:p>8.530809</text:p>
          </table:table-cell>
          <table:table-cell office:value-type="float" office:value="17.061028" calcext:value-type="float">
            <text:p>17.061028</text:p>
          </table:table-cell>
          <table:table-cell table:number-columns-repeated="12"/>
        </table:table-row>
        <table:table-row table:style-name="ro1">
          <table:table-cell office:value-type="float" office:value="87100" calcext:value-type="float">
            <text:p>87100</text:p>
          </table:table-cell>
          <table:table-cell/>
          <table:table-cell office:value-type="float" office:value="8.564744" calcext:value-type="float">
            <text:p>8.564744</text:p>
          </table:table-cell>
          <table:table-cell office:value-type="float" office:value="17.128898" calcext:value-type="float">
            <text:p>17.128898</text:p>
          </table:table-cell>
          <table:table-cell table:number-columns-repeated="12"/>
        </table:table-row>
        <table:table-row table:style-name="ro1">
          <table:table-cell office:value-type="float" office:value="87200" calcext:value-type="float">
            <text:p>87200</text:p>
          </table:table-cell>
          <table:table-cell/>
          <table:table-cell office:value-type="float" office:value="8.587625" calcext:value-type="float">
            <text:p>8.587625</text:p>
          </table:table-cell>
          <table:table-cell office:value-type="float" office:value="17.174658" calcext:value-type="float">
            <text:p>17.174658</text:p>
          </table:table-cell>
          <table:table-cell table:number-columns-repeated="12"/>
        </table:table-row>
        <table:table-row table:style-name="ro1">
          <table:table-cell office:value-type="float" office:value="87300" calcext:value-type="float">
            <text:p>87300</text:p>
          </table:table-cell>
          <table:table-cell/>
          <table:table-cell office:value-type="float" office:value="8.585392" calcext:value-type="float">
            <text:p>8.585392</text:p>
          </table:table-cell>
          <table:table-cell office:value-type="float" office:value="17.17019" calcext:value-type="float">
            <text:p>17.17019</text:p>
          </table:table-cell>
          <table:table-cell table:number-columns-repeated="12"/>
        </table:table-row>
        <table:table-row table:style-name="ro1">
          <table:table-cell office:value-type="float" office:value="87400" calcext:value-type="float">
            <text:p>87400</text:p>
          </table:table-cell>
          <table:table-cell/>
          <table:table-cell office:value-type="float" office:value="8.6123" calcext:value-type="float">
            <text:p>8.6123</text:p>
          </table:table-cell>
          <table:table-cell office:value-type="float" office:value="17.224004" calcext:value-type="float">
            <text:p>17.224004</text:p>
          </table:table-cell>
          <table:table-cell table:number-columns-repeated="12"/>
        </table:table-row>
        <table:table-row table:style-name="ro1">
          <table:table-cell office:value-type="float" office:value="87500" calcext:value-type="float">
            <text:p>87500</text:p>
          </table:table-cell>
          <table:table-cell/>
          <table:table-cell office:value-type="float" office:value="8.700331" calcext:value-type="float">
            <text:p>8.700331</text:p>
          </table:table-cell>
          <table:table-cell office:value-type="float" office:value="17.399994" calcext:value-type="float">
            <text:p>17.399994</text:p>
          </table:table-cell>
          <table:table-cell table:number-columns-repeated="12"/>
        </table:table-row>
        <table:table-row table:style-name="ro1">
          <table:table-cell office:value-type="float" office:value="87600" calcext:value-type="float">
            <text:p>87600</text:p>
          </table:table-cell>
          <table:table-cell/>
          <table:table-cell office:value-type="float" office:value="11.19516" calcext:value-type="float">
            <text:p>11.19516</text:p>
          </table:table-cell>
          <table:table-cell office:value-type="float" office:value="17.30498" calcext:value-type="float">
            <text:p>17.30498</text:p>
          </table:table-cell>
          <table:table-cell table:number-columns-repeated="12"/>
        </table:table-row>
        <table:table-row table:style-name="ro1">
          <table:table-cell office:value-type="float" office:value="87700" calcext:value-type="float">
            <text:p>87700</text:p>
          </table:table-cell>
          <table:table-cell/>
          <table:table-cell office:value-type="float" office:value="8.846666" calcext:value-type="float">
            <text:p>8.846666</text:p>
          </table:table-cell>
          <table:table-cell office:value-type="float" office:value="17.692738" calcext:value-type="float">
            <text:p>17.692738</text:p>
          </table:table-cell>
          <table:table-cell table:number-columns-repeated="12"/>
        </table:table-row>
        <table:table-row table:style-name="ro1">
          <table:table-cell office:value-type="float" office:value="87800" calcext:value-type="float">
            <text:p>87800</text:p>
          </table:table-cell>
          <table:table-cell/>
          <table:table-cell office:value-type="float" office:value="8.687671" calcext:value-type="float">
            <text:p>8.687671</text:p>
          </table:table-cell>
          <table:table-cell office:value-type="float" office:value="17.374744" calcext:value-type="float">
            <text:p>17.374744</text:p>
          </table:table-cell>
          <table:table-cell table:number-columns-repeated="12"/>
        </table:table-row>
        <table:table-row table:style-name="ro1">
          <table:table-cell office:value-type="float" office:value="87900" calcext:value-type="float">
            <text:p>87900</text:p>
          </table:table-cell>
          <table:table-cell/>
          <table:table-cell office:value-type="float" office:value="8.692959" calcext:value-type="float">
            <text:p>8.692959</text:p>
          </table:table-cell>
          <table:table-cell office:value-type="float" office:value="17.385322" calcext:value-type="float">
            <text:p>17.385322</text:p>
          </table:table-cell>
          <table:table-cell table:number-columns-repeated="12"/>
        </table:table-row>
        <table:table-row table:style-name="ro1">
          <table:table-cell office:value-type="float" office:value="88000" calcext:value-type="float">
            <text:p>88000</text:p>
          </table:table-cell>
          <table:table-cell/>
          <table:table-cell office:value-type="float" office:value="8.710681" calcext:value-type="float">
            <text:p>8.710681</text:p>
          </table:table-cell>
          <table:table-cell office:value-type="float" office:value="17.420762" calcext:value-type="float">
            <text:p>17.420762</text:p>
          </table:table-cell>
          <table:table-cell table:number-columns-repeated="12"/>
        </table:table-row>
        <table:table-row table:style-name="ro1">
          <table:table-cell office:value-type="float" office:value="88100" calcext:value-type="float">
            <text:p>88100</text:p>
          </table:table-cell>
          <table:table-cell/>
          <table:table-cell office:value-type="float" office:value="8.900828" calcext:value-type="float">
            <text:p>8.900828</text:p>
          </table:table-cell>
          <table:table-cell office:value-type="float" office:value="17.801032" calcext:value-type="float">
            <text:p>17.801032</text:p>
          </table:table-cell>
          <table:table-cell table:number-columns-repeated="12"/>
        </table:table-row>
        <table:table-row table:style-name="ro1">
          <table:table-cell office:value-type="float" office:value="88200" calcext:value-type="float">
            <text:p>88200</text:p>
          </table:table-cell>
          <table:table-cell/>
          <table:table-cell office:value-type="float" office:value="8.815879" calcext:value-type="float">
            <text:p>8.815879</text:p>
          </table:table-cell>
          <table:table-cell office:value-type="float" office:value="17.631122" calcext:value-type="float">
            <text:p>17.631122</text:p>
          </table:table-cell>
          <table:table-cell table:number-columns-repeated="12"/>
        </table:table-row>
        <table:table-row table:style-name="ro1">
          <table:table-cell office:value-type="float" office:value="88300" calcext:value-type="float">
            <text:p>88300</text:p>
          </table:table-cell>
          <table:table-cell/>
          <table:table-cell office:value-type="float" office:value="8.774918" calcext:value-type="float">
            <text:p>8.774918</text:p>
          </table:table-cell>
          <table:table-cell office:value-type="float" office:value="17.549236" calcext:value-type="float">
            <text:p>17.549236</text:p>
          </table:table-cell>
          <table:table-cell table:number-columns-repeated="12"/>
        </table:table-row>
        <table:table-row table:style-name="ro1">
          <table:table-cell office:value-type="float" office:value="88400" calcext:value-type="float">
            <text:p>88400</text:p>
          </table:table-cell>
          <table:table-cell/>
          <table:table-cell office:value-type="float" office:value="8.816674" calcext:value-type="float">
            <text:p>8.816674</text:p>
          </table:table-cell>
          <table:table-cell office:value-type="float" office:value="17.632744" calcext:value-type="float">
            <text:p>17.632744</text:p>
          </table:table-cell>
          <table:table-cell table:number-columns-repeated="12"/>
        </table:table-row>
        <table:table-row table:style-name="ro1">
          <table:table-cell office:value-type="float" office:value="88500" calcext:value-type="float">
            <text:p>88500</text:p>
          </table:table-cell>
          <table:table-cell/>
          <table:table-cell office:value-type="float" office:value="8.839018" calcext:value-type="float">
            <text:p>8.839018</text:p>
          </table:table-cell>
          <table:table-cell office:value-type="float" office:value="17.67743" calcext:value-type="float">
            <text:p>17.67743</text:p>
          </table:table-cell>
          <table:table-cell table:number-columns-repeated="12"/>
        </table:table-row>
        <table:table-row table:style-name="ro1">
          <table:table-cell office:value-type="float" office:value="88600" calcext:value-type="float">
            <text:p>88600</text:p>
          </table:table-cell>
          <table:table-cell/>
          <table:table-cell office:value-type="float" office:value="8.873822" calcext:value-type="float">
            <text:p>8.873822</text:p>
          </table:table-cell>
          <table:table-cell office:value-type="float" office:value="17.74704" calcext:value-type="float">
            <text:p>17.74704</text:p>
          </table:table-cell>
          <table:table-cell table:number-columns-repeated="12"/>
        </table:table-row>
        <table:table-row table:style-name="ro1">
          <table:table-cell office:value-type="float" office:value="88700" calcext:value-type="float">
            <text:p>88700</text:p>
          </table:table-cell>
          <table:table-cell/>
          <table:table-cell office:value-type="float" office:value="8.882281" calcext:value-type="float">
            <text:p>8.882281</text:p>
          </table:table-cell>
          <table:table-cell office:value-type="float" office:value="17.76396" calcext:value-type="float">
            <text:p>17.76396</text:p>
          </table:table-cell>
          <table:table-cell table:number-columns-repeated="12"/>
        </table:table-row>
        <table:table-row table:style-name="ro1">
          <table:table-cell office:value-type="float" office:value="88800" calcext:value-type="float">
            <text:p>88800</text:p>
          </table:table-cell>
          <table:table-cell/>
          <table:table-cell office:value-type="float" office:value="8.906686" calcext:value-type="float">
            <text:p>8.906686</text:p>
          </table:table-cell>
          <table:table-cell office:value-type="float" office:value="17.812768" calcext:value-type="float">
            <text:p>17.812768</text:p>
          </table:table-cell>
          <table:table-cell table:number-columns-repeated="12"/>
        </table:table-row>
        <table:table-row table:style-name="ro1">
          <table:table-cell office:value-type="float" office:value="88900" calcext:value-type="float">
            <text:p>88900</text:p>
          </table:table-cell>
          <table:table-cell/>
          <table:table-cell office:value-type="float" office:value="8.94446" calcext:value-type="float">
            <text:p>8.94446</text:p>
          </table:table-cell>
          <table:table-cell office:value-type="float" office:value="17.888316" calcext:value-type="float">
            <text:p>17.888316</text:p>
          </table:table-cell>
          <table:table-cell table:number-columns-repeated="12"/>
        </table:table-row>
        <table:table-row table:style-name="ro1">
          <table:table-cell office:value-type="float" office:value="89000" calcext:value-type="float">
            <text:p>89000</text:p>
          </table:table-cell>
          <table:table-cell/>
          <table:table-cell office:value-type="float" office:value="8.946481" calcext:value-type="float">
            <text:p>8.946481</text:p>
          </table:table-cell>
          <table:table-cell office:value-type="float" office:value="17.892356" calcext:value-type="float">
            <text:p>17.892356</text:p>
          </table:table-cell>
          <table:table-cell table:number-columns-repeated="12"/>
        </table:table-row>
        <table:table-row table:style-name="ro1">
          <table:table-cell office:value-type="float" office:value="89100" calcext:value-type="float">
            <text:p>89100</text:p>
          </table:table-cell>
          <table:table-cell/>
          <table:table-cell office:value-type="float" office:value="8.94214" calcext:value-type="float">
            <text:p>8.94214</text:p>
          </table:table-cell>
          <table:table-cell office:value-type="float" office:value="17.883676" calcext:value-type="float">
            <text:p>17.883676</text:p>
          </table:table-cell>
          <table:table-cell table:number-columns-repeated="12"/>
        </table:table-row>
        <table:table-row table:style-name="ro1">
          <table:table-cell office:value-type="float" office:value="89200" calcext:value-type="float">
            <text:p>89200</text:p>
          </table:table-cell>
          <table:table-cell/>
          <table:table-cell office:value-type="float" office:value="9.004837" calcext:value-type="float">
            <text:p>9.004837</text:p>
          </table:table-cell>
          <table:table-cell office:value-type="float" office:value="18.009034" calcext:value-type="float">
            <text:p>18.009034</text:p>
          </table:table-cell>
          <table:table-cell table:number-columns-repeated="12"/>
        </table:table-row>
        <table:table-row table:style-name="ro1">
          <table:table-cell office:value-type="float" office:value="89300" calcext:value-type="float">
            <text:p>89300</text:p>
          </table:table-cell>
          <table:table-cell/>
          <table:table-cell office:value-type="float" office:value="8.986267" calcext:value-type="float">
            <text:p>8.986267</text:p>
          </table:table-cell>
          <table:table-cell office:value-type="float" office:value="17.971928" calcext:value-type="float">
            <text:p>17.971928</text:p>
          </table:table-cell>
          <table:table-cell table:number-columns-repeated="12"/>
        </table:table-row>
        <table:table-row table:style-name="ro1">
          <table:table-cell office:value-type="float" office:value="89400" calcext:value-type="float">
            <text:p>89400</text:p>
          </table:table-cell>
          <table:table-cell/>
          <table:table-cell office:value-type="float" office:value="8.986998" calcext:value-type="float">
            <text:p>8.986998</text:p>
          </table:table-cell>
          <table:table-cell office:value-type="float" office:value="17.973386" calcext:value-type="float">
            <text:p>17.973386</text:p>
          </table:table-cell>
          <table:table-cell table:number-columns-repeated="12"/>
        </table:table-row>
        <table:table-row table:style-name="ro1">
          <table:table-cell office:value-type="float" office:value="89500" calcext:value-type="float">
            <text:p>89500</text:p>
          </table:table-cell>
          <table:table-cell/>
          <table:table-cell office:value-type="float" office:value="9.017189" calcext:value-type="float">
            <text:p>9.017189</text:p>
          </table:table-cell>
          <table:table-cell office:value-type="float" office:value="18.03377" calcext:value-type="float">
            <text:p>18.03377</text:p>
          </table:table-cell>
          <table:table-cell table:number-columns-repeated="12"/>
        </table:table-row>
        <table:table-row table:style-name="ro1">
          <table:table-cell office:value-type="float" office:value="89600" calcext:value-type="float">
            <text:p>89600</text:p>
          </table:table-cell>
          <table:table-cell/>
          <table:table-cell office:value-type="float" office:value="9.030896" calcext:value-type="float">
            <text:p>9.030896</text:p>
          </table:table-cell>
          <table:table-cell office:value-type="float" office:value="18.061182" calcext:value-type="float">
            <text:p>18.061182</text:p>
          </table:table-cell>
          <table:table-cell table:number-columns-repeated="12"/>
        </table:table-row>
        <table:table-row table:style-name="ro1">
          <table:table-cell office:value-type="float" office:value="89700" calcext:value-type="float">
            <text:p>89700</text:p>
          </table:table-cell>
          <table:table-cell/>
          <table:table-cell office:value-type="float" office:value="9.049246" calcext:value-type="float">
            <text:p>9.049246</text:p>
          </table:table-cell>
          <table:table-cell office:value-type="float" office:value="18.097878" calcext:value-type="float">
            <text:p>18.097878</text:p>
          </table:table-cell>
          <table:table-cell table:number-columns-repeated="12"/>
        </table:table-row>
        <table:table-row table:style-name="ro1">
          <table:table-cell office:value-type="float" office:value="89800" calcext:value-type="float">
            <text:p>89800</text:p>
          </table:table-cell>
          <table:table-cell/>
          <table:table-cell office:value-type="float" office:value="9.070891" calcext:value-type="float">
            <text:p>9.070891</text:p>
          </table:table-cell>
          <table:table-cell office:value-type="float" office:value="18.141172" calcext:value-type="float">
            <text:p>18.141172</text:p>
          </table:table-cell>
          <table:table-cell table:number-columns-repeated="12"/>
        </table:table-row>
        <table:table-row table:style-name="ro1">
          <table:table-cell office:value-type="float" office:value="89900" calcext:value-type="float">
            <text:p>89900</text:p>
          </table:table-cell>
          <table:table-cell/>
          <table:table-cell office:value-type="float" office:value="9.122807" calcext:value-type="float">
            <text:p>9.122807</text:p>
          </table:table-cell>
          <table:table-cell office:value-type="float" office:value="18.245" calcext:value-type="float">
            <text:p>18.245</text:p>
          </table:table-cell>
          <table:table-cell table:number-columns-repeated="12"/>
        </table:table-row>
        <table:table-row table:style-name="ro1">
          <table:table-cell office:value-type="float" office:value="90000" calcext:value-type="float">
            <text:p>90000</text:p>
          </table:table-cell>
          <table:table-cell/>
          <table:table-cell office:value-type="float" office:value="9.160945" calcext:value-type="float">
            <text:p>9.160945</text:p>
          </table:table-cell>
          <table:table-cell office:value-type="float" office:value="18.321278" calcext:value-type="float">
            <text:p>18.321278</text:p>
          </table:table-cell>
          <table:table-cell table:number-columns-repeated="12"/>
        </table:table-row>
        <table:table-row table:style-name="ro1">
          <table:table-cell office:value-type="float" office:value="90100" calcext:value-type="float">
            <text:p>90100</text:p>
          </table:table-cell>
          <table:table-cell/>
          <table:table-cell office:value-type="float" office:value="9.165776" calcext:value-type="float">
            <text:p>9.165776</text:p>
          </table:table-cell>
          <table:table-cell office:value-type="float" office:value="18.330936" calcext:value-type="float">
            <text:p>18.330936</text:p>
          </table:table-cell>
          <table:table-cell table:number-columns-repeated="12"/>
        </table:table-row>
        <table:table-row table:style-name="ro1">
          <table:table-cell office:value-type="float" office:value="90200" calcext:value-type="float">
            <text:p>90200</text:p>
          </table:table-cell>
          <table:table-cell/>
          <table:table-cell office:value-type="float" office:value="9.211778" calcext:value-type="float">
            <text:p>9.211778</text:p>
          </table:table-cell>
          <table:table-cell office:value-type="float" office:value="18.422938" calcext:value-type="float">
            <text:p>18.422938</text:p>
          </table:table-cell>
          <table:table-cell table:number-columns-repeated="12"/>
        </table:table-row>
        <table:table-row table:style-name="ro1">
          <table:table-cell office:value-type="float" office:value="90300" calcext:value-type="float">
            <text:p>90300</text:p>
          </table:table-cell>
          <table:table-cell/>
          <table:table-cell office:value-type="float" office:value="9.189361" calcext:value-type="float">
            <text:p>9.189361</text:p>
          </table:table-cell>
          <table:table-cell office:value-type="float" office:value="18.378102" calcext:value-type="float">
            <text:p>18.378102</text:p>
          </table:table-cell>
          <table:table-cell table:number-columns-repeated="12"/>
        </table:table-row>
        <table:table-row table:style-name="ro1">
          <table:table-cell office:value-type="float" office:value="90400" calcext:value-type="float">
            <text:p>90400</text:p>
          </table:table-cell>
          <table:table-cell/>
          <table:table-cell office:value-type="float" office:value="9.227199" calcext:value-type="float">
            <text:p>9.227199</text:p>
          </table:table-cell>
          <table:table-cell office:value-type="float" office:value="18.45378" calcext:value-type="float">
            <text:p>18.45378</text:p>
          </table:table-cell>
          <table:table-cell table:number-columns-repeated="12"/>
        </table:table-row>
        <table:table-row table:style-name="ro1">
          <table:table-cell office:value-type="float" office:value="90500" calcext:value-type="float">
            <text:p>90500</text:p>
          </table:table-cell>
          <table:table-cell/>
          <table:table-cell office:value-type="float" office:value="9.28642" calcext:value-type="float">
            <text:p>9.28642</text:p>
          </table:table-cell>
          <table:table-cell office:value-type="float" office:value="18.572222" calcext:value-type="float">
            <text:p>18.572222</text:p>
          </table:table-cell>
          <table:table-cell table:number-columns-repeated="12"/>
        </table:table-row>
        <table:table-row table:style-name="ro1">
          <table:table-cell office:value-type="float" office:value="90600" calcext:value-type="float">
            <text:p>90600</text:p>
          </table:table-cell>
          <table:table-cell/>
          <table:table-cell office:value-type="float" office:value="9.289132" calcext:value-type="float">
            <text:p>9.289132</text:p>
          </table:table-cell>
          <table:table-cell office:value-type="float" office:value="18.577646" calcext:value-type="float">
            <text:p>18.577646</text:p>
          </table:table-cell>
          <table:table-cell table:number-columns-repeated="12"/>
        </table:table-row>
        <table:table-row table:style-name="ro1">
          <table:table-cell office:value-type="float" office:value="90700" calcext:value-type="float">
            <text:p>90700</text:p>
          </table:table-cell>
          <table:table-cell/>
          <table:table-cell office:value-type="float" office:value="9.251298" calcext:value-type="float">
            <text:p>9.251298</text:p>
          </table:table-cell>
          <table:table-cell office:value-type="float" office:value="18.501976" calcext:value-type="float">
            <text:p>18.501976</text:p>
          </table:table-cell>
          <table:table-cell table:number-columns-repeated="12"/>
        </table:table-row>
        <table:table-row table:style-name="ro1">
          <table:table-cell office:value-type="float" office:value="90800" calcext:value-type="float">
            <text:p>90800</text:p>
          </table:table-cell>
          <table:table-cell/>
          <table:table-cell office:value-type="float" office:value="9.288158" calcext:value-type="float">
            <text:p>9.288158</text:p>
          </table:table-cell>
          <table:table-cell office:value-type="float" office:value="18.575698" calcext:value-type="float">
            <text:p>18.575698</text:p>
          </table:table-cell>
          <table:table-cell table:number-columns-repeated="12"/>
        </table:table-row>
        <table:table-row table:style-name="ro1">
          <table:table-cell office:value-type="float" office:value="90900" calcext:value-type="float">
            <text:p>90900</text:p>
          </table:table-cell>
          <table:table-cell/>
          <table:table-cell office:value-type="float" office:value="9.298699" calcext:value-type="float">
            <text:p>9.298699</text:p>
          </table:table-cell>
          <table:table-cell office:value-type="float" office:value="18.596742" calcext:value-type="float">
            <text:p>18.596742</text:p>
          </table:table-cell>
          <table:table-cell table:number-columns-repeated="12"/>
        </table:table-row>
        <table:table-row table:style-name="ro1">
          <table:table-cell office:value-type="float" office:value="91000" calcext:value-type="float">
            <text:p>91000</text:p>
          </table:table-cell>
          <table:table-cell/>
          <table:table-cell office:value-type="float" office:value="9.316311" calcext:value-type="float">
            <text:p>9.316311</text:p>
          </table:table-cell>
          <table:table-cell office:value-type="float" office:value="18.632" calcext:value-type="float">
            <text:p>18.632</text:p>
          </table:table-cell>
          <table:table-cell table:number-columns-repeated="12"/>
        </table:table-row>
        <table:table-row table:style-name="ro1">
          <table:table-cell office:value-type="float" office:value="91100" calcext:value-type="float">
            <text:p>91100</text:p>
          </table:table-cell>
          <table:table-cell/>
          <table:table-cell office:value-type="float" office:value="9.337911" calcext:value-type="float">
            <text:p>9.337911</text:p>
          </table:table-cell>
          <table:table-cell office:value-type="float" office:value="18.675198" calcext:value-type="float">
            <text:p>18.675198</text:p>
          </table:table-cell>
          <table:table-cell table:number-columns-repeated="12"/>
        </table:table-row>
        <table:table-row table:style-name="ro1">
          <table:table-cell office:value-type="float" office:value="91200" calcext:value-type="float">
            <text:p>91200</text:p>
          </table:table-cell>
          <table:table-cell/>
          <table:table-cell office:value-type="float" office:value="9.352877" calcext:value-type="float">
            <text:p>9.352877</text:p>
          </table:table-cell>
          <table:table-cell office:value-type="float" office:value="18.705134" calcext:value-type="float">
            <text:p>18.705134</text:p>
          </table:table-cell>
          <table:table-cell table:number-columns-repeated="12"/>
        </table:table-row>
        <table:table-row table:style-name="ro1">
          <table:table-cell office:value-type="float" office:value="91300" calcext:value-type="float">
            <text:p>91300</text:p>
          </table:table-cell>
          <table:table-cell/>
          <table:table-cell office:value-type="float" office:value="9.400708" calcext:value-type="float">
            <text:p>9.400708</text:p>
          </table:table-cell>
          <table:table-cell office:value-type="float" office:value="18.800794" calcext:value-type="float">
            <text:p>18.800794</text:p>
          </table:table-cell>
          <table:table-cell table:number-columns-repeated="12"/>
        </table:table-row>
        <table:table-row table:style-name="ro1">
          <table:table-cell office:value-type="float" office:value="91400" calcext:value-type="float">
            <text:p>91400</text:p>
          </table:table-cell>
          <table:table-cell/>
          <table:table-cell office:value-type="float" office:value="9.413073" calcext:value-type="float">
            <text:p>9.413073</text:p>
          </table:table-cell>
          <table:table-cell office:value-type="float" office:value="18.825524" calcext:value-type="float">
            <text:p>18.825524</text:p>
          </table:table-cell>
          <table:table-cell table:number-columns-repeated="12"/>
        </table:table-row>
        <table:table-row table:style-name="ro1">
          <table:table-cell office:value-type="float" office:value="91500" calcext:value-type="float">
            <text:p>91500</text:p>
          </table:table-cell>
          <table:table-cell/>
          <table:table-cell office:value-type="float" office:value="9.477246" calcext:value-type="float">
            <text:p>9.477246</text:p>
          </table:table-cell>
          <table:table-cell office:value-type="float" office:value="18.953846" calcext:value-type="float">
            <text:p>18.953846</text:p>
          </table:table-cell>
          <table:table-cell table:number-columns-repeated="12"/>
        </table:table-row>
        <table:table-row table:style-name="ro1">
          <table:table-cell office:value-type="float" office:value="91600" calcext:value-type="float">
            <text:p>91600</text:p>
          </table:table-cell>
          <table:table-cell/>
          <table:table-cell office:value-type="float" office:value="9.511602" calcext:value-type="float">
            <text:p>9.511602</text:p>
          </table:table-cell>
          <table:table-cell office:value-type="float" office:value="19.022578" calcext:value-type="float">
            <text:p>19.022578</text:p>
          </table:table-cell>
          <table:table-cell table:number-columns-repeated="12"/>
        </table:table-row>
        <table:table-row table:style-name="ro1">
          <table:table-cell office:value-type="float" office:value="91700" calcext:value-type="float">
            <text:p>91700</text:p>
          </table:table-cell>
          <table:table-cell/>
          <table:table-cell office:value-type="float" office:value="9.464801" calcext:value-type="float">
            <text:p>9.464801</text:p>
          </table:table-cell>
          <table:table-cell office:value-type="float" office:value="18.928978" calcext:value-type="float">
            <text:p>18.928978</text:p>
          </table:table-cell>
          <table:table-cell table:number-columns-repeated="12"/>
        </table:table-row>
        <table:table-row table:style-name="ro1">
          <table:table-cell office:value-type="float" office:value="91800" calcext:value-type="float">
            <text:p>91800</text:p>
          </table:table-cell>
          <table:table-cell/>
          <table:table-cell office:value-type="float" office:value="9.48615" calcext:value-type="float">
            <text:p>9.48615</text:p>
          </table:table-cell>
          <table:table-cell office:value-type="float" office:value="18.971674" calcext:value-type="float">
            <text:p>18.971674</text:p>
          </table:table-cell>
          <table:table-cell table:number-columns-repeated="12"/>
        </table:table-row>
        <table:table-row table:style-name="ro1">
          <table:table-cell office:value-type="float" office:value="91900" calcext:value-type="float">
            <text:p>91900</text:p>
          </table:table-cell>
          <table:table-cell/>
          <table:table-cell office:value-type="float" office:value="13.700982" calcext:value-type="float">
            <text:p>13.700982</text:p>
          </table:table-cell>
          <table:table-cell office:value-type="float" office:value="19.035302" calcext:value-type="float">
            <text:p>19.035302</text:p>
          </table:table-cell>
          <table:table-cell table:number-columns-repeated="12"/>
        </table:table-row>
        <table:table-row table:style-name="ro1">
          <table:table-cell office:value-type="float" office:value="92000" calcext:value-type="float">
            <text:p>92000</text:p>
          </table:table-cell>
          <table:table-cell/>
          <table:table-cell office:value-type="float" office:value="9.520458" calcext:value-type="float">
            <text:p>9.520458</text:p>
          </table:table-cell>
          <table:table-cell office:value-type="float" office:value="19.04029" calcext:value-type="float">
            <text:p>19.04029</text:p>
          </table:table-cell>
          <table:table-cell table:number-columns-repeated="12"/>
        </table:table-row>
        <table:table-row table:style-name="ro1">
          <table:table-cell office:value-type="float" office:value="92100" calcext:value-type="float">
            <text:p>92100</text:p>
          </table:table-cell>
          <table:table-cell/>
          <table:table-cell office:value-type="float" office:value="9.543152" calcext:value-type="float">
            <text:p>9.543152</text:p>
          </table:table-cell>
          <table:table-cell office:value-type="float" office:value="19.085676" calcext:value-type="float">
            <text:p>19.085676</text:p>
          </table:table-cell>
          <table:table-cell table:number-columns-repeated="12"/>
        </table:table-row>
        <table:table-row table:style-name="ro1">
          <table:table-cell office:value-type="float" office:value="92200" calcext:value-type="float">
            <text:p>92200</text:p>
          </table:table-cell>
          <table:table-cell/>
          <table:table-cell office:value-type="float" office:value="9.557804" calcext:value-type="float">
            <text:p>9.557804</text:p>
          </table:table-cell>
          <table:table-cell office:value-type="float" office:value="19.11498" calcext:value-type="float">
            <text:p>19.11498</text:p>
          </table:table-cell>
          <table:table-cell table:number-columns-repeated="12"/>
        </table:table-row>
        <table:table-row table:style-name="ro1">
          <table:table-cell office:value-type="float" office:value="92300" calcext:value-type="float">
            <text:p>92300</text:p>
          </table:table-cell>
          <table:table-cell/>
          <table:table-cell office:value-type="float" office:value="9.588535" calcext:value-type="float">
            <text:p>9.588535</text:p>
          </table:table-cell>
          <table:table-cell office:value-type="float" office:value="19.17644" calcext:value-type="float">
            <text:p>19.17644</text:p>
          </table:table-cell>
          <table:table-cell table:number-columns-repeated="12"/>
        </table:table-row>
        <table:table-row table:style-name="ro1">
          <table:table-cell office:value-type="float" office:value="92400" calcext:value-type="float">
            <text:p>92400</text:p>
          </table:table-cell>
          <table:table-cell/>
          <table:table-cell office:value-type="float" office:value="9.606354" calcext:value-type="float">
            <text:p>9.606354</text:p>
          </table:table-cell>
          <table:table-cell office:value-type="float" office:value="19.212078" calcext:value-type="float">
            <text:p>19.212078</text:p>
          </table:table-cell>
          <table:table-cell table:number-columns-repeated="12"/>
        </table:table-row>
        <table:table-row table:style-name="ro1">
          <table:table-cell office:value-type="float" office:value="92500" calcext:value-type="float">
            <text:p>92500</text:p>
          </table:table-cell>
          <table:table-cell/>
          <table:table-cell office:value-type="float" office:value="9.618799" calcext:value-type="float">
            <text:p>9.618799</text:p>
          </table:table-cell>
          <table:table-cell office:value-type="float" office:value="19.236968" calcext:value-type="float">
            <text:p>19.236968</text:p>
          </table:table-cell>
          <table:table-cell table:number-columns-repeated="12"/>
        </table:table-row>
        <table:table-row table:style-name="ro1">
          <table:table-cell office:value-type="float" office:value="92600" calcext:value-type="float">
            <text:p>92600</text:p>
          </table:table-cell>
          <table:table-cell/>
          <table:table-cell office:value-type="float" office:value="9.663497" calcext:value-type="float">
            <text:p>9.663497</text:p>
          </table:table-cell>
          <table:table-cell office:value-type="float" office:value="19.326362" calcext:value-type="float">
            <text:p>19.326362</text:p>
          </table:table-cell>
          <table:table-cell table:number-columns-repeated="12"/>
        </table:table-row>
        <table:table-row table:style-name="ro1">
          <table:table-cell office:value-type="float" office:value="92700" calcext:value-type="float">
            <text:p>92700</text:p>
          </table:table-cell>
          <table:table-cell/>
          <table:table-cell office:value-type="float" office:value="9.680216" calcext:value-type="float">
            <text:p>9.680216</text:p>
          </table:table-cell>
          <table:table-cell office:value-type="float" office:value="19.359798" calcext:value-type="float">
            <text:p>19.359798</text:p>
          </table:table-cell>
          <table:table-cell table:number-columns-repeated="12"/>
        </table:table-row>
        <table:table-row table:style-name="ro1">
          <table:table-cell office:value-type="float" office:value="92800" calcext:value-type="float">
            <text:p>92800</text:p>
          </table:table-cell>
          <table:table-cell/>
          <table:table-cell office:value-type="float" office:value="9.696972" calcext:value-type="float">
            <text:p>9.696972</text:p>
          </table:table-cell>
          <table:table-cell office:value-type="float" office:value="19.39331" calcext:value-type="float">
            <text:p>19.39331</text:p>
          </table:table-cell>
          <table:table-cell table:number-columns-repeated="12"/>
        </table:table-row>
        <table:table-row table:style-name="ro1">
          <table:table-cell office:value-type="float" office:value="92900" calcext:value-type="float">
            <text:p>92900</text:p>
          </table:table-cell>
          <table:table-cell/>
          <table:table-cell office:value-type="float" office:value="9.706486" calcext:value-type="float">
            <text:p>9.706486</text:p>
          </table:table-cell>
          <table:table-cell office:value-type="float" office:value="19.412338" calcext:value-type="float">
            <text:p>19.412338</text:p>
          </table:table-cell>
          <table:table-cell table:number-columns-repeated="12"/>
        </table:table-row>
        <table:table-row table:style-name="ro1">
          <table:table-cell office:value-type="float" office:value="93000" calcext:value-type="float">
            <text:p>93000</text:p>
          </table:table-cell>
          <table:table-cell/>
          <table:table-cell office:value-type="float" office:value="9.738037" calcext:value-type="float">
            <text:p>9.738037</text:p>
          </table:table-cell>
          <table:table-cell office:value-type="float" office:value="19.47544" calcext:value-type="float">
            <text:p>19.47544</text:p>
          </table:table-cell>
          <table:table-cell table:number-columns-repeated="12"/>
        </table:table-row>
        <table:table-row table:style-name="ro1">
          <table:table-cell office:value-type="float" office:value="93100" calcext:value-type="float">
            <text:p>93100</text:p>
          </table:table-cell>
          <table:table-cell/>
          <table:table-cell office:value-type="float" office:value="12.328104" calcext:value-type="float">
            <text:p>12.328104</text:p>
          </table:table-cell>
          <table:table-cell office:value-type="float" office:value="19.549908" calcext:value-type="float">
            <text:p>19.549908</text:p>
          </table:table-cell>
          <table:table-cell table:number-columns-repeated="12"/>
        </table:table-row>
        <table:table-row table:style-name="ro1">
          <table:table-cell office:value-type="float" office:value="93200" calcext:value-type="float">
            <text:p>93200</text:p>
          </table:table-cell>
          <table:table-cell/>
          <table:table-cell office:value-type="float" office:value="9.772856" calcext:value-type="float">
            <text:p>9.772856</text:p>
          </table:table-cell>
          <table:table-cell office:value-type="float" office:value="19.545078" calcext:value-type="float">
            <text:p>19.545078</text:p>
          </table:table-cell>
          <table:table-cell table:number-columns-repeated="12"/>
        </table:table-row>
        <table:table-row table:style-name="ro1">
          <table:table-cell office:value-type="float" office:value="93300" calcext:value-type="float">
            <text:p>93300</text:p>
          </table:table-cell>
          <table:table-cell/>
          <table:table-cell office:value-type="float" office:value="9.789911" calcext:value-type="float">
            <text:p>9.789911</text:p>
          </table:table-cell>
          <table:table-cell office:value-type="float" office:value="19.579186" calcext:value-type="float">
            <text:p>19.579186</text:p>
          </table:table-cell>
          <table:table-cell table:number-columns-repeated="12"/>
        </table:table-row>
        <table:table-row table:style-name="ro1">
          <table:table-cell office:value-type="float" office:value="93400" calcext:value-type="float">
            <text:p>93400</text:p>
          </table:table-cell>
          <table:table-cell/>
          <table:table-cell office:value-type="float" office:value="9.8249" calcext:value-type="float">
            <text:p>9.8249</text:p>
          </table:table-cell>
          <table:table-cell office:value-type="float" office:value="19.649162" calcext:value-type="float">
            <text:p>19.649162</text:p>
          </table:table-cell>
          <table:table-cell table:number-columns-repeated="12"/>
        </table:table-row>
        <table:table-row table:style-name="ro1">
          <table:table-cell office:value-type="float" office:value="93500" calcext:value-type="float">
            <text:p>93500</text:p>
          </table:table-cell>
          <table:table-cell/>
          <table:table-cell office:value-type="float" office:value="9.86221" calcext:value-type="float">
            <text:p>9.86221</text:p>
          </table:table-cell>
          <table:table-cell office:value-type="float" office:value="19.72378" calcext:value-type="float">
            <text:p>19.72378</text:p>
          </table:table-cell>
          <table:table-cell table:number-columns-repeated="12"/>
        </table:table-row>
        <table:table-row table:style-name="ro1">
          <table:table-cell office:value-type="float" office:value="93600" calcext:value-type="float">
            <text:p>93600</text:p>
          </table:table-cell>
          <table:table-cell/>
          <table:table-cell office:value-type="float" office:value="9.897761" calcext:value-type="float">
            <text:p>9.897761</text:p>
          </table:table-cell>
          <table:table-cell office:value-type="float" office:value="19.79488" calcext:value-type="float">
            <text:p>19.79488</text:p>
          </table:table-cell>
          <table:table-cell table:number-columns-repeated="12"/>
        </table:table-row>
        <table:table-row table:style-name="ro1">
          <table:table-cell office:value-type="float" office:value="93700" calcext:value-type="float">
            <text:p>93700</text:p>
          </table:table-cell>
          <table:table-cell/>
          <table:table-cell office:value-type="float" office:value="9.919232" calcext:value-type="float">
            <text:p>9.919232</text:p>
          </table:table-cell>
          <table:table-cell office:value-type="float" office:value="19.837822" calcext:value-type="float">
            <text:p>19.837822</text:p>
          </table:table-cell>
          <table:table-cell table:number-columns-repeated="12"/>
        </table:table-row>
        <table:table-row table:style-name="ro1">
          <table:table-cell office:value-type="float" office:value="93800" calcext:value-type="float">
            <text:p>93800</text:p>
          </table:table-cell>
          <table:table-cell/>
          <table:table-cell office:value-type="float" office:value="9.910062" calcext:value-type="float">
            <text:p>9.910062</text:p>
          </table:table-cell>
          <table:table-cell office:value-type="float" office:value="19.819482" calcext:value-type="float">
            <text:p>19.819482</text:p>
          </table:table-cell>
          <table:table-cell table:number-columns-repeated="12"/>
        </table:table-row>
        <table:table-row table:style-name="ro1">
          <table:table-cell office:value-type="float" office:value="93900" calcext:value-type="float">
            <text:p>93900</text:p>
          </table:table-cell>
          <table:table-cell/>
          <table:table-cell office:value-type="float" office:value="9.917318" calcext:value-type="float">
            <text:p>9.917318</text:p>
          </table:table-cell>
          <table:table-cell office:value-type="float" office:value="19.833986" calcext:value-type="float">
            <text:p>19.833986</text:p>
          </table:table-cell>
          <table:table-cell table:number-columns-repeated="12"/>
        </table:table-row>
        <table:table-row table:style-name="ro1">
          <table:table-cell office:value-type="float" office:value="94000" calcext:value-type="float">
            <text:p>94000</text:p>
          </table:table-cell>
          <table:table-cell/>
          <table:table-cell office:value-type="float" office:value="9.937331" calcext:value-type="float">
            <text:p>9.937331</text:p>
          </table:table-cell>
          <table:table-cell office:value-type="float" office:value="19.87402" calcext:value-type="float">
            <text:p>19.87402</text:p>
          </table:table-cell>
          <table:table-cell table:number-columns-repeated="12"/>
        </table:table-row>
        <table:table-row table:style-name="ro1">
          <table:table-cell office:value-type="float" office:value="94100" calcext:value-type="float">
            <text:p>94100</text:p>
          </table:table-cell>
          <table:table-cell/>
          <table:table-cell office:value-type="float" office:value="9.981833" calcext:value-type="float">
            <text:p>9.981833</text:p>
          </table:table-cell>
          <table:table-cell office:value-type="float" office:value="19.963026" calcext:value-type="float">
            <text:p>19.963026</text:p>
          </table:table-cell>
          <table:table-cell table:number-columns-repeated="12"/>
        </table:table-row>
        <table:table-row table:style-name="ro1">
          <table:table-cell office:value-type="float" office:value="94200" calcext:value-type="float">
            <text:p>94200</text:p>
          </table:table-cell>
          <table:table-cell/>
          <table:table-cell office:value-type="float" office:value="10.023626" calcext:value-type="float">
            <text:p>10.023626</text:p>
          </table:table-cell>
          <table:table-cell office:value-type="float" office:value="20.046608" calcext:value-type="float">
            <text:p>20.046608</text:p>
          </table:table-cell>
          <table:table-cell table:number-columns-repeated="12"/>
        </table:table-row>
        <table:table-row table:style-name="ro1">
          <table:table-cell office:value-type="float" office:value="94300" calcext:value-type="float">
            <text:p>94300</text:p>
          </table:table-cell>
          <table:table-cell/>
          <table:table-cell office:value-type="float" office:value="10.054496" calcext:value-type="float">
            <text:p>10.054496</text:p>
          </table:table-cell>
          <table:table-cell office:value-type="float" office:value="20.108352" calcext:value-type="float">
            <text:p>20.108352</text:p>
          </table:table-cell>
          <table:table-cell table:number-columns-repeated="12"/>
        </table:table-row>
        <table:table-row table:style-name="ro1">
          <table:table-cell office:value-type="float" office:value="94400" calcext:value-type="float">
            <text:p>94400</text:p>
          </table:table-cell>
          <table:table-cell/>
          <table:table-cell office:value-type="float" office:value="10.060655" calcext:value-type="float">
            <text:p>10.060655</text:p>
          </table:table-cell>
          <table:table-cell office:value-type="float" office:value="20.120636" calcext:value-type="float">
            <text:p>20.120636</text:p>
          </table:table-cell>
          <table:table-cell table:number-columns-repeated="12"/>
        </table:table-row>
        <table:table-row table:style-name="ro1">
          <table:table-cell office:value-type="float" office:value="94500" calcext:value-type="float">
            <text:p>94500</text:p>
          </table:table-cell>
          <table:table-cell/>
          <table:table-cell office:value-type="float" office:value="10.056169" calcext:value-type="float">
            <text:p>10.056169</text:p>
          </table:table-cell>
          <table:table-cell office:value-type="float" office:value="20.111692" calcext:value-type="float">
            <text:p>20.111692</text:p>
          </table:table-cell>
          <table:table-cell table:number-columns-repeated="12"/>
        </table:table-row>
        <table:table-row table:style-name="ro1">
          <table:table-cell office:value-type="float" office:value="94600" calcext:value-type="float">
            <text:p>94600</text:p>
          </table:table-cell>
          <table:table-cell/>
          <table:table-cell office:value-type="float" office:value="13.965908" calcext:value-type="float">
            <text:p>13.965908</text:p>
          </table:table-cell>
          <table:table-cell office:value-type="float" office:value="20.131854" calcext:value-type="float">
            <text:p>20.131854</text:p>
          </table:table-cell>
          <table:table-cell table:number-columns-repeated="12"/>
        </table:table-row>
        <table:table-row table:style-name="ro1">
          <table:table-cell office:value-type="float" office:value="94700" calcext:value-type="float">
            <text:p>94700</text:p>
          </table:table-cell>
          <table:table-cell/>
          <table:table-cell office:value-type="float" office:value="10.166672" calcext:value-type="float">
            <text:p>10.166672</text:p>
          </table:table-cell>
          <table:table-cell office:value-type="float" office:value="20.332696" calcext:value-type="float">
            <text:p>20.332696</text:p>
          </table:table-cell>
          <table:table-cell table:number-columns-repeated="12"/>
        </table:table-row>
        <table:table-row table:style-name="ro1">
          <table:table-cell office:value-type="float" office:value="94800" calcext:value-type="float">
            <text:p>94800</text:p>
          </table:table-cell>
          <table:table-cell/>
          <table:table-cell office:value-type="float" office:value="10.352243" calcext:value-type="float">
            <text:p>10.352243</text:p>
          </table:table-cell>
          <table:table-cell office:value-type="float" office:value="20.70382" calcext:value-type="float">
            <text:p>20.70382</text:p>
          </table:table-cell>
          <table:table-cell table:number-columns-repeated="12"/>
        </table:table-row>
        <table:table-row table:style-name="ro1">
          <table:table-cell office:value-type="float" office:value="94900" calcext:value-type="float">
            <text:p>94900</text:p>
          </table:table-cell>
          <table:table-cell/>
          <table:table-cell office:value-type="float" office:value="10.139733" calcext:value-type="float">
            <text:p>10.139733</text:p>
          </table:table-cell>
          <table:table-cell office:value-type="float" office:value="20.27882" calcext:value-type="float">
            <text:p>20.27882</text:p>
          </table:table-cell>
          <table:table-cell table:number-columns-repeated="12"/>
        </table:table-row>
        <table:table-row table:style-name="ro1">
          <table:table-cell office:value-type="float" office:value="95000" calcext:value-type="float">
            <text:p>95000</text:p>
          </table:table-cell>
          <table:table-cell/>
          <table:table-cell office:value-type="float" office:value="10.159817" calcext:value-type="float">
            <text:p>10.159817</text:p>
          </table:table-cell>
          <table:table-cell office:value-type="float" office:value="20.318988" calcext:value-type="float">
            <text:p>20.318988</text:p>
          </table:table-cell>
          <table:table-cell table:number-columns-repeated="12"/>
        </table:table-row>
        <table:table-row table:style-name="ro1">
          <table:table-cell office:value-type="float" office:value="95100" calcext:value-type="float">
            <text:p>95100</text:p>
          </table:table-cell>
          <table:table-cell/>
          <table:table-cell office:value-type="float" office:value="10.177223" calcext:value-type="float">
            <text:p>10.177223</text:p>
          </table:table-cell>
          <table:table-cell office:value-type="float" office:value="20.353798" calcext:value-type="float">
            <text:p>20.353798</text:p>
          </table:table-cell>
          <table:table-cell table:number-columns-repeated="12"/>
        </table:table-row>
        <table:table-row table:style-name="ro1">
          <table:table-cell office:value-type="float" office:value="95200" calcext:value-type="float">
            <text:p>95200</text:p>
          </table:table-cell>
          <table:table-cell/>
          <table:table-cell office:value-type="float" office:value="10.282184" calcext:value-type="float">
            <text:p>10.282184</text:p>
          </table:table-cell>
          <table:table-cell office:value-type="float" office:value="20.56372" calcext:value-type="float">
            <text:p>20.56372</text:p>
          </table:table-cell>
          <table:table-cell table:number-columns-repeated="12"/>
        </table:table-row>
        <table:table-row table:style-name="ro1">
          <table:table-cell office:value-type="float" office:value="95300" calcext:value-type="float">
            <text:p>95300</text:p>
          </table:table-cell>
          <table:table-cell/>
          <table:table-cell office:value-type="float" office:value="10.349763" calcext:value-type="float">
            <text:p>10.349763</text:p>
          </table:table-cell>
          <table:table-cell office:value-type="float" office:value="20.698856" calcext:value-type="float">
            <text:p>20.698856</text:p>
          </table:table-cell>
          <table:table-cell table:number-columns-repeated="12"/>
        </table:table-row>
        <table:table-row table:style-name="ro1">
          <table:table-cell office:value-type="float" office:value="95400" calcext:value-type="float">
            <text:p>95400</text:p>
          </table:table-cell>
          <table:table-cell/>
          <table:table-cell office:value-type="float" office:value="10.369317" calcext:value-type="float">
            <text:p>10.369317</text:p>
          </table:table-cell>
          <table:table-cell office:value-type="float" office:value="20.73795" calcext:value-type="float">
            <text:p>20.73795</text:p>
          </table:table-cell>
          <table:table-cell table:number-columns-repeated="12"/>
        </table:table-row>
        <table:table-row table:style-name="ro1">
          <table:table-cell office:value-type="float" office:value="95500" calcext:value-type="float">
            <text:p>95500</text:p>
          </table:table-cell>
          <table:table-cell/>
          <table:table-cell office:value-type="float" office:value="10.295196" calcext:value-type="float">
            <text:p>10.295196</text:p>
          </table:table-cell>
          <table:table-cell office:value-type="float" office:value="20.58974" calcext:value-type="float">
            <text:p>20.58974</text:p>
          </table:table-cell>
          <table:table-cell table:number-columns-repeated="12"/>
        </table:table-row>
        <table:table-row table:style-name="ro1">
          <table:table-cell office:value-type="float" office:value="95600" calcext:value-type="float">
            <text:p>95600</text:p>
          </table:table-cell>
          <table:table-cell/>
          <table:table-cell office:value-type="float" office:value="10.286914" calcext:value-type="float">
            <text:p>10.286914</text:p>
          </table:table-cell>
          <table:table-cell office:value-type="float" office:value="20.57318" calcext:value-type="float">
            <text:p>20.57318</text:p>
          </table:table-cell>
          <table:table-cell table:number-columns-repeated="12"/>
        </table:table-row>
        <table:table-row table:style-name="ro1">
          <table:table-cell office:value-type="float" office:value="95700" calcext:value-type="float">
            <text:p>95700</text:p>
          </table:table-cell>
          <table:table-cell/>
          <table:table-cell office:value-type="float" office:value="10.308062" calcext:value-type="float">
            <text:p>10.308062</text:p>
          </table:table-cell>
          <table:table-cell office:value-type="float" office:value="20.615474" calcext:value-type="float">
            <text:p>20.615474</text:p>
          </table:table-cell>
          <table:table-cell table:number-columns-repeated="12"/>
        </table:table-row>
        <table:table-row table:style-name="ro1">
          <table:table-cell office:value-type="float" office:value="95800" calcext:value-type="float">
            <text:p>95800</text:p>
          </table:table-cell>
          <table:table-cell/>
          <table:table-cell office:value-type="float" office:value="10.331328" calcext:value-type="float">
            <text:p>10.331328</text:p>
          </table:table-cell>
          <table:table-cell office:value-type="float" office:value="20.662006" calcext:value-type="float">
            <text:p>20.662006</text:p>
          </table:table-cell>
          <table:table-cell table:number-columns-repeated="12"/>
        </table:table-row>
        <table:table-row table:style-name="ro1">
          <table:table-cell office:value-type="float" office:value="95900" calcext:value-type="float">
            <text:p>95900</text:p>
          </table:table-cell>
          <table:table-cell/>
          <table:table-cell office:value-type="float" office:value="10.351827" calcext:value-type="float">
            <text:p>10.351827</text:p>
          </table:table-cell>
          <table:table-cell office:value-type="float" office:value="20.703002" calcext:value-type="float">
            <text:p>20.703002</text:p>
          </table:table-cell>
          <table:table-cell table:number-columns-repeated="12"/>
        </table:table-row>
        <table:table-row table:style-name="ro1">
          <table:table-cell office:value-type="float" office:value="96000" calcext:value-type="float">
            <text:p>96000</text:p>
          </table:table-cell>
          <table:table-cell/>
          <table:table-cell office:value-type="float" office:value="10.37118" calcext:value-type="float">
            <text:p>10.37118</text:p>
          </table:table-cell>
          <table:table-cell office:value-type="float" office:value="20.741708" calcext:value-type="float">
            <text:p>20.741708</text:p>
          </table:table-cell>
          <table:table-cell table:number-columns-repeated="12"/>
        </table:table-row>
        <table:table-row table:style-name="ro1">
          <table:table-cell office:value-type="float" office:value="96100" calcext:value-type="float">
            <text:p>96100</text:p>
          </table:table-cell>
          <table:table-cell/>
          <table:table-cell office:value-type="float" office:value="10.384512" calcext:value-type="float">
            <text:p>10.384512</text:p>
          </table:table-cell>
          <table:table-cell office:value-type="float" office:value="20.76837" calcext:value-type="float">
            <text:p>20.76837</text:p>
          </table:table-cell>
          <table:table-cell table:number-columns-repeated="12"/>
        </table:table-row>
        <table:table-row table:style-name="ro1">
          <table:table-cell office:value-type="float" office:value="96200" calcext:value-type="float">
            <text:p>96200</text:p>
          </table:table-cell>
          <table:table-cell/>
          <table:table-cell office:value-type="float" office:value="10.408491" calcext:value-type="float">
            <text:p>10.408491</text:p>
          </table:table-cell>
          <table:table-cell office:value-type="float" office:value="20.816332" calcext:value-type="float">
            <text:p>20.816332</text:p>
          </table:table-cell>
          <table:table-cell table:number-columns-repeated="12"/>
        </table:table-row>
        <table:table-row table:style-name="ro1">
          <table:table-cell office:value-type="float" office:value="96300" calcext:value-type="float">
            <text:p>96300</text:p>
          </table:table-cell>
          <table:table-cell/>
          <table:table-cell office:value-type="float" office:value="10.432735" calcext:value-type="float">
            <text:p>10.432735</text:p>
          </table:table-cell>
          <table:table-cell office:value-type="float" office:value="20.864816" calcext:value-type="float">
            <text:p>20.864816</text:p>
          </table:table-cell>
          <table:table-cell table:number-columns-repeated="12"/>
        </table:table-row>
        <table:table-row table:style-name="ro1">
          <table:table-cell office:value-type="float" office:value="96400" calcext:value-type="float">
            <text:p>96400</text:p>
          </table:table-cell>
          <table:table-cell/>
          <table:table-cell office:value-type="float" office:value="10.51108" calcext:value-type="float">
            <text:p>10.51108</text:p>
          </table:table-cell>
          <table:table-cell office:value-type="float" office:value="21.021506" calcext:value-type="float">
            <text:p>21.021506</text:p>
          </table:table-cell>
          <table:table-cell table:number-columns-repeated="12"/>
        </table:table-row>
        <table:table-row table:style-name="ro1">
          <table:table-cell office:value-type="float" office:value="96500" calcext:value-type="float">
            <text:p>96500</text:p>
          </table:table-cell>
          <table:table-cell/>
          <table:table-cell office:value-type="float" office:value="10.505175" calcext:value-type="float">
            <text:p>10.505175</text:p>
          </table:table-cell>
          <table:table-cell office:value-type="float" office:value="21.009694" calcext:value-type="float">
            <text:p>21.009694</text:p>
          </table:table-cell>
          <table:table-cell table:number-columns-repeated="12"/>
        </table:table-row>
        <table:table-row table:style-name="ro1">
          <table:table-cell office:value-type="float" office:value="96600" calcext:value-type="float">
            <text:p>96600</text:p>
          </table:table-cell>
          <table:table-cell/>
          <table:table-cell office:value-type="float" office:value="10.518585" calcext:value-type="float">
            <text:p>10.518585</text:p>
          </table:table-cell>
          <table:table-cell office:value-type="float" office:value="21.036514" calcext:value-type="float">
            <text:p>21.036514</text:p>
          </table:table-cell>
          <table:table-cell table:number-columns-repeated="12"/>
        </table:table-row>
        <table:table-row table:style-name="ro1">
          <table:table-cell office:value-type="float" office:value="96700" calcext:value-type="float">
            <text:p>96700</text:p>
          </table:table-cell>
          <table:table-cell/>
          <table:table-cell office:value-type="float" office:value="10.526349" calcext:value-type="float">
            <text:p>10.526349</text:p>
          </table:table-cell>
          <table:table-cell office:value-type="float" office:value="21.051996" calcext:value-type="float">
            <text:p>21.051996</text:p>
          </table:table-cell>
          <table:table-cell table:number-columns-repeated="12"/>
        </table:table-row>
        <table:table-row table:style-name="ro1">
          <table:table-cell office:value-type="float" office:value="96800" calcext:value-type="float">
            <text:p>96800</text:p>
          </table:table-cell>
          <table:table-cell/>
          <table:table-cell office:value-type="float" office:value="10.542756" calcext:value-type="float">
            <text:p>10.542756</text:p>
          </table:table-cell>
          <table:table-cell office:value-type="float" office:value="21.084856" calcext:value-type="float">
            <text:p>21.084856</text:p>
          </table:table-cell>
          <table:table-cell table:number-columns-repeated="12"/>
        </table:table-row>
        <table:table-row table:style-name="ro1">
          <table:table-cell office:value-type="float" office:value="96900" calcext:value-type="float">
            <text:p>96900</text:p>
          </table:table-cell>
          <table:table-cell/>
          <table:table-cell office:value-type="float" office:value="10.562235" calcext:value-type="float">
            <text:p>10.562235</text:p>
          </table:table-cell>
          <table:table-cell office:value-type="float" office:value="21.12381" calcext:value-type="float">
            <text:p>21.12381</text:p>
          </table:table-cell>
          <table:table-cell table:number-columns-repeated="12"/>
        </table:table-row>
        <table:table-row table:style-name="ro1">
          <table:table-cell office:value-type="float" office:value="97000" calcext:value-type="float">
            <text:p>97000</text:p>
          </table:table-cell>
          <table:table-cell/>
          <table:table-cell office:value-type="float" office:value="10.590051" calcext:value-type="float">
            <text:p>10.590051</text:p>
          </table:table-cell>
          <table:table-cell office:value-type="float" office:value="21.179444" calcext:value-type="float">
            <text:p>21.179444</text:p>
          </table:table-cell>
          <table:table-cell table:number-columns-repeated="12"/>
        </table:table-row>
        <table:table-row table:style-name="ro1">
          <table:table-cell office:value-type="float" office:value="97100" calcext:value-type="float">
            <text:p>97100</text:p>
          </table:table-cell>
          <table:table-cell/>
          <table:table-cell office:value-type="float" office:value="10.604405" calcext:value-type="float">
            <text:p>10.604405</text:p>
          </table:table-cell>
          <table:table-cell office:value-type="float" office:value="21.208154" calcext:value-type="float">
            <text:p>21.208154</text:p>
          </table:table-cell>
          <table:table-cell table:number-columns-repeated="12"/>
        </table:table-row>
        <table:table-row table:style-name="ro1">
          <table:table-cell office:value-type="float" office:value="97200" calcext:value-type="float">
            <text:p>97200</text:p>
          </table:table-cell>
          <table:table-cell/>
          <table:table-cell office:value-type="float" office:value="10.632826" calcext:value-type="float">
            <text:p>10.632826</text:p>
          </table:table-cell>
          <table:table-cell office:value-type="float" office:value="21.264994" calcext:value-type="float">
            <text:p>21.264994</text:p>
          </table:table-cell>
          <table:table-cell table:number-columns-repeated="12"/>
        </table:table-row>
        <table:table-row table:style-name="ro1">
          <table:table-cell office:value-type="float" office:value="97300" calcext:value-type="float">
            <text:p>97300</text:p>
          </table:table-cell>
          <table:table-cell/>
          <table:table-cell office:value-type="float" office:value="10.643067" calcext:value-type="float">
            <text:p>10.643067</text:p>
          </table:table-cell>
          <table:table-cell office:value-type="float" office:value="21.285474" calcext:value-type="float">
            <text:p>21.285474</text:p>
          </table:table-cell>
          <table:table-cell table:number-columns-repeated="12"/>
        </table:table-row>
        <table:table-row table:style-name="ro1">
          <table:table-cell office:value-type="float" office:value="97400" calcext:value-type="float">
            <text:p>97400</text:p>
          </table:table-cell>
          <table:table-cell/>
          <table:table-cell office:value-type="float" office:value="10.671888" calcext:value-type="float">
            <text:p>10.671888</text:p>
          </table:table-cell>
          <table:table-cell office:value-type="float" office:value="21.343116" calcext:value-type="float">
            <text:p>21.343116</text:p>
          </table:table-cell>
          <table:table-cell table:number-columns-repeated="12"/>
        </table:table-row>
        <table:table-row table:style-name="ro1">
          <table:table-cell office:value-type="float" office:value="97500" calcext:value-type="float">
            <text:p>97500</text:p>
          </table:table-cell>
          <table:table-cell/>
          <table:table-cell office:value-type="float" office:value="10.732976" calcext:value-type="float">
            <text:p>10.732976</text:p>
          </table:table-cell>
          <table:table-cell office:value-type="float" office:value="21.46527" calcext:value-type="float">
            <text:p>21.46527</text:p>
          </table:table-cell>
          <table:table-cell table:number-columns-repeated="12"/>
        </table:table-row>
        <table:table-row table:style-name="ro1">
          <table:table-cell office:value-type="float" office:value="97600" calcext:value-type="float">
            <text:p>97600</text:p>
          </table:table-cell>
          <table:table-cell/>
          <table:table-cell office:value-type="float" office:value="10.715758" calcext:value-type="float">
            <text:p>10.715758</text:p>
          </table:table-cell>
          <table:table-cell office:value-type="float" office:value="21.430852" calcext:value-type="float">
            <text:p>21.430852</text:p>
          </table:table-cell>
          <table:table-cell table:number-columns-repeated="12"/>
        </table:table-row>
        <table:table-row table:style-name="ro1">
          <table:table-cell office:value-type="float" office:value="97700" calcext:value-type="float">
            <text:p>97700</text:p>
          </table:table-cell>
          <table:table-cell/>
          <table:table-cell office:value-type="float" office:value="10.800196" calcext:value-type="float">
            <text:p>10.800196</text:p>
          </table:table-cell>
          <table:table-cell office:value-type="float" office:value="21.599728" calcext:value-type="float">
            <text:p>21.599728</text:p>
          </table:table-cell>
          <table:table-cell table:number-columns-repeated="12"/>
        </table:table-row>
        <table:table-row table:style-name="ro1">
          <table:table-cell office:value-type="float" office:value="97800" calcext:value-type="float">
            <text:p>97800</text:p>
          </table:table-cell>
          <table:table-cell/>
          <table:table-cell office:value-type="float" office:value="10.820783" calcext:value-type="float">
            <text:p>10.820783</text:p>
          </table:table-cell>
          <table:table-cell office:value-type="float" office:value="21.640898" calcext:value-type="float">
            <text:p>21.640898</text:p>
          </table:table-cell>
          <table:table-cell table:number-columns-repeated="12"/>
        </table:table-row>
        <table:table-row table:style-name="ro1">
          <table:table-cell office:value-type="float" office:value="97900" calcext:value-type="float">
            <text:p>97900</text:p>
          </table:table-cell>
          <table:table-cell/>
          <table:table-cell office:value-type="float" office:value="10.827216" calcext:value-type="float">
            <text:p>10.827216</text:p>
          </table:table-cell>
          <table:table-cell office:value-type="float" office:value="21.65376" calcext:value-type="float">
            <text:p>21.65376</text:p>
          </table:table-cell>
          <table:table-cell table:number-columns-repeated="12"/>
        </table:table-row>
        <table:table-row table:style-name="ro1">
          <table:table-cell office:value-type="float" office:value="98000" calcext:value-type="float">
            <text:p>98000</text:p>
          </table:table-cell>
          <table:table-cell/>
          <table:table-cell office:value-type="float" office:value="10.8098" calcext:value-type="float">
            <text:p>10.8098</text:p>
          </table:table-cell>
          <table:table-cell office:value-type="float" office:value="21.618932" calcext:value-type="float">
            <text:p>21.618932</text:p>
          </table:table-cell>
          <table:table-cell table:number-columns-repeated="12"/>
        </table:table-row>
        <table:table-row table:style-name="ro1">
          <table:table-cell office:value-type="float" office:value="98100" calcext:value-type="float">
            <text:p>98100</text:p>
          </table:table-cell>
          <table:table-cell/>
          <table:table-cell office:value-type="float" office:value="10.886098" calcext:value-type="float">
            <text:p>10.886098</text:p>
          </table:table-cell>
          <table:table-cell office:value-type="float" office:value="21.77153" calcext:value-type="float">
            <text:p>21.77153</text:p>
          </table:table-cell>
          <table:table-cell table:number-columns-repeated="12"/>
        </table:table-row>
        <table:table-row table:style-name="ro1">
          <table:table-cell office:value-type="float" office:value="98200" calcext:value-type="float">
            <text:p>98200</text:p>
          </table:table-cell>
          <table:table-cell/>
          <table:table-cell office:value-type="float" office:value="10.894713" calcext:value-type="float">
            <text:p>10.894713</text:p>
          </table:table-cell>
          <table:table-cell office:value-type="float" office:value="21.788698" calcext:value-type="float">
            <text:p>21.788698</text:p>
          </table:table-cell>
          <table:table-cell table:number-columns-repeated="12"/>
        </table:table-row>
        <table:table-row table:style-name="ro1">
          <table:table-cell office:value-type="float" office:value="98300" calcext:value-type="float">
            <text:p>98300</text:p>
          </table:table-cell>
          <table:table-cell/>
          <table:table-cell office:value-type="float" office:value="10.923447" calcext:value-type="float">
            <text:p>10.923447</text:p>
          </table:table-cell>
          <table:table-cell office:value-type="float" office:value="21.846222" calcext:value-type="float">
            <text:p>21.846222</text:p>
          </table:table-cell>
          <table:table-cell table:number-columns-repeated="12"/>
        </table:table-row>
        <table:table-row table:style-name="ro1">
          <table:table-cell office:value-type="float" office:value="98400" calcext:value-type="float">
            <text:p>98400</text:p>
          </table:table-cell>
          <table:table-cell/>
          <table:table-cell office:value-type="float" office:value="10.956973" calcext:value-type="float">
            <text:p>10.956973</text:p>
          </table:table-cell>
          <table:table-cell office:value-type="float" office:value="21.912882" calcext:value-type="float">
            <text:p>21.912882</text:p>
          </table:table-cell>
          <table:table-cell table:number-columns-repeated="12"/>
        </table:table-row>
        <table:table-row table:style-name="ro1">
          <table:table-cell office:value-type="float" office:value="98500" calcext:value-type="float">
            <text:p>98500</text:p>
          </table:table-cell>
          <table:table-cell/>
          <table:table-cell office:value-type="float" office:value="10.958301" calcext:value-type="float">
            <text:p>10.958301</text:p>
          </table:table-cell>
          <table:table-cell office:value-type="float" office:value="21.915932" calcext:value-type="float">
            <text:p>21.915932</text:p>
          </table:table-cell>
          <table:table-cell table:number-columns-repeated="12"/>
        </table:table-row>
        <table:table-row table:style-name="ro1">
          <table:table-cell office:value-type="float" office:value="98600" calcext:value-type="float">
            <text:p>98600</text:p>
          </table:table-cell>
          <table:table-cell/>
          <table:table-cell office:value-type="float" office:value="10.94091" calcext:value-type="float">
            <text:p>10.94091</text:p>
          </table:table-cell>
          <table:table-cell office:value-type="float" office:value="21.881058" calcext:value-type="float">
            <text:p>21.881058</text:p>
          </table:table-cell>
          <table:table-cell table:number-columns-repeated="12"/>
        </table:table-row>
        <table:table-row table:style-name="ro1">
          <table:table-cell office:value-type="float" office:value="98700" calcext:value-type="float">
            <text:p>98700</text:p>
          </table:table-cell>
          <table:table-cell/>
          <table:table-cell office:value-type="float" office:value="10.961236" calcext:value-type="float">
            <text:p>10.961236</text:p>
          </table:table-cell>
          <table:table-cell office:value-type="float" office:value="21.921802" calcext:value-type="float">
            <text:p>21.921802</text:p>
          </table:table-cell>
          <table:table-cell table:number-columns-repeated="12"/>
        </table:table-row>
        <table:table-row table:style-name="ro1">
          <table:table-cell office:value-type="float" office:value="98800" calcext:value-type="float">
            <text:p>98800</text:p>
          </table:table-cell>
          <table:table-cell/>
          <table:table-cell office:value-type="float" office:value="10.981779" calcext:value-type="float">
            <text:p>10.981779</text:p>
          </table:table-cell>
          <table:table-cell office:value-type="float" office:value="21.962888" calcext:value-type="float">
            <text:p>21.962888</text:p>
          </table:table-cell>
          <table:table-cell table:number-columns-repeated="12"/>
        </table:table-row>
        <table:table-row table:style-name="ro1">
          <table:table-cell office:value-type="float" office:value="98900" calcext:value-type="float">
            <text:p>98900</text:p>
          </table:table-cell>
          <table:table-cell/>
          <table:table-cell office:value-type="float" office:value="11.005062" calcext:value-type="float">
            <text:p>11.005062</text:p>
          </table:table-cell>
          <table:table-cell office:value-type="float" office:value="22.009454" calcext:value-type="float">
            <text:p>22.009454</text:p>
          </table:table-cell>
          <table:table-cell table:number-columns-repeated="12"/>
        </table:table-row>
        <table:table-row table:style-name="ro1">
          <table:table-cell office:value-type="float" office:value="99000" calcext:value-type="float">
            <text:p>99000</text:p>
          </table:table-cell>
          <table:table-cell/>
          <table:table-cell office:value-type="float" office:value="11.029372" calcext:value-type="float">
            <text:p>11.029372</text:p>
          </table:table-cell>
          <table:table-cell office:value-type="float" office:value="22.058074" calcext:value-type="float">
            <text:p>22.058074</text:p>
          </table:table-cell>
          <table:table-cell table:number-columns-repeated="12"/>
        </table:table-row>
        <table:table-row table:style-name="ro1">
          <table:table-cell office:value-type="float" office:value="99100" calcext:value-type="float">
            <text:p>99100</text:p>
          </table:table-cell>
          <table:table-cell/>
          <table:table-cell office:value-type="float" office:value="11.046076" calcext:value-type="float">
            <text:p>11.046076</text:p>
          </table:table-cell>
          <table:table-cell office:value-type="float" office:value="22.091444" calcext:value-type="float">
            <text:p>22.091444</text:p>
          </table:table-cell>
          <table:table-cell table:number-columns-repeated="12"/>
        </table:table-row>
        <table:table-row table:style-name="ro1">
          <table:table-cell office:value-type="float" office:value="99200" calcext:value-type="float">
            <text:p>99200</text:p>
          </table:table-cell>
          <table:table-cell/>
          <table:table-cell office:value-type="float" office:value="11.086563" calcext:value-type="float">
            <text:p>11.086563</text:p>
          </table:table-cell>
          <table:table-cell office:value-type="float" office:value="22.172452" calcext:value-type="float">
            <text:p>22.172452</text:p>
          </table:table-cell>
          <table:table-cell table:number-columns-repeated="12"/>
        </table:table-row>
        <table:table-row table:style-name="ro1">
          <table:table-cell office:value-type="float" office:value="99300" calcext:value-type="float">
            <text:p>99300</text:p>
          </table:table-cell>
          <table:table-cell/>
          <table:table-cell office:value-type="float" office:value="11.269962" calcext:value-type="float">
            <text:p>11.269962</text:p>
          </table:table-cell>
          <table:table-cell office:value-type="float" office:value="22.53925" calcext:value-type="float">
            <text:p>22.53925</text:p>
          </table:table-cell>
          <table:table-cell table:number-columns-repeated="12"/>
        </table:table-row>
        <table:table-row table:style-name="ro1">
          <table:table-cell office:value-type="float" office:value="99400" calcext:value-type="float">
            <text:p>99400</text:p>
          </table:table-cell>
          <table:table-cell/>
          <table:table-cell office:value-type="float" office:value="11.127159" calcext:value-type="float">
            <text:p>11.127159</text:p>
          </table:table-cell>
          <table:table-cell office:value-type="float" office:value="22.253644" calcext:value-type="float">
            <text:p>22.253644</text:p>
          </table:table-cell>
          <table:table-cell table:number-columns-repeated="12"/>
        </table:table-row>
        <table:table-row table:style-name="ro1">
          <table:table-cell office:value-type="float" office:value="99500" calcext:value-type="float">
            <text:p>99500</text:p>
          </table:table-cell>
          <table:table-cell/>
          <table:table-cell office:value-type="float" office:value="11.366448" calcext:value-type="float">
            <text:p>11.366448</text:p>
          </table:table-cell>
          <table:table-cell office:value-type="float" office:value="22.73222" calcext:value-type="float">
            <text:p>22.73222</text:p>
          </table:table-cell>
          <table:table-cell table:number-columns-repeated="12"/>
        </table:table-row>
        <table:table-row table:style-name="ro1">
          <table:table-cell office:value-type="float" office:value="99600" calcext:value-type="float">
            <text:p>99600</text:p>
          </table:table-cell>
          <table:table-cell/>
          <table:table-cell office:value-type="float" office:value="11.191803" calcext:value-type="float">
            <text:p>11.191803</text:p>
          </table:table-cell>
          <table:table-cell office:value-type="float" office:value="22.382926" calcext:value-type="float">
            <text:p>22.382926</text:p>
          </table:table-cell>
          <table:table-cell table:number-columns-repeated="12"/>
        </table:table-row>
        <table:table-row table:style-name="ro1">
          <table:table-cell office:value-type="float" office:value="99700" calcext:value-type="float">
            <text:p>99700</text:p>
          </table:table-cell>
          <table:table-cell/>
          <table:table-cell office:value-type="float" office:value="11.184487" calcext:value-type="float">
            <text:p>11.184487</text:p>
          </table:table-cell>
          <table:table-cell office:value-type="float" office:value="22.368296" calcext:value-type="float">
            <text:p>22.368296</text:p>
          </table:table-cell>
          <table:table-cell table:number-columns-repeated="12"/>
        </table:table-row>
        <table:table-row table:style-name="ro1">
          <table:table-cell office:value-type="float" office:value="99800" calcext:value-type="float">
            <text:p>99800</text:p>
          </table:table-cell>
          <table:table-cell/>
          <table:table-cell office:value-type="float" office:value="11.202073" calcext:value-type="float">
            <text:p>11.202073</text:p>
          </table:table-cell>
          <table:table-cell office:value-type="float" office:value="22.403466" calcext:value-type="float">
            <text:p>22.403466</text:p>
          </table:table-cell>
          <table:table-cell table:number-columns-repeated="12"/>
        </table:table-row>
        <table:table-row table:style-name="ro1">
          <table:table-cell office:value-type="float" office:value="99900" calcext:value-type="float">
            <text:p>99900</text:p>
          </table:table-cell>
          <table:table-cell/>
          <table:table-cell office:value-type="float" office:value="11.233207" calcext:value-type="float">
            <text:p>11.233207</text:p>
          </table:table-cell>
          <table:table-cell office:value-type="float" office:value="22.465732" calcext:value-type="float">
            <text:p>22.465732</text:p>
          </table:table-cell>
          <table:table-cell table:number-columns-repeated="12"/>
        </table:table-row>
        <table:table-row table:style-name="ro1">
          <table:table-cell office:value-type="float" office:value="100000" calcext:value-type="float">
            <text:p>100000</text:p>
          </table:table-cell>
          <table:table-cell/>
          <table:table-cell office:value-type="float" office:value="11.246375" calcext:value-type="float">
            <text:p>11.246375</text:p>
          </table:table-cell>
          <table:table-cell office:value-type="float" office:value="22.492046" calcext:value-type="float">
            <text:p>22.492046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12:26:53.327320991</meta:creation-date>
    <dc:date>2023-02-13T12:39:25.292772510</dc:date>
    <meta:editing-duration>PT12M30S</meta:editing-duration>
    <meta:editing-cycles>7</meta:editing-cycles>
    <meta:generator>LibreOffice/6.4.7.2$Linux_X86_64 LibreOffice_project/40$Build-2</meta:generator>
    <meta:document-statistic meta:table-count="1" meta:cell-count="300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414cm" svg:height="15.841cm" xlink:href=".." xlink:type="simple" chart:class="chart:line" chart:style-name="ch1">
        <chart:legend chart:legend-position="end" svg:x="25.641cm" svg:y="7.372cm" style:legend-expansion="high" chart:style-name="ch2"/>
        <chart:plot-area chart:style-name="ch3" table:cell-range-address="Sheet1.C1:Sheet1.D1001" chart:data-source-has-labels="row" svg:x="0.568cm" svg:y="0.316cm" svg:width="24.505cm" svg:height="15.209cm">
          <chartooo:coordinate-region svg:x="1.189cm" svg:y="0.316cm" svg:width="23.884cm" svg:height="14.0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001" chart:label-cell-address="Sheet1.C1:Sheet1.C1" chart:class="chart:line">
            <chart:data-point chart:repeated="1000"/>
          </chart:series>
          <chart:series chart:style-name="ch7" chart:values-cell-range-address="Sheet1.D2:Sheet1.D1001" chart:label-cell-address="Sheet1.D1:Sheet1.D1" chart:class="chart:line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</text:p>
                <draw:g>
                  <svg:desc>Sheet1.C1:Sheet1.C1</svg:desc>
                </draw:g>
              </table:table-cell>
              <table:table-cell office:value-type="string">
                <text:p>Selection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36">
                <text:p>0.000036</text:p>
                <draw:g>
                  <svg:desc>Sheet1.C2:Sheet1.C1001</svg:desc>
                </draw:g>
              </table:table-cell>
              <table:table-cell office:value-type="float" office:value="0.000064">
                <text:p>0.000064</text:p>
                <draw:g>
                  <svg:desc>Sheet1.D2:Sheet1.D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21">
                <text:p>0.000121</text:p>
              </table:table-cell>
              <table:table-cell office:value-type="float" office:value="0.000236">
                <text:p>0.000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65">
                <text:p>0.000265</text:p>
              </table:table-cell>
              <table:table-cell office:value-type="float" office:value="0.000522">
                <text:p>0.000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451">
                <text:p>0.000451</text:p>
              </table:table-cell>
              <table:table-cell office:value-type="float" office:value="0.000892">
                <text:p>0.0008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88">
                <text:p>0.000288</text:p>
              </table:table-cell>
              <table:table-cell office:value-type="float" office:value="0.00057">
                <text:p>0.00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628">
                <text:p>0.000628</text:p>
              </table:table-cell>
              <table:table-cell office:value-type="float" office:value="0.000824">
                <text:p>0.0008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559">
                <text:p>0.000559</text:p>
              </table:table-cell>
              <table:table-cell office:value-type="float" office:value="0.001112">
                <text:p>0.001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788">
                <text:p>0.000788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921">
                <text:p>0.000921</text:p>
              </table:table-cell>
              <table:table-cell office:value-type="float" office:value="0.001834">
                <text:p>0.0018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135">
                <text:p>0.001135</text:p>
              </table:table-cell>
              <table:table-cell office:value-type="float" office:value="0.002262">
                <text:p>0.0022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369">
                <text:p>0.001369</text:p>
              </table:table-cell>
              <table:table-cell office:value-type="float" office:value="0.00273">
                <text:p>0.00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626">
                <text:p>0.001626</text:p>
              </table:table-cell>
              <table:table-cell office:value-type="float" office:value="0.003242">
                <text:p>0.0032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909">
                <text:p>0.001909</text:p>
              </table:table-cell>
              <table:table-cell office:value-type="float" office:value="0.003808">
                <text:p>0.0038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442">
                <text:p>0.002442</text:p>
              </table:table-cell>
              <table:table-cell office:value-type="float" office:value="0.004872">
                <text:p>0.0048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537">
                <text:p>0.002537</text:p>
              </table:table-cell>
              <table:table-cell office:value-type="float" office:value="0.005062">
                <text:p>0.0050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92">
                <text:p>0.00292</text:p>
              </table:table-cell>
              <table:table-cell office:value-type="float" office:value="0.005828">
                <text:p>0.0058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298">
                <text:p>0.003298</text:p>
              </table:table-cell>
              <table:table-cell office:value-type="float" office:value="0.006582">
                <text:p>0.0065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3748">
                <text:p>0.003748</text:p>
              </table:table-cell>
              <table:table-cell office:value-type="float" office:value="0.007482">
                <text:p>0.0074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4219">
                <text:p>0.004219</text:p>
              </table:table-cell>
              <table:table-cell office:value-type="float" office:value="0.008424">
                <text:p>0.0084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4533">
                <text:p>0.004533</text:p>
              </table:table-cell>
              <table:table-cell office:value-type="float" office:value="0.009052">
                <text:p>0.0090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5174">
                <text:p>0.005174</text:p>
              </table:table-cell>
              <table:table-cell office:value-type="float" office:value="0.010332">
                <text:p>0.0103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5539">
                <text:p>0.005539</text:p>
              </table:table-cell>
              <table:table-cell office:value-type="float" office:value="0.011062">
                <text:p>0.0110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099">
                <text:p>0.006099</text:p>
              </table:table-cell>
              <table:table-cell office:value-type="float" office:value="0.012182">
                <text:p>0.0121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6654">
                <text:p>0.006654</text:p>
              </table:table-cell>
              <table:table-cell office:value-type="float" office:value="0.01329">
                <text:p>0.013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138">
                <text:p>0.007138</text:p>
              </table:table-cell>
              <table:table-cell office:value-type="float" office:value="0.014258">
                <text:p>0.0142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7966">
                <text:p>0.007966</text:p>
              </table:table-cell>
              <table:table-cell office:value-type="float" office:value="0.015912">
                <text:p>0.0159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8303">
                <text:p>0.008303</text:p>
              </table:table-cell>
              <table:table-cell office:value-type="float" office:value="0.016586">
                <text:p>0.0165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8936">
                <text:p>0.008936</text:p>
              </table:table-cell>
              <table:table-cell office:value-type="float" office:value="0.017852">
                <text:p>0.0178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9863">
                <text:p>0.009863</text:p>
              </table:table-cell>
              <table:table-cell office:value-type="float" office:value="0.019704">
                <text:p>0.0197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0333">
                <text:p>0.010333</text:p>
              </table:table-cell>
              <table:table-cell office:value-type="float" office:value="0.020644">
                <text:p>0.0206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1323">
                <text:p>0.011323</text:p>
              </table:table-cell>
              <table:table-cell office:value-type="float" office:value="0.022624">
                <text:p>0.0226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1699">
                <text:p>0.011699</text:p>
              </table:table-cell>
              <table:table-cell office:value-type="float" office:value="0.023376">
                <text:p>0.0233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267">
                <text:p>0.01267</text:p>
              </table:table-cell>
              <table:table-cell office:value-type="float" office:value="0.025318">
                <text:p>0.025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3173">
                <text:p>0.013173</text:p>
              </table:table-cell>
              <table:table-cell office:value-type="float" office:value="0.026322">
                <text:p>0.0263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4153">
                <text:p>0.014153</text:p>
              </table:table-cell>
              <table:table-cell office:value-type="float" office:value="0.02828">
                <text:p>0.028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5058">
                <text:p>0.015058</text:p>
              </table:table-cell>
              <table:table-cell office:value-type="float" office:value="0.03009">
                <text:p>0.030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5736">
                <text:p>0.015736</text:p>
              </table:table-cell>
              <table:table-cell office:value-type="float" office:value="0.031446">
                <text:p>0.0314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6782">
                <text:p>0.016782</text:p>
              </table:table-cell>
              <table:table-cell office:value-type="float" office:value="0.033536">
                <text:p>0.0335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781">
                <text:p>0.01781</text:p>
              </table:table-cell>
              <table:table-cell office:value-type="float" office:value="0.035594">
                <text:p>0.0355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8286">
                <text:p>0.018286</text:p>
              </table:table-cell>
              <table:table-cell office:value-type="float" office:value="0.036544">
                <text:p>0.0365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9262">
                <text:p>0.019262</text:p>
              </table:table-cell>
              <table:table-cell office:value-type="float" office:value="0.038492">
                <text:p>0.0384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0408">
                <text:p>0.020408</text:p>
              </table:table-cell>
              <table:table-cell office:value-type="float" office:value="0.040758">
                <text:p>0.0407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1274">
                <text:p>0.021274</text:p>
              </table:table-cell>
              <table:table-cell office:value-type="float" office:value="0.042518">
                <text:p>0.0425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2513">
                <text:p>0.022513</text:p>
              </table:table-cell>
              <table:table-cell office:value-type="float" office:value="0.044994">
                <text:p>0.0449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3331">
                <text:p>0.023331</text:p>
              </table:table-cell>
              <table:table-cell office:value-type="float" office:value="0.04663">
                <text:p>0.046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4281">
                <text:p>0.024281</text:p>
              </table:table-cell>
              <table:table-cell office:value-type="float" office:value="0.04853">
                <text:p>0.048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539">
                <text:p>0.02539</text:p>
              </table:table-cell>
              <table:table-cell office:value-type="float" office:value="0.050748">
                <text:p>0.0507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662">
                <text:p>0.02662</text:p>
              </table:table-cell>
              <table:table-cell office:value-type="float" office:value="0.053206">
                <text:p>0.0532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7756">
                <text:p>0.027756</text:p>
              </table:table-cell>
              <table:table-cell office:value-type="float" office:value="0.055478">
                <text:p>0.0554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8673">
                <text:p>0.028673</text:p>
              </table:table-cell>
              <table:table-cell office:value-type="float" office:value="0.057312">
                <text:p>0.0573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0081">
                <text:p>0.030081</text:p>
              </table:table-cell>
              <table:table-cell office:value-type="float" office:value="0.060128">
                <text:p>0.0601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0932">
                <text:p>0.030932</text:p>
              </table:table-cell>
              <table:table-cell office:value-type="float" office:value="0.061786">
                <text:p>0.0617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2604">
                <text:p>0.032604</text:p>
              </table:table-cell>
              <table:table-cell office:value-type="float" office:value="0.06517">
                <text:p>0.065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4231">
                <text:p>0.034231</text:p>
              </table:table-cell>
              <table:table-cell office:value-type="float" office:value="0.068424">
                <text:p>0.0684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5352">
                <text:p>0.035352</text:p>
              </table:table-cell>
              <table:table-cell office:value-type="float" office:value="0.07066">
                <text:p>0.070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7159">
                <text:p>0.037159</text:p>
              </table:table-cell>
              <table:table-cell office:value-type="float" office:value="0.07428">
                <text:p>0.074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8187">
                <text:p>0.038187</text:p>
              </table:table-cell>
              <table:table-cell office:value-type="float" office:value="0.076334">
                <text:p>0.0763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0219">
                <text:p>0.040219</text:p>
              </table:table-cell>
              <table:table-cell office:value-type="float" office:value="0.080396">
                <text:p>0.0803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1289">
                <text:p>0.041289</text:p>
              </table:table-cell>
              <table:table-cell office:value-type="float" office:value="0.082538">
                <text:p>0.0825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2547">
                <text:p>0.042547</text:p>
              </table:table-cell>
              <table:table-cell office:value-type="float" office:value="0.085048">
                <text:p>0.0850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3929">
                <text:p>0.043929</text:p>
              </table:table-cell>
              <table:table-cell office:value-type="float" office:value="0.087814">
                <text:p>0.0878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5386">
                <text:p>0.045386</text:p>
              </table:table-cell>
              <table:table-cell office:value-type="float" office:value="0.09073">
                <text:p>0.090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5761">
                <text:p>0.045761</text:p>
              </table:table-cell>
              <table:table-cell office:value-type="float" office:value="0.091452">
                <text:p>0.0914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8075">
                <text:p>0.048075</text:p>
              </table:table-cell>
              <table:table-cell office:value-type="float" office:value="0.096106">
                <text:p>0.0961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9622">
                <text:p>0.049622</text:p>
              </table:table-cell>
              <table:table-cell office:value-type="float" office:value="0.099196">
                <text:p>0.0991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51252">
                <text:p>0.051252</text:p>
              </table:table-cell>
              <table:table-cell office:value-type="float" office:value="0.102456">
                <text:p>0.1024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1994">
                <text:p>0.051994</text:p>
              </table:table-cell>
              <table:table-cell office:value-type="float" office:value="0.103942">
                <text:p>0.1039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3904">
                <text:p>0.053904</text:p>
              </table:table-cell>
              <table:table-cell office:value-type="float" office:value="0.107762">
                <text:p>0.1077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5207">
                <text:p>0.055207</text:p>
              </table:table-cell>
              <table:table-cell office:value-type="float" office:value="0.110366">
                <text:p>0.1103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5798">
                <text:p>0.05798</text:p>
              </table:table-cell>
              <table:table-cell office:value-type="float" office:value="0.11591">
                <text:p>0.115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931">
                <text:p>0.05931</text:p>
              </table:table-cell>
              <table:table-cell office:value-type="float" office:value="0.11857">
                <text:p>0.118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0215">
                <text:p>0.060215</text:p>
              </table:table-cell>
              <table:table-cell office:value-type="float" office:value="0.120382">
                <text:p>0.1203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60767">
                <text:p>0.060767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62778">
                <text:p>0.062778</text:p>
              </table:table-cell>
              <table:table-cell office:value-type="float" office:value="0.125506">
                <text:p>0.1255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64467">
                <text:p>0.064467</text:p>
              </table:table-cell>
              <table:table-cell office:value-type="float" office:value="0.128882">
                <text:p>0.1288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694">
                <text:p>0.06694</text:p>
              </table:table-cell>
              <table:table-cell office:value-type="float" office:value="0.133828">
                <text:p>0.1338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7938">
                <text:p>0.067938</text:p>
              </table:table-cell>
              <table:table-cell office:value-type="float" office:value="0.135822">
                <text:p>0.1358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1185">
                <text:p>0.071185</text:p>
              </table:table-cell>
              <table:table-cell office:value-type="float" office:value="0.142316">
                <text:p>0.1423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2892">
                <text:p>0.072892</text:p>
              </table:table-cell>
              <table:table-cell office:value-type="float" office:value="0.145728">
                <text:p>0.1457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4555">
                <text:p>0.074555</text:p>
              </table:table-cell>
              <table:table-cell office:value-type="float" office:value="0.149056">
                <text:p>0.1490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7578">
                <text:p>0.07578</text:p>
              </table:table-cell>
              <table:table-cell office:value-type="float" office:value="0.15149">
                <text:p>0.151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79237">
                <text:p>0.079237</text:p>
              </table:table-cell>
              <table:table-cell office:value-type="float" office:value="0.15842">
                <text:p>0.158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7992">
                <text:p>0.07992</text:p>
              </table:table-cell>
              <table:table-cell office:value-type="float" office:value="0.159782">
                <text:p>0.1597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2676">
                <text:p>0.082676</text:p>
              </table:table-cell>
              <table:table-cell office:value-type="float" office:value="0.165294">
                <text:p>0.1652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3583">
                <text:p>0.083583</text:p>
              </table:table-cell>
              <table:table-cell office:value-type="float" office:value="0.167108">
                <text:p>0.1671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6929">
                <text:p>0.086929</text:p>
              </table:table-cell>
              <table:table-cell office:value-type="float" office:value="0.173798">
                <text:p>0.1737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6992">
                <text:p>0.086992</text:p>
              </table:table-cell>
              <table:table-cell office:value-type="float" office:value="0.173924">
                <text:p>0.1739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8333">
                <text:p>0.088333</text:p>
              </table:table-cell>
              <table:table-cell office:value-type="float" office:value="0.176602">
                <text:p>0.1766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90132">
                <text:p>0.090132</text:p>
              </table:table-cell>
              <table:table-cell office:value-type="float" office:value="0.1802">
                <text:p>0.18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91956">
                <text:p>0.091956</text:p>
              </table:table-cell>
              <table:table-cell office:value-type="float" office:value="0.183848">
                <text:p>0.1838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4501">
                <text:p>0.094501</text:p>
              </table:table-cell>
              <table:table-cell office:value-type="float" office:value="0.18893">
                <text:p>0.188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6324">
                <text:p>0.096324</text:p>
              </table:table-cell>
              <table:table-cell office:value-type="float" office:value="0.192582">
                <text:p>0.1925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8538">
                <text:p>0.098538</text:p>
              </table:table-cell>
              <table:table-cell office:value-type="float" office:value="0.197012">
                <text:p>0.1970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00506">
                <text:p>0.100506</text:p>
              </table:table-cell>
              <table:table-cell office:value-type="float" office:value="0.200942">
                <text:p>0.2009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04138">
                <text:p>0.104138</text:p>
              </table:table-cell>
              <table:table-cell office:value-type="float" office:value="0.208206">
                <text:p>0.2082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10047">
                <text:p>0.110047</text:p>
              </table:table-cell>
              <table:table-cell office:value-type="float" office:value="0.219972">
                <text:p>0.2199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09802">
                <text:p>0.109802</text:p>
              </table:table-cell>
              <table:table-cell office:value-type="float" office:value="0.219538">
                <text:p>0.2195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10336">
                <text:p>0.110336</text:p>
              </table:table-cell>
              <table:table-cell office:value-type="float" office:value="0.220604">
                <text:p>0.2206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13674">
                <text:p>0.113674</text:p>
              </table:table-cell>
              <table:table-cell office:value-type="float" office:value="0.227276">
                <text:p>0.2272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14681">
                <text:p>0.114681</text:p>
              </table:table-cell>
              <table:table-cell office:value-type="float" office:value="0.229256">
                <text:p>0.2292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16627">
                <text:p>0.116627</text:p>
              </table:table-cell>
              <table:table-cell office:value-type="float" office:value="0.233184">
                <text:p>0.2331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21363">
                <text:p>0.121363</text:p>
              </table:table-cell>
              <table:table-cell office:value-type="float" office:value="0.242604">
                <text:p>0.2426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22056">
                <text:p>0.122056</text:p>
              </table:table-cell>
              <table:table-cell office:value-type="float" office:value="0.243978">
                <text:p>0.2439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22533">
                <text:p>0.122533</text:p>
              </table:table-cell>
              <table:table-cell office:value-type="float" office:value="0.244992">
                <text:p>0.2449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25571">
                <text:p>0.125571</text:p>
              </table:table-cell>
              <table:table-cell office:value-type="float" office:value="0.25107">
                <text:p>0.251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27412">
                <text:p>0.127412</text:p>
              </table:table-cell>
              <table:table-cell office:value-type="float" office:value="0.25475">
                <text:p>0.254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30469">
                <text:p>0.130469</text:p>
              </table:table-cell>
              <table:table-cell office:value-type="float" office:value="0.26086">
                <text:p>0.260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3219">
                <text:p>0.13219</text:p>
              </table:table-cell>
              <table:table-cell office:value-type="float" office:value="0.264304">
                <text:p>0.2643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36282">
                <text:p>0.136282</text:p>
              </table:table-cell>
              <table:table-cell office:value-type="float" office:value="0.272486">
                <text:p>0.2724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37814">
                <text:p>0.137814</text:p>
              </table:table-cell>
              <table:table-cell office:value-type="float" office:value="0.275552">
                <text:p>0.2755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40665">
                <text:p>0.140665</text:p>
              </table:table-cell>
              <table:table-cell office:value-type="float" office:value="0.281252">
                <text:p>0.2812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42681">
                <text:p>0.142681</text:p>
              </table:table-cell>
              <table:table-cell office:value-type="float" office:value="0.285284">
                <text:p>0.2852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44677">
                <text:p>0.144677</text:p>
              </table:table-cell>
              <table:table-cell office:value-type="float" office:value="0.289272">
                <text:p>0.2892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48072">
                <text:p>0.148072</text:p>
              </table:table-cell>
              <table:table-cell office:value-type="float" office:value="0.296064">
                <text:p>0.2960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50469">
                <text:p>0.150469</text:p>
              </table:table-cell>
              <table:table-cell office:value-type="float" office:value="0.30086">
                <text:p>0.300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3601">
                <text:p>0.153601</text:p>
              </table:table-cell>
              <table:table-cell office:value-type="float" office:value="0.307118">
                <text:p>0.3071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54753">
                <text:p>0.154753</text:p>
              </table:table-cell>
              <table:table-cell office:value-type="float" office:value="0.309422">
                <text:p>0.3094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5887">
                <text:p>0.15887</text:p>
              </table:table-cell>
              <table:table-cell office:value-type="float" office:value="0.31766">
                <text:p>0.317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61115">
                <text:p>0.161115</text:p>
              </table:table-cell>
              <table:table-cell office:value-type="float" office:value="0.322144">
                <text:p>0.3221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62947">
                <text:p>0.162947</text:p>
              </table:table-cell>
              <table:table-cell office:value-type="float" office:value="0.325808">
                <text:p>0.3258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6626">
                <text:p>0.16626</text:p>
              </table:table-cell>
              <table:table-cell office:value-type="float" office:value="0.332436">
                <text:p>0.3324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69049">
                <text:p>0.169049</text:p>
              </table:table-cell>
              <table:table-cell office:value-type="float" office:value="0.338008">
                <text:p>0.3380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723">
                <text:p>0.1723</text:p>
              </table:table-cell>
              <table:table-cell office:value-type="float" office:value="0.344514">
                <text:p>0.3445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73961">
                <text:p>0.173961</text:p>
              </table:table-cell>
              <table:table-cell office:value-type="float" office:value="0.347832">
                <text:p>0.3478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77034">
                <text:p>0.177034</text:p>
              </table:table-cell>
              <table:table-cell office:value-type="float" office:value="0.353982">
                <text:p>0.3539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79912">
                <text:p>0.179912</text:p>
              </table:table-cell>
              <table:table-cell office:value-type="float" office:value="0.359736">
                <text:p>0.3597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822">
                <text:p>0.1822</text:p>
              </table:table-cell>
              <table:table-cell office:value-type="float" office:value="0.364312">
                <text:p>0.3643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85865">
                <text:p>0.185865</text:p>
              </table:table-cell>
              <table:table-cell office:value-type="float" office:value="0.37164">
                <text:p>0.371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88137">
                <text:p>0.188137</text:p>
              </table:table-cell>
              <table:table-cell office:value-type="float" office:value="0.376186">
                <text:p>0.3761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91921">
                <text:p>0.191921</text:p>
              </table:table-cell>
              <table:table-cell office:value-type="float" office:value="0.383752">
                <text:p>0.3837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93645">
                <text:p>0.193645</text:p>
              </table:table-cell>
              <table:table-cell office:value-type="float" office:value="0.387196">
                <text:p>0.3871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97441">
                <text:p>0.197441</text:p>
              </table:table-cell>
              <table:table-cell office:value-type="float" office:value="0.394788">
                <text:p>0.3947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00962">
                <text:p>0.200962</text:p>
              </table:table-cell>
              <table:table-cell office:value-type="float" office:value="0.401832">
                <text:p>0.4018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03134">
                <text:p>0.203134</text:p>
              </table:table-cell>
              <table:table-cell office:value-type="float" office:value="0.406176">
                <text:p>0.4061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06302">
                <text:p>0.206302</text:p>
              </table:table-cell>
              <table:table-cell office:value-type="float" office:value="0.412508">
                <text:p>0.4125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09205">
                <text:p>0.209205</text:p>
              </table:table-cell>
              <table:table-cell office:value-type="float" office:value="0.418316">
                <text:p>0.4183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12131">
                <text:p>0.212131</text:p>
              </table:table-cell>
              <table:table-cell office:value-type="float" office:value="0.424164">
                <text:p>0.4241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15124">
                <text:p>0.215124</text:p>
              </table:table-cell>
              <table:table-cell office:value-type="float" office:value="0.430152">
                <text:p>0.4301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18595">
                <text:p>0.218595</text:p>
              </table:table-cell>
              <table:table-cell office:value-type="float" office:value="0.437094">
                <text:p>0.4370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21752">
                <text:p>0.221752</text:p>
              </table:table-cell>
              <table:table-cell office:value-type="float" office:value="0.443408">
                <text:p>0.4434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24884">
                <text:p>0.224884</text:p>
              </table:table-cell>
              <table:table-cell office:value-type="float" office:value="0.449664">
                <text:p>0.4496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27739">
                <text:p>0.227739</text:p>
              </table:table-cell>
              <table:table-cell office:value-type="float" office:value="0.455378">
                <text:p>0.4553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31403">
                <text:p>0.231403</text:p>
              </table:table-cell>
              <table:table-cell office:value-type="float" office:value="0.462708">
                <text:p>0.4627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34954">
                <text:p>0.234954</text:p>
              </table:table-cell>
              <table:table-cell office:value-type="float" office:value="0.469808">
                <text:p>0.4698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37148">
                <text:p>0.237148</text:p>
              </table:table-cell>
              <table:table-cell office:value-type="float" office:value="0.474196">
                <text:p>0.4741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4132">
                <text:p>0.24132</text:p>
              </table:table-cell>
              <table:table-cell office:value-type="float" office:value="0.482538">
                <text:p>0.4825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44316">
                <text:p>0.244316</text:p>
              </table:table-cell>
              <table:table-cell office:value-type="float" office:value="0.48853">
                <text:p>0.488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47761">
                <text:p>0.247761</text:p>
              </table:table-cell>
              <table:table-cell office:value-type="float" office:value="0.495422">
                <text:p>0.4954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52345">
                <text:p>0.252345</text:p>
              </table:table-cell>
              <table:table-cell office:value-type="float" office:value="0.504584">
                <text:p>0.5045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61199">
                <text:p>0.261199</text:p>
              </table:table-cell>
              <table:table-cell office:value-type="float" office:value="0.522294">
                <text:p>0.5222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60626">
                <text:p>0.260626</text:p>
              </table:table-cell>
              <table:table-cell office:value-type="float" office:value="0.52114">
                <text:p>0.521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6139">
                <text:p>0.26139</text:p>
              </table:table-cell>
              <table:table-cell office:value-type="float" office:value="0.522672">
                <text:p>0.5226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72363">
                <text:p>0.272363</text:p>
              </table:table-cell>
              <table:table-cell office:value-type="float" office:value="0.52975">
                <text:p>0.529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68497">
                <text:p>0.268497</text:p>
              </table:table-cell>
              <table:table-cell office:value-type="float" office:value="0.536888">
                <text:p>0.5368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71938">
                <text:p>0.271938</text:p>
              </table:table-cell>
              <table:table-cell office:value-type="float" office:value="0.543768">
                <text:p>0.5437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75291">
                <text:p>0.275291</text:p>
              </table:table-cell>
              <table:table-cell office:value-type="float" office:value="0.550476">
                <text:p>0.5504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7835">
                <text:p>0.27835</text:p>
              </table:table-cell>
              <table:table-cell office:value-type="float" office:value="0.556594">
                <text:p>0.5565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83031">
                <text:p>0.283031</text:p>
              </table:table-cell>
              <table:table-cell office:value-type="float" office:value="0.565928">
                <text:p>0.5659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86317">
                <text:p>0.286317</text:p>
              </table:table-cell>
              <table:table-cell office:value-type="float" office:value="0.572526">
                <text:p>0.5725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88995">
                <text:p>0.288995</text:p>
              </table:table-cell>
              <table:table-cell office:value-type="float" office:value="0.577878">
                <text:p>0.5778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92848">
                <text:p>0.292848</text:p>
              </table:table-cell>
              <table:table-cell office:value-type="float" office:value="0.585586">
                <text:p>0.5855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95978">
                <text:p>0.295978</text:p>
              </table:table-cell>
              <table:table-cell office:value-type="float" office:value="0.591844">
                <text:p>0.5918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00692">
                <text:p>0.300692</text:p>
              </table:table-cell>
              <table:table-cell office:value-type="float" office:value="0.60127">
                <text:p>0.601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04236">
                <text:p>0.304236</text:p>
              </table:table-cell>
              <table:table-cell office:value-type="float" office:value="0.60836">
                <text:p>0.608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07329">
                <text:p>0.307329</text:p>
              </table:table-cell>
              <table:table-cell office:value-type="float" office:value="0.614546">
                <text:p>0.6145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1203">
                <text:p>0.31203</text:p>
              </table:table-cell>
              <table:table-cell office:value-type="float" office:value="0.623946">
                <text:p>0.6239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17289">
                <text:p>0.317289</text:p>
              </table:table-cell>
              <table:table-cell office:value-type="float" office:value="0.634462">
                <text:p>0.6344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19255">
                <text:p>0.319255</text:p>
              </table:table-cell>
              <table:table-cell office:value-type="float" office:value="0.638392">
                <text:p>0.6383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23565">
                <text:p>0.323565</text:p>
              </table:table-cell>
              <table:table-cell office:value-type="float" office:value="0.647014">
                <text:p>0.6470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2603">
                <text:p>0.32603</text:p>
              </table:table-cell>
              <table:table-cell office:value-type="float" office:value="0.65194">
                <text:p>0.651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32294">
                <text:p>0.332294</text:p>
              </table:table-cell>
              <table:table-cell office:value-type="float" office:value="0.664466">
                <text:p>0.6644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34808">
                <text:p>0.334808</text:p>
              </table:table-cell>
              <table:table-cell office:value-type="float" office:value="0.669498">
                <text:p>0.6694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37804">
                <text:p>0.337804</text:p>
              </table:table-cell>
              <table:table-cell office:value-type="float" office:value="0.67549">
                <text:p>0.675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41878">
                <text:p>0.341878</text:p>
              </table:table-cell>
              <table:table-cell office:value-type="float" office:value="0.683636">
                <text:p>0.6836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45711">
                <text:p>0.345711</text:p>
              </table:table-cell>
              <table:table-cell office:value-type="float" office:value="0.691302">
                <text:p>0.6913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49199">
                <text:p>0.349199</text:p>
              </table:table-cell>
              <table:table-cell office:value-type="float" office:value="0.698272">
                <text:p>0.6982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53617">
                <text:p>0.353617</text:p>
              </table:table-cell>
              <table:table-cell office:value-type="float" office:value="0.707114">
                <text:p>0.7071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59204">
                <text:p>0.359204</text:p>
              </table:table-cell>
              <table:table-cell office:value-type="float" office:value="0.718286">
                <text:p>0.7182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63118">
                <text:p>0.363118</text:p>
              </table:table-cell>
              <table:table-cell office:value-type="float" office:value="0.726114">
                <text:p>0.7261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21992">
                <text:p>0.521992</text:p>
              </table:table-cell>
              <table:table-cell office:value-type="float" office:value="0.732324">
                <text:p>0.7323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70186">
                <text:p>0.370186</text:p>
              </table:table-cell>
              <table:table-cell office:value-type="float" office:value="0.740248">
                <text:p>0.7402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81699">
                <text:p>0.381699</text:p>
              </table:table-cell>
              <table:table-cell office:value-type="float" office:value="0.763272">
                <text:p>0.7632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7826">
                <text:p>0.37826</text:p>
              </table:table-cell>
              <table:table-cell office:value-type="float" office:value="0.756394">
                <text:p>0.7563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83205">
                <text:p>0.383205</text:p>
              </table:table-cell>
              <table:table-cell office:value-type="float" office:value="0.766284">
                <text:p>0.7662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86713">
                <text:p>0.386713</text:p>
              </table:table-cell>
              <table:table-cell office:value-type="float" office:value="0.773298">
                <text:p>0.7732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90006">
                <text:p>0.390006</text:p>
              </table:table-cell>
              <table:table-cell office:value-type="float" office:value="0.779886">
                <text:p>0.7798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96491">
                <text:p>0.396491</text:p>
              </table:table-cell>
              <table:table-cell office:value-type="float" office:value="0.792852">
                <text:p>0.7928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99035">
                <text:p>0.399035</text:p>
              </table:table-cell>
              <table:table-cell office:value-type="float" office:value="0.797942">
                <text:p>0.7979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08049">
                <text:p>0.408049</text:p>
              </table:table-cell>
              <table:table-cell office:value-type="float" office:value="0.81597">
                <text:p>0.815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0915">
                <text:p>0.40915</text:p>
              </table:table-cell>
              <table:table-cell office:value-type="float" office:value="0.818164">
                <text:p>0.8181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12036">
                <text:p>0.412036</text:p>
              </table:table-cell>
              <table:table-cell office:value-type="float" office:value="0.823942">
                <text:p>0.8239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18246">
                <text:p>0.418246</text:p>
              </table:table-cell>
              <table:table-cell office:value-type="float" office:value="0.836362">
                <text:p>0.8363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20399">
                <text:p>0.420399</text:p>
              </table:table-cell>
              <table:table-cell office:value-type="float" office:value="0.840632">
                <text:p>0.8406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25652">
                <text:p>0.425652</text:p>
              </table:table-cell>
              <table:table-cell office:value-type="float" office:value="0.851172">
                <text:p>0.8511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29371">
                <text:p>0.429371</text:p>
              </table:table-cell>
              <table:table-cell office:value-type="float" office:value="0.85861">
                <text:p>0.858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33554">
                <text:p>0.433554</text:p>
              </table:table-cell>
              <table:table-cell office:value-type="float" office:value="0.866974">
                <text:p>0.8669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37142">
                <text:p>0.437142</text:p>
              </table:table-cell>
              <table:table-cell office:value-type="float" office:value="0.874148">
                <text:p>0.8741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4235">
                <text:p>0.44235</text:p>
              </table:table-cell>
              <table:table-cell office:value-type="float" office:value="0.884564">
                <text:p>0.8845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46523">
                <text:p>0.446523</text:p>
              </table:table-cell>
              <table:table-cell office:value-type="float" office:value="0.89291">
                <text:p>0.892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50479">
                <text:p>0.450479</text:p>
              </table:table-cell>
              <table:table-cell office:value-type="float" office:value="0.900822">
                <text:p>0.9008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56074">
                <text:p>0.456074</text:p>
              </table:table-cell>
              <table:table-cell office:value-type="float" office:value="0.912008">
                <text:p>0.9120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60402">
                <text:p>0.460402</text:p>
              </table:table-cell>
              <table:table-cell office:value-type="float" office:value="0.920668">
                <text:p>0.9206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64507">
                <text:p>0.464507</text:p>
              </table:table-cell>
              <table:table-cell office:value-type="float" office:value="0.928876">
                <text:p>0.9288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69299">
                <text:p>0.469299</text:p>
              </table:table-cell>
              <table:table-cell office:value-type="float" office:value="0.938454">
                <text:p>0.9384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73631">
                <text:p>0.473631</text:p>
              </table:table-cell>
              <table:table-cell office:value-type="float" office:value="0.947122">
                <text:p>0.9471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79541">
                <text:p>0.479541</text:p>
              </table:table-cell>
              <table:table-cell office:value-type="float" office:value="0.958942">
                <text:p>0.9589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84277">
                <text:p>0.484277</text:p>
              </table:table-cell>
              <table:table-cell office:value-type="float" office:value="0.968414">
                <text:p>0.9684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87338">
                <text:p>0.487338</text:p>
              </table:table-cell>
              <table:table-cell office:value-type="float" office:value="0.97453">
                <text:p>0.974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92823">
                <text:p>0.492823</text:p>
              </table:table-cell>
              <table:table-cell office:value-type="float" office:value="0.985476">
                <text:p>0.9854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97933">
                <text:p>0.497933</text:p>
              </table:table-cell>
              <table:table-cell office:value-type="float" office:value="0.995718">
                <text:p>0.9957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03229">
                <text:p>0.503229</text:p>
              </table:table-cell>
              <table:table-cell office:value-type="float" office:value="1.006312">
                <text:p>1.0063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07624">
                <text:p>0.507624</text:p>
              </table:table-cell>
              <table:table-cell office:value-type="float" office:value="1.015098">
                <text:p>1.0150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11212">
                <text:p>0.511212</text:p>
              </table:table-cell>
              <table:table-cell office:value-type="float" office:value="1.022274">
                <text:p>1.0222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16859">
                <text:p>0.516859</text:p>
              </table:table-cell>
              <table:table-cell office:value-type="float" office:value="1.033568">
                <text:p>1.0335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20717">
                <text:p>0.520717</text:p>
              </table:table-cell>
              <table:table-cell office:value-type="float" office:value="1.04128">
                <text:p>1.041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26281">
                <text:p>0.526281</text:p>
              </table:table-cell>
              <table:table-cell office:value-type="float" office:value="1.052412">
                <text:p>1.0524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31394">
                <text:p>0.531394</text:p>
              </table:table-cell>
              <table:table-cell office:value-type="float" office:value="1.062636">
                <text:p>1.0626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36662">
                <text:p>0.536662</text:p>
              </table:table-cell>
              <table:table-cell office:value-type="float" office:value="1.07317">
                <text:p>1.073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46154">
                <text:p>0.546154</text:p>
              </table:table-cell>
              <table:table-cell office:value-type="float" office:value="1.092088">
                <text:p>1.0920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50937">
                <text:p>0.550937</text:p>
              </table:table-cell>
              <table:table-cell office:value-type="float" office:value="1.101722">
                <text:p>1.1017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5976">
                <text:p>0.55976</text:p>
              </table:table-cell>
              <table:table-cell office:value-type="float" office:value="1.119364">
                <text:p>1.1193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6221">
                <text:p>0.56221</text:p>
              </table:table-cell>
              <table:table-cell office:value-type="float" office:value="1.124242">
                <text:p>1.12424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90205">
                <text:p>0.590205</text:p>
              </table:table-cell>
              <table:table-cell office:value-type="float" office:value="1.180252">
                <text:p>1.1802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77855">
                <text:p>0.577855</text:p>
              </table:table-cell>
              <table:table-cell office:value-type="float" office:value="1.155552">
                <text:p>1.1555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78345">
                <text:p>0.578345</text:p>
              </table:table-cell>
              <table:table-cell office:value-type="float" office:value="1.156536">
                <text:p>1.1565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84523">
                <text:p>0.584523</text:p>
              </table:table-cell>
              <table:table-cell office:value-type="float" office:value="1.16889">
                <text:p>1.168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82881">
                <text:p>0.582881</text:p>
              </table:table-cell>
              <table:table-cell office:value-type="float" office:value="1.165602">
                <text:p>1.1656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95937">
                <text:p>0.595937</text:p>
              </table:table-cell>
              <table:table-cell office:value-type="float" office:value="1.191694">
                <text:p>1.1916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05646">
                <text:p>0.605646</text:p>
              </table:table-cell>
              <table:table-cell office:value-type="float" office:value="1.211134">
                <text:p>1.2111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622918">
                <text:p>0.622918</text:p>
              </table:table-cell>
              <table:table-cell office:value-type="float" office:value="1.245652">
                <text:p>1.2456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08868">
                <text:p>0.608868</text:p>
              </table:table-cell>
              <table:table-cell office:value-type="float" office:value="1.217578">
                <text:p>1.2175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27417">
                <text:p>0.627417</text:p>
              </table:table-cell>
              <table:table-cell office:value-type="float" office:value="1.254674">
                <text:p>1.2546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626077">
                <text:p>0.626077</text:p>
              </table:table-cell>
              <table:table-cell office:value-type="float" office:value="1.251992">
                <text:p>1.25199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44964">
                <text:p>0.644964</text:p>
              </table:table-cell>
              <table:table-cell office:value-type="float" office:value="1.289704">
                <text:p>1.2897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635045">
                <text:p>0.635045</text:p>
              </table:table-cell>
              <table:table-cell office:value-type="float" office:value="1.269928">
                <text:p>1.2699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653064">
                <text:p>0.653064</text:p>
              </table:table-cell>
              <table:table-cell office:value-type="float" office:value="1.305966">
                <text:p>1.3059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644178">
                <text:p>0.644178</text:p>
              </table:table-cell>
              <table:table-cell office:value-type="float" office:value="1.288192">
                <text:p>1.2881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663046">
                <text:p>0.663046</text:p>
              </table:table-cell>
              <table:table-cell office:value-type="float" office:value="1.325928">
                <text:p>1.3259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644338">
                <text:p>0.644338</text:p>
              </table:table-cell>
              <table:table-cell office:value-type="float" office:value="1.288504">
                <text:p>1.2885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675106">
                <text:p>0.675106</text:p>
              </table:table-cell>
              <table:table-cell office:value-type="float" office:value="1.350048">
                <text:p>1.3500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86362">
                <text:p>0.686362</text:p>
              </table:table-cell>
              <table:table-cell office:value-type="float" office:value="1.372552">
                <text:p>1.3725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82974">
                <text:p>0.682974</text:p>
              </table:table-cell>
              <table:table-cell office:value-type="float" office:value="1.365774">
                <text:p>1.3657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88734">
                <text:p>0.688734</text:p>
              </table:table-cell>
              <table:table-cell office:value-type="float" office:value="1.377294">
                <text:p>1.3772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94771">
                <text:p>0.694771</text:p>
              </table:table-cell>
              <table:table-cell office:value-type="float" office:value="1.389368">
                <text:p>1.3893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81534">
                <text:p>0.681534</text:p>
              </table:table-cell>
              <table:table-cell office:value-type="float" office:value="1.362892">
                <text:p>1.3628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10594">
                <text:p>0.710594</text:p>
              </table:table-cell>
              <table:table-cell office:value-type="float" office:value="1.421018">
                <text:p>1.4210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10418">
                <text:p>0.710418</text:p>
              </table:table-cell>
              <table:table-cell office:value-type="float" office:value="1.420658">
                <text:p>1.4206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699421">
                <text:p>0.699421</text:p>
              </table:table-cell>
              <table:table-cell office:value-type="float" office:value="1.398672">
                <text:p>1.3986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714786">
                <text:p>0.714786</text:p>
              </table:table-cell>
              <table:table-cell office:value-type="float" office:value="1.429374">
                <text:p>1.4293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05786">
                <text:p>0.705786</text:p>
              </table:table-cell>
              <table:table-cell office:value-type="float" office:value="1.411402">
                <text:p>1.4114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736022">
                <text:p>0.736022</text:p>
              </table:table-cell>
              <table:table-cell office:value-type="float" office:value="1.471872">
                <text:p>1.47187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715475">
                <text:p>0.715475</text:p>
              </table:table-cell>
              <table:table-cell office:value-type="float" office:value="1.430776">
                <text:p>1.4307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728903">
                <text:p>0.728903</text:p>
              </table:table-cell>
              <table:table-cell office:value-type="float" office:value="1.457634">
                <text:p>1.45763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748022">
                <text:p>0.748022</text:p>
              </table:table-cell>
              <table:table-cell office:value-type="float" office:value="1.49587">
                <text:p>1.495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751436">
                <text:p>0.751436</text:p>
              </table:table-cell>
              <table:table-cell office:value-type="float" office:value="1.50269">
                <text:p>1.502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54099">
                <text:p>0.754099</text:p>
              </table:table-cell>
              <table:table-cell office:value-type="float" office:value="1.508022">
                <text:p>1.5080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758395">
                <text:p>0.758395</text:p>
              </table:table-cell>
              <table:table-cell office:value-type="float" office:value="1.516612">
                <text:p>1.5166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771949">
                <text:p>0.771949</text:p>
              </table:table-cell>
              <table:table-cell office:value-type="float" office:value="1.54372">
                <text:p>1.5437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79433">
                <text:p>0.779433</text:p>
              </table:table-cell>
              <table:table-cell office:value-type="float" office:value="1.558688">
                <text:p>1.5586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189218">
                <text:p>1.189218</text:p>
              </table:table-cell>
              <table:table-cell office:value-type="float" office:value="1.566836">
                <text:p>1.5668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809674">
                <text:p>0.809674</text:p>
              </table:table-cell>
              <table:table-cell office:value-type="float" office:value="1.619162">
                <text:p>1.6191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01503">
                <text:p>0.801503</text:p>
              </table:table-cell>
              <table:table-cell office:value-type="float" office:value="1.602824">
                <text:p>1.6028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02177">
                <text:p>0.802177</text:p>
              </table:table-cell>
              <table:table-cell office:value-type="float" office:value="1.604168">
                <text:p>1.6041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01254">
                <text:p>0.801254</text:p>
              </table:table-cell>
              <table:table-cell office:value-type="float" office:value="1.602326">
                <text:p>1.6023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08167">
                <text:p>0.808167</text:p>
              </table:table-cell>
              <table:table-cell office:value-type="float" office:value="1.616148">
                <text:p>1.6161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16445">
                <text:p>0.816445</text:p>
              </table:table-cell>
              <table:table-cell office:value-type="float" office:value="1.632708">
                <text:p>1.6327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21949">
                <text:p>0.821949</text:p>
              </table:table-cell>
              <table:table-cell office:value-type="float" office:value="1.643714">
                <text:p>1.6437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827495">
                <text:p>0.827495</text:p>
              </table:table-cell>
              <table:table-cell office:value-type="float" office:value="1.654806">
                <text:p>1.6548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26939">
                <text:p>0.826939</text:p>
              </table:table-cell>
              <table:table-cell office:value-type="float" office:value="1.653688">
                <text:p>1.6536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35551">
                <text:p>0.835551</text:p>
              </table:table-cell>
              <table:table-cell office:value-type="float" office:value="1.670916">
                <text:p>1.6709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57019">
                <text:p>0.857019</text:p>
              </table:table-cell>
              <table:table-cell office:value-type="float" office:value="1.713852">
                <text:p>1.71385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84891">
                <text:p>0.884891</text:p>
              </table:table-cell>
              <table:table-cell office:value-type="float" office:value="1.769592">
                <text:p>1.7695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46687">
                <text:p>0.846687</text:p>
              </table:table-cell>
              <table:table-cell office:value-type="float" office:value="1.69313">
                <text:p>1.693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49498">
                <text:p>0.849498</text:p>
              </table:table-cell>
              <table:table-cell office:value-type="float" office:value="1.698788">
                <text:p>1.6987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53345">
                <text:p>0.853345</text:p>
              </table:table-cell>
              <table:table-cell office:value-type="float" office:value="1.706494">
                <text:p>1.70649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59067">
                <text:p>0.859067</text:p>
              </table:table-cell>
              <table:table-cell office:value-type="float" office:value="1.717944">
                <text:p>1.7179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64005">
                <text:p>0.864005</text:p>
              </table:table-cell>
              <table:table-cell office:value-type="float" office:value="1.727812">
                <text:p>1.7278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7128">
                <text:p>0.87128</text:p>
              </table:table-cell>
              <table:table-cell office:value-type="float" office:value="1.742368">
                <text:p>1.74236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77055">
                <text:p>0.877055</text:p>
              </table:table-cell>
              <table:table-cell office:value-type="float" office:value="1.75391">
                <text:p>1.753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85007">
                <text:p>0.885007</text:p>
              </table:table-cell>
              <table:table-cell office:value-type="float" office:value="1.76982">
                <text:p>1.769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91871">
                <text:p>0.891871</text:p>
              </table:table-cell>
              <table:table-cell office:value-type="float" office:value="1.783548">
                <text:p>1.7835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98107">
                <text:p>0.898107</text:p>
              </table:table-cell>
              <table:table-cell office:value-type="float" office:value="1.795994">
                <text:p>1.79599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00506">
                <text:p>0.900506</text:p>
              </table:table-cell>
              <table:table-cell office:value-type="float" office:value="1.800816">
                <text:p>1.8008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10091">
                <text:p>0.910091</text:p>
              </table:table-cell>
              <table:table-cell office:value-type="float" office:value="1.81998">
                <text:p>1.819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13979">
                <text:p>0.913979</text:p>
              </table:table-cell>
              <table:table-cell office:value-type="float" office:value="1.827762">
                <text:p>1.8277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22728">
                <text:p>0.922728</text:p>
              </table:table-cell>
              <table:table-cell office:value-type="float" office:value="1.84526">
                <text:p>1.845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26957">
                <text:p>0.926957</text:p>
              </table:table-cell>
              <table:table-cell office:value-type="float" office:value="1.853718">
                <text:p>1.8537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34711">
                <text:p>0.934711</text:p>
              </table:table-cell>
              <table:table-cell office:value-type="float" office:value="1.868954">
                <text:p>1.86895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40808">
                <text:p>0.940808</text:p>
              </table:table-cell>
              <table:table-cell office:value-type="float" office:value="1.88141">
                <text:p>1.881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51817">
                <text:p>0.951817</text:p>
              </table:table-cell>
              <table:table-cell office:value-type="float" office:value="1.903432">
                <text:p>1.90343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956434">
                <text:p>0.956434</text:p>
              </table:table-cell>
              <table:table-cell office:value-type="float" office:value="1.912662">
                <text:p>1.91266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6242">
                <text:p>0.96242</text:p>
              </table:table-cell>
              <table:table-cell office:value-type="float" office:value="1.92464">
                <text:p>1.924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68085">
                <text:p>0.968085</text:p>
              </table:table-cell>
              <table:table-cell office:value-type="float" office:value="1.935968">
                <text:p>1.9359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7562">
                <text:p>0.97562</text:p>
              </table:table-cell>
              <table:table-cell office:value-type="float" office:value="1.951038">
                <text:p>1.95103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80773">
                <text:p>0.980773</text:p>
              </table:table-cell>
              <table:table-cell office:value-type="float" office:value="1.96133">
                <text:p>1.961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87658">
                <text:p>0.987658</text:p>
              </table:table-cell>
              <table:table-cell office:value-type="float" office:value="1.975114">
                <text:p>1.9751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92431">
                <text:p>0.992431</text:p>
              </table:table-cell>
              <table:table-cell office:value-type="float" office:value="1.984658">
                <text:p>1.9846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001131">
                <text:p>1.001131</text:p>
              </table:table-cell>
              <table:table-cell office:value-type="float" office:value="2.002058">
                <text:p>2.0020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007117">
                <text:p>1.007117</text:p>
              </table:table-cell>
              <table:table-cell office:value-type="float" office:value="2.014028">
                <text:p>2.01402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014627">
                <text:p>1.014627</text:p>
              </table:table-cell>
              <table:table-cell office:value-type="float" office:value="2.029048">
                <text:p>2.0290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020188">
                <text:p>1.020188</text:p>
              </table:table-cell>
              <table:table-cell office:value-type="float" office:value="2.04017">
                <text:p>2.040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02875">
                <text:p>1.02875</text:p>
              </table:table-cell>
              <table:table-cell office:value-type="float" office:value="2.05725">
                <text:p>2.057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034563">
                <text:p>1.034563</text:p>
              </table:table-cell>
              <table:table-cell office:value-type="float" office:value="2.068918">
                <text:p>2.06891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053499">
                <text:p>1.053499</text:p>
              </table:table-cell>
              <table:table-cell office:value-type="float" office:value="2.106788">
                <text:p>2.10678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05594">
                <text:p>1.05594</text:p>
              </table:table-cell>
              <table:table-cell office:value-type="float" office:value="2.111592">
                <text:p>2.11159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062743">
                <text:p>1.062743</text:p>
              </table:table-cell>
              <table:table-cell office:value-type="float" office:value="2.125274">
                <text:p>2.12527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557337">
                <text:p>1.557337</text:p>
              </table:table-cell>
              <table:table-cell office:value-type="float" office:value="2.122894">
                <text:p>2.1228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070112">
                <text:p>1.070112</text:p>
              </table:table-cell>
              <table:table-cell office:value-type="float" office:value="2.140006">
                <text:p>2.14000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079933">
                <text:p>1.079933</text:p>
              </table:table-cell>
              <table:table-cell office:value-type="float" office:value="2.159626">
                <text:p>2.15962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083445">
                <text:p>1.083445</text:p>
              </table:table-cell>
              <table:table-cell office:value-type="float" office:value="2.166676">
                <text:p>2.1666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088491">
                <text:p>1.088491</text:p>
              </table:table-cell>
              <table:table-cell office:value-type="float" office:value="2.176768">
                <text:p>2.1767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096179">
                <text:p>1.096179</text:p>
              </table:table-cell>
              <table:table-cell office:value-type="float" office:value="2.192144">
                <text:p>2.1921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116207">
                <text:p>1.116207</text:p>
              </table:table-cell>
              <table:table-cell office:value-type="float" office:value="2.232192">
                <text:p>2.23219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152988">
                <text:p>1.152988</text:p>
              </table:table-cell>
              <table:table-cell office:value-type="float" office:value="2.305714">
                <text:p>2.3057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153468">
                <text:p>1.153468</text:p>
              </table:table-cell>
              <table:table-cell office:value-type="float" office:value="2.306722">
                <text:p>2.30672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173025">
                <text:p>1.173025</text:p>
              </table:table-cell>
              <table:table-cell office:value-type="float" office:value="2.345824">
                <text:p>2.3458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19192">
                <text:p>1.19192</text:p>
              </table:table-cell>
              <table:table-cell office:value-type="float" office:value="2.383624">
                <text:p>2.3836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153544">
                <text:p>1.153544</text:p>
              </table:table-cell>
              <table:table-cell office:value-type="float" office:value="2.306864">
                <text:p>2.3068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161711">
                <text:p>1.161711</text:p>
              </table:table-cell>
              <table:table-cell office:value-type="float" office:value="2.323204">
                <text:p>2.3232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165485">
                <text:p>1.165485</text:p>
              </table:table-cell>
              <table:table-cell office:value-type="float" office:value="2.330566">
                <text:p>2.33056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161971">
                <text:p>1.161971</text:p>
              </table:table-cell>
              <table:table-cell office:value-type="float" office:value="2.32372">
                <text:p>2.3237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533248">
                <text:p>1.533248</text:p>
              </table:table-cell>
              <table:table-cell office:value-type="float" office:value="2.401006">
                <text:p>2.4010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231223">
                <text:p>1.231223</text:p>
              </table:table-cell>
              <table:table-cell office:value-type="float" office:value="2.46207">
                <text:p>2.4620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235098">
                <text:p>1.235098</text:p>
              </table:table-cell>
              <table:table-cell office:value-type="float" office:value="2.469974">
                <text:p>2.46997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262104">
                <text:p>1.262104</text:p>
              </table:table-cell>
              <table:table-cell office:value-type="float" office:value="2.52398">
                <text:p>2.5239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289748">
                <text:p>1.289748</text:p>
              </table:table-cell>
              <table:table-cell office:value-type="float" office:value="2.579258">
                <text:p>2.57925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232477">
                <text:p>1.232477</text:p>
              </table:table-cell>
              <table:table-cell office:value-type="float" office:value="2.464628">
                <text:p>2.4646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233799">
                <text:p>1.233799</text:p>
              </table:table-cell>
              <table:table-cell office:value-type="float" office:value="2.467366">
                <text:p>2.4673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222585">
                <text:p>1.222585</text:p>
              </table:table-cell>
              <table:table-cell office:value-type="float" office:value="2.444946">
                <text:p>2.44494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228555">
                <text:p>1.228555</text:p>
              </table:table-cell>
              <table:table-cell office:value-type="float" office:value="2.456886">
                <text:p>2.45688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235533">
                <text:p>1.235533</text:p>
              </table:table-cell>
              <table:table-cell office:value-type="float" office:value="2.47084">
                <text:p>2.4708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240993">
                <text:p>1.240993</text:p>
              </table:table-cell>
              <table:table-cell office:value-type="float" office:value="2.481758">
                <text:p>2.4817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252064">
                <text:p>1.252064</text:p>
              </table:table-cell>
              <table:table-cell office:value-type="float" office:value="2.503902">
                <text:p>2.5039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274094">
                <text:p>1.274094</text:p>
              </table:table-cell>
              <table:table-cell office:value-type="float" office:value="2.547962">
                <text:p>2.54796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306112">
                <text:p>1.306112</text:p>
              </table:table-cell>
              <table:table-cell office:value-type="float" office:value="2.611996">
                <text:p>2.6119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346323">
                <text:p>1.346323</text:p>
              </table:table-cell>
              <table:table-cell office:value-type="float" office:value="2.69239">
                <text:p>2.692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348492">
                <text:p>1.348492</text:p>
              </table:table-cell>
              <table:table-cell office:value-type="float" office:value="2.696744">
                <text:p>2.69674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363431">
                <text:p>1.363431</text:p>
              </table:table-cell>
              <table:table-cell office:value-type="float" office:value="2.726606">
                <text:p>2.7266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349242">
                <text:p>1.349242</text:p>
              </table:table-cell>
              <table:table-cell office:value-type="float" office:value="2.698242">
                <text:p>2.69824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953023">
                <text:p>1.953023</text:p>
              </table:table-cell>
              <table:table-cell office:value-type="float" office:value="2.641706">
                <text:p>2.6417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081923">
                <text:p>2.081923</text:p>
              </table:table-cell>
              <table:table-cell office:value-type="float" office:value="2.900472">
                <text:p>2.90047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410014">
                <text:p>1.410014</text:p>
              </table:table-cell>
              <table:table-cell office:value-type="float" office:value="2.819786">
                <text:p>2.81978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430177">
                <text:p>1.430177</text:p>
              </table:table-cell>
              <table:table-cell office:value-type="float" office:value="2.860108">
                <text:p>2.86010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44561">
                <text:p>1.44561</text:p>
              </table:table-cell>
              <table:table-cell office:value-type="float" office:value="2.890984">
                <text:p>2.89098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383047">
                <text:p>1.383047</text:p>
              </table:table-cell>
              <table:table-cell office:value-type="float" office:value="2.765852">
                <text:p>2.76585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382134">
                <text:p>1.382134</text:p>
              </table:table-cell>
              <table:table-cell office:value-type="float" office:value="2.764032">
                <text:p>2.76403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40167">
                <text:p>1.40167</text:p>
              </table:table-cell>
              <table:table-cell office:value-type="float" office:value="2.803102">
                <text:p>2.8031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443031">
                <text:p>1.443031</text:p>
              </table:table-cell>
              <table:table-cell office:value-type="float" office:value="2.885816">
                <text:p>2.8858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443141">
                <text:p>1.443141</text:p>
              </table:table-cell>
              <table:table-cell office:value-type="float" office:value="2.886014">
                <text:p>2.8860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457299">
                <text:p>1.457299</text:p>
              </table:table-cell>
              <table:table-cell office:value-type="float" office:value="2.91435">
                <text:p>2.9143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489533">
                <text:p>1.489533</text:p>
              </table:table-cell>
              <table:table-cell office:value-type="float" office:value="2.978816">
                <text:p>2.9788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468302">
                <text:p>1.468302</text:p>
              </table:table-cell>
              <table:table-cell office:value-type="float" office:value="2.936354">
                <text:p>2.93635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456418">
                <text:p>1.456418</text:p>
              </table:table-cell>
              <table:table-cell office:value-type="float" office:value="2.912594">
                <text:p>2.91259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525426">
                <text:p>1.525426</text:p>
              </table:table-cell>
              <table:table-cell office:value-type="float" office:value="3.050488">
                <text:p>3.05048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483249">
                <text:p>1.483249</text:p>
              </table:table-cell>
              <table:table-cell office:value-type="float" office:value="2.966076">
                <text:p>2.96607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339183">
                <text:p>2.339183</text:p>
              </table:table-cell>
              <table:table-cell office:value-type="float" office:value="3.050094">
                <text:p>3.0500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46363">
                <text:p>1.46363</text:p>
              </table:table-cell>
              <table:table-cell office:value-type="float" office:value="2.926956">
                <text:p>2.9269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463776">
                <text:p>1.463776</text:p>
              </table:table-cell>
              <table:table-cell office:value-type="float" office:value="2.927308">
                <text:p>2.92730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535793">
                <text:p>1.535793</text:p>
              </table:table-cell>
              <table:table-cell office:value-type="float" office:value="3.07132">
                <text:p>3.0713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199349">
                <text:p>2.199349</text:p>
              </table:table-cell>
              <table:table-cell office:value-type="float" office:value="3.13619">
                <text:p>3.1361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335">
                <text:p>1.5335</text:p>
              </table:table-cell>
              <table:table-cell office:value-type="float" office:value="3.066744">
                <text:p>3.0667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557965">
                <text:p>1.557965</text:p>
              </table:table-cell>
              <table:table-cell office:value-type="float" office:value="3.11568">
                <text:p>3.1156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557134">
                <text:p>1.557134</text:p>
              </table:table-cell>
              <table:table-cell office:value-type="float" office:value="3.113984">
                <text:p>3.1139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579619">
                <text:p>1.579619</text:p>
              </table:table-cell>
              <table:table-cell office:value-type="float" office:value="3.15899">
                <text:p>3.158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552885">
                <text:p>1.552885</text:p>
              </table:table-cell>
              <table:table-cell office:value-type="float" office:value="3.105512">
                <text:p>3.1055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585513">
                <text:p>1.585513</text:p>
              </table:table-cell>
              <table:table-cell office:value-type="float" office:value="3.170762">
                <text:p>3.17076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585744">
                <text:p>1.585744</text:p>
              </table:table-cell>
              <table:table-cell office:value-type="float" office:value="3.171174">
                <text:p>3.17117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535833">
                <text:p>1.535833</text:p>
              </table:table-cell>
              <table:table-cell office:value-type="float" office:value="3.071408">
                <text:p>3.0714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602438">
                <text:p>1.602438</text:p>
              </table:table-cell>
              <table:table-cell office:value-type="float" office:value="3.204624">
                <text:p>3.20462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557364">
                <text:p>1.557364</text:p>
              </table:table-cell>
              <table:table-cell office:value-type="float" office:value="3.114474">
                <text:p>3.11447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562498">
                <text:p>1.562498</text:p>
              </table:table-cell>
              <table:table-cell office:value-type="float" office:value="3.124742">
                <text:p>3.12474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568654">
                <text:p>1.568654</text:p>
              </table:table-cell>
              <table:table-cell office:value-type="float" office:value="3.137054">
                <text:p>3.13705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581107">
                <text:p>1.581107</text:p>
              </table:table-cell>
              <table:table-cell office:value-type="float" office:value="3.16196">
                <text:p>3.1619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613177">
                <text:p>1.613177</text:p>
              </table:table-cell>
              <table:table-cell office:value-type="float" office:value="3.226098">
                <text:p>3.22609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671967">
                <text:p>1.671967</text:p>
              </table:table-cell>
              <table:table-cell office:value-type="float" office:value="3.343664">
                <text:p>3.34366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691042">
                <text:p>1.691042</text:p>
              </table:table-cell>
              <table:table-cell office:value-type="float" office:value="3.381816">
                <text:p>3.38181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671097">
                <text:p>1.671097</text:p>
              </table:table-cell>
              <table:table-cell office:value-type="float" office:value="3.341934">
                <text:p>3.34193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695638">
                <text:p>1.695638</text:p>
              </table:table-cell>
              <table:table-cell office:value-type="float" office:value="3.391008">
                <text:p>3.39100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671844">
                <text:p>1.671844</text:p>
              </table:table-cell>
              <table:table-cell office:value-type="float" office:value="3.343422">
                <text:p>3.34342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715888">
                <text:p>1.715888</text:p>
              </table:table-cell>
              <table:table-cell office:value-type="float" office:value="3.431506">
                <text:p>3.4315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69704">
                <text:p>1.69704</text:p>
              </table:table-cell>
              <table:table-cell office:value-type="float" office:value="3.39382">
                <text:p>3.393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714375">
                <text:p>1.714375</text:p>
              </table:table-cell>
              <table:table-cell office:value-type="float" office:value="3.428464">
                <text:p>3.4284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720638">
                <text:p>1.720638</text:p>
              </table:table-cell>
              <table:table-cell office:value-type="float" office:value="3.441014">
                <text:p>3.4410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705806">
                <text:p>1.705806</text:p>
              </table:table-cell>
              <table:table-cell office:value-type="float" office:value="3.41134">
                <text:p>3.4113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725902">
                <text:p>1.725902</text:p>
              </table:table-cell>
              <table:table-cell office:value-type="float" office:value="3.45153">
                <text:p>3.4515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748241">
                <text:p>1.748241</text:p>
              </table:table-cell>
              <table:table-cell office:value-type="float" office:value="3.496206">
                <text:p>3.49620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720588">
                <text:p>1.720588</text:p>
              </table:table-cell>
              <table:table-cell office:value-type="float" office:value="3.440844">
                <text:p>3.4408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759906">
                <text:p>1.759906</text:p>
              </table:table-cell>
              <table:table-cell office:value-type="float" office:value="3.519546">
                <text:p>3.51954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782717">
                <text:p>1.782717</text:p>
              </table:table-cell>
              <table:table-cell office:value-type="float" office:value="3.56517">
                <text:p>3.565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760847">
                <text:p>1.760847</text:p>
              </table:table-cell>
              <table:table-cell office:value-type="float" office:value="3.521416">
                <text:p>3.5214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775181">
                <text:p>1.775181</text:p>
              </table:table-cell>
              <table:table-cell office:value-type="float" office:value="3.550096">
                <text:p>3.55009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764189">
                <text:p>1.764189</text:p>
              </table:table-cell>
              <table:table-cell office:value-type="float" office:value="3.528104">
                <text:p>3.52810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745489">
                <text:p>1.745489</text:p>
              </table:table-cell>
              <table:table-cell office:value-type="float" office:value="3.49071">
                <text:p>3.4907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790735">
                <text:p>1.790735</text:p>
              </table:table-cell>
              <table:table-cell office:value-type="float" office:value="3.581192">
                <text:p>3.58119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804687">
                <text:p>1.804687</text:p>
              </table:table-cell>
              <table:table-cell office:value-type="float" office:value="3.609106">
                <text:p>3.60910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804043">
                <text:p>1.804043</text:p>
              </table:table-cell>
              <table:table-cell office:value-type="float" office:value="3.607806">
                <text:p>3.60780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876691">
                <text:p>1.876691</text:p>
              </table:table-cell>
              <table:table-cell office:value-type="float" office:value="3.7531">
                <text:p>3.753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673369">
                <text:p>2.673369</text:p>
              </table:table-cell>
              <table:table-cell office:value-type="float" office:value="3.661804">
                <text:p>3.6618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872168">
                <text:p>1.872168</text:p>
              </table:table-cell>
              <table:table-cell office:value-type="float" office:value="3.744054">
                <text:p>3.74405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848202">
                <text:p>1.848202</text:p>
              </table:table-cell>
              <table:table-cell office:value-type="float" office:value="3.696118">
                <text:p>3.6961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813619">
                <text:p>1.813619</text:p>
              </table:table-cell>
              <table:table-cell office:value-type="float" office:value="3.626956">
                <text:p>3.62695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860873">
                <text:p>1.860873</text:p>
              </table:table-cell>
              <table:table-cell office:value-type="float" office:value="3.721472">
                <text:p>3.72147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87707">
                <text:p>1.87707</text:p>
              </table:table-cell>
              <table:table-cell office:value-type="float" office:value="3.753856">
                <text:p>3.75385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862216">
                <text:p>1.862216</text:p>
              </table:table-cell>
              <table:table-cell office:value-type="float" office:value="3.724154">
                <text:p>3.72415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906223">
                <text:p>1.906223</text:p>
              </table:table-cell>
              <table:table-cell office:value-type="float" office:value="3.81216">
                <text:p>3.812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856836">
                <text:p>1.856836</text:p>
              </table:table-cell>
              <table:table-cell office:value-type="float" office:value="3.713396">
                <text:p>3.71339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867212">
                <text:p>1.867212</text:p>
              </table:table-cell>
              <table:table-cell office:value-type="float" office:value="3.734146">
                <text:p>3.73414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880802">
                <text:p>1.880802</text:p>
              </table:table-cell>
              <table:table-cell office:value-type="float" office:value="3.761324">
                <text:p>3.76132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91624">
                <text:p>1.91624</text:p>
              </table:table-cell>
              <table:table-cell office:value-type="float" office:value="3.832174">
                <text:p>3.83217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980833">
                <text:p>1.980833</text:p>
              </table:table-cell>
              <table:table-cell office:value-type="float" office:value="3.961378">
                <text:p>3.96137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956741">
                <text:p>1.956741</text:p>
              </table:table-cell>
              <table:table-cell office:value-type="float" office:value="3.913202">
                <text:p>3.9132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985807">
                <text:p>1.985807</text:p>
              </table:table-cell>
              <table:table-cell office:value-type="float" office:value="3.971332">
                <text:p>3.9713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.021322">
                <text:p>2.021322</text:p>
              </table:table-cell>
              <table:table-cell office:value-type="float" office:value="4.042362">
                <text:p>4.04236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.9589">
                <text:p>2.9589</text:p>
              </table:table-cell>
              <table:table-cell office:value-type="float" office:value="4.158444">
                <text:p>4.15844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.191273">
                <text:p>2.191273</text:p>
              </table:table-cell>
              <table:table-cell office:value-type="float" office:value="4.136094">
                <text:p>4.13609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061864">
                <text:p>2.061864</text:p>
              </table:table-cell>
              <table:table-cell office:value-type="float" office:value="4.123382">
                <text:p>4.12338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.035694">
                <text:p>2.035694</text:p>
              </table:table-cell>
              <table:table-cell office:value-type="float" office:value="4.071104">
                <text:p>4.07110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.064742">
                <text:p>2.064742</text:p>
              </table:table-cell>
              <table:table-cell office:value-type="float" office:value="4.1289">
                <text:p>4.128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079013">
                <text:p>2.079013</text:p>
              </table:table-cell>
              <table:table-cell office:value-type="float" office:value="4.157738">
                <text:p>4.15773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.08897">
                <text:p>2.08897</text:p>
              </table:table-cell>
              <table:table-cell office:value-type="float" office:value="4.177576">
                <text:p>4.17757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070938">
                <text:p>2.070938</text:p>
              </table:table-cell>
              <table:table-cell office:value-type="float" office:value="4.141522">
                <text:p>4.14152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.050221">
                <text:p>2.050221</text:p>
              </table:table-cell>
              <table:table-cell office:value-type="float" office:value="4.100062">
                <text:p>4.10006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.069815">
                <text:p>2.069815</text:p>
              </table:table-cell>
              <table:table-cell office:value-type="float" office:value="4.13933">
                <text:p>4.139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.079981">
                <text:p>2.079981</text:p>
              </table:table-cell>
              <table:table-cell office:value-type="float" office:value="4.159664">
                <text:p>4.15966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.179209">
                <text:p>2.179209</text:p>
              </table:table-cell>
              <table:table-cell office:value-type="float" office:value="4.358128">
                <text:p>4.35812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.14516">
                <text:p>2.14516</text:p>
              </table:table-cell>
              <table:table-cell office:value-type="float" office:value="4.290014">
                <text:p>4.29001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.204559">
                <text:p>2.204559</text:p>
              </table:table-cell>
              <table:table-cell office:value-type="float" office:value="4.408826">
                <text:p>4.4088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.226117">
                <text:p>2.226117</text:p>
              </table:table-cell>
              <table:table-cell office:value-type="float" office:value="4.45184">
                <text:p>4.451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.204278">
                <text:p>2.204278</text:p>
              </table:table-cell>
              <table:table-cell office:value-type="float" office:value="4.408252">
                <text:p>4.4082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.151349">
                <text:p>2.151349</text:p>
              </table:table-cell>
              <table:table-cell office:value-type="float" office:value="4.302396">
                <text:p>4.30239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126176">
                <text:p>2.126176</text:p>
              </table:table-cell>
              <table:table-cell office:value-type="float" office:value="4.252058">
                <text:p>4.25205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107572">
                <text:p>2.107572</text:p>
              </table:table-cell>
              <table:table-cell office:value-type="float" office:value="4.214848">
                <text:p>4.2148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120771">
                <text:p>2.120771</text:p>
              </table:table-cell>
              <table:table-cell office:value-type="float" office:value="4.241248">
                <text:p>4.24124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.125324">
                <text:p>2.125324</text:p>
              </table:table-cell>
              <table:table-cell office:value-type="float" office:value="4.250352">
                <text:p>4.2503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138972">
                <text:p>2.138972</text:p>
              </table:table-cell>
              <table:table-cell office:value-type="float" office:value="4.27765">
                <text:p>4.2776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.146236">
                <text:p>2.146236</text:p>
              </table:table-cell>
              <table:table-cell office:value-type="float" office:value="4.292174">
                <text:p>4.29217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158796">
                <text:p>2.158796</text:p>
              </table:table-cell>
              <table:table-cell office:value-type="float" office:value="4.317294">
                <text:p>4.31729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.163264">
                <text:p>2.163264</text:p>
              </table:table-cell>
              <table:table-cell office:value-type="float" office:value="4.326228">
                <text:p>4.32622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174103">
                <text:p>2.174103</text:p>
              </table:table-cell>
              <table:table-cell office:value-type="float" office:value="4.347876">
                <text:p>4.34787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185953">
                <text:p>2.185953</text:p>
              </table:table-cell>
              <table:table-cell office:value-type="float" office:value="4.371608">
                <text:p>4.3716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195799">
                <text:p>2.195799</text:p>
              </table:table-cell>
              <table:table-cell office:value-type="float" office:value="4.391298">
                <text:p>4.39129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20866">
                <text:p>2.20866</text:p>
              </table:table-cell>
              <table:table-cell office:value-type="float" office:value="4.417018">
                <text:p>4.41701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.214465">
                <text:p>2.214465</text:p>
              </table:table-cell>
              <table:table-cell office:value-type="float" office:value="4.428628">
                <text:p>4.4286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224735">
                <text:p>2.224735</text:p>
              </table:table-cell>
              <table:table-cell office:value-type="float" office:value="4.449166">
                <text:p>4.44916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237796">
                <text:p>2.237796</text:p>
              </table:table-cell>
              <table:table-cell office:value-type="float" office:value="4.47529">
                <text:p>4.4752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247113">
                <text:p>2.247113</text:p>
              </table:table-cell>
              <table:table-cell office:value-type="float" office:value="4.493868">
                <text:p>4.49386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258672">
                <text:p>2.258672</text:p>
              </table:table-cell>
              <table:table-cell office:value-type="float" office:value="4.51704">
                <text:p>4.5170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261904">
                <text:p>2.261904</text:p>
              </table:table-cell>
              <table:table-cell office:value-type="float" office:value="4.523504">
                <text:p>4.52350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.274352">
                <text:p>2.274352</text:p>
              </table:table-cell>
              <table:table-cell office:value-type="float" office:value="4.548396">
                <text:p>4.54839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28261">
                <text:p>2.28261</text:p>
              </table:table-cell>
              <table:table-cell office:value-type="float" office:value="4.564912">
                <text:p>4.5649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.291326">
                <text:p>2.291326</text:p>
              </table:table-cell>
              <table:table-cell office:value-type="float" office:value="4.582344">
                <text:p>4.58234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.301405">
                <text:p>2.301405</text:p>
              </table:table-cell>
              <table:table-cell office:value-type="float" office:value="4.602502">
                <text:p>4.60250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.305562">
                <text:p>2.305562</text:p>
              </table:table-cell>
              <table:table-cell office:value-type="float" office:value="4.610756">
                <text:p>4.6107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322407">
                <text:p>2.322407</text:p>
              </table:table-cell>
              <table:table-cell office:value-type="float" office:value="4.644504">
                <text:p>4.64450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326049">
                <text:p>2.326049</text:p>
              </table:table-cell>
              <table:table-cell office:value-type="float" office:value="4.651788">
                <text:p>4.65178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.339216">
                <text:p>2.339216</text:p>
              </table:table-cell>
              <table:table-cell office:value-type="float" office:value="4.678122">
                <text:p>4.67812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.496859">
                <text:p>2.496859</text:p>
              </table:table-cell>
              <table:table-cell office:value-type="float" office:value="4.79178">
                <text:p>4.7917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389942">
                <text:p>2.389942</text:p>
              </table:table-cell>
              <table:table-cell office:value-type="float" office:value="4.77957">
                <text:p>4.7795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667512">
                <text:p>2.667512</text:p>
              </table:table-cell>
              <table:table-cell office:value-type="float" office:value="4.850262">
                <text:p>4.85026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.431542">
                <text:p>2.431542</text:p>
              </table:table-cell>
              <table:table-cell office:value-type="float" office:value="4.862736">
                <text:p>4.8627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.395126">
                <text:p>2.395126</text:p>
              </table:table-cell>
              <table:table-cell office:value-type="float" office:value="4.789938">
                <text:p>4.78993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.405269">
                <text:p>2.405269</text:p>
              </table:table-cell>
              <table:table-cell office:value-type="float" office:value="4.810222">
                <text:p>4.81022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417206">
                <text:p>2.417206</text:p>
              </table:table-cell>
              <table:table-cell office:value-type="float" office:value="4.834098">
                <text:p>4.83409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428116">
                <text:p>2.428116</text:p>
              </table:table-cell>
              <table:table-cell office:value-type="float" office:value="4.855914">
                <text:p>4.85591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440498">
                <text:p>2.440498</text:p>
              </table:table-cell>
              <table:table-cell office:value-type="float" office:value="4.88068">
                <text:p>4.8806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.445268">
                <text:p>2.445268</text:p>
              </table:table-cell>
              <table:table-cell office:value-type="float" office:value="4.89022">
                <text:p>4.8902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.458798">
                <text:p>2.458798</text:p>
              </table:table-cell>
              <table:table-cell office:value-type="float" office:value="4.917276">
                <text:p>4.91727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.466473">
                <text:p>2.466473</text:p>
              </table:table-cell>
              <table:table-cell office:value-type="float" office:value="4.932532">
                <text:p>4.9325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477846">
                <text:p>2.477846</text:p>
              </table:table-cell>
              <table:table-cell office:value-type="float" office:value="4.955372">
                <text:p>4.95537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494468">
                <text:p>2.494468</text:p>
              </table:table-cell>
              <table:table-cell office:value-type="float" office:value="4.988616">
                <text:p>4.9886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499232">
                <text:p>2.499232</text:p>
              </table:table-cell>
              <table:table-cell office:value-type="float" office:value="4.998144">
                <text:p>4.99814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.51036">
                <text:p>2.51036</text:p>
              </table:table-cell>
              <table:table-cell office:value-type="float" office:value="5.0204">
                <text:p>5.020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.518228">
                <text:p>2.518228</text:p>
              </table:table-cell>
              <table:table-cell office:value-type="float" office:value="5.036134">
                <text:p>5.03613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533139">
                <text:p>2.533139</text:p>
              </table:table-cell>
              <table:table-cell office:value-type="float" office:value="5.065956">
                <text:p>5.06595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537735">
                <text:p>2.537735</text:p>
              </table:table-cell>
              <table:table-cell office:value-type="float" office:value="5.075148">
                <text:p>5.07514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.556084">
                <text:p>2.556084</text:p>
              </table:table-cell>
              <table:table-cell office:value-type="float" office:value="5.111844">
                <text:p>5.11184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.6462">
                <text:p>2.6462</text:p>
              </table:table-cell>
              <table:table-cell office:value-type="float" office:value="5.292076">
                <text:p>5.29207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.588092">
                <text:p>2.588092</text:p>
              </table:table-cell>
              <table:table-cell office:value-type="float" office:value="5.175854">
                <text:p>5.17585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677359">
                <text:p>2.677359</text:p>
              </table:table-cell>
              <table:table-cell office:value-type="float" office:value="5.354384">
                <text:p>5.35438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.622098">
                <text:p>2.622098</text:p>
              </table:table-cell>
              <table:table-cell office:value-type="float" office:value="5.24387">
                <text:p>5.2438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.60303">
                <text:p>2.60303</text:p>
              </table:table-cell>
              <table:table-cell office:value-type="float" office:value="5.205698">
                <text:p>5.20569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.614786">
                <text:p>2.614786</text:p>
              </table:table-cell>
              <table:table-cell office:value-type="float" office:value="5.229244">
                <text:p>5.22924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6308">
                <text:p>2.6308</text:p>
              </table:table-cell>
              <table:table-cell office:value-type="float" office:value="5.261272">
                <text:p>5.2612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641591">
                <text:p>2.641591</text:p>
              </table:table-cell>
              <table:table-cell office:value-type="float" office:value="5.282854">
                <text:p>5.28285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.652011">
                <text:p>2.652011</text:p>
              </table:table-cell>
              <table:table-cell office:value-type="float" office:value="5.303626">
                <text:p>5.30362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.661089">
                <text:p>2.661089</text:p>
              </table:table-cell>
              <table:table-cell office:value-type="float" office:value="5.321846">
                <text:p>5.32184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.66681">
                <text:p>2.66681</text:p>
              </table:table-cell>
              <table:table-cell office:value-type="float" office:value="5.333288">
                <text:p>5.33328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.680293">
                <text:p>2.680293</text:p>
              </table:table-cell>
              <table:table-cell office:value-type="float" office:value="5.360256">
                <text:p>5.36025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.694967">
                <text:p>2.694967</text:p>
              </table:table-cell>
              <table:table-cell office:value-type="float" office:value="5.389602">
                <text:p>5.38960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.701365">
                <text:p>2.701365</text:p>
              </table:table-cell>
              <table:table-cell office:value-type="float" office:value="5.402396">
                <text:p>5.40239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.712777">
                <text:p>2.712777</text:p>
              </table:table-cell>
              <table:table-cell office:value-type="float" office:value="5.42522">
                <text:p>5.4252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.724848">
                <text:p>2.724848</text:p>
              </table:table-cell>
              <table:table-cell office:value-type="float" office:value="5.449362">
                <text:p>5.44936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755192">
                <text:p>2.755192</text:p>
              </table:table-cell>
              <table:table-cell office:value-type="float" office:value="5.51005">
                <text:p>5.5100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.865624">
                <text:p>2.865624</text:p>
              </table:table-cell>
              <table:table-cell office:value-type="float" office:value="5.730878">
                <text:p>5.73087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.795376">
                <text:p>2.795376</text:p>
              </table:table-cell>
              <table:table-cell office:value-type="float" office:value="5.590402">
                <text:p>5.59040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.767523">
                <text:p>2.767523</text:p>
              </table:table-cell>
              <table:table-cell office:value-type="float" office:value="5.534648">
                <text:p>5.53464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.781695">
                <text:p>2.781695</text:p>
              </table:table-cell>
              <table:table-cell office:value-type="float" office:value="5.563052">
                <text:p>5.56305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.790649">
                <text:p>2.790649</text:p>
              </table:table-cell>
              <table:table-cell office:value-type="float" office:value="5.580958">
                <text:p>5.58095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.798915">
                <text:p>2.798915</text:p>
              </table:table-cell>
              <table:table-cell office:value-type="float" office:value="5.597492">
                <text:p>5.59749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818835">
                <text:p>2.818835</text:p>
              </table:table-cell>
              <table:table-cell office:value-type="float" office:value="5.637328">
                <text:p>5.63732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826601">
                <text:p>2.826601</text:p>
              </table:table-cell>
              <table:table-cell office:value-type="float" office:value="5.65286">
                <text:p>5.6528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.837351">
                <text:p>2.837351</text:p>
              </table:table-cell>
              <table:table-cell office:value-type="float" office:value="5.674358">
                <text:p>5.67435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.846728">
                <text:p>2.846728</text:p>
              </table:table-cell>
              <table:table-cell office:value-type="float" office:value="5.693114">
                <text:p>5.69311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.857291">
                <text:p>2.857291</text:p>
              </table:table-cell>
              <table:table-cell office:value-type="float" office:value="5.71424">
                <text:p>5.7142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.86971">
                <text:p>2.86971</text:p>
              </table:table-cell>
              <table:table-cell office:value-type="float" office:value="5.739078">
                <text:p>5.73907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.879037">
                <text:p>2.879037</text:p>
              </table:table-cell>
              <table:table-cell office:value-type="float" office:value="5.75773">
                <text:p>5.7577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.897229">
                <text:p>2.897229</text:p>
              </table:table-cell>
              <table:table-cell office:value-type="float" office:value="5.794114">
                <text:p>5.79411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.907209">
                <text:p>2.907209</text:p>
              </table:table-cell>
              <table:table-cell office:value-type="float" office:value="5.814068">
                <text:p>5.81406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.9189">
                <text:p>2.9189</text:p>
              </table:table-cell>
              <table:table-cell office:value-type="float" office:value="5.83733">
                <text:p>5.8373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.931396">
                <text:p>2.931396</text:p>
              </table:table-cell>
              <table:table-cell office:value-type="float" office:value="5.862436">
                <text:p>5.86243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.937658">
                <text:p>2.937658</text:p>
              </table:table-cell>
              <table:table-cell office:value-type="float" office:value="5.87496">
                <text:p>5.8749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.952574">
                <text:p>2.952574</text:p>
              </table:table-cell>
              <table:table-cell office:value-type="float" office:value="5.904788">
                <text:p>5.90478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.967225">
                <text:p>2.967225</text:p>
              </table:table-cell>
              <table:table-cell office:value-type="float" office:value="5.934102">
                <text:p>5.93410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.971709">
                <text:p>2.971709</text:p>
              </table:table-cell>
              <table:table-cell office:value-type="float" office:value="5.943068">
                <text:p>5.94306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.98246">
                <text:p>2.98246</text:p>
              </table:table-cell>
              <table:table-cell office:value-type="float" office:value="5.96457">
                <text:p>5.9645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.995884">
                <text:p>2.995884</text:p>
              </table:table-cell>
              <table:table-cell office:value-type="float" office:value="5.991418">
                <text:p>5.99141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.004657">
                <text:p>3.004657</text:p>
              </table:table-cell>
              <table:table-cell office:value-type="float" office:value="6.008964">
                <text:p>6.00896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.023026">
                <text:p>3.023026</text:p>
              </table:table-cell>
              <table:table-cell office:value-type="float" office:value="6.0457">
                <text:p>6.045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.030495">
                <text:p>3.030495</text:p>
              </table:table-cell>
              <table:table-cell office:value-type="float" office:value="6.060638">
                <text:p>6.06063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.049541">
                <text:p>3.049541</text:p>
              </table:table-cell>
              <table:table-cell office:value-type="float" office:value="6.09873">
                <text:p>6.0987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.056607">
                <text:p>3.056607</text:p>
              </table:table-cell>
              <table:table-cell office:value-type="float" office:value="6.11286">
                <text:p>6.1128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.067191">
                <text:p>3.067191</text:p>
              </table:table-cell>
              <table:table-cell office:value-type="float" office:value="6.134028">
                <text:p>6.13402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.075867">
                <text:p>3.075867</text:p>
              </table:table-cell>
              <table:table-cell office:value-type="float" office:value="6.15138">
                <text:p>6.1513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.08637">
                <text:p>3.08637</text:p>
              </table:table-cell>
              <table:table-cell office:value-type="float" office:value="6.172384">
                <text:p>6.17238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.097489">
                <text:p>3.097489</text:p>
              </table:table-cell>
              <table:table-cell office:value-type="float" office:value="6.194584">
                <text:p>6.19458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.113855">
                <text:p>3.113855</text:p>
              </table:table-cell>
              <table:table-cell office:value-type="float" office:value="6.227352">
                <text:p>6.22735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.127513">
                <text:p>3.127513</text:p>
              </table:table-cell>
              <table:table-cell office:value-type="float" office:value="6.254666">
                <text:p>6.25466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.135952">
                <text:p>3.135952</text:p>
              </table:table-cell>
              <table:table-cell office:value-type="float" office:value="6.271546">
                <text:p>6.27154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.151153">
                <text:p>3.151153</text:p>
              </table:table-cell>
              <table:table-cell office:value-type="float" office:value="6.301946">
                <text:p>6.30194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.162879">
                <text:p>3.162879</text:p>
              </table:table-cell>
              <table:table-cell office:value-type="float" office:value="6.325398">
                <text:p>6.32539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171772">
                <text:p>3.171772</text:p>
              </table:table-cell>
              <table:table-cell office:value-type="float" office:value="6.34306">
                <text:p>6.3430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181713">
                <text:p>3.181713</text:p>
              </table:table-cell>
              <table:table-cell office:value-type="float" office:value="6.363066">
                <text:p>6.36306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201292">
                <text:p>3.201292</text:p>
              </table:table-cell>
              <table:table-cell office:value-type="float" office:value="6.402222">
                <text:p>6.40222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.210657">
                <text:p>3.210657</text:p>
              </table:table-cell>
              <table:table-cell office:value-type="float" office:value="6.420948">
                <text:p>6.42094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.223477">
                <text:p>3.223477</text:p>
              </table:table-cell>
              <table:table-cell office:value-type="float" office:value="6.446592">
                <text:p>6.44659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.230925">
                <text:p>3.230925</text:p>
              </table:table-cell>
              <table:table-cell office:value-type="float" office:value="6.461486">
                <text:p>6.46148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.246571">
                <text:p>3.246571</text:p>
              </table:table-cell>
              <table:table-cell office:value-type="float" office:value="6.49278">
                <text:p>6.4927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.258878">
                <text:p>3.258878</text:p>
              </table:table-cell>
              <table:table-cell office:value-type="float" office:value="6.51739">
                <text:p>6.5173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.470217">
                <text:p>4.470217</text:p>
              </table:table-cell>
              <table:table-cell office:value-type="float" office:value="6.540004">
                <text:p>6.54000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.28693">
                <text:p>3.28693</text:p>
              </table:table-cell>
              <table:table-cell office:value-type="float" office:value="6.573492">
                <text:p>6.57349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.293276">
                <text:p>3.293276</text:p>
              </table:table-cell>
              <table:table-cell office:value-type="float" office:value="6.586184">
                <text:p>6.58618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.368193">
                <text:p>3.368193</text:p>
              </table:table-cell>
              <table:table-cell office:value-type="float" office:value="6.736018">
                <text:p>6.73601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.402565">
                <text:p>3.402565</text:p>
              </table:table-cell>
              <table:table-cell office:value-type="float" office:value="6.80476">
                <text:p>6.8047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.340129">
                <text:p>3.340129</text:p>
              </table:table-cell>
              <table:table-cell office:value-type="float" office:value="6.679886">
                <text:p>6.67988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.430907">
                <text:p>3.430907</text:p>
              </table:table-cell>
              <table:table-cell office:value-type="float" office:value="6.861372">
                <text:p>6.86137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.380407">
                <text:p>3.380407</text:p>
              </table:table-cell>
              <table:table-cell office:value-type="float" office:value="6.760442">
                <text:p>6.76044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.395693">
                <text:p>3.395693</text:p>
              </table:table-cell>
              <table:table-cell office:value-type="float" office:value="6.791014">
                <text:p>6.79101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.383432">
                <text:p>3.383432</text:p>
              </table:table-cell>
              <table:table-cell office:value-type="float" office:value="6.766492">
                <text:p>6.76649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393507">
                <text:p>3.393507</text:p>
              </table:table-cell>
              <table:table-cell office:value-type="float" office:value="6.78664">
                <text:p>6.7866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.410077">
                <text:p>3.410077</text:p>
              </table:table-cell>
              <table:table-cell office:value-type="float" office:value="6.81978">
                <text:p>6.8197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420666">
                <text:p>3.420666</text:p>
              </table:table-cell>
              <table:table-cell office:value-type="float" office:value="6.840958">
                <text:p>6.84095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.43144">
                <text:p>3.43144</text:p>
              </table:table-cell>
              <table:table-cell office:value-type="float" office:value="6.862504">
                <text:p>6.86250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.437083">
                <text:p>3.437083</text:p>
              </table:table-cell>
              <table:table-cell office:value-type="float" office:value="6.873786">
                <text:p>6.87378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.45815">
                <text:p>3.45815</text:p>
              </table:table-cell>
              <table:table-cell office:value-type="float" office:value="6.915924">
                <text:p>6.91592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.467127">
                <text:p>3.467127</text:p>
              </table:table-cell>
              <table:table-cell office:value-type="float" office:value="6.933876">
                <text:p>6.93387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47488">
                <text:p>3.47488</text:p>
              </table:table-cell>
              <table:table-cell office:value-type="float" office:value="6.949372">
                <text:p>6.94937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487729">
                <text:p>3.487729</text:p>
              </table:table-cell>
              <table:table-cell office:value-type="float" office:value="6.975078">
                <text:p>6.97507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.50531">
                <text:p>3.50531</text:p>
              </table:table-cell>
              <table:table-cell office:value-type="float" office:value="7.01024">
                <text:p>7.0102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.514143">
                <text:p>3.514143</text:p>
              </table:table-cell>
              <table:table-cell office:value-type="float" office:value="7.027904">
                <text:p>7.02790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530224">
                <text:p>3.530224</text:p>
              </table:table-cell>
              <table:table-cell office:value-type="float" office:value="7.060066">
                <text:p>7.06006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.71887">
                <text:p>3.71887</text:p>
              </table:table-cell>
              <table:table-cell office:value-type="float" office:value="7.437294">
                <text:p>7.43729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.667079">
                <text:p>3.667079</text:p>
              </table:table-cell>
              <table:table-cell office:value-type="float" office:value="7.333758">
                <text:p>7.33375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.587999">
                <text:p>3.587999</text:p>
              </table:table-cell>
              <table:table-cell office:value-type="float" office:value="7.175616">
                <text:p>7.1756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.606822">
                <text:p>3.606822</text:p>
              </table:table-cell>
              <table:table-cell office:value-type="float" office:value="7.213262">
                <text:p>7.21326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.608125">
                <text:p>3.608125</text:p>
              </table:table-cell>
              <table:table-cell office:value-type="float" office:value="7.215864">
                <text:p>7.21586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.642659">
                <text:p>3.642659</text:p>
              </table:table-cell>
              <table:table-cell office:value-type="float" office:value="7.284866">
                <text:p>7.28486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.623026">
                <text:p>3.623026</text:p>
              </table:table-cell>
              <table:table-cell office:value-type="float" office:value="7.245666">
                <text:p>7.24566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.651146">
                <text:p>3.651146</text:p>
              </table:table-cell>
              <table:table-cell office:value-type="float" office:value="7.301908">
                <text:p>7.30190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.730634">
                <text:p>3.730634</text:p>
              </table:table-cell>
              <table:table-cell office:value-type="float" office:value="7.460878">
                <text:p>7.46087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.659272">
                <text:p>3.659272</text:p>
              </table:table-cell>
              <table:table-cell office:value-type="float" office:value="7.318152">
                <text:p>7.31815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.701554">
                <text:p>3.701554</text:p>
              </table:table-cell>
              <table:table-cell office:value-type="float" office:value="7.402722">
                <text:p>7.40272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.737002">
                <text:p>3.737002</text:p>
              </table:table-cell>
              <table:table-cell office:value-type="float" office:value="7.473616">
                <text:p>7.47361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.794073">
                <text:p>3.794073</text:p>
              </table:table-cell>
              <table:table-cell office:value-type="float" office:value="7.587756">
                <text:p>7.5877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.811959">
                <text:p>3.811959</text:p>
              </table:table-cell>
              <table:table-cell office:value-type="float" office:value="7.623532">
                <text:p>7.62353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.767015">
                <text:p>3.767015</text:p>
              </table:table-cell>
              <table:table-cell office:value-type="float" office:value="7.53364">
                <text:p>7.5336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.743531">
                <text:p>3.743531</text:p>
              </table:table-cell>
              <table:table-cell office:value-type="float" office:value="7.486666">
                <text:p>7.48666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.752701">
                <text:p>3.752701</text:p>
              </table:table-cell>
              <table:table-cell office:value-type="float" office:value="7.505012">
                <text:p>7.50501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.791266">
                <text:p>3.791266</text:p>
              </table:table-cell>
              <table:table-cell office:value-type="float" office:value="7.582142">
                <text:p>7.58214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.773373">
                <text:p>3.773373</text:p>
              </table:table-cell>
              <table:table-cell office:value-type="float" office:value="7.546356">
                <text:p>7.54635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.791469">
                <text:p>3.791469</text:p>
              </table:table-cell>
              <table:table-cell office:value-type="float" office:value="7.582546">
                <text:p>7.58254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.803634">
                <text:p>3.803634</text:p>
              </table:table-cell>
              <table:table-cell office:value-type="float" office:value="7.606876">
                <text:p>7.60687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.813947">
                <text:p>3.813947</text:p>
              </table:table-cell>
              <table:table-cell office:value-type="float" office:value="7.6275">
                <text:p>7.627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.826786">
                <text:p>3.826786</text:p>
              </table:table-cell>
              <table:table-cell office:value-type="float" office:value="7.653178">
                <text:p>7.65317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.839432">
                <text:p>3.839432</text:p>
              </table:table-cell>
              <table:table-cell office:value-type="float" office:value="7.67847">
                <text:p>7.6784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997479">
                <text:p>3.997479</text:p>
              </table:table-cell>
              <table:table-cell office:value-type="float" office:value="7.994558">
                <text:p>7.99455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637443">
                <text:p>5.637443</text:p>
              </table:table-cell>
              <table:table-cell office:value-type="float" office:value="7.82634">
                <text:p>7.8263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.987422">
                <text:p>3.987422</text:p>
              </table:table-cell>
              <table:table-cell office:value-type="float" office:value="7.974422">
                <text:p>7.97442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.96005">
                <text:p>3.96005</text:p>
              </table:table-cell>
              <table:table-cell office:value-type="float" office:value="7.919684">
                <text:p>7.91968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.902467">
                <text:p>3.902467</text:p>
              </table:table-cell>
              <table:table-cell office:value-type="float" office:value="7.804532">
                <text:p>7.80453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.94288">
                <text:p>3.94288</text:p>
              </table:table-cell>
              <table:table-cell office:value-type="float" office:value="7.885358">
                <text:p>7.88535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.959296">
                <text:p>3.959296</text:p>
              </table:table-cell>
              <table:table-cell office:value-type="float" office:value="7.91819">
                <text:p>7.9181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.014604">
                <text:p>4.014604</text:p>
              </table:table-cell>
              <table:table-cell office:value-type="float" office:value="8.028804">
                <text:p>8.02880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.037252">
                <text:p>4.037252</text:p>
              </table:table-cell>
              <table:table-cell office:value-type="float" office:value="8.074086">
                <text:p>8.07408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973895">
                <text:p>3.973895</text:p>
              </table:table-cell>
              <table:table-cell office:value-type="float" office:value="7.947386">
                <text:p>7.94738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.073757">
                <text:p>4.073757</text:p>
              </table:table-cell>
              <table:table-cell office:value-type="float" office:value="8.147108">
                <text:p>8.14710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.050995">
                <text:p>4.050995</text:p>
              </table:table-cell>
              <table:table-cell office:value-type="float" office:value="8.101536">
                <text:p>8.10153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.030522">
                <text:p>4.030522</text:p>
              </table:table-cell>
              <table:table-cell office:value-type="float" office:value="8.06064">
                <text:p>8.0606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.028589">
                <text:p>4.028589</text:p>
              </table:table-cell>
              <table:table-cell office:value-type="float" office:value="8.05676">
                <text:p>8.0567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.043073">
                <text:p>4.043073</text:p>
              </table:table-cell>
              <table:table-cell office:value-type="float" office:value="8.08574">
                <text:p>8.0857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.057">
                <text:p>4.057</text:p>
              </table:table-cell>
              <table:table-cell office:value-type="float" office:value="8.113592">
                <text:p>8.11359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.069528">
                <text:p>4.069528</text:p>
              </table:table-cell>
              <table:table-cell office:value-type="float" office:value="8.138648">
                <text:p>8.13864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.092765">
                <text:p>4.092765</text:p>
              </table:table-cell>
              <table:table-cell office:value-type="float" office:value="8.18512">
                <text:p>8.1851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.104896">
                <text:p>4.104896</text:p>
              </table:table-cell>
              <table:table-cell office:value-type="float" office:value="8.20938">
                <text:p>8.2093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.106759">
                <text:p>4.106759</text:p>
              </table:table-cell>
              <table:table-cell office:value-type="float" office:value="8.21308">
                <text:p>8.2130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.124139">
                <text:p>4.124139</text:p>
              </table:table-cell>
              <table:table-cell office:value-type="float" office:value="8.247852">
                <text:p>8.24785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.137695">
                <text:p>4.137695</text:p>
              </table:table-cell>
              <table:table-cell office:value-type="float" office:value="8.274968">
                <text:p>8.27496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.261095">
                <text:p>4.261095</text:p>
              </table:table-cell>
              <table:table-cell office:value-type="float" office:value="8.521772">
                <text:p>8.52177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.345104">
                <text:p>4.345104</text:p>
              </table:table-cell>
              <table:table-cell office:value-type="float" office:value="8.689776">
                <text:p>8.68977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.183132">
                <text:p>4.183132</text:p>
              </table:table-cell>
              <table:table-cell office:value-type="float" office:value="8.365836">
                <text:p>8.36583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.302694">
                <text:p>4.302694</text:p>
              </table:table-cell>
              <table:table-cell office:value-type="float" office:value="8.604962">
                <text:p>8.60496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.391231">
                <text:p>4.391231</text:p>
              </table:table-cell>
              <table:table-cell office:value-type="float" office:value="8.781962">
                <text:p>8.78196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.388209">
                <text:p>4.388209</text:p>
              </table:table-cell>
              <table:table-cell office:value-type="float" office:value="8.775982">
                <text:p>8.77598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.305058">
                <text:p>4.305058</text:p>
              </table:table-cell>
              <table:table-cell office:value-type="float" office:value="8.60946">
                <text:p>8.6094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.350929">
                <text:p>4.350929</text:p>
              </table:table-cell>
              <table:table-cell office:value-type="float" office:value="8.701368">
                <text:p>8.70136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.281074">
                <text:p>4.281074</text:p>
              </table:table-cell>
              <table:table-cell office:value-type="float" office:value="8.561728">
                <text:p>8.56172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.282101">
                <text:p>4.282101</text:p>
              </table:table-cell>
              <table:table-cell office:value-type="float" office:value="8.56378">
                <text:p>8.5637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.291059">
                <text:p>4.291059</text:p>
              </table:table-cell>
              <table:table-cell office:value-type="float" office:value="8.5817">
                <text:p>8.581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.316363">
                <text:p>4.316363</text:p>
              </table:table-cell>
              <table:table-cell office:value-type="float" office:value="8.632304">
                <text:p>8.63230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.313988">
                <text:p>4.313988</text:p>
              </table:table-cell>
              <table:table-cell office:value-type="float" office:value="8.627554">
                <text:p>8.62755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.330408">
                <text:p>4.330408</text:p>
              </table:table-cell>
              <table:table-cell office:value-type="float" office:value="8.66038">
                <text:p>8.6603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.370854">
                <text:p>4.370854</text:p>
              </table:table-cell>
              <table:table-cell office:value-type="float" office:value="8.741286">
                <text:p>8.74128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.422203">
                <text:p>4.422203</text:p>
              </table:table-cell>
              <table:table-cell office:value-type="float" office:value="8.84398">
                <text:p>8.8439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.406022">
                <text:p>4.406022</text:p>
              </table:table-cell>
              <table:table-cell office:value-type="float" office:value="8.81162">
                <text:p>8.8116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.46704">
                <text:p>4.46704</text:p>
              </table:table-cell>
              <table:table-cell office:value-type="float" office:value="8.93355">
                <text:p>8.9335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.598255">
                <text:p>4.598255</text:p>
              </table:table-cell>
              <table:table-cell office:value-type="float" office:value="9.196066">
                <text:p>9.19606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.546193">
                <text:p>4.546193</text:p>
              </table:table-cell>
              <table:table-cell office:value-type="float" office:value="9.091942">
                <text:p>9.09194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.635421">
                <text:p>4.635421</text:p>
              </table:table-cell>
              <table:table-cell office:value-type="float" office:value="9.270414">
                <text:p>9.27041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.522771">
                <text:p>4.522771</text:p>
              </table:table-cell>
              <table:table-cell office:value-type="float" office:value="9.044994">
                <text:p>9.04499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.554486">
                <text:p>4.554486</text:p>
              </table:table-cell>
              <table:table-cell office:value-type="float" office:value="9.108528">
                <text:p>9.10852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.703549">
                <text:p>4.703549</text:p>
              </table:table-cell>
              <table:table-cell office:value-type="float" office:value="9.40665">
                <text:p>9.4066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.602721">
                <text:p>4.602721</text:p>
              </table:table-cell>
              <table:table-cell office:value-type="float" office:value="9.20492">
                <text:p>9.2049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170866">
                <text:p>6.170866</text:p>
              </table:table-cell>
              <table:table-cell office:value-type="float" office:value="9.062692">
                <text:p>9.06269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.537527">
                <text:p>4.537527</text:p>
              </table:table-cell>
              <table:table-cell office:value-type="float" office:value="9.074612">
                <text:p>9.07461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.531885">
                <text:p>4.531885</text:p>
              </table:table-cell>
              <table:table-cell office:value-type="float" office:value="9.06334">
                <text:p>9.0633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.552049">
                <text:p>4.552049</text:p>
              </table:table-cell>
              <table:table-cell office:value-type="float" office:value="9.103636">
                <text:p>9.10363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.567328">
                <text:p>4.567328</text:p>
              </table:table-cell>
              <table:table-cell office:value-type="float" office:value="9.134222">
                <text:p>9.13422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.573138">
                <text:p>4.573138</text:p>
              </table:table-cell>
              <table:table-cell office:value-type="float" office:value="9.145816">
                <text:p>9.14581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.582395">
                <text:p>4.582395</text:p>
              </table:table-cell>
              <table:table-cell office:value-type="float" office:value="9.164358">
                <text:p>9.16435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.609423">
                <text:p>4.609423</text:p>
              </table:table-cell>
              <table:table-cell office:value-type="float" office:value="9.218412">
                <text:p>9.21841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.622665">
                <text:p>4.622665</text:p>
              </table:table-cell>
              <table:table-cell office:value-type="float" office:value="9.244894">
                <text:p>9.24489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.645441">
                <text:p>4.645441</text:p>
              </table:table-cell>
              <table:table-cell office:value-type="float" office:value="9.290444">
                <text:p>9.29044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.669972">
                <text:p>4.669972</text:p>
              </table:table-cell>
              <table:table-cell office:value-type="float" office:value="9.339508">
                <text:p>9.33950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.698548">
                <text:p>4.698548</text:p>
              </table:table-cell>
              <table:table-cell office:value-type="float" office:value="9.396652">
                <text:p>9.39665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.686586">
                <text:p>4.686586</text:p>
              </table:table-cell>
              <table:table-cell office:value-type="float" office:value="9.372734">
                <text:p>9.37273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.717012">
                <text:p>4.717012</text:p>
              </table:table-cell>
              <table:table-cell office:value-type="float" office:value="9.433588">
                <text:p>9.43358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.826665">
                <text:p>4.826665</text:p>
              </table:table-cell>
              <table:table-cell office:value-type="float" office:value="9.652802">
                <text:p>9.65280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.810067">
                <text:p>4.810067</text:p>
              </table:table-cell>
              <table:table-cell office:value-type="float" office:value="9.619696">
                <text:p>9.61969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.800614">
                <text:p>4.800614</text:p>
              </table:table-cell>
              <table:table-cell office:value-type="float" office:value="9.600786">
                <text:p>9.60078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607887">
                <text:p>6.607887</text:p>
              </table:table-cell>
              <table:table-cell office:value-type="float" office:value="9.596312">
                <text:p>9.59631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.780151">
                <text:p>4.780151</text:p>
              </table:table-cell>
              <table:table-cell office:value-type="float" office:value="9.559858">
                <text:p>9.55985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.791777">
                <text:p>4.791777</text:p>
              </table:table-cell>
              <table:table-cell office:value-type="float" office:value="9.583094">
                <text:p>9.58309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.812781">
                <text:p>4.812781</text:p>
              </table:table-cell>
              <table:table-cell office:value-type="float" office:value="9.625118">
                <text:p>9.62511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.840099">
                <text:p>4.840099</text:p>
              </table:table-cell>
              <table:table-cell office:value-type="float" office:value="9.679728">
                <text:p>9.67972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.853631">
                <text:p>4.853631</text:p>
              </table:table-cell>
              <table:table-cell office:value-type="float" office:value="9.706818">
                <text:p>9.70681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.864903">
                <text:p>4.864903</text:p>
              </table:table-cell>
              <table:table-cell office:value-type="float" office:value="9.72936">
                <text:p>9.7293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.876953">
                <text:p>4.876953</text:p>
              </table:table-cell>
              <table:table-cell office:value-type="float" office:value="9.753456">
                <text:p>9.75345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.885948">
                <text:p>4.885948</text:p>
              </table:table-cell>
              <table:table-cell office:value-type="float" office:value="9.771452">
                <text:p>9.77145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487339">
                <text:p>6.487339</text:p>
              </table:table-cell>
              <table:table-cell office:value-type="float" office:value="9.79111">
                <text:p>9.7911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.912973">
                <text:p>4.912973</text:p>
              </table:table-cell>
              <table:table-cell office:value-type="float" office:value="9.825498">
                <text:p>9.82549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.919201">
                <text:p>4.919201</text:p>
              </table:table-cell>
              <table:table-cell office:value-type="float" office:value="9.83795">
                <text:p>9.8379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.9264">
                <text:p>4.9264</text:p>
              </table:table-cell>
              <table:table-cell office:value-type="float" office:value="9.852352">
                <text:p>9.85235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.932996">
                <text:p>4.932996</text:p>
              </table:table-cell>
              <table:table-cell office:value-type="float" office:value="9.865542">
                <text:p>9.86554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.945488">
                <text:p>4.945488</text:p>
              </table:table-cell>
              <table:table-cell office:value-type="float" office:value="9.890526">
                <text:p>9.89052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.96324">
                <text:p>4.96324</text:p>
              </table:table-cell>
              <table:table-cell office:value-type="float" office:value="9.926026">
                <text:p>9.92602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.981915">
                <text:p>4.981915</text:p>
              </table:table-cell>
              <table:table-cell office:value-type="float" office:value="9.96337">
                <text:p>9.9633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.995266">
                <text:p>4.995266</text:p>
              </table:table-cell>
              <table:table-cell office:value-type="float" office:value="9.99008">
                <text:p>9.9900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.059271">
                <text:p>5.059271</text:p>
              </table:table-cell>
              <table:table-cell office:value-type="float" office:value="10.11809">
                <text:p>10.1180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068853">
                <text:p>6.068853</text:p>
              </table:table-cell>
              <table:table-cell office:value-type="float" office:value="10.171792">
                <text:p>10.17179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.059187">
                <text:p>5.059187</text:p>
              </table:table-cell>
              <table:table-cell office:value-type="float" office:value="10.117846">
                <text:p>10.11784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.118677">
                <text:p>5.118677</text:p>
              </table:table-cell>
              <table:table-cell office:value-type="float" office:value="10.236898">
                <text:p>10.23689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.091016">
                <text:p>5.091016</text:p>
              </table:table-cell>
              <table:table-cell office:value-type="float" office:value="10.181572">
                <text:p>10.18157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.103697">
                <text:p>5.103697</text:p>
              </table:table-cell>
              <table:table-cell office:value-type="float" office:value="10.206934">
                <text:p>10.20693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.147449">
                <text:p>5.147449</text:p>
              </table:table-cell>
              <table:table-cell office:value-type="float" office:value="10.29442">
                <text:p>10.2944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.119459">
                <text:p>5.119459</text:p>
              </table:table-cell>
              <table:table-cell office:value-type="float" office:value="10.23846">
                <text:p>10.2384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.202342">
                <text:p>5.202342</text:p>
              </table:table-cell>
              <table:table-cell office:value-type="float" office:value="10.404226">
                <text:p>10.40422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.322902">
                <text:p>5.322902</text:p>
              </table:table-cell>
              <table:table-cell office:value-type="float" office:value="10.645342">
                <text:p>10.64534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.343874">
                <text:p>5.343874</text:p>
              </table:table-cell>
              <table:table-cell office:value-type="float" office:value="10.547072">
                <text:p>10.54707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.286641">
                <text:p>5.286641</text:p>
              </table:table-cell>
              <table:table-cell office:value-type="float" office:value="10.572818">
                <text:p>10.57281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.278517">
                <text:p>5.278517</text:p>
              </table:table-cell>
              <table:table-cell office:value-type="float" office:value="10.556564">
                <text:p>10.55656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.279081">
                <text:p>5.279081</text:p>
              </table:table-cell>
              <table:table-cell office:value-type="float" office:value="10.557644">
                <text:p>10.55764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.232985">
                <text:p>5.232985</text:p>
              </table:table-cell>
              <table:table-cell office:value-type="float" office:value="10.465506">
                <text:p>10.46550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.30865">
                <text:p>5.30865</text:p>
              </table:table-cell>
              <table:table-cell office:value-type="float" office:value="10.616836">
                <text:p>10.61683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.467715">
                <text:p>5.467715</text:p>
              </table:table-cell>
              <table:table-cell office:value-type="float" office:value="10.934946">
                <text:p>10.93494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.410396">
                <text:p>5.410396</text:p>
              </table:table-cell>
              <table:table-cell office:value-type="float" office:value="10.820266">
                <text:p>10.82026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.452563">
                <text:p>5.452563</text:p>
              </table:table-cell>
              <table:table-cell office:value-type="float" office:value="10.90464">
                <text:p>10.9046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.346515">
                <text:p>5.346515</text:p>
              </table:table-cell>
              <table:table-cell office:value-type="float" office:value="10.692564">
                <text:p>10.69256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.33195">
                <text:p>5.33195</text:p>
              </table:table-cell>
              <table:table-cell office:value-type="float" office:value="10.663432">
                <text:p>10.66343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.338915">
                <text:p>5.338915</text:p>
              </table:table-cell>
              <table:table-cell office:value-type="float" office:value="10.677362">
                <text:p>10.67736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.362201">
                <text:p>5.362201</text:p>
              </table:table-cell>
              <table:table-cell office:value-type="float" office:value="10.72393">
                <text:p>10.7239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.364593">
                <text:p>5.364593</text:p>
              </table:table-cell>
              <table:table-cell office:value-type="float" office:value="10.728708">
                <text:p>10.72870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117575">
                <text:p>6.117575</text:p>
              </table:table-cell>
              <table:table-cell office:value-type="float" office:value="10.78547">
                <text:p>10.7854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.389972">
                <text:p>5.389972</text:p>
              </table:table-cell>
              <table:table-cell office:value-type="float" office:value="10.77947">
                <text:p>10.7794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.406653">
                <text:p>5.406653</text:p>
              </table:table-cell>
              <table:table-cell office:value-type="float" office:value="10.812836">
                <text:p>10.81283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.438397">
                <text:p>5.438397</text:p>
              </table:table-cell>
              <table:table-cell office:value-type="float" office:value="10.876322">
                <text:p>10.87632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.438332">
                <text:p>5.438332</text:p>
              </table:table-cell>
              <table:table-cell office:value-type="float" office:value="10.876186">
                <text:p>10.87618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.45741">
                <text:p>5.45741</text:p>
              </table:table-cell>
              <table:table-cell office:value-type="float" office:value="10.914348">
                <text:p>10.91434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.471531">
                <text:p>5.471531</text:p>
              </table:table-cell>
              <table:table-cell office:value-type="float" office:value="10.94259">
                <text:p>10.9425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.480375">
                <text:p>5.480375</text:p>
              </table:table-cell>
              <table:table-cell office:value-type="float" office:value="10.960276">
                <text:p>10.96027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.493946">
                <text:p>5.493946</text:p>
              </table:table-cell>
              <table:table-cell office:value-type="float" office:value="10.987418">
                <text:p>10.98741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.511022">
                <text:p>5.511022</text:p>
              </table:table-cell>
              <table:table-cell office:value-type="float" office:value="11.021568">
                <text:p>11.02156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.449132">
                <text:p>7.449132</text:p>
              </table:table-cell>
              <table:table-cell office:value-type="float" office:value="11.088002">
                <text:p>11.08800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.67643">
                <text:p>5.67643</text:p>
              </table:table-cell>
              <table:table-cell office:value-type="float" office:value="11.352376">
                <text:p>11.35237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.568686">
                <text:p>5.568686</text:p>
              </table:table-cell>
              <table:table-cell office:value-type="float" office:value="11.136892">
                <text:p>11.13689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.602002">
                <text:p>5.602002</text:p>
              </table:table-cell>
              <table:table-cell office:value-type="float" office:value="11.203526">
                <text:p>11.20352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.687308">
                <text:p>5.687308</text:p>
              </table:table-cell>
              <table:table-cell office:value-type="float" office:value="11.374136">
                <text:p>11.37413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.639629">
                <text:p>5.639629</text:p>
              </table:table-cell>
              <table:table-cell office:value-type="float" office:value="11.278762">
                <text:p>11.27876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.625233">
                <text:p>5.625233</text:p>
              </table:table-cell>
              <table:table-cell office:value-type="float" office:value="11.249984">
                <text:p>11.24998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.711992">
                <text:p>5.711992</text:p>
              </table:table-cell>
              <table:table-cell office:value-type="float" office:value="11.423502">
                <text:p>11.42350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.774343">
                <text:p>5.774343</text:p>
              </table:table-cell>
              <table:table-cell office:value-type="float" office:value="11.54811">
                <text:p>11.5481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.779665">
                <text:p>5.779665</text:p>
              </table:table-cell>
              <table:table-cell office:value-type="float" office:value="11.558778">
                <text:p>11.55877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.756592">
                <text:p>5.756592</text:p>
              </table:table-cell>
              <table:table-cell office:value-type="float" office:value="11.512698">
                <text:p>11.51269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.860115">
                <text:p>5.860115</text:p>
              </table:table-cell>
              <table:table-cell office:value-type="float" office:value="11.71974">
                <text:p>11.7197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.900539">
                <text:p>5.900539</text:p>
              </table:table-cell>
              <table:table-cell office:value-type="float" office:value="11.800482">
                <text:p>11.80048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.766127">
                <text:p>5.766127</text:p>
              </table:table-cell>
              <table:table-cell office:value-type="float" office:value="11.53177">
                <text:p>11.5317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.83266">
                <text:p>5.83266</text:p>
              </table:table-cell>
              <table:table-cell office:value-type="float" office:value="11.664834">
                <text:p>11.66483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.858466">
                <text:p>5.858466</text:p>
              </table:table-cell>
              <table:table-cell office:value-type="float" office:value="11.716446">
                <text:p>11.71644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.780129">
                <text:p>5.780129</text:p>
              </table:table-cell>
              <table:table-cell office:value-type="float" office:value="11.55977">
                <text:p>11.5597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.868882">
                <text:p>5.868882</text:p>
              </table:table-cell>
              <table:table-cell office:value-type="float" office:value="11.737274">
                <text:p>11.73727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.025296">
                <text:p>6.025296</text:p>
              </table:table-cell>
              <table:table-cell office:value-type="float" office:value="12.0501">
                <text:p>12.050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.962397">
                <text:p>5.962397</text:p>
              </table:table-cell>
              <table:table-cell office:value-type="float" office:value="11.924296">
                <text:p>11.92429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.851596">
                <text:p>5.851596</text:p>
              </table:table-cell>
              <table:table-cell office:value-type="float" office:value="11.702642">
                <text:p>11.70264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.86927">
                <text:p>5.86927</text:p>
              </table:table-cell>
              <table:table-cell office:value-type="float" office:value="11.738048">
                <text:p>11.73804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.881685">
                <text:p>5.881685</text:p>
              </table:table-cell>
              <table:table-cell office:value-type="float" office:value="11.762878">
                <text:p>11.76287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.904396">
                <text:p>5.904396</text:p>
              </table:table-cell>
              <table:table-cell office:value-type="float" office:value="11.808296">
                <text:p>11.80829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.919588">
                <text:p>5.919588</text:p>
              </table:table-cell>
              <table:table-cell office:value-type="float" office:value="11.838682">
                <text:p>11.83868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.939217">
                <text:p>5.939217</text:p>
              </table:table-cell>
              <table:table-cell office:value-type="float" office:value="11.87794">
                <text:p>11.8779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.956553">
                <text:p>5.956553</text:p>
              </table:table-cell>
              <table:table-cell office:value-type="float" office:value="11.91261">
                <text:p>11.9126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.972944">
                <text:p>5.972944</text:p>
              </table:table-cell>
              <table:table-cell office:value-type="float" office:value="11.945392">
                <text:p>11.94539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.042597">
                <text:p>6.042597</text:p>
              </table:table-cell>
              <table:table-cell office:value-type="float" office:value="12.084696">
                <text:p>12.08469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.130743">
                <text:p>6.130743</text:p>
              </table:table-cell>
              <table:table-cell office:value-type="float" office:value="12.260878">
                <text:p>12.26087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.182752">
                <text:p>6.182752</text:p>
              </table:table-cell>
              <table:table-cell office:value-type="float" office:value="12.36497">
                <text:p>12.3649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.071882">
                <text:p>6.071882</text:p>
              </table:table-cell>
              <table:table-cell office:value-type="float" office:value="12.143264">
                <text:p>12.14326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.078551">
                <text:p>6.078551</text:p>
              </table:table-cell>
              <table:table-cell office:value-type="float" office:value="12.156604">
                <text:p>12.15660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.100986">
                <text:p>6.100986</text:p>
              </table:table-cell>
              <table:table-cell office:value-type="float" office:value="12.201472">
                <text:p>12.20147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.102966">
                <text:p>6.102966</text:p>
              </table:table-cell>
              <table:table-cell office:value-type="float" office:value="12.205426">
                <text:p>12.20542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.152099">
                <text:p>6.152099</text:p>
              </table:table-cell>
              <table:table-cell office:value-type="float" office:value="12.303698">
                <text:p>12.30369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.142895">
                <text:p>6.142895</text:p>
              </table:table-cell>
              <table:table-cell office:value-type="float" office:value="12.285288">
                <text:p>12.28528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.179435">
                <text:p>6.179435</text:p>
              </table:table-cell>
              <table:table-cell office:value-type="float" office:value="12.358366">
                <text:p>12.35836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.636067">
                <text:p>6.636067</text:p>
              </table:table-cell>
              <table:table-cell office:value-type="float" office:value="12.325296">
                <text:p>12.32529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.242333">
                <text:p>6.242333</text:p>
              </table:table-cell>
              <table:table-cell office:value-type="float" office:value="12.4841">
                <text:p>12.484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.204647">
                <text:p>6.204647</text:p>
              </table:table-cell>
              <table:table-cell office:value-type="float" office:value="12.408788">
                <text:p>12.40878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.24063">
                <text:p>6.24063</text:p>
              </table:table-cell>
              <table:table-cell office:value-type="float" office:value="12.480754">
                <text:p>12.48075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.282045">
                <text:p>6.282045</text:p>
              </table:table-cell>
              <table:table-cell office:value-type="float" office:value="12.563582">
                <text:p>12.56358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.303892">
                <text:p>6.303892</text:p>
              </table:table-cell>
              <table:table-cell office:value-type="float" office:value="12.60728">
                <text:p>12.6072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.281302">
                <text:p>6.281302</text:p>
              </table:table-cell>
              <table:table-cell office:value-type="float" office:value="12.562092">
                <text:p>12.56209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.322286">
                <text:p>6.322286</text:p>
              </table:table-cell>
              <table:table-cell office:value-type="float" office:value="12.644064">
                <text:p>12.64406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.281226">
                <text:p>6.281226</text:p>
              </table:table-cell>
              <table:table-cell office:value-type="float" office:value="12.561924">
                <text:p>12.56192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.300124">
                <text:p>6.300124</text:p>
              </table:table-cell>
              <table:table-cell office:value-type="float" office:value="12.59974">
                <text:p>12.5997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.39223">
                <text:p>6.39223</text:p>
              </table:table-cell>
              <table:table-cell office:value-type="float" office:value="12.783948">
                <text:p>12.78394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.370604">
                <text:p>6.370604</text:p>
              </table:table-cell>
              <table:table-cell office:value-type="float" office:value="12.740676">
                <text:p>12.74067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.351977">
                <text:p>6.351977</text:p>
              </table:table-cell>
              <table:table-cell office:value-type="float" office:value="12.70342">
                <text:p>12.7034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.491535">
                <text:p>6.491535</text:p>
              </table:table-cell>
              <table:table-cell office:value-type="float" office:value="12.982556">
                <text:p>12.98255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609879">
                <text:p>7.609879</text:p>
              </table:table-cell>
              <table:table-cell office:value-type="float" office:value="12.932558">
                <text:p>12.93255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.490052">
                <text:p>6.490052</text:p>
              </table:table-cell>
              <table:table-cell office:value-type="float" office:value="12.979554">
                <text:p>12.97955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.542073">
                <text:p>6.542073</text:p>
              </table:table-cell>
              <table:table-cell office:value-type="float" office:value="13.08363">
                <text:p>13.0836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.476596">
                <text:p>6.476596</text:p>
              </table:table-cell>
              <table:table-cell office:value-type="float" office:value="12.952674">
                <text:p>12.95267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.487354">
                <text:p>6.487354</text:p>
              </table:table-cell>
              <table:table-cell office:value-type="float" office:value="12.974192">
                <text:p>12.97419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.459161">
                <text:p>6.459161</text:p>
              </table:table-cell>
              <table:table-cell office:value-type="float" office:value="12.917806">
                <text:p>12.91780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.534701">
                <text:p>6.534701</text:p>
              </table:table-cell>
              <table:table-cell office:value-type="float" office:value="13.068886">
                <text:p>13.06888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.53196">
                <text:p>6.53196</text:p>
              </table:table-cell>
              <table:table-cell office:value-type="float" office:value="13.0634">
                <text:p>13.063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.659951">
                <text:p>6.659951</text:p>
              </table:table-cell>
              <table:table-cell office:value-type="float" office:value="13.319378">
                <text:p>13.31937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.619962">
                <text:p>6.619962</text:p>
              </table:table-cell>
              <table:table-cell office:value-type="float" office:value="13.239352">
                <text:p>13.23935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.582292">
                <text:p>6.582292</text:p>
              </table:table-cell>
              <table:table-cell office:value-type="float" office:value="13.164068">
                <text:p>13.16406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.686239">
                <text:p>6.686239</text:p>
              </table:table-cell>
              <table:table-cell office:value-type="float" office:value="13.37196">
                <text:p>13.3719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.694954">
                <text:p>6.694954</text:p>
              </table:table-cell>
              <table:table-cell office:value-type="float" office:value="13.389386">
                <text:p>13.38938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.67442">
                <text:p>6.67442</text:p>
              </table:table-cell>
              <table:table-cell office:value-type="float" office:value="13.348314">
                <text:p>13.34831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.763053">
                <text:p>6.763053</text:p>
              </table:table-cell>
              <table:table-cell office:value-type="float" office:value="13.525584">
                <text:p>13.52558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.769967">
                <text:p>6.769967</text:p>
              </table:table-cell>
              <table:table-cell office:value-type="float" office:value="13.539414">
                <text:p>13.53941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.79088">
                <text:p>6.79088</text:p>
              </table:table-cell>
              <table:table-cell office:value-type="float" office:value="13.581218">
                <text:p>13.58121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.715972">
                <text:p>6.715972</text:p>
              </table:table-cell>
              <table:table-cell office:value-type="float" office:value="13.431422">
                <text:p>13.43142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.691451">
                <text:p>6.691451</text:p>
              </table:table-cell>
              <table:table-cell office:value-type="float" office:value="13.382378">
                <text:p>13.38237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.854149">
                <text:p>6.854149</text:p>
              </table:table-cell>
              <table:table-cell office:value-type="float" office:value="13.707774">
                <text:p>13.70777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.930091">
                <text:p>6.930091</text:p>
              </table:table-cell>
              <table:table-cell office:value-type="float" office:value="13.859636">
                <text:p>13.85963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.890142">
                <text:p>6.890142</text:p>
              </table:table-cell>
              <table:table-cell office:value-type="float" office:value="13.779758">
                <text:p>13.77975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.956352">
                <text:p>6.956352</text:p>
              </table:table-cell>
              <table:table-cell office:value-type="float" office:value="13.912174">
                <text:p>13.91217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.88286">
                <text:p>6.88286</text:p>
              </table:table-cell>
              <table:table-cell office:value-type="float" office:value="13.765192">
                <text:p>13.76519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.969535">
                <text:p>6.969535</text:p>
              </table:table-cell>
              <table:table-cell office:value-type="float" office:value="13.938538">
                <text:p>13.93853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.825189">
                <text:p>6.825189</text:p>
              </table:table-cell>
              <table:table-cell office:value-type="float" office:value="13.649848">
                <text:p>13.64984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.833954">
                <text:p>6.833954</text:p>
              </table:table-cell>
              <table:table-cell office:value-type="float" office:value="13.667376">
                <text:p>13.66737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.843571">
                <text:p>6.843571</text:p>
              </table:table-cell>
              <table:table-cell office:value-type="float" office:value="13.686612">
                <text:p>13.68661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.871414">
                <text:p>6.871414</text:p>
              </table:table-cell>
              <table:table-cell office:value-type="float" office:value="13.742296">
                <text:p>13.74229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.884836">
                <text:p>6.884836</text:p>
              </table:table-cell>
              <table:table-cell office:value-type="float" office:value="13.76914">
                <text:p>13.7691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.917499">
                <text:p>6.917499</text:p>
              </table:table-cell>
              <table:table-cell office:value-type="float" office:value="13.834406">
                <text:p>13.83440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.910966">
                <text:p>6.910966</text:p>
              </table:table-cell>
              <table:table-cell office:value-type="float" office:value="13.8214">
                <text:p>13.821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.927715">
                <text:p>6.927715</text:p>
              </table:table-cell>
              <table:table-cell office:value-type="float" office:value="13.854896">
                <text:p>13.85489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.944842">
                <text:p>6.944842</text:p>
              </table:table-cell>
              <table:table-cell office:value-type="float" office:value="13.88915">
                <text:p>13.8891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.9917">
                <text:p>6.9917</text:p>
              </table:table-cell>
              <table:table-cell office:value-type="float" office:value="13.982862">
                <text:p>13.98286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165153">
                <text:p>7.165153</text:p>
              </table:table-cell>
              <table:table-cell office:value-type="float" office:value="14.329768">
                <text:p>14.32976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040522">
                <text:p>7.040522</text:p>
              </table:table-cell>
              <table:table-cell office:value-type="float" office:value="14.080508">
                <text:p>14.08050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075105">
                <text:p>7.075105</text:p>
              </table:table-cell>
              <table:table-cell office:value-type="float" office:value="14.149672">
                <text:p>14.14967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152702">
                <text:p>7.152702</text:p>
              </table:table-cell>
              <table:table-cell office:value-type="float" office:value="14.304806">
                <text:p>14.30480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194061">
                <text:p>7.194061</text:p>
              </table:table-cell>
              <table:table-cell office:value-type="float" office:value="14.38756">
                <text:p>14.3875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084455">
                <text:p>7.084455</text:p>
              </table:table-cell>
              <table:table-cell office:value-type="float" office:value="14.168364">
                <text:p>14.16836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092778">
                <text:p>7.092778</text:p>
              </table:table-cell>
              <table:table-cell office:value-type="float" office:value="14.185016">
                <text:p>14.18501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109701">
                <text:p>7.109701</text:p>
              </table:table-cell>
              <table:table-cell office:value-type="float" office:value="14.218862">
                <text:p>14.21886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131689">
                <text:p>7.131689</text:p>
              </table:table-cell>
              <table:table-cell office:value-type="float" office:value="14.262834">
                <text:p>14.26283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143642">
                <text:p>7.143642</text:p>
              </table:table-cell>
              <table:table-cell office:value-type="float" office:value="14.286742">
                <text:p>14.28674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171978">
                <text:p>7.171978</text:p>
              </table:table-cell>
              <table:table-cell office:value-type="float" office:value="14.343414">
                <text:p>14.34341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176892">
                <text:p>7.176892</text:p>
              </table:table-cell>
              <table:table-cell office:value-type="float" office:value="14.353244">
                <text:p>14.35324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.202285">
                <text:p>7.202285</text:p>
              </table:table-cell>
              <table:table-cell office:value-type="float" office:value="14.404024">
                <text:p>14.40402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.217182">
                <text:p>7.217182</text:p>
              </table:table-cell>
              <table:table-cell office:value-type="float" office:value="14.433792">
                <text:p>14.43379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.234531">
                <text:p>7.234531</text:p>
              </table:table-cell>
              <table:table-cell office:value-type="float" office:value="14.468518">
                <text:p>14.46851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.255202">
                <text:p>7.255202</text:p>
              </table:table-cell>
              <table:table-cell office:value-type="float" office:value="14.509858">
                <text:p>14.50985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7.274872">
                <text:p>7.274872</text:p>
              </table:table-cell>
              <table:table-cell office:value-type="float" office:value="14.549198">
                <text:p>14.54919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.291805">
                <text:p>7.291805</text:p>
              </table:table-cell>
              <table:table-cell office:value-type="float" office:value="14.583064">
                <text:p>14.58306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.302582">
                <text:p>7.302582</text:p>
              </table:table-cell>
              <table:table-cell office:value-type="float" office:value="14.604616">
                <text:p>14.60461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.333101">
                <text:p>7.333101</text:p>
              </table:table-cell>
              <table:table-cell office:value-type="float" office:value="14.665654">
                <text:p>14.66565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.413198">
                <text:p>7.413198</text:p>
              </table:table-cell>
              <table:table-cell office:value-type="float" office:value="14.825844">
                <text:p>14.82584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7.389079">
                <text:p>7.389079</text:p>
              </table:table-cell>
              <table:table-cell office:value-type="float" office:value="14.77761">
                <text:p>14.7776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.41609">
                <text:p>7.41609</text:p>
              </table:table-cell>
              <table:table-cell office:value-type="float" office:value="14.831628">
                <text:p>14.83162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.415501">
                <text:p>7.415501</text:p>
              </table:table-cell>
              <table:table-cell office:value-type="float" office:value="14.830448">
                <text:p>14.83044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.421259">
                <text:p>7.421259</text:p>
              </table:table-cell>
              <table:table-cell office:value-type="float" office:value="14.841968">
                <text:p>14.84196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7.469445">
                <text:p>7.469445</text:p>
              </table:table-cell>
              <table:table-cell office:value-type="float" office:value="14.938328">
                <text:p>14.93832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7.469395">
                <text:p>7.469395</text:p>
              </table:table-cell>
              <table:table-cell office:value-type="float" office:value="14.938236">
                <text:p>14.93823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.50575">
                <text:p>7.50575</text:p>
              </table:table-cell>
              <table:table-cell office:value-type="float" office:value="15.010946">
                <text:p>15.01094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.525614">
                <text:p>7.525614</text:p>
              </table:table-cell>
              <table:table-cell office:value-type="float" office:value="15.050672">
                <text:p>15.05067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.526104">
                <text:p>7.526104</text:p>
              </table:table-cell>
              <table:table-cell office:value-type="float" office:value="15.051652">
                <text:p>15.05165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7.552356">
                <text:p>7.552356</text:p>
              </table:table-cell>
              <table:table-cell office:value-type="float" office:value="15.104152">
                <text:p>15.10415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.556377">
                <text:p>7.556377</text:p>
              </table:table-cell>
              <table:table-cell office:value-type="float" office:value="15.112198">
                <text:p>15.11219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7.561873">
                <text:p>7.561873</text:p>
              </table:table-cell>
              <table:table-cell office:value-type="float" office:value="15.123188">
                <text:p>15.12318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.607722">
                <text:p>7.607722</text:p>
              </table:table-cell>
              <table:table-cell office:value-type="float" office:value="15.214884">
                <text:p>15.21488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.642089">
                <text:p>7.642089</text:p>
              </table:table-cell>
              <table:table-cell office:value-type="float" office:value="15.283618">
                <text:p>15.28361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.659254">
                <text:p>7.659254</text:p>
              </table:table-cell>
              <table:table-cell office:value-type="float" office:value="15.317926">
                <text:p>15.31792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.075751">
                <text:p>10.075751</text:p>
              </table:table-cell>
              <table:table-cell office:value-type="float" office:value="15.305776">
                <text:p>15.30577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.658777">
                <text:p>7.658777</text:p>
              </table:table-cell>
              <table:table-cell office:value-type="float" office:value="15.316988">
                <text:p>15.31698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.68157">
                <text:p>7.68157</text:p>
              </table:table-cell>
              <table:table-cell office:value-type="float" office:value="15.362576">
                <text:p>15.36257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7.700108">
                <text:p>7.700108</text:p>
              </table:table-cell>
              <table:table-cell office:value-type="float" office:value="15.39965">
                <text:p>15.3996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.712768">
                <text:p>7.712768</text:p>
              </table:table-cell>
              <table:table-cell office:value-type="float" office:value="15.424972">
                <text:p>15.42497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.799267">
                <text:p>7.799267</text:p>
              </table:table-cell>
              <table:table-cell office:value-type="float" office:value="15.59797">
                <text:p>15.5979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.815132">
                <text:p>7.815132</text:p>
              </table:table-cell>
              <table:table-cell office:value-type="float" office:value="15.629698">
                <text:p>15.62969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.81438">
                <text:p>7.81438</text:p>
              </table:table-cell>
              <table:table-cell office:value-type="float" office:value="15.628192">
                <text:p>15.62819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.275559">
                <text:p>9.275559</text:p>
              </table:table-cell>
              <table:table-cell office:value-type="float" office:value="15.82145">
                <text:p>15.8214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7.964765">
                <text:p>7.964765</text:p>
              </table:table-cell>
              <table:table-cell office:value-type="float" office:value="15.928962">
                <text:p>15.92896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7.864852">
                <text:p>7.864852</text:p>
              </table:table-cell>
              <table:table-cell office:value-type="float" office:value="15.729138">
                <text:p>15.72913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7.956627">
                <text:p>7.956627</text:p>
              </table:table-cell>
              <table:table-cell office:value-type="float" office:value="15.912684">
                <text:p>15.91268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7.967838">
                <text:p>7.967838</text:p>
              </table:table-cell>
              <table:table-cell office:value-type="float" office:value="15.935106">
                <text:p>15.93510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7.935604">
                <text:p>7.935604</text:p>
              </table:table-cell>
              <table:table-cell office:value-type="float" office:value="15.870636">
                <text:p>15.87063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.956311">
                <text:p>7.956311</text:p>
              </table:table-cell>
              <table:table-cell office:value-type="float" office:value="15.912054">
                <text:p>15.91205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.928136">
                <text:p>7.928136</text:p>
              </table:table-cell>
              <table:table-cell office:value-type="float" office:value="15.8557">
                <text:p>15.855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7.956739">
                <text:p>7.956739</text:p>
              </table:table-cell>
              <table:table-cell office:value-type="float" office:value="15.912908">
                <text:p>15.91290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015495">
                <text:p>8.015495</text:p>
              </table:table-cell>
              <table:table-cell office:value-type="float" office:value="16.030388">
                <text:p>16.03038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.992808">
                <text:p>7.992808</text:p>
              </table:table-cell>
              <table:table-cell office:value-type="float" office:value="15.985044">
                <text:p>15.98504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2.31981">
                <text:p>12.31981</text:p>
              </table:table-cell>
              <table:table-cell office:value-type="float" office:value="16.047458">
                <text:p>16.04745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054779">
                <text:p>8.054779</text:p>
              </table:table-cell>
              <table:table-cell office:value-type="float" office:value="16.10898">
                <text:p>16.1089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066653">
                <text:p>8.066653</text:p>
              </table:table-cell>
              <table:table-cell office:value-type="float" office:value="16.132732">
                <text:p>16.13273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09615">
                <text:p>8.09615</text:p>
              </table:table-cell>
              <table:table-cell office:value-type="float" office:value="16.191714">
                <text:p>16.19171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.161147">
                <text:p>9.161147</text:p>
              </table:table-cell>
              <table:table-cell office:value-type="float" office:value="16.185442">
                <text:p>16.18544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16296">
                <text:p>8.16296</text:p>
              </table:table-cell>
              <table:table-cell office:value-type="float" office:value="16.32534">
                <text:p>16.3253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269654">
                <text:p>8.269654</text:p>
              </table:table-cell>
              <table:table-cell office:value-type="float" office:value="16.538726">
                <text:p>16.53872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216151">
                <text:p>8.216151</text:p>
              </table:table-cell>
              <table:table-cell office:value-type="float" office:value="16.431722">
                <text:p>16.43172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405507">
                <text:p>8.405507</text:p>
              </table:table-cell>
              <table:table-cell office:value-type="float" office:value="16.810434">
                <text:p>16.81043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32671">
                <text:p>8.32671</text:p>
              </table:table-cell>
              <table:table-cell office:value-type="float" office:value="16.652818">
                <text:p>16.65281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378097">
                <text:p>8.378097</text:p>
              </table:table-cell>
              <table:table-cell office:value-type="float" office:value="16.755502">
                <text:p>16.75550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34854">
                <text:p>8.34854</text:p>
              </table:table-cell>
              <table:table-cell office:value-type="float" office:value="16.696496">
                <text:p>16.69649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393792">
                <text:p>8.393792</text:p>
              </table:table-cell>
              <table:table-cell office:value-type="float" office:value="16.78698">
                <text:p>16.7869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390605">
                <text:p>8.390605</text:p>
              </table:table-cell>
              <table:table-cell office:value-type="float" office:value="16.780622">
                <text:p>16.78062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362139">
                <text:p>8.362139</text:p>
              </table:table-cell>
              <table:table-cell office:value-type="float" office:value="16.723696">
                <text:p>16.72369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3246">
                <text:p>8.3246</text:p>
              </table:table-cell>
              <table:table-cell office:value-type="float" office:value="16.648608">
                <text:p>16.64860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.025983">
                <text:p>12.025983</text:p>
              </table:table-cell>
              <table:table-cell office:value-type="float" office:value="16.993818">
                <text:p>16.99381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397195">
                <text:p>8.397195</text:p>
              </table:table-cell>
              <table:table-cell office:value-type="float" office:value="16.793802">
                <text:p>16.79380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452474">
                <text:p>8.452474</text:p>
              </table:table-cell>
              <table:table-cell office:value-type="float" office:value="16.904362">
                <text:p>16.90436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416648">
                <text:p>8.416648</text:p>
              </table:table-cell>
              <table:table-cell office:value-type="float" office:value="16.83271">
                <text:p>16.8327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460317">
                <text:p>8.460317</text:p>
              </table:table-cell>
              <table:table-cell office:value-type="float" office:value="16.920048">
                <text:p>16.92004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481529">
                <text:p>8.481529</text:p>
              </table:table-cell>
              <table:table-cell office:value-type="float" office:value="16.962468">
                <text:p>16.96246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442608">
                <text:p>8.442608</text:p>
              </table:table-cell>
              <table:table-cell office:value-type="float" office:value="16.88463">
                <text:p>16.8846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477229">
                <text:p>8.477229</text:p>
              </table:table-cell>
              <table:table-cell office:value-type="float" office:value="16.953868">
                <text:p>16.95386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493754">
                <text:p>8.493754</text:p>
              </table:table-cell>
              <table:table-cell office:value-type="float" office:value="16.986918">
                <text:p>16.98691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494521">
                <text:p>8.494521</text:p>
              </table:table-cell>
              <table:table-cell office:value-type="float" office:value="16.988454">
                <text:p>16.98845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522668">
                <text:p>8.522668</text:p>
              </table:table-cell>
              <table:table-cell office:value-type="float" office:value="17.04474">
                <text:p>17.0447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530809">
                <text:p>8.530809</text:p>
              </table:table-cell>
              <table:table-cell office:value-type="float" office:value="17.061028">
                <text:p>17.06102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564744">
                <text:p>8.564744</text:p>
              </table:table-cell>
              <table:table-cell office:value-type="float" office:value="17.128898">
                <text:p>17.12889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587625">
                <text:p>8.587625</text:p>
              </table:table-cell>
              <table:table-cell office:value-type="float" office:value="17.174658">
                <text:p>17.17465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585392">
                <text:p>8.585392</text:p>
              </table:table-cell>
              <table:table-cell office:value-type="float" office:value="17.17019">
                <text:p>17.1701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6123">
                <text:p>8.6123</text:p>
              </table:table-cell>
              <table:table-cell office:value-type="float" office:value="17.224004">
                <text:p>17.22400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700331">
                <text:p>8.700331</text:p>
              </table:table-cell>
              <table:table-cell office:value-type="float" office:value="17.399994">
                <text:p>17.39999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1.19516">
                <text:p>11.19516</text:p>
              </table:table-cell>
              <table:table-cell office:value-type="float" office:value="17.30498">
                <text:p>17.3049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846666">
                <text:p>8.846666</text:p>
              </table:table-cell>
              <table:table-cell office:value-type="float" office:value="17.692738">
                <text:p>17.69273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687671">
                <text:p>8.687671</text:p>
              </table:table-cell>
              <table:table-cell office:value-type="float" office:value="17.374744">
                <text:p>17.37474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692959">
                <text:p>8.692959</text:p>
              </table:table-cell>
              <table:table-cell office:value-type="float" office:value="17.385322">
                <text:p>17.38532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710681">
                <text:p>8.710681</text:p>
              </table:table-cell>
              <table:table-cell office:value-type="float" office:value="17.420762">
                <text:p>17.42076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900828">
                <text:p>8.900828</text:p>
              </table:table-cell>
              <table:table-cell office:value-type="float" office:value="17.801032">
                <text:p>17.80103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815879">
                <text:p>8.815879</text:p>
              </table:table-cell>
              <table:table-cell office:value-type="float" office:value="17.631122">
                <text:p>17.63112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774918">
                <text:p>8.774918</text:p>
              </table:table-cell>
              <table:table-cell office:value-type="float" office:value="17.549236">
                <text:p>17.54923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816674">
                <text:p>8.816674</text:p>
              </table:table-cell>
              <table:table-cell office:value-type="float" office:value="17.632744">
                <text:p>17.63274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839018">
                <text:p>8.839018</text:p>
              </table:table-cell>
              <table:table-cell office:value-type="float" office:value="17.67743">
                <text:p>17.6774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873822">
                <text:p>8.873822</text:p>
              </table:table-cell>
              <table:table-cell office:value-type="float" office:value="17.74704">
                <text:p>17.7470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882281">
                <text:p>8.882281</text:p>
              </table:table-cell>
              <table:table-cell office:value-type="float" office:value="17.76396">
                <text:p>17.7639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906686">
                <text:p>8.906686</text:p>
              </table:table-cell>
              <table:table-cell office:value-type="float" office:value="17.812768">
                <text:p>17.81276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94446">
                <text:p>8.94446</text:p>
              </table:table-cell>
              <table:table-cell office:value-type="float" office:value="17.888316">
                <text:p>17.88831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946481">
                <text:p>8.946481</text:p>
              </table:table-cell>
              <table:table-cell office:value-type="float" office:value="17.892356">
                <text:p>17.89235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94214">
                <text:p>8.94214</text:p>
              </table:table-cell>
              <table:table-cell office:value-type="float" office:value="17.883676">
                <text:p>17.88367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.004837">
                <text:p>9.004837</text:p>
              </table:table-cell>
              <table:table-cell office:value-type="float" office:value="18.009034">
                <text:p>18.00903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986267">
                <text:p>8.986267</text:p>
              </table:table-cell>
              <table:table-cell office:value-type="float" office:value="17.971928">
                <text:p>17.97192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986998">
                <text:p>8.986998</text:p>
              </table:table-cell>
              <table:table-cell office:value-type="float" office:value="17.973386">
                <text:p>17.97338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.017189">
                <text:p>9.017189</text:p>
              </table:table-cell>
              <table:table-cell office:value-type="float" office:value="18.03377">
                <text:p>18.0337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.030896">
                <text:p>9.030896</text:p>
              </table:table-cell>
              <table:table-cell office:value-type="float" office:value="18.061182">
                <text:p>18.06118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.049246">
                <text:p>9.049246</text:p>
              </table:table-cell>
              <table:table-cell office:value-type="float" office:value="18.097878">
                <text:p>18.09787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.070891">
                <text:p>9.070891</text:p>
              </table:table-cell>
              <table:table-cell office:value-type="float" office:value="18.141172">
                <text:p>18.14117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.122807">
                <text:p>9.122807</text:p>
              </table:table-cell>
              <table:table-cell office:value-type="float" office:value="18.245">
                <text:p>18.24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.160945">
                <text:p>9.160945</text:p>
              </table:table-cell>
              <table:table-cell office:value-type="float" office:value="18.321278">
                <text:p>18.32127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.165776">
                <text:p>9.165776</text:p>
              </table:table-cell>
              <table:table-cell office:value-type="float" office:value="18.330936">
                <text:p>18.33093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211778">
                <text:p>9.211778</text:p>
              </table:table-cell>
              <table:table-cell office:value-type="float" office:value="18.422938">
                <text:p>18.42293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189361">
                <text:p>9.189361</text:p>
              </table:table-cell>
              <table:table-cell office:value-type="float" office:value="18.378102">
                <text:p>18.37810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227199">
                <text:p>9.227199</text:p>
              </table:table-cell>
              <table:table-cell office:value-type="float" office:value="18.45378">
                <text:p>18.4537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28642">
                <text:p>9.28642</text:p>
              </table:table-cell>
              <table:table-cell office:value-type="float" office:value="18.572222">
                <text:p>18.57222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289132">
                <text:p>9.289132</text:p>
              </table:table-cell>
              <table:table-cell office:value-type="float" office:value="18.577646">
                <text:p>18.57764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251298">
                <text:p>9.251298</text:p>
              </table:table-cell>
              <table:table-cell office:value-type="float" office:value="18.501976">
                <text:p>18.50197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288158">
                <text:p>9.288158</text:p>
              </table:table-cell>
              <table:table-cell office:value-type="float" office:value="18.575698">
                <text:p>18.57569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298699">
                <text:p>9.298699</text:p>
              </table:table-cell>
              <table:table-cell office:value-type="float" office:value="18.596742">
                <text:p>18.59674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316311">
                <text:p>9.316311</text:p>
              </table:table-cell>
              <table:table-cell office:value-type="float" office:value="18.632">
                <text:p>18.63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337911">
                <text:p>9.337911</text:p>
              </table:table-cell>
              <table:table-cell office:value-type="float" office:value="18.675198">
                <text:p>18.67519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352877">
                <text:p>9.352877</text:p>
              </table:table-cell>
              <table:table-cell office:value-type="float" office:value="18.705134">
                <text:p>18.70513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400708">
                <text:p>9.400708</text:p>
              </table:table-cell>
              <table:table-cell office:value-type="float" office:value="18.800794">
                <text:p>18.80079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413073">
                <text:p>9.413073</text:p>
              </table:table-cell>
              <table:table-cell office:value-type="float" office:value="18.825524">
                <text:p>18.82552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477246">
                <text:p>9.477246</text:p>
              </table:table-cell>
              <table:table-cell office:value-type="float" office:value="18.953846">
                <text:p>18.95384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511602">
                <text:p>9.511602</text:p>
              </table:table-cell>
              <table:table-cell office:value-type="float" office:value="19.022578">
                <text:p>19.02257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464801">
                <text:p>9.464801</text:p>
              </table:table-cell>
              <table:table-cell office:value-type="float" office:value="18.928978">
                <text:p>18.92897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48615">
                <text:p>9.48615</text:p>
              </table:table-cell>
              <table:table-cell office:value-type="float" office:value="18.971674">
                <text:p>18.97167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3.700982">
                <text:p>13.700982</text:p>
              </table:table-cell>
              <table:table-cell office:value-type="float" office:value="19.035302">
                <text:p>19.03530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520458">
                <text:p>9.520458</text:p>
              </table:table-cell>
              <table:table-cell office:value-type="float" office:value="19.04029">
                <text:p>19.0402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543152">
                <text:p>9.543152</text:p>
              </table:table-cell>
              <table:table-cell office:value-type="float" office:value="19.085676">
                <text:p>19.08567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557804">
                <text:p>9.557804</text:p>
              </table:table-cell>
              <table:table-cell office:value-type="float" office:value="19.11498">
                <text:p>19.1149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588535">
                <text:p>9.588535</text:p>
              </table:table-cell>
              <table:table-cell office:value-type="float" office:value="19.17644">
                <text:p>19.1764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606354">
                <text:p>9.606354</text:p>
              </table:table-cell>
              <table:table-cell office:value-type="float" office:value="19.212078">
                <text:p>19.21207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618799">
                <text:p>9.618799</text:p>
              </table:table-cell>
              <table:table-cell office:value-type="float" office:value="19.236968">
                <text:p>19.23696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663497">
                <text:p>9.663497</text:p>
              </table:table-cell>
              <table:table-cell office:value-type="float" office:value="19.326362">
                <text:p>19.32636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680216">
                <text:p>9.680216</text:p>
              </table:table-cell>
              <table:table-cell office:value-type="float" office:value="19.359798">
                <text:p>19.35979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696972">
                <text:p>9.696972</text:p>
              </table:table-cell>
              <table:table-cell office:value-type="float" office:value="19.39331">
                <text:p>19.3933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706486">
                <text:p>9.706486</text:p>
              </table:table-cell>
              <table:table-cell office:value-type="float" office:value="19.412338">
                <text:p>19.41233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738037">
                <text:p>9.738037</text:p>
              </table:table-cell>
              <table:table-cell office:value-type="float" office:value="19.47544">
                <text:p>19.4754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2.328104">
                <text:p>12.328104</text:p>
              </table:table-cell>
              <table:table-cell office:value-type="float" office:value="19.549908">
                <text:p>19.54990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772856">
                <text:p>9.772856</text:p>
              </table:table-cell>
              <table:table-cell office:value-type="float" office:value="19.545078">
                <text:p>19.54507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789911">
                <text:p>9.789911</text:p>
              </table:table-cell>
              <table:table-cell office:value-type="float" office:value="19.579186">
                <text:p>19.57918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8249">
                <text:p>9.8249</text:p>
              </table:table-cell>
              <table:table-cell office:value-type="float" office:value="19.649162">
                <text:p>19.64916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86221">
                <text:p>9.86221</text:p>
              </table:table-cell>
              <table:table-cell office:value-type="float" office:value="19.72378">
                <text:p>19.7237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897761">
                <text:p>9.897761</text:p>
              </table:table-cell>
              <table:table-cell office:value-type="float" office:value="19.79488">
                <text:p>19.7948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919232">
                <text:p>9.919232</text:p>
              </table:table-cell>
              <table:table-cell office:value-type="float" office:value="19.837822">
                <text:p>19.83782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910062">
                <text:p>9.910062</text:p>
              </table:table-cell>
              <table:table-cell office:value-type="float" office:value="19.819482">
                <text:p>19.81948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917318">
                <text:p>9.917318</text:p>
              </table:table-cell>
              <table:table-cell office:value-type="float" office:value="19.833986">
                <text:p>19.83398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937331">
                <text:p>9.937331</text:p>
              </table:table-cell>
              <table:table-cell office:value-type="float" office:value="19.87402">
                <text:p>19.8740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981833">
                <text:p>9.981833</text:p>
              </table:table-cell>
              <table:table-cell office:value-type="float" office:value="19.963026">
                <text:p>19.96302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.023626">
                <text:p>10.023626</text:p>
              </table:table-cell>
              <table:table-cell office:value-type="float" office:value="20.046608">
                <text:p>20.04660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.054496">
                <text:p>10.054496</text:p>
              </table:table-cell>
              <table:table-cell office:value-type="float" office:value="20.108352">
                <text:p>20.10835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.060655">
                <text:p>10.060655</text:p>
              </table:table-cell>
              <table:table-cell office:value-type="float" office:value="20.120636">
                <text:p>20.12063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.056169">
                <text:p>10.056169</text:p>
              </table:table-cell>
              <table:table-cell office:value-type="float" office:value="20.111692">
                <text:p>20.11169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3.965908">
                <text:p>13.965908</text:p>
              </table:table-cell>
              <table:table-cell office:value-type="float" office:value="20.131854">
                <text:p>20.13185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0.166672">
                <text:p>10.166672</text:p>
              </table:table-cell>
              <table:table-cell office:value-type="float" office:value="20.332696">
                <text:p>20.33269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.352243">
                <text:p>10.352243</text:p>
              </table:table-cell>
              <table:table-cell office:value-type="float" office:value="20.70382">
                <text:p>20.7038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.139733">
                <text:p>10.139733</text:p>
              </table:table-cell>
              <table:table-cell office:value-type="float" office:value="20.27882">
                <text:p>20.2788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.159817">
                <text:p>10.159817</text:p>
              </table:table-cell>
              <table:table-cell office:value-type="float" office:value="20.318988">
                <text:p>20.31898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.177223">
                <text:p>10.177223</text:p>
              </table:table-cell>
              <table:table-cell office:value-type="float" office:value="20.353798">
                <text:p>20.35379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.282184">
                <text:p>10.282184</text:p>
              </table:table-cell>
              <table:table-cell office:value-type="float" office:value="20.56372">
                <text:p>20.5637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.349763">
                <text:p>10.349763</text:p>
              </table:table-cell>
              <table:table-cell office:value-type="float" office:value="20.698856">
                <text:p>20.69885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.369317">
                <text:p>10.369317</text:p>
              </table:table-cell>
              <table:table-cell office:value-type="float" office:value="20.73795">
                <text:p>20.7379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.295196">
                <text:p>10.295196</text:p>
              </table:table-cell>
              <table:table-cell office:value-type="float" office:value="20.58974">
                <text:p>20.5897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.286914">
                <text:p>10.286914</text:p>
              </table:table-cell>
              <table:table-cell office:value-type="float" office:value="20.57318">
                <text:p>20.5731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.308062">
                <text:p>10.308062</text:p>
              </table:table-cell>
              <table:table-cell office:value-type="float" office:value="20.615474">
                <text:p>20.61547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.331328">
                <text:p>10.331328</text:p>
              </table:table-cell>
              <table:table-cell office:value-type="float" office:value="20.662006">
                <text:p>20.66200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.351827">
                <text:p>10.351827</text:p>
              </table:table-cell>
              <table:table-cell office:value-type="float" office:value="20.703002">
                <text:p>20.70300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.37118">
                <text:p>10.37118</text:p>
              </table:table-cell>
              <table:table-cell office:value-type="float" office:value="20.741708">
                <text:p>20.74170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.384512">
                <text:p>10.384512</text:p>
              </table:table-cell>
              <table:table-cell office:value-type="float" office:value="20.76837">
                <text:p>20.7683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.408491">
                <text:p>10.408491</text:p>
              </table:table-cell>
              <table:table-cell office:value-type="float" office:value="20.816332">
                <text:p>20.81633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.432735">
                <text:p>10.432735</text:p>
              </table:table-cell>
              <table:table-cell office:value-type="float" office:value="20.864816">
                <text:p>20.86481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.51108">
                <text:p>10.51108</text:p>
              </table:table-cell>
              <table:table-cell office:value-type="float" office:value="21.021506">
                <text:p>21.02150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.505175">
                <text:p>10.505175</text:p>
              </table:table-cell>
              <table:table-cell office:value-type="float" office:value="21.009694">
                <text:p>21.00969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0.518585">
                <text:p>10.518585</text:p>
              </table:table-cell>
              <table:table-cell office:value-type="float" office:value="21.036514">
                <text:p>21.03651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0.526349">
                <text:p>10.526349</text:p>
              </table:table-cell>
              <table:table-cell office:value-type="float" office:value="21.051996">
                <text:p>21.05199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.542756">
                <text:p>10.542756</text:p>
              </table:table-cell>
              <table:table-cell office:value-type="float" office:value="21.084856">
                <text:p>21.08485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.562235">
                <text:p>10.562235</text:p>
              </table:table-cell>
              <table:table-cell office:value-type="float" office:value="21.12381">
                <text:p>21.1238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.590051">
                <text:p>10.590051</text:p>
              </table:table-cell>
              <table:table-cell office:value-type="float" office:value="21.179444">
                <text:p>21.17944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0.604405">
                <text:p>10.604405</text:p>
              </table:table-cell>
              <table:table-cell office:value-type="float" office:value="21.208154">
                <text:p>21.20815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0.632826">
                <text:p>10.632826</text:p>
              </table:table-cell>
              <table:table-cell office:value-type="float" office:value="21.264994">
                <text:p>21.26499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.643067">
                <text:p>10.643067</text:p>
              </table:table-cell>
              <table:table-cell office:value-type="float" office:value="21.285474">
                <text:p>21.28547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0.671888">
                <text:p>10.671888</text:p>
              </table:table-cell>
              <table:table-cell office:value-type="float" office:value="21.343116">
                <text:p>21.34311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.732976">
                <text:p>10.732976</text:p>
              </table:table-cell>
              <table:table-cell office:value-type="float" office:value="21.46527">
                <text:p>21.4652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.715758">
                <text:p>10.715758</text:p>
              </table:table-cell>
              <table:table-cell office:value-type="float" office:value="21.430852">
                <text:p>21.43085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.800196">
                <text:p>10.800196</text:p>
              </table:table-cell>
              <table:table-cell office:value-type="float" office:value="21.599728">
                <text:p>21.59972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.820783">
                <text:p>10.820783</text:p>
              </table:table-cell>
              <table:table-cell office:value-type="float" office:value="21.640898">
                <text:p>21.64089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0.827216">
                <text:p>10.827216</text:p>
              </table:table-cell>
              <table:table-cell office:value-type="float" office:value="21.65376">
                <text:p>21.6537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0.8098">
                <text:p>10.8098</text:p>
              </table:table-cell>
              <table:table-cell office:value-type="float" office:value="21.618932">
                <text:p>21.61893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.886098">
                <text:p>10.886098</text:p>
              </table:table-cell>
              <table:table-cell office:value-type="float" office:value="21.77153">
                <text:p>21.7715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.894713">
                <text:p>10.894713</text:p>
              </table:table-cell>
              <table:table-cell office:value-type="float" office:value="21.788698">
                <text:p>21.78869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0.923447">
                <text:p>10.923447</text:p>
              </table:table-cell>
              <table:table-cell office:value-type="float" office:value="21.846222">
                <text:p>21.84622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0.956973">
                <text:p>10.956973</text:p>
              </table:table-cell>
              <table:table-cell office:value-type="float" office:value="21.912882">
                <text:p>21.91288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.958301">
                <text:p>10.958301</text:p>
              </table:table-cell>
              <table:table-cell office:value-type="float" office:value="21.915932">
                <text:p>21.91593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.94091">
                <text:p>10.94091</text:p>
              </table:table-cell>
              <table:table-cell office:value-type="float" office:value="21.881058">
                <text:p>21.88105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.961236">
                <text:p>10.961236</text:p>
              </table:table-cell>
              <table:table-cell office:value-type="float" office:value="21.921802">
                <text:p>21.92180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.981779">
                <text:p>10.981779</text:p>
              </table:table-cell>
              <table:table-cell office:value-type="float" office:value="21.962888">
                <text:p>21.96288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1.005062">
                <text:p>11.005062</text:p>
              </table:table-cell>
              <table:table-cell office:value-type="float" office:value="22.009454">
                <text:p>22.00945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.029372">
                <text:p>11.029372</text:p>
              </table:table-cell>
              <table:table-cell office:value-type="float" office:value="22.058074">
                <text:p>22.05807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1.046076">
                <text:p>11.046076</text:p>
              </table:table-cell>
              <table:table-cell office:value-type="float" office:value="22.091444">
                <text:p>22.09144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1.086563">
                <text:p>11.086563</text:p>
              </table:table-cell>
              <table:table-cell office:value-type="float" office:value="22.172452">
                <text:p>22.17245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1.269962">
                <text:p>11.269962</text:p>
              </table:table-cell>
              <table:table-cell office:value-type="float" office:value="22.53925">
                <text:p>22.5392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1.127159">
                <text:p>11.127159</text:p>
              </table:table-cell>
              <table:table-cell office:value-type="float" office:value="22.253644">
                <text:p>22.25364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1.366448">
                <text:p>11.366448</text:p>
              </table:table-cell>
              <table:table-cell office:value-type="float" office:value="22.73222">
                <text:p>22.7322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1.191803">
                <text:p>11.191803</text:p>
              </table:table-cell>
              <table:table-cell office:value-type="float" office:value="22.382926">
                <text:p>22.38292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1.184487">
                <text:p>11.184487</text:p>
              </table:table-cell>
              <table:table-cell office:value-type="float" office:value="22.368296">
                <text:p>22.36829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1.202073">
                <text:p>11.202073</text:p>
              </table:table-cell>
              <table:table-cell office:value-type="float" office:value="22.403466">
                <text:p>22.40346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1.233207">
                <text:p>11.233207</text:p>
              </table:table-cell>
              <table:table-cell office:value-type="float" office:value="22.465732">
                <text:p>22.46573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.246375">
                <text:p>11.246375</text:p>
              </table:table-cell>
              <table:table-cell office:value-type="float" office:value="22.492046">
                <text:p>22.4920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